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454.14pt" svg:height="255.23pt" svg:x="1145.48pt" svg:y="15.05pt">
            <draw:object draw:notify-on-update-of-ranges="stats.A1:stats.A1 stats.A2:stats.A401 stats.C1:stats.C1 stats.C2:stats.C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3pt" svg:x="1140.8pt" svg:y="297.41pt">
            <draw:object draw:notify-on-update-of-ranges="stats.A1:stats.A1 stats.A2:stats.A401 stats.E1:stats.E1 stats.E2:stats.E401 stats.A1:stats.A1 stats.A2:stats.A401 stats.F1:stats.F1 stats.F2:stats.F401 stats.A1:stats.A1 stats.A2:stats.A401 stats.G1:stats.G1 stats.G2:stats.G4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34pt" svg:height="255.26pt" svg:x="1606.56pt" svg:y="18.06pt">
            <draw:object draw:notify-on-update-of-ranges="stats.A1:stats.A1 stats.A2:stats.A401 stats.L1:stats.L1 stats.L2:stats.L4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7pt" svg:height="255.23pt" svg:x="1608.89pt" svg:y="295.91pt">
            <draw:object draw:notify-on-update-of-ranges="stats.A1:stats.A1 stats.A2:stats.A401 stats.N1:stats.N1 stats.N2:stats.N401 stats.A1:stats.A1 stats.A2:stats.A401 stats.O1:stats.O1 stats.O2:stats.O401 stats.A1:stats.A1 stats.A2:stats.A401 stats.P1:stats.P1 stats.P2:stats.P4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d_err</text:p>
          </table:table-cell>
          <table:table-cell office:value-type="string" calcext:value-type="string">
            <text:p>td_comm</text:p>
          </table:table-cell>
          <table:table-cell office:value-type="string" calcext:value-type="string">
            <text:p>train_r</text:p>
          </table:table-cell>
          <table:table-cell office:value-type="string" calcext:value-type="string">
            <text:p>test_r</text:p>
          </table:table-cell>
          <table:table-cell office:value-type="string" calcext:value-type="string">
            <text:p>test_opt</text:p>
          </table:table-cell>
          <table:table-cell office:value-type="string" calcext:value-type="string">
            <text:p>test_go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mm_per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td_comm_mean</text:p>
          </table:table-cell>
          <table:table-cell/>
          <table:table-cell office:value-type="string" calcext:value-type="string">
            <text:p>test_r_mean</text:p>
          </table:table-cell>
          <table:table-cell office:value-type="string" calcext:value-type="string">
            <text:p>test_opt_mean</text:p>
          </table:table-cell>
          <table:table-cell office:value-type="string" calcext:value-type="string">
            <text:p>test_opt2_me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3195783627452" calcext:value-type="float">
            <text:p>0.001319578362745</text:p>
          </table:table-cell>
          <table:table-cell office:value-type="float" office:value="0.00000053769557923355" calcext:value-type="float">
            <text:p>5.3769557923355E-07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4" calcext:value-type="float">
            <text:p>0.4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3.5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office:value-type="float" office:value="0.51416293382645" calcext:value-type="float">
            <text:p>0.51416293382645</text:p>
          </table:table-cell>
          <table:table-cell/>
          <table:table-cell table:formula="of:=[.C2]" office:value-type="float" office:value="0.00000053769557923355" calcext:value-type="float">
            <text:p>5.3769557923355E-07</text:p>
          </table:table-cell>
          <table:table-cell/>
          <table:table-cell table:formula="of:=[.E2]" office:value-type="float" office:value="0.240625" calcext:value-type="float">
            <text:p>0.240625</text:p>
          </table:table-cell>
          <table:table-cell table:formula="of:=[.F2]" office:value-type="float" office:value="0.4" calcext:value-type="float">
            <text:p>0.4</text:p>
          </table:table-cell>
          <table:table-cell table:formula="of:=[.G2]" office:value-type="float" office:value="0.740625" calcext:value-type="float">
            <text:p>0.740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4927250871551" calcext:value-type="float">
            <text:p>0.001492725087155</text:p>
          </table:table-cell>
          <table:table-cell office:value-type="float" office:value="0.0000014804398750314" calcext:value-type="float">
            <text:p>1.4804398750314E-0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5625" calcext:value-type="float">
            <text:p>0.215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3.746875" calcext:value-type="float">
            <text:p>3.746875</text:p>
          </table:table-cell>
          <table:table-cell office:value-type="float" office:value="1" calcext:value-type="float">
            <text:p>1</text:p>
          </table:table-cell>
          <table:table-cell office:value-type="float" office:value="0.46615859270096" calcext:value-type="float">
            <text:p>0.46615859270096</text:p>
          </table:table-cell>
          <table:table-cell/>
          <table:table-cell table:formula="of:=SUM([.C2:.C3])/2" office:value-type="float" office:value="0.00000100906772713248" calcext:value-type="float">
            <text:p>1.00906772713248E-06</text:p>
          </table:table-cell>
          <table:table-cell/>
          <table:table-cell table:formula="of:=SUM([.E2:.E3])/2" office:value-type="float" office:value="0.228125" calcext:value-type="float">
            <text:p>0.228125</text:p>
          </table:table-cell>
          <table:table-cell table:formula="of:=SUM([.F2:.F3])/2" office:value-type="float" office:value="0.3953125" calcext:value-type="float">
            <text:p>0.3953125</text:p>
          </table:table-cell>
          <table:table-cell table:formula="of:=SUM([.G2:.G3])/2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2988175916689" calcext:value-type="float">
            <text:p>0.001298817591669</text:p>
          </table:table-cell>
          <table:table-cell office:value-type="float" office:value="0.0000010978257069031" calcext:value-type="float">
            <text:p>1.0978257069031E-06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3.8375" calcext:value-type="float">
            <text:p>3.8375</text:p>
          </table:table-cell>
          <table:table-cell office:value-type="float" office:value="1" calcext:value-type="float">
            <text:p>1</text:p>
          </table:table-cell>
          <table:table-cell office:value-type="float" office:value="0.45348342657089" calcext:value-type="float">
            <text:p>0.45348342657089</text:p>
          </table:table-cell>
          <table:table-cell/>
          <table:table-cell table:formula="of:=SUM([.C2:.C4])/3" office:value-type="float" office:value="0.00000103865372038935" calcext:value-type="float">
            <text:p>1.03865372038935E-06</text:p>
          </table:table-cell>
          <table:table-cell/>
          <table:table-cell table:formula="of:=SUM([.E2:.E4])/3" office:value-type="float" office:value="0.195833333333333" calcext:value-type="float">
            <text:p>0.195833333333333</text:p>
          </table:table-cell>
          <table:table-cell table:formula="of:=SUM([.F2:.F4])/3" office:value-type="float" office:value="0.385416666666667" calcext:value-type="float">
            <text:p>0.385416666666667</text:p>
          </table:table-cell>
          <table:table-cell table:formula="of:=SUM([.G2:.G4])/3" office:value-type="float" office:value="0.748958333333333" calcext:value-type="float">
            <text:p>0.748958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2866697252321" calcext:value-type="float">
            <text:p>0.001286669725232</text:p>
          </table:table-cell>
          <table:table-cell office:value-type="float" office:value="0.00000074176909510837" calcext:value-type="float">
            <text:p>7.4176909510837E-07</text:p>
          </table:table-cell>
          <table:table-cell office:value-type="float" office:value="0.2171875" calcext:value-type="float">
            <text:p>0.2171875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3.43125" calcext:value-type="float">
            <text:p>3.43125</text:p>
          </table:table-cell>
          <table:table-cell office:value-type="float" office:value="1" calcext:value-type="float">
            <text:p>1</text:p>
          </table:table-cell>
          <table:table-cell office:value-type="float" office:value="0.45800119638443" calcext:value-type="float">
            <text:p>0.45800119638443</text:p>
          </table:table-cell>
          <table:table-cell/>
          <table:table-cell table:formula="of:=SUM([.C2:.C5])/4" office:value-type="float" office:value="0.000000964432564069105" calcext:value-type="float">
            <text:p>9.64432564069105E-07</text:p>
          </table:table-cell>
          <table:table-cell/>
          <table:table-cell table:formula="of:=SUM([.E2:.E5])/4" office:value-type="float" office:value="0.21640625" calcext:value-type="float">
            <text:p>0.21640625</text:p>
          </table:table-cell>
          <table:table-cell table:formula="of:=SUM([.F2:.F5])/4" office:value-type="float" office:value="0.37890625" calcext:value-type="float">
            <text:p>0.37890625</text:p>
          </table:table-cell>
          <table:table-cell table:formula="of:=SUM([.G2:.G5])/4" office:value-type="float" office:value="0.7484375" calcext:value-type="float">
            <text:p>0.7484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080154672527" calcext:value-type="float">
            <text:p>0.001108015467253</text:p>
          </table:table-cell>
          <table:table-cell office:value-type="float" office:value="0.00000020308670392599" calcext:value-type="float">
            <text:p>2.0308670392599E-07</text:p>
          </table:table-cell>
          <table:table-cell office:value-type="float" office:value="0.228125" calcext:value-type="float">
            <text:p>0.22812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3.36875" calcext:value-type="float">
            <text:p>3.36875</text:p>
          </table:table-cell>
          <table:table-cell office:value-type="float" office:value="1" calcext:value-type="float">
            <text:p>1</text:p>
          </table:table-cell>
          <table:table-cell office:value-type="float" office:value="0.50877404212952" calcext:value-type="float">
            <text:p>0.50877404212952</text:p>
          </table:table-cell>
          <table:table-cell/>
          <table:table-cell table:formula="of:=SUM([.C2:.C6])/5" office:value-type="float" office:value="0.000000812163392040482" calcext:value-type="float">
            <text:p>8.12163392040482E-07</text:p>
          </table:table-cell>
          <table:table-cell/>
          <table:table-cell table:formula="of:=SUM([.E2:.E6])/5" office:value-type="float" office:value="0.234375" calcext:value-type="float">
            <text:p>0.234375</text:p>
          </table:table-cell>
          <table:table-cell table:formula="of:=SUM([.F2:.F6])/5" office:value-type="float" office:value="0.37625" calcext:value-type="float">
            <text:p>0.37625</text:p>
          </table:table-cell>
          <table:table-cell table:formula="of:=SUM([.G2:.G6])/5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74660970334662" calcext:value-type="float">
            <text:p>0.007466097033466</text:p>
          </table:table-cell>
          <table:table-cell office:value-type="float" office:value="0.00000053872104341934" calcext:value-type="float">
            <text:p>5.3872104341934E-0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3.44375" calcext:value-type="float">
            <text:p>3.44375</text:p>
          </table:table-cell>
          <table:table-cell office:value-type="float" office:value="1" calcext:value-type="float">
            <text:p>1</text:p>
          </table:table-cell>
          <table:table-cell office:value-type="float" office:value="0.48109558820724" calcext:value-type="float">
            <text:p>0.48109558820724</text:p>
          </table:table-cell>
          <table:table-cell/>
          <table:table-cell table:formula="of:=SUM([.C2:.C7])/6" office:value-type="float" office:value="0.000000766589667270292" calcext:value-type="float">
            <text:p>7.66589667270292E-07</text:p>
          </table:table-cell>
          <table:table-cell/>
          <table:table-cell table:formula="of:=SUM([.E2:.E7])/6" office:value-type="float" office:value="0.250520833333333" calcext:value-type="float">
            <text:p>0.250520833333333</text:p>
          </table:table-cell>
          <table:table-cell table:formula="of:=SUM([.F2:.F7])/6" office:value-type="float" office:value="0.375520833333333" calcext:value-type="float">
            <text:p>0.375520833333333</text:p>
          </table:table-cell>
          <table:table-cell table:formula="of:=SUM([.G2:.G7])/6" office:value-type="float" office:value="0.752604166666667" calcext:value-type="float">
            <text:p>0.7526041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33174618380144" calcext:value-type="float">
            <text:p>0.003317461838014</text:p>
          </table:table-cell>
          <table:table-cell office:value-type="float" office:value="0.0000021806549938219" calcext:value-type="float">
            <text:p>2.1806549938219E-06</text:p>
          </table:table-cell>
          <table:table-cell office:value-type="float" office:value="0.3265625" calcext:value-type="float">
            <text:p>0.326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75" calcext:value-type="float">
            <text:p>0.775</text:p>
          </table:table-cell>
          <table:table-cell office:value-type="float" office:value="3.271875" calcext:value-type="float">
            <text:p>3.271875</text:p>
          </table:table-cell>
          <table:table-cell office:value-type="float" office:value="1" calcext:value-type="float">
            <text:p>1</text:p>
          </table:table-cell>
          <table:table-cell office:value-type="float" office:value="0.46010113954544" calcext:value-type="float">
            <text:p>0.46010113954544</text:p>
          </table:table-cell>
          <table:table-cell/>
          <table:table-cell table:formula="of:=SUM([.C2:.C8])/7" office:value-type="float" office:value="0.000000968598999634807" calcext:value-type="float">
            <text:p>9.68598999634807E-07</text:p>
          </table:table-cell>
          <table:table-cell/>
          <table:table-cell table:formula="of:=SUM([.E2:.E8])/7" office:value-type="float" office:value="0.266964285714286" calcext:value-type="float">
            <text:p>0.266964285714286</text:p>
          </table:table-cell>
          <table:table-cell table:formula="of:=SUM([.F2:.F8])/7" office:value-type="float" office:value="0.379464285714286" calcext:value-type="float">
            <text:p>0.379464285714286</text:p>
          </table:table-cell>
          <table:table-cell table:formula="of:=SUM([.G2:.G8])/7" office:value-type="float" office:value="0.755803571428571" calcext:value-type="float">
            <text:p>0.7558035714285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734875910799" calcext:value-type="float">
            <text:p>0.004734875910799</text:p>
          </table:table-cell>
          <table:table-cell office:value-type="float" office:value="0.000016679712530276" calcext:value-type="float">
            <text:p>1.6679712530276E-05</text:p>
          </table:table-cell>
          <table:table-cell office:value-type="float" office:value="0.2921875" calcext:value-type="float">
            <text:p>0.2921875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3.503125" calcext:value-type="float">
            <text:p>3.503125</text:p>
          </table:table-cell>
          <table:table-cell office:value-type="float" office:value="1" calcext:value-type="float">
            <text:p>1</text:p>
          </table:table-cell>
          <table:table-cell office:value-type="float" office:value="0.47423305511475" calcext:value-type="float">
            <text:p>0.47423305511475</text:p>
          </table:table-cell>
          <table:table-cell/>
          <table:table-cell table:formula="of:=SUM([.C2:.C9])/8" office:value-type="float" office:value="0.00000293248819096496" calcext:value-type="float">
            <text:p>2.93248819096496E-06</text:p>
          </table:table-cell>
          <table:table-cell/>
          <table:table-cell table:formula="of:=SUM([.E2:.E9])/8" office:value-type="float" office:value="0.266015625" calcext:value-type="float">
            <text:p>0.266015625</text:p>
          </table:table-cell>
          <table:table-cell table:formula="of:=SUM([.F2:.F9])/8" office:value-type="float" office:value="0.383984375" calcext:value-type="float">
            <text:p>0.383984375</text:p>
          </table:table-cell>
          <table:table-cell table:formula="of:=SUM([.G2:.G9])/8" office:value-type="float" office:value="0.762109375" calcext:value-type="float">
            <text:p>0.7621093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27332015801221" calcext:value-type="float">
            <text:p>0.002733201580122</text:p>
          </table:table-cell>
          <table:table-cell office:value-type="float" office:value="0.000053793075585418" calcext:value-type="float">
            <text:p>5.3793075585418E-0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3.35625" calcext:value-type="float">
            <text:p>3.35625</text:p>
          </table:table-cell>
          <table:table-cell office:value-type="float" office:value="1" calcext:value-type="float">
            <text:p>1</text:p>
          </table:table-cell>
          <table:table-cell office:value-type="float" office:value="0.46896066665649" calcext:value-type="float">
            <text:p>0.46896066665649</text:p>
          </table:table-cell>
          <table:table-cell/>
          <table:table-cell table:formula="of:=SUM([.C2:.C10])/9" office:value-type="float" office:value="0.00000858366456812641" calcext:value-type="float">
            <text:p>8.58366456812641E-06</text:p>
          </table:table-cell>
          <table:table-cell/>
          <table:table-cell table:formula="of:=SUM([.E2:.E10])/9" office:value-type="float" office:value="0.271875" calcext:value-type="float">
            <text:p>0.271875</text:p>
          </table:table-cell>
          <table:table-cell table:formula="of:=SUM([.F2:.F10])/9" office:value-type="float" office:value="0.384027777777778" calcext:value-type="float">
            <text:p>0.384027777777778</text:p>
          </table:table-cell>
          <table:table-cell table:formula="of:=SUM([.G2:.G10])/9" office:value-type="float" office:value="0.760069444444444" calcext:value-type="float">
            <text:p>0.7600694444444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1426587580645" calcext:value-type="float">
            <text:p>0.004142658758065</text:p>
          </table:table-cell>
          <table:table-cell office:value-type="float" office:value="0.00026366883721494" calcext:value-type="float">
            <text:p>0.00026366883721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3.4625" calcext:value-type="float">
            <text:p>3.4625</text:p>
          </table:table-cell>
          <table:table-cell office:value-type="float" office:value="1" calcext:value-type="float">
            <text:p>1</text:p>
          </table:table-cell>
          <table:table-cell office:value-type="float" office:value="0.47867197990417" calcext:value-type="float">
            <text:p>0.47867197990417</text:p>
          </table:table-cell>
          <table:table-cell/>
          <table:table-cell table:formula="of:=SUM([.C2:.C11])/10" office:value-type="float" office:value="0.0000340921818328078" calcext:value-type="float">
            <text:p>3.40921818328078E-05</text:p>
          </table:table-cell>
          <table:table-cell/>
          <table:table-cell table:formula="of:=SUM([.E2:.E11])/10" office:value-type="float" office:value="0.2825" calcext:value-type="float">
            <text:p>0.2825</text:p>
          </table:table-cell>
          <table:table-cell table:formula="of:=SUM([.F2:.F11])/10" office:value-type="float" office:value="0.3809375" calcext:value-type="float">
            <text:p>0.3809375</text:p>
          </table:table-cell>
          <table:table-cell table:formula="of:=SUM([.G2:.G11])/10" office:value-type="float" office:value="0.7603125" calcext:value-type="float">
            <text:p>0.76031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59330043615773" calcext:value-type="float">
            <text:p>0.005933004361577</text:p>
          </table:table-cell>
          <table:table-cell office:value-type="float" office:value="0.00024325069935003" calcext:value-type="float">
            <text:p>0.0002432506993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3.715625" calcext:value-type="float">
            <text:p>3.715625</text:p>
          </table:table-cell>
          <table:table-cell office:value-type="float" office:value="1" calcext:value-type="float">
            <text:p>1</text:p>
          </table:table-cell>
          <table:table-cell office:value-type="float" office:value="0.48379502296448" calcext:value-type="float">
            <text:p>0.48379502296448</text:p>
          </table:table-cell>
          <table:table-cell/>
          <table:table-cell table:formula="of:=SUM([.C3:.C12])/10" office:value-type="float" office:value="0.0000583634822098874" calcext:value-type="float">
            <text:p>5.83634822098874E-05</text:p>
          </table:table-cell>
          <table:table-cell/>
          <table:table-cell table:formula="of:=SUM([.E3:.E12])/10" office:value-type="float" office:value="0.30375" calcext:value-type="float">
            <text:p>0.30375</text:p>
          </table:table-cell>
          <table:table-cell table:formula="of:=SUM([.F3:.F12])/10" office:value-type="float" office:value="0.37875" calcext:value-type="float">
            <text:p>0.37875</text:p>
          </table:table-cell>
          <table:table-cell table:formula="of:=SUM([.G3:.G12])/10" office:value-type="float" office:value="0.7646875" calcext:value-type="float">
            <text:p>0.7646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37650704500265" calcext:value-type="float">
            <text:p>0.003765070450027</text:p>
          </table:table-cell>
          <table:table-cell office:value-type="float" office:value="0.00018782937313517" calcext:value-type="float">
            <text:p>0.000187829373135</text:p>
          </table:table-cell>
          <table:table-cell office:value-type="float" office:value="0.4734375" calcext:value-type="float">
            <text:p>0.473437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3.6125" calcext:value-type="float">
            <text:p>3.6125</text:p>
          </table:table-cell>
          <table:table-cell office:value-type="float" office:value="1" calcext:value-type="float">
            <text:p>1</text:p>
          </table:table-cell>
          <table:table-cell office:value-type="float" office:value="0.51044840812683" calcext:value-type="float">
            <text:p>0.51044840812683</text:p>
          </table:table-cell>
          <table:table-cell/>
          <table:table-cell table:formula="of:=SUM([.C4:.C13])/10" office:value-type="float" office:value="0.0000769983755359013" calcext:value-type="float">
            <text:p>7.69983755359013E-05</text:p>
          </table:table-cell>
          <table:table-cell/>
          <table:table-cell table:formula="of:=SUM([.E4:.E13])/10" office:value-type="float" office:value="0.334375" calcext:value-type="float">
            <text:p>0.334375</text:p>
          </table:table-cell>
          <table:table-cell table:formula="of:=SUM([.F4:.F13])/10" office:value-type="float" office:value="0.3784375" calcext:value-type="float">
            <text:p>0.3784375</text:p>
          </table:table-cell>
          <table:table-cell table:formula="of:=SUM([.G4:.G13])/10" office:value-type="float" office:value="0.7621875" calcext:value-type="float">
            <text:p>0.76218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44685883680359" calcext:value-type="float">
            <text:p>0.004468588368036</text:p>
          </table:table-cell>
          <table:table-cell office:value-type="float" office:value="0.00014631245876444" calcext:value-type="float">
            <text:p>0.000146312458764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3.825" calcext:value-type="float">
            <text:p>3.825</text:p>
          </table:table-cell>
          <table:table-cell office:value-type="float" office:value="1" calcext:value-type="float">
            <text:p>1</text:p>
          </table:table-cell>
          <table:table-cell office:value-type="float" office:value="0.49587891101837" calcext:value-type="float">
            <text:p>0.49587891101837</text:p>
          </table:table-cell>
          <table:table-cell/>
          <table:table-cell table:formula="of:=SUM([.C5:.C14])/10" office:value-type="float" office:value="0.000091519838841655" calcext:value-type="float">
            <text:p>9.1519838841655E-05</text:p>
          </table:table-cell>
          <table:table-cell/>
          <table:table-cell table:formula="of:=SUM([.E5:.E14])/10" office:value-type="float" office:value="0.3728125" calcext:value-type="float">
            <text:p>0.3728125</text:p>
          </table:table-cell>
          <table:table-cell table:formula="of:=SUM([.F5:.F14])/10" office:value-type="float" office:value="0.380625" calcext:value-type="float">
            <text:p>0.380625</text:p>
          </table:table-cell>
          <table:table-cell table:formula="of:=SUM([.G5:.G14])/10" office:value-type="float" office:value="0.7646875" calcext:value-type="float">
            <text:p>0.76468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45315502211452" calcext:value-type="float">
            <text:p>0.004531550221145</text:p>
          </table:table-cell>
          <table:table-cell office:value-type="float" office:value="0.00013272324858917" calcext:value-type="float">
            <text:p>0.000132723248589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5" calcext:value-type="float">
            <text:p>0.75</text:p>
          </table:table-cell>
          <table:table-cell office:value-type="float" office:value="3.93125" calcext:value-type="float">
            <text:p>3.93125</text:p>
          </table:table-cell>
          <table:table-cell office:value-type="float" office:value="1" calcext:value-type="float">
            <text:p>1</text:p>
          </table:table-cell>
          <table:table-cell office:value-type="float" office:value="0.53613024950027" calcext:value-type="float">
            <text:p>0.53613024950027</text:p>
          </table:table-cell>
          <table:table-cell/>
          <table:table-cell table:formula="of:=SUM([.C6:.C15])/10" office:value-type="float" office:value="0.000104717986791061" calcext:value-type="float">
            <text:p>0.000104717986791</text:p>
          </table:table-cell>
          <table:table-cell/>
          <table:table-cell table:formula="of:=SUM([.E6:.E15])/10" office:value-type="float" office:value="0.3903125" calcext:value-type="float">
            <text:p>0.3903125</text:p>
          </table:table-cell>
          <table:table-cell table:formula="of:=SUM([.F6:.F15])/10" office:value-type="float" office:value="0.384375" calcext:value-type="float">
            <text:p>0.384375</text:p>
          </table:table-cell>
          <table:table-cell table:formula="of:=SUM([.G6:.G15])/10"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9161176420748" calcext:value-type="float">
            <text:p>0.003916117642075</text:p>
          </table:table-cell>
          <table:table-cell office:value-type="float" office:value="0.00018513529648772" calcext:value-type="float">
            <text:p>0.000185135296488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3.915625" calcext:value-type="float">
            <text:p>3.915625</text:p>
          </table:table-cell>
          <table:table-cell office:value-type="float" office:value="1" calcext:value-type="float">
            <text:p>1</text:p>
          </table:table-cell>
          <table:table-cell office:value-type="float" office:value="0.46712068319321" calcext:value-type="float">
            <text:p>0.46712068319321</text:p>
          </table:table-cell>
          <table:table-cell/>
          <table:table-cell table:formula="of:=SUM([.C7:.C16])/10" office:value-type="float" office:value="0.000123211207769441" calcext:value-type="float">
            <text:p>0.000123211207769</text:p>
          </table:table-cell>
          <table:table-cell/>
          <table:table-cell table:formula="of:=SUM([.E7:.E16])/10" office:value-type="float" office:value="0.4028125" calcext:value-type="float">
            <text:p>0.4028125</text:p>
          </table:table-cell>
          <table:table-cell table:formula="of:=SUM([.F7:.F16])/10" office:value-type="float" office:value="0.3859375" calcext:value-type="float">
            <text:p>0.3859375</text:p>
          </table:table-cell>
          <table:table-cell table:formula="of:=SUM([.G7:.G16])/10" office:value-type="float" office:value="0.7640625" calcext:value-type="float">
            <text:p>0.76406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42995906202123" calcext:value-type="float">
            <text:p>0.004299590620212</text:p>
          </table:table-cell>
          <table:table-cell office:value-type="float" office:value="0.00041277445016021" calcext:value-type="float">
            <text:p>0.00041277445016</text:p>
          </table:table-cell>
          <table:table-cell office:value-type="float" office:value="0.3734375" calcext:value-type="float">
            <text:p>0.373437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3.9125" calcext:value-type="float">
            <text:p>3.9125</text:p>
          </table:table-cell>
          <table:table-cell office:value-type="float" office:value="1" calcext:value-type="float">
            <text:p>1</text:p>
          </table:table-cell>
          <table:table-cell office:value-type="float" office:value="0.52060813903809" calcext:value-type="float">
            <text:p>0.52060813903809</text:p>
          </table:table-cell>
          <table:table-cell/>
          <table:table-cell table:formula="of:=SUM([.C8:.C17])/10" office:value-type="float" office:value="0.00016443478068112" calcext:value-type="float">
            <text:p>0.000164434780681</text:p>
          </table:table-cell>
          <table:table-cell/>
          <table:table-cell table:formula="of:=SUM([.E8:.E17])/10" office:value-type="float" office:value="0.413125" calcext:value-type="float">
            <text:p>0.413125</text:p>
          </table:table-cell>
          <table:table-cell table:formula="of:=SUM([.F8:.F17])/10" office:value-type="float" office:value="0.386875" calcext:value-type="float">
            <text:p>0.386875</text:p>
          </table:table-cell>
          <table:table-cell table:formula="of:=SUM([.G8:.G17])/10" office:value-type="float" office:value="0.76375" calcext:value-type="float">
            <text:p>0.763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39720193133689" calcext:value-type="float">
            <text:p>0.003972019313369</text:p>
          </table:table-cell>
          <table:table-cell office:value-type="float" office:value="0.00048273573429469" calcext:value-type="float">
            <text:p>0.000482735734295</text:p>
          </table:table-cell>
          <table:table-cell office:value-type="float" office:value="0.3796875" calcext:value-type="float">
            <text:p>0.3796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35" calcext:value-type="float">
            <text:p>0.3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51964666843414" calcext:value-type="float">
            <text:p>0.51964666843414</text:p>
          </table:table-cell>
          <table:table-cell/>
          <table:table-cell table:formula="of:=SUM([.C9:.C18])/10" office:value-type="float" office:value="0.000212490288611206" calcext:value-type="float">
            <text:p>0.000212490288611</text:p>
          </table:table-cell>
          <table:table-cell/>
          <table:table-cell table:formula="of:=SUM([.E9:.E18])/10" office:value-type="float" office:value="0.415" calcext:value-type="float">
            <text:p>0.415</text:p>
          </table:table-cell>
          <table:table-cell table:formula="of:=SUM([.F9:.F18])/10" office:value-type="float" office:value="0.3815625" calcext:value-type="float">
            <text:p>0.3815625</text:p>
          </table:table-cell>
          <table:table-cell table:formula="of:=SUM([.G9:.G18])/10" office:value-type="float" office:value="0.761875" calcext:value-type="float">
            <text:p>0.7618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47422622796148" calcext:value-type="float">
            <text:p>0.004742262279615</text:p>
          </table:table-cell>
          <table:table-cell office:value-type="float" office:value="0.00045707454846706" calcext:value-type="float">
            <text:p>0.000457074548467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3.865625" calcext:value-type="float">
            <text:p>3.865625</text:p>
          </table:table-cell>
          <table:table-cell office:value-type="float" office:value="1" calcext:value-type="float">
            <text:p>1</text:p>
          </table:table-cell>
          <table:table-cell office:value-type="float" office:value="0.46626340150833" calcext:value-type="float">
            <text:p>0.46626340150833</text:p>
          </table:table-cell>
          <table:table-cell/>
          <table:table-cell table:formula="of:=SUM([.C10:.C19])/10" office:value-type="float" office:value="0.000256529772204885" calcext:value-type="float">
            <text:p>0.000256529772205</text:p>
          </table:table-cell>
          <table:table-cell/>
          <table:table-cell table:formula="of:=SUM([.E10:.E19])/10" office:value-type="float" office:value="0.43" calcext:value-type="float">
            <text:p>0.43</text:p>
          </table:table-cell>
          <table:table-cell table:formula="of:=SUM([.F10:.F19])/10" office:value-type="float" office:value="0.375625" calcext:value-type="float">
            <text:p>0.375625</text:p>
          </table:table-cell>
          <table:table-cell table:formula="of:=SUM([.G10:.G19])/10" office:value-type="float" office:value="0.7546875" calcext:value-type="float">
            <text:p>0.75468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48398401471786" calcext:value-type="float">
            <text:p>0.004839840147179</text:p>
          </table:table-cell>
          <table:table-cell office:value-type="float" office:value="0.0004152108078415" calcext:value-type="float">
            <text:p>0.000415210807842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3.875" calcext:value-type="float">
            <text:p>3.875</text:p>
          </table:table-cell>
          <table:table-cell office:value-type="float" office:value="1" calcext:value-type="float">
            <text:p>1</text:p>
          </table:table-cell>
          <table:table-cell office:value-type="float" office:value="0.48757066726685" calcext:value-type="float">
            <text:p>0.48757066726685</text:p>
          </table:table-cell>
          <table:table-cell/>
          <table:table-cell table:formula="of:=SUM([.C11:.C20])/10" office:value-type="float" office:value="0.000292671545430493" calcext:value-type="float">
            <text:p>0.00029267154543</text:p>
          </table:table-cell>
          <table:table-cell/>
          <table:table-cell table:formula="of:=SUM([.E11:.E20])/10" office:value-type="float" office:value="0.44" calcext:value-type="float">
            <text:p>0.44</text:p>
          </table:table-cell>
          <table:table-cell table:formula="of:=SUM([.F11:.F20])/10" office:value-type="float" office:value="0.3775" calcext:value-type="float">
            <text:p>0.3775</text:p>
          </table:table-cell>
          <table:table-cell table:formula="of:=SUM([.G11:.G20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4825648345286" calcext:value-type="float">
            <text:p>0.004825648345286</text:p>
          </table:table-cell>
          <table:table-cell office:value-type="float" office:value="0.00041085168231803" calcext:value-type="float">
            <text:p>0.000410851682318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3.846875" calcext:value-type="float">
            <text:p>3.846875</text:p>
          </table:table-cell>
          <table:table-cell office:value-type="float" office:value="1" calcext:value-type="float">
            <text:p>1</text:p>
          </table:table-cell>
          <table:table-cell office:value-type="float" office:value="0.54472663402557" calcext:value-type="float">
            <text:p>0.54472663402557</text:p>
          </table:table-cell>
          <table:table-cell/>
          <table:table-cell table:formula="of:=SUM([.C12:.C21])/10" office:value-type="float" office:value="0.000307389829940802" calcext:value-type="float">
            <text:p>0.000307389829941</text:p>
          </table:table-cell>
          <table:table-cell/>
          <table:table-cell table:formula="of:=SUM([.E12:.E21])/10" office:value-type="float" office:value="0.44625" calcext:value-type="float">
            <text:p>0.44625</text:p>
          </table:table-cell>
          <table:table-cell table:formula="of:=SUM([.F12:.F21])/10" office:value-type="float" office:value="0.3825" calcext:value-type="float">
            <text:p>0.3825</text:p>
          </table:table-cell>
          <table:table-cell table:formula="of:=SUM([.G12:.G21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48440835671499" calcext:value-type="float">
            <text:p>0.00484408356715</text:p>
          </table:table-cell>
          <table:table-cell office:value-type="float" office:value="0.00052619385241997" calcext:value-type="float">
            <text:p>0.00052619385242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3.840625" calcext:value-type="float">
            <text:p>3.840625</text:p>
          </table:table-cell>
          <table:table-cell office:value-type="float" office:value="1" calcext:value-type="float">
            <text:p>1</text:p>
          </table:table-cell>
          <table:table-cell office:value-type="float" office:value="0.52509095668793" calcext:value-type="float">
            <text:p>0.52509095668793</text:p>
          </table:table-cell>
          <table:table-cell/>
          <table:table-cell table:formula="of:=SUM([.C13:.C22])/10" office:value-type="float" office:value="0.000335684145247796" calcext:value-type="float">
            <text:p>0.000335684145248</text:p>
          </table:table-cell>
          <table:table-cell/>
          <table:table-cell table:formula="of:=SUM([.E13:.E22])/10" office:value-type="float" office:value="0.453125" calcext:value-type="float">
            <text:p>0.453125</text:p>
          </table:table-cell>
          <table:table-cell table:formula="of:=SUM([.F13:.F22])/10" office:value-type="float" office:value="0.3815625" calcext:value-type="float">
            <text:p>0.3815625</text:p>
          </table:table-cell>
          <table:table-cell table:formula="of:=SUM([.G13:.G22])/10" office:value-type="float" office:value="0.750625" calcext:value-type="float">
            <text:p>0.7506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4544540878851" calcext:value-type="float">
            <text:p>0.004544540878851</text:p>
          </table:table-cell>
          <table:table-cell office:value-type="float" office:value="0.00036776480783374" calcext:value-type="float">
            <text:p>0.000367764807834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3.978125" calcext:value-type="float">
            <text:p>3.978125</text:p>
          </table:table-cell>
          <table:table-cell office:value-type="float" office:value="1" calcext:value-type="float">
            <text:p>1</text:p>
          </table:table-cell>
          <table:table-cell office:value-type="float" office:value="0.48132501840591" calcext:value-type="float">
            <text:p>0.48132501840591</text:p>
          </table:table-cell>
          <table:table-cell/>
          <table:table-cell table:formula="of:=SUM([.C14:.C23])/10" office:value-type="float" office:value="0.000353677688717653" calcext:value-type="float">
            <text:p>0.000353677688718</text:p>
          </table:table-cell>
          <table:table-cell/>
          <table:table-cell table:formula="of:=SUM([.E14:.E23])/10" office:value-type="float" office:value="0.4328125" calcext:value-type="float">
            <text:p>0.4328125</text:p>
          </table:table-cell>
          <table:table-cell table:formula="of:=SUM([.F14:.F23])/10" office:value-type="float" office:value="0.3771875" calcext:value-type="float">
            <text:p>0.3771875</text:p>
          </table:table-cell>
          <table:table-cell table:formula="of:=SUM([.G14:.G23])/10" office:value-type="float" office:value="0.750625" calcext:value-type="float">
            <text:p>0.7506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49918980337679" calcext:value-type="float">
            <text:p>0.004991898033768</text:p>
          </table:table-cell>
          <table:table-cell office:value-type="float" office:value="0.00048063400836327" calcext:value-type="float">
            <text:p>0.000480634008363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3.99375" calcext:value-type="float">
            <text:p>3.99375</text:p>
          </table:table-cell>
          <table:table-cell office:value-type="float" office:value="1" calcext:value-type="float">
            <text:p>1</text:p>
          </table:table-cell>
          <table:table-cell office:value-type="float" office:value="0.46695622205734" calcext:value-type="float">
            <text:p>0.46695622205734</text:p>
          </table:table-cell>
          <table:table-cell/>
          <table:table-cell table:formula="of:=SUM([.C15:.C24])/10" office:value-type="float" office:value="0.000387109843677536" calcext:value-type="float">
            <text:p>0.000387109843678</text:p>
          </table:table-cell>
          <table:table-cell/>
          <table:table-cell table:formula="of:=SUM([.E15:.E24])/10" office:value-type="float" office:value="0.42375" calcext:value-type="float">
            <text:p>0.42375</text:p>
          </table:table-cell>
          <table:table-cell table:formula="of:=SUM([.F15:.F24])/10" office:value-type="float" office:value="0.375625" calcext:value-type="float">
            <text:p>0.375625</text:p>
          </table:table-cell>
          <table:table-cell table:formula="of:=SUM([.G15:.G24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44915762846358" calcext:value-type="float">
            <text:p>0.004491576284636</text:p>
          </table:table-cell>
          <table:table-cell office:value-type="float" office:value="0.00040311499469681" calcext:value-type="float">
            <text:p>0.000403114994697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3.915625" calcext:value-type="float">
            <text:p>3.915625</text:p>
          </table:table-cell>
          <table:table-cell office:value-type="float" office:value="1" calcext:value-type="float">
            <text:p>1</text:p>
          </table:table-cell>
          <table:table-cell office:value-type="float" office:value="0.47067725658417" calcext:value-type="float">
            <text:p>0.47067725658417</text:p>
          </table:table-cell>
          <table:table-cell/>
          <table:table-cell table:formula="of:=SUM([.C16:.C25])/10" office:value-type="float" office:value="0.0004141490182883" calcext:value-type="float">
            <text:p>0.000414149018288</text:p>
          </table:table-cell>
          <table:table-cell/>
          <table:table-cell table:formula="of:=SUM([.E16:.E25])/10" office:value-type="float" office:value="0.42625" calcext:value-type="float">
            <text:p>0.42625</text:p>
          </table:table-cell>
          <table:table-cell table:formula="of:=SUM([.F16:.F25])/10" office:value-type="float" office:value="0.3725" calcext:value-type="float">
            <text:p>0.3725</text:p>
          </table:table-cell>
          <table:table-cell table:formula="of:=SUM([.G16:.G25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51502033136785" calcext:value-type="float">
            <text:p>0.005150203313679</text:p>
          </table:table-cell>
          <table:table-cell office:value-type="float" office:value="0.00036282217379267" calcext:value-type="float">
            <text:p>0.000362822173793</text:p>
          </table:table-cell>
          <table:table-cell office:value-type="float" office:value="0.4484375" calcext:value-type="float">
            <text:p>0.448437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4" calcext:value-type="float">
            <text:p>0.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3.890625" calcext:value-type="float">
            <text:p>3.890625</text:p>
          </table:table-cell>
          <table:table-cell office:value-type="float" office:value="1" calcext:value-type="float">
            <text:p>1</text:p>
          </table:table-cell>
          <table:table-cell office:value-type="float" office:value="0.46139043569565" calcext:value-type="float">
            <text:p>0.46139043569565</text:p>
          </table:table-cell>
          <table:table-cell/>
          <table:table-cell table:formula="of:=SUM([.C17:.C26])/10" office:value-type="float" office:value="0.000431917706018795" calcext:value-type="float">
            <text:p>0.000431917706019</text:p>
          </table:table-cell>
          <table:table-cell/>
          <table:table-cell table:formula="of:=SUM([.E17:.E26])/10" office:value-type="float" office:value="0.42625" calcext:value-type="float">
            <text:p>0.42625</text:p>
          </table:table-cell>
          <table:table-cell table:formula="of:=SUM([.F17:.F26])/10" office:value-type="float" office:value="0.374375" calcext:value-type="float">
            <text:p>0.374375</text:p>
          </table:table-cell>
          <table:table-cell table:formula="of:=SUM([.G17:.G26])/10" office:value-type="float" office:value="0.748125" calcext:value-type="float">
            <text:p>0.7481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39056788547896" calcext:value-type="float">
            <text:p>0.00390567885479</text:p>
          </table:table-cell>
          <table:table-cell office:value-type="float" office:value="0.00028848047986685" calcext:value-type="float">
            <text:p>0.000288480479867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3.896875" calcext:value-type="float">
            <text:p>3.896875</text:p>
          </table:table-cell>
          <table:table-cell office:value-type="float" office:value="1" calcext:value-type="float">
            <text:p>1</text:p>
          </table:table-cell>
          <table:table-cell office:value-type="float" office:value="0.31162663698196" calcext:value-type="float">
            <text:p>0.31162663698196</text:p>
          </table:table-cell>
          <table:table-cell/>
          <table:table-cell table:formula="of:=SUM([.C18:.C27])/10" office:value-type="float" office:value="0.000419488308989459" calcext:value-type="float">
            <text:p>0.000419488308989</text:p>
          </table:table-cell>
          <table:table-cell/>
          <table:table-cell table:formula="of:=SUM([.E18:.E27])/10" office:value-type="float" office:value="0.4184375" calcext:value-type="float">
            <text:p>0.4184375</text:p>
          </table:table-cell>
          <table:table-cell table:formula="of:=SUM([.F18:.F27])/10" office:value-type="float" office:value="0.3746875" calcext:value-type="float">
            <text:p>0.3746875</text:p>
          </table:table-cell>
          <table:table-cell table:formula="of:=SUM([.G18:.G27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42009040596895" calcext:value-type="float">
            <text:p>0.00420090405969</text:p>
          </table:table-cell>
          <table:table-cell office:value-type="float" office:value="0.00040597836523375" calcext:value-type="float">
            <text:p>0.000405978365234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3.846875" calcext:value-type="float">
            <text:p>3.846875</text:p>
          </table:table-cell>
          <table:table-cell office:value-type="float" office:value="1" calcext:value-type="float">
            <text:p>1</text:p>
          </table:table-cell>
          <table:table-cell office:value-type="float" office:value="0.30788241624832" calcext:value-type="float">
            <text:p>0.30788241624832</text:p>
          </table:table-cell>
          <table:table-cell/>
          <table:table-cell table:formula="of:=SUM([.C19:.C28])/10" office:value-type="float" office:value="0.000411812572083365" calcext:value-type="float">
            <text:p>0.000411812572083</text:p>
          </table:table-cell>
          <table:table-cell/>
          <table:table-cell table:formula="of:=SUM([.E19:.E28])/10" office:value-type="float" office:value="0.431875" calcext:value-type="float">
            <text:p>0.431875</text:p>
          </table:table-cell>
          <table:table-cell table:formula="of:=SUM([.F19:.F28])/10" office:value-type="float" office:value="0.378125" calcext:value-type="float">
            <text:p>0.378125</text:p>
          </table:table-cell>
          <table:table-cell table:formula="of:=SUM([.G19:.G28])/10" office:value-type="float" office:value="0.74125" calcext:value-type="float">
            <text:p>0.741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46837683592457" calcext:value-type="float">
            <text:p>0.004683768359246</text:p>
          </table:table-cell>
          <table:table-cell office:value-type="float" office:value="0.00043822135053233" calcext:value-type="float">
            <text:p>0.000438221350532</text:p>
          </table:table-cell>
          <table:table-cell office:value-type="float" office:value="0.3890625" calcext:value-type="float">
            <text:p>0.3890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25" calcext:value-type="float">
            <text:p>0.725</text:p>
          </table:table-cell>
          <table:table-cell office:value-type="float" office:value="3.95625" calcext:value-type="float">
            <text:p>3.95625</text:p>
          </table:table-cell>
          <table:table-cell office:value-type="float" office:value="1" calcext:value-type="float">
            <text:p>1</text:p>
          </table:table-cell>
          <table:table-cell office:value-type="float" office:value="0.30907496213913" calcext:value-type="float">
            <text:p>0.30907496213913</text:p>
          </table:table-cell>
          <table:table-cell/>
          <table:table-cell table:formula="of:=SUM([.C20:.C29])/10" office:value-type="float" office:value="0.000409927252289892" calcext:value-type="float">
            <text:p>0.00040992725229</text:p>
          </table:table-cell>
          <table:table-cell/>
          <table:table-cell table:formula="of:=SUM([.E20:.E29])/10" office:value-type="float" office:value="0.4278125" calcext:value-type="float">
            <text:p>0.4278125</text:p>
          </table:table-cell>
          <table:table-cell table:formula="of:=SUM([.F20:.F29])/10" office:value-type="float" office:value="0.37625" calcext:value-type="float">
            <text:p>0.37625</text:p>
          </table:table-cell>
          <table:table-cell table:formula="of:=SUM([.G20:.G29])/10" office:value-type="float" office:value="0.7403125" calcext:value-type="float">
            <text:p>0.74031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39505048829596" calcext:value-type="float">
            <text:p>0.00395050488296</text:p>
          </table:table-cell>
          <table:table-cell office:value-type="float" office:value="0.00046069705304035" calcext:value-type="float">
            <text:p>0.00046069705304</text:p>
          </table:table-cell>
          <table:table-cell office:value-type="float" office:value="0.425" calcext:value-type="float">
            <text:p>0.4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3.903125" calcext:value-type="float">
            <text:p>3.903125</text:p>
          </table:table-cell>
          <table:table-cell office:value-type="float" office:value="1" calcext:value-type="float">
            <text:p>1</text:p>
          </table:table-cell>
          <table:table-cell office:value-type="float" office:value="0.30876002311707" calcext:value-type="float">
            <text:p>0.30876002311707</text:p>
          </table:table-cell>
          <table:table-cell/>
          <table:table-cell table:formula="of:=SUM([.C21:.C30])/10" office:value-type="float" office:value="0.000414475876809777" calcext:value-type="float">
            <text:p>0.00041447587681</text:p>
          </table:table-cell>
          <table:table-cell/>
          <table:table-cell table:formula="of:=SUM([.E21:.E30])/10" office:value-type="float" office:value="0.4140625" calcext:value-type="float">
            <text:p>0.4140625</text:p>
          </table:table-cell>
          <table:table-cell table:formula="of:=SUM([.F21:.F30])/10" office:value-type="float" office:value="0.3728125" calcext:value-type="float">
            <text:p>0.3728125</text:p>
          </table:table-cell>
          <table:table-cell table:formula="of:=SUM([.G21:.G30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46519787807483" calcext:value-type="float">
            <text:p>0.004651978780748</text:p>
          </table:table-cell>
          <table:table-cell office:value-type="float" office:value="0.00053519964931183" calcext:value-type="float">
            <text:p>0.000535199649312</text:p>
          </table:table-cell>
          <table:table-cell office:value-type="float" office:value="0.4484375" calcext:value-type="float">
            <text:p>0.4484375</text:p>
          </table:table-cell>
          <table:table-cell office:value-type="float" office:value="0.4" calcext:value-type="float">
            <text:p>0.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30922018289566" calcext:value-type="float">
            <text:p>0.30922018289566</text:p>
          </table:table-cell>
          <table:table-cell/>
          <table:table-cell table:formula="of:=SUM([.C22:.C31])/10" office:value-type="float" office:value="0.000426910673509157" calcext:value-type="float">
            <text:p>0.000426910673509</text:p>
          </table:table-cell>
          <table:table-cell/>
          <table:table-cell table:formula="of:=SUM([.E22:.E31])/10" office:value-type="float" office:value="0.41" calcext:value-type="float">
            <text:p>0.41</text:p>
          </table:table-cell>
          <table:table-cell table:formula="of:=SUM([.F22:.F31])/10" office:value-type="float" office:value="0.3728125" calcext:value-type="float">
            <text:p>0.3728125</text:p>
          </table:table-cell>
          <table:table-cell table:formula="of:=SUM([.G22:.G31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47128304664511" calcext:value-type="float">
            <text:p>0.004712830466451</text:p>
          </table:table-cell>
          <table:table-cell office:value-type="float" office:value="0.00051755371896434" calcext:value-type="float">
            <text:p>0.000517553718964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3.921875" calcext:value-type="float">
            <text:p>3.921875</text:p>
          </table:table-cell>
          <table:table-cell office:value-type="float" office:value="1" calcext:value-type="float">
            <text:p>1</text:p>
          </table:table-cell>
          <table:table-cell office:value-type="float" office:value="0.31416959762573" calcext:value-type="float">
            <text:p>0.31416959762573</text:p>
          </table:table-cell>
          <table:table-cell/>
          <table:table-cell table:formula="of:=SUM([.C23:.C32])/10" office:value-type="float" office:value="0.000426046660163594" calcext:value-type="float">
            <text:p>0.000426046660164</text:p>
          </table:table-cell>
          <table:table-cell/>
          <table:table-cell table:formula="of:=SUM([.E23:.E32])/10" office:value-type="float" office:value="0.4090625" calcext:value-type="float">
            <text:p>0.4090625</text:p>
          </table:table-cell>
          <table:table-cell table:formula="of:=SUM([.F23:.F32])/10" office:value-type="float" office:value="0.37625" calcext:value-type="float">
            <text:p>0.37625</text:p>
          </table:table-cell>
          <table:table-cell table:formula="of:=SUM([.G23:.G32])/10" office:value-type="float" office:value="0.7503125" calcext:value-type="float">
            <text:p>0.75031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53792124905158" calcext:value-type="float">
            <text:p>0.005379212490516</text:p>
          </table:table-cell>
          <table:table-cell office:value-type="float" office:value="0.00052032414077985" calcext:value-type="float">
            <text:p>0.0005203241407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3.878125" calcext:value-type="float">
            <text:p>3.878125</text:p>
          </table:table-cell>
          <table:table-cell office:value-type="float" office:value="1" calcext:value-type="float">
            <text:p>1</text:p>
          </table:table-cell>
          <table:table-cell office:value-type="float" office:value="0.33897057771683" calcext:value-type="float">
            <text:p>0.33897057771683</text:p>
          </table:table-cell>
          <table:table-cell/>
          <table:table-cell table:formula="of:=SUM([.C24:.C33])/10" office:value-type="float" office:value="0.000441302593458205" calcext:value-type="float">
            <text:p>0.000441302593458</text:p>
          </table:table-cell>
          <table:table-cell/>
          <table:table-cell table:formula="of:=SUM([.E24:.E33])/10" office:value-type="float" office:value="0.41625" calcext:value-type="float">
            <text:p>0.41625</text:p>
          </table:table-cell>
          <table:table-cell table:formula="of:=SUM([.F24:.F33])/10" office:value-type="float" office:value="0.3846875" calcext:value-type="float">
            <text:p>0.3846875</text:p>
          </table:table-cell>
          <table:table-cell table:formula="of:=SUM([.G24:.G33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39843336911872" calcext:value-type="float">
            <text:p>0.003984333691187</text:p>
          </table:table-cell>
          <table:table-cell office:value-type="float" office:value="0.00030298104202302" calcext:value-type="float">
            <text:p>0.00030298104202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3.94375" calcext:value-type="float">
            <text:p>3.94375</text:p>
          </table:table-cell>
          <table:table-cell office:value-type="float" office:value="1" calcext:value-type="float">
            <text:p>1</text:p>
          </table:table-cell>
          <table:table-cell office:value-type="float" office:value="0.36850312948227" calcext:value-type="float">
            <text:p>0.36850312948227</text:p>
          </table:table-cell>
          <table:table-cell/>
          <table:table-cell table:formula="of:=SUM([.C25:.C34])/10" office:value-type="float" office:value="0.00042353729682418" calcext:value-type="float">
            <text:p>0.000423537296824</text:p>
          </table:table-cell>
          <table:table-cell/>
          <table:table-cell table:formula="of:=SUM([.E25:.E34])/10" office:value-type="float" office:value="0.4146875" calcext:value-type="float">
            <text:p>0.4146875</text:p>
          </table:table-cell>
          <table:table-cell table:formula="of:=SUM([.F25:.F34])/10" office:value-type="float" office:value="0.385" calcext:value-type="float">
            <text:p>0.385</text:p>
          </table:table-cell>
          <table:table-cell table:formula="of:=SUM([.G25:.G34])/10" office:value-type="float" office:value="0.7559375" calcext:value-type="float">
            <text:p>0.755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32591325289104" calcext:value-type="float">
            <text:p>0.00325913252891</text:p>
          </table:table-cell>
          <table:table-cell office:value-type="float" office:value="0.00046260590456768" calcext:value-type="float">
            <text:p>0.000462605904568</text:p>
          </table:table-cell>
          <table:table-cell office:value-type="float" office:value="0.4328125" calcext:value-type="float">
            <text:p>0.4328125</text:p>
          </table:table-cell>
          <table:table-cell office:value-type="float" office:value="0.465625" calcext:value-type="float">
            <text:p>0.4656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3.946875" calcext:value-type="float">
            <text:p>3.946875</text:p>
          </table:table-cell>
          <table:table-cell office:value-type="float" office:value="1" calcext:value-type="float">
            <text:p>1</text:p>
          </table:table-cell>
          <table:table-cell office:value-type="float" office:value="0.37631400823593" calcext:value-type="float">
            <text:p>0.37631400823593</text:p>
          </table:table-cell>
          <table:table-cell/>
          <table:table-cell table:formula="of:=SUM([.C26:.C35])/10" office:value-type="float" office:value="0.000429486387811267" calcext:value-type="float">
            <text:p>0.000429486387811</text:p>
          </table:table-cell>
          <table:table-cell/>
          <table:table-cell table:formula="of:=SUM([.E26:.E35])/10" office:value-type="float" office:value="0.4134375" calcext:value-type="float">
            <text:p>0.4134375</text:p>
          </table:table-cell>
          <table:table-cell table:formula="of:=SUM([.F26:.F35])/10" office:value-type="float" office:value="0.3825" calcext:value-type="float">
            <text:p>0.3825</text:p>
          </table:table-cell>
          <table:table-cell table:formula="of:=SUM([.G26:.G35])/10" office:value-type="float" office:value="0.758125" calcext:value-type="float">
            <text:p>0.75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35968464741018" calcext:value-type="float">
            <text:p>0.003596846474102</text:p>
          </table:table-cell>
          <table:table-cell office:value-type="float" office:value="0.00050206240525768" calcext:value-type="float">
            <text:p>0.000502062405258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071875" calcext:value-type="float">
            <text:p>4.071875</text:p>
          </table:table-cell>
          <table:table-cell office:value-type="float" office:value="1" calcext:value-type="float">
            <text:p>1</text:p>
          </table:table-cell>
          <table:table-cell office:value-type="float" office:value="0.32590751647949" calcext:value-type="float">
            <text:p>0.32590751647949</text:p>
          </table:table-cell>
          <table:table-cell/>
          <table:table-cell table:formula="of:=SUM([.C27:.C36])/10" office:value-type="float" office:value="0.000443410410957768" calcext:value-type="float">
            <text:p>0.000443410410958</text:p>
          </table:table-cell>
          <table:table-cell/>
          <table:table-cell table:formula="of:=SUM([.E27:.E36])/10" office:value-type="float" office:value="0.4271875" calcext:value-type="float">
            <text:p>0.4271875</text:p>
          </table:table-cell>
          <table:table-cell table:formula="of:=SUM([.F27:.F36])/10" office:value-type="float" office:value="0.3778125" calcext:value-type="float">
            <text:p>0.3778125</text:p>
          </table:table-cell>
          <table:table-cell table:formula="of:=SUM([.G27:.G36])/10" office:value-type="float" office:value="0.7571875" calcext:value-type="float">
            <text:p>0.757187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38672655180562" calcext:value-type="float">
            <text:p>0.003867265518056</text:p>
          </table:table-cell>
          <table:table-cell office:value-type="float" office:value="0.00050621392742869" calcext:value-type="float">
            <text:p>0.000506213927429</text:p>
          </table:table-cell>
          <table:table-cell office:value-type="float" office:value="0.475" calcext:value-type="float">
            <text:p>0.4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1343202590942" calcext:value-type="float">
            <text:p>0.31343202590942</text:p>
          </table:table-cell>
          <table:table-cell/>
          <table:table-cell table:formula="of:=SUM([.C28:.C37])/10" office:value-type="float" office:value="0.000465183755713952" calcext:value-type="float">
            <text:p>0.000465183755714</text:p>
          </table:table-cell>
          <table:table-cell/>
          <table:table-cell table:formula="of:=SUM([.E28:.E37])/10" office:value-type="float" office:value="0.4440625" calcext:value-type="float">
            <text:p>0.4440625</text:p>
          </table:table-cell>
          <table:table-cell table:formula="of:=SUM([.F28:.F37])/10" office:value-type="float" office:value="0.3740625" calcext:value-type="float">
            <text:p>0.3740625</text:p>
          </table:table-cell>
          <table:table-cell table:formula="of:=SUM([.G28:.G37])/10" office:value-type="float" office:value="0.7559375" calcext:value-type="float">
            <text:p>0.755937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40267196309287" calcext:value-type="float">
            <text:p>0.004026719630929</text:p>
          </table:table-cell>
          <table:table-cell office:value-type="float" office:value="0.00031312939490817" calcext:value-type="float">
            <text:p>0.000313129394908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040625" calcext:value-type="float">
            <text:p>4.040625</text:p>
          </table:table-cell>
          <table:table-cell office:value-type="float" office:value="1" calcext:value-type="float">
            <text:p>1</text:p>
          </table:table-cell>
          <table:table-cell office:value-type="float" office:value="0.31084767580032" calcext:value-type="float">
            <text:p>0.31084767580032</text:p>
          </table:table-cell>
          <table:table-cell/>
          <table:table-cell table:formula="of:=SUM([.C29:.C38])/10" office:value-type="float" office:value="0.000455898858681394" calcext:value-type="float">
            <text:p>0.000455898858681</text:p>
          </table:table-cell>
          <table:table-cell/>
          <table:table-cell table:formula="of:=SUM([.E29:.E38])/10" office:value-type="float" office:value="0.4490625" calcext:value-type="float">
            <text:p>0.4490625</text:p>
          </table:table-cell>
          <table:table-cell table:formula="of:=SUM([.F29:.F38])/10" office:value-type="float" office:value="0.37125" calcext:value-type="float">
            <text:p>0.37125</text:p>
          </table:table-cell>
          <table:table-cell table:formula="of:=SUM([.G29:.G38])/10" office:value-type="float" office:value="0.7615625" calcext:value-type="float">
            <text:p>0.76156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34597886085976" calcext:value-type="float">
            <text:p>0.003459788608598</text:p>
          </table:table-cell>
          <table:table-cell office:value-type="float" office:value="0.00049416435335843" calcext:value-type="float">
            <text:p>0.00049416435335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1220955848694" calcext:value-type="float">
            <text:p>0.31220955848694</text:p>
          </table:table-cell>
          <table:table-cell/>
          <table:table-cell table:formula="of:=SUM([.C30:.C39])/10" office:value-type="float" office:value="0.000461493158964004" calcext:value-type="float">
            <text:p>0.000461493158964</text:p>
          </table:table-cell>
          <table:table-cell/>
          <table:table-cell table:formula="of:=SUM([.E30:.E39])/10" office:value-type="float" office:value="0.4603125" calcext:value-type="float">
            <text:p>0.4603125</text:p>
          </table:table-cell>
          <table:table-cell table:formula="of:=SUM([.F30:.F39])/10" office:value-type="float" office:value="0.3715625" calcext:value-type="float">
            <text:p>0.3715625</text:p>
          </table:table-cell>
          <table:table-cell table:formula="of:=SUM([.G30:.G39])/10"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43430471909232" calcext:value-type="float">
            <text:p>0.004343047190923</text:p>
          </table:table-cell>
          <table:table-cell office:value-type="float" office:value="0.00048624612791173" calcext:value-type="float">
            <text:p>0.000486246127912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5" calcext:value-type="float">
            <text:p>0.5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3.9875" calcext:value-type="float">
            <text:p>3.9875</text:p>
          </table:table-cell>
          <table:table-cell office:value-type="float" office:value="1" calcext:value-type="float">
            <text:p>1</text:p>
          </table:table-cell>
          <table:table-cell office:value-type="float" office:value="0.31318498849869" calcext:value-type="float">
            <text:p>0.31318498849869</text:p>
          </table:table-cell>
          <table:table-cell/>
          <table:table-cell table:formula="of:=SUM([.C31:.C40])/10" office:value-type="float" office:value="0.000464048066451142" calcext:value-type="float">
            <text:p>0.000464048066451</text:p>
          </table:table-cell>
          <table:table-cell/>
          <table:table-cell table:formula="of:=SUM([.E31:.E40])/10" office:value-type="float" office:value="0.4871875" calcext:value-type="float">
            <text:p>0.4871875</text:p>
          </table:table-cell>
          <table:table-cell table:formula="of:=SUM([.F31:.F40])/10" office:value-type="float" office:value="0.37625" calcext:value-type="float">
            <text:p>0.37625</text:p>
          </table:table-cell>
          <table:table-cell table:formula="of:=SUM([.G31:.G40])/10" office:value-type="float" office:value="0.7628125" calcext:value-type="float">
            <text:p>0.76281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48270335770212" calcext:value-type="float">
            <text:p>0.004827033577021</text:p>
          </table:table-cell>
          <table:table-cell office:value-type="float" office:value="0.00037889423283559" calcext:value-type="float">
            <text:p>0.000378894232836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1335800886154" calcext:value-type="float">
            <text:p>0.31335800886154</text:p>
          </table:table-cell>
          <table:table-cell/>
          <table:table-cell table:formula="of:=SUM([.C32:.C41])/10" office:value-type="float" office:value="0.000448417524803518" calcext:value-type="float">
            <text:p>0.000448417524804</text:p>
          </table:table-cell>
          <table:table-cell/>
          <table:table-cell table:formula="of:=SUM([.E32:.E41])/10" office:value-type="float" office:value="0.4965625" calcext:value-type="float">
            <text:p>0.4965625</text:p>
          </table:table-cell>
          <table:table-cell table:formula="of:=SUM([.F32:.F41])/10" office:value-type="float" office:value="0.3728125" calcext:value-type="float">
            <text:p>0.3728125</text:p>
          </table:table-cell>
          <table:table-cell table:formula="of:=SUM([.G32:.G41])/10" office:value-type="float" office:value="0.7553125" calcext:value-type="float">
            <text:p>0.75531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31235901347827" calcext:value-type="float">
            <text:p>0.003123590134783</text:p>
          </table:table-cell>
          <table:table-cell office:value-type="float" office:value="0.00035043996495006" calcext:value-type="float">
            <text:p>0.0003504399649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35" calcext:value-type="float">
            <text:p>0.3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0875" calcext:value-type="float">
            <text:p>4.0875</text:p>
          </table:table-cell>
          <table:table-cell office:value-type="float" office:value="1" calcext:value-type="float">
            <text:p>1</text:p>
          </table:table-cell>
          <table:table-cell office:value-type="float" office:value="0.31235284805298" calcext:value-type="float">
            <text:p>0.31235284805298</text:p>
          </table:table-cell>
          <table:table-cell/>
          <table:table-cell table:formula="of:=SUM([.C33:.C42])/10" office:value-type="float" office:value="0.00043170614940209" calcext:value-type="float">
            <text:p>0.000431706149402</text:p>
          </table:table-cell>
          <table:table-cell/>
          <table:table-cell table:formula="of:=SUM([.E33:.E42])/10" office:value-type="float" office:value="0.495625" calcext:value-type="float">
            <text:p>0.495625</text:p>
          </table:table-cell>
          <table:table-cell table:formula="of:=SUM([.F33:.F42])/10" office:value-type="float" office:value="0.3675" calcext:value-type="float">
            <text:p>0.3675</text:p>
          </table:table-cell>
          <table:table-cell table:formula="of:=SUM([.G33:.G42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28603443759494" calcext:value-type="float">
            <text:p>0.002860344375949</text:p>
          </table:table-cell>
          <table:table-cell office:value-type="float" office:value="0.00030814306228422" calcext:value-type="float">
            <text:p>0.000308143062284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075" calcext:value-type="float">
            <text:p>4.075</text:p>
          </table:table-cell>
          <table:table-cell office:value-type="float" office:value="1" calcext:value-type="float">
            <text:p>1</text:p>
          </table:table-cell>
          <table:table-cell office:value-type="float" office:value="0.31200320720673" calcext:value-type="float">
            <text:p>0.31200320720673</text:p>
          </table:table-cell>
          <table:table-cell/>
          <table:table-cell table:formula="of:=SUM([.C34:.C43])/10" office:value-type="float" office:value="0.000410488041552527" calcext:value-type="float">
            <text:p>0.000410488041553</text:p>
          </table:table-cell>
          <table:table-cell/>
          <table:table-cell table:formula="of:=SUM([.E34:.E43])/10" office:value-type="float" office:value="0.5025" calcext:value-type="float">
            <text:p>0.5025</text:p>
          </table:table-cell>
          <table:table-cell table:formula="of:=SUM([.F34:.F43])/10" office:value-type="float" office:value="0.3584375" calcext:value-type="float">
            <text:p>0.3584375</text:p>
          </table:table-cell>
          <table:table-cell table:formula="of:=SUM([.G34:.G43])/10"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26002557598986" calcext:value-type="float">
            <text:p>0.002600255759899</text:p>
          </table:table-cell>
          <table:table-cell office:value-type="float" office:value="0.00046763980108153" calcext:value-type="float">
            <text:p>0.000467639801082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053125" calcext:value-type="float">
            <text:p>4.053125</text:p>
          </table:table-cell>
          <table:table-cell office:value-type="float" office:value="1" calcext:value-type="float">
            <text:p>1</text:p>
          </table:table-cell>
          <table:table-cell office:value-type="float" office:value="0.31276967525482" calcext:value-type="float">
            <text:p>0.31276967525482</text:p>
          </table:table-cell>
          <table:table-cell/>
          <table:table-cell table:formula="of:=SUM([.C35:.C44])/10" office:value-type="float" office:value="0.000426953917458378" calcext:value-type="float">
            <text:p>0.000426953917458</text:p>
          </table:table-cell>
          <table:table-cell/>
          <table:table-cell table:formula="of:=SUM([.E35:.E44])/10" office:value-type="float" office:value="0.5109375" calcext:value-type="float">
            <text:p>0.5109375</text:p>
          </table:table-cell>
          <table:table-cell table:formula="of:=SUM([.F35:.F44])/10" office:value-type="float" office:value="0.3546875" calcext:value-type="float">
            <text:p>0.3546875</text:p>
          </table:table-cell>
          <table:table-cell table:formula="of:=SUM([.G35:.G44])/10" office:value-type="float" office:value="0.7421875" calcext:value-type="float">
            <text:p>0.742187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26367171376478" calcext:value-type="float">
            <text:p>0.002636717137648</text:p>
          </table:table-cell>
          <table:table-cell office:value-type="float" office:value="0.00048078553413688" calcext:value-type="float">
            <text:p>0.000480785534137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3.953125" calcext:value-type="float">
            <text:p>3.953125</text:p>
          </table:table-cell>
          <table:table-cell office:value-type="float" office:value="1" calcext:value-type="float">
            <text:p>1</text:p>
          </table:table-cell>
          <table:table-cell office:value-type="float" office:value="0.31214739084244" calcext:value-type="float">
            <text:p>0.31214739084244</text:p>
          </table:table-cell>
          <table:table-cell/>
          <table:table-cell table:formula="of:=SUM([.C36:.C45])/10" office:value-type="float" office:value="0.000428771880415298" calcext:value-type="float">
            <text:p>0.000428771880415</text:p>
          </table:table-cell>
          <table:table-cell/>
          <table:table-cell table:formula="of:=SUM([.E36:.E45])/10" office:value-type="float" office:value="0.516875" calcext:value-type="float">
            <text:p>0.516875</text:p>
          </table:table-cell>
          <table:table-cell table:formula="of:=SUM([.F36:.F45])/10" office:value-type="float" office:value="0.3615625" calcext:value-type="float">
            <text:p>0.3615625</text:p>
          </table:table-cell>
          <table:table-cell table:formula="of:=SUM([.G36:.G45])/10" office:value-type="float" office:value="0.74375" calcext:value-type="float">
            <text:p>0.743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31487391563132" calcext:value-type="float">
            <text:p>0.003148739156313</text:p>
          </table:table-cell>
          <table:table-cell office:value-type="float" office:value="0.00063595123483537" calcext:value-type="float">
            <text:p>0.000635951234835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0.55" calcext:value-type="float">
            <text:p>0.5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08125" calcext:value-type="float">
            <text:p>4.08125</text:p>
          </table:table-cell>
          <table:table-cell office:value-type="float" office:value="1" calcext:value-type="float">
            <text:p>1</text:p>
          </table:table-cell>
          <table:table-cell office:value-type="float" office:value="0.32149171829224" calcext:value-type="float">
            <text:p>0.32149171829224</text:p>
          </table:table-cell>
          <table:table-cell/>
          <table:table-cell table:formula="of:=SUM([.C37:.C46])/10" office:value-type="float" office:value="0.000442160763373067" calcext:value-type="float">
            <text:p>0.000442160763373</text:p>
          </table:table-cell>
          <table:table-cell/>
          <table:table-cell table:formula="of:=SUM([.E37:.E46])/10" office:value-type="float" office:value="0.515" calcext:value-type="float">
            <text:p>0.515</text:p>
          </table:table-cell>
          <table:table-cell table:formula="of:=SUM([.F37:.F46])/10" office:value-type="float" office:value="0.3671875" calcext:value-type="float">
            <text:p>0.3671875</text:p>
          </table:table-cell>
          <table:table-cell table:formula="of:=SUM([.G37:.G46])/10"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37785012682434" calcext:value-type="float">
            <text:p>0.003778501268243</text:p>
          </table:table-cell>
          <table:table-cell office:value-type="float" office:value="0.00051983310368087" calcext:value-type="float">
            <text:p>0.000519833103681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084375" calcext:value-type="float">
            <text:p>4.084375</text:p>
          </table:table-cell>
          <table:table-cell office:value-type="float" office:value="1" calcext:value-type="float">
            <text:p>1</text:p>
          </table:table-cell>
          <table:table-cell office:value-type="float" office:value="0.32580937147141" calcext:value-type="float">
            <text:p>0.32580937147141</text:p>
          </table:table-cell>
          <table:table-cell/>
          <table:table-cell table:formula="of:=SUM([.C38:.C47])/10" office:value-type="float" office:value="0.000443522680998285" calcext:value-type="float">
            <text:p>0.000443522680998</text:p>
          </table:table-cell>
          <table:table-cell/>
          <table:table-cell table:formula="of:=SUM([.E38:.E47])/10" office:value-type="float" office:value="0.514375" calcext:value-type="float">
            <text:p>0.514375</text:p>
          </table:table-cell>
          <table:table-cell table:formula="of:=SUM([.F38:.F47])/10" office:value-type="float" office:value="0.365625" calcext:value-type="float">
            <text:p>0.365625</text:p>
          </table:table-cell>
          <table:table-cell table:formula="of:=SUM([.G38:.G47])/10" office:value-type="float" office:value="0.743125" calcext:value-type="float">
            <text:p>0.7431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35365762654692" calcext:value-type="float">
            <text:p>0.003536576265469</text:p>
          </table:table-cell>
          <table:table-cell office:value-type="float" office:value="0.00055845491710897" calcext:value-type="float">
            <text:p>0.000558454917109</text:p>
          </table:table-cell>
          <table:table-cell office:value-type="float" office:value="0.4640625" calcext:value-type="float">
            <text:p>0.46406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1372047662735" calcext:value-type="float">
            <text:p>0.31372047662735</text:p>
          </table:table-cell>
          <table:table-cell/>
          <table:table-cell table:formula="of:=SUM([.C39:.C48])/10" office:value-type="float" office:value="0.000468055233218365" calcext:value-type="float">
            <text:p>0.000468055233218</text:p>
          </table:table-cell>
          <table:table-cell/>
          <table:table-cell table:formula="of:=SUM([.E39:.E48])/10" office:value-type="float" office:value="0.505" calcext:value-type="float">
            <text:p>0.505</text:p>
          </table:table-cell>
          <table:table-cell table:formula="of:=SUM([.F39:.F48])/10" office:value-type="float" office:value="0.366875" calcext:value-type="float">
            <text:p>0.366875</text:p>
          </table:table-cell>
          <table:table-cell table:formula="of:=SUM([.G39:.G48])/10" office:value-type="float" office:value="0.7428125" calcext:value-type="float">
            <text:p>0.74281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43172807083465" calcext:value-type="float">
            <text:p>0.004317280708347</text:p>
          </table:table-cell>
          <table:table-cell office:value-type="float" office:value="0.00038434091354702" calcext:value-type="float">
            <text:p>0.000384340913547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3134672164917" calcext:value-type="float">
            <text:p>0.3134672164917</text:p>
          </table:table-cell>
          <table:table-cell/>
          <table:table-cell table:formula="of:=SUM([.C40:.C49])/10" office:value-type="float" office:value="0.000457072889237224" calcext:value-type="float">
            <text:p>0.000457072889237</text:p>
          </table:table-cell>
          <table:table-cell/>
          <table:table-cell table:formula="of:=SUM([.E40:.E49])/10" office:value-type="float" office:value="0.5084375" calcext:value-type="float">
            <text:p>0.5084375</text:p>
          </table:table-cell>
          <table:table-cell table:formula="of:=SUM([.F40:.F49])/10" office:value-type="float" office:value="0.36875" calcext:value-type="float">
            <text:p>0.36875</text:p>
          </table:table-cell>
          <table:table-cell table:formula="of:=SUM([.G40:.G49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46332003985299" calcext:value-type="float">
            <text:p>0.00463320039853</text:p>
          </table:table-cell>
          <table:table-cell office:value-type="float" office:value="0.00033886225335209" calcext:value-type="float">
            <text:p>0.000338862253352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3454871177673" calcext:value-type="float">
            <text:p>0.33454871177673</text:p>
          </table:table-cell>
          <table:table-cell/>
          <table:table-cell table:formula="of:=SUM([.C41:.C50])/10" office:value-type="float" office:value="0.00044233450178126" calcext:value-type="float">
            <text:p>0.000442334501781</text:p>
          </table:table-cell>
          <table:table-cell/>
          <table:table-cell table:formula="of:=SUM([.E41:.E50])/10" office:value-type="float" office:value="0.5015625" calcext:value-type="float">
            <text:p>0.5015625</text:p>
          </table:table-cell>
          <table:table-cell table:formula="of:=SUM([.F41:.F50])/10" office:value-type="float" office:value="0.3609375" calcext:value-type="float">
            <text:p>0.3609375</text:p>
          </table:table-cell>
          <table:table-cell table:formula="of:=SUM([.G41:.G50])/10" office:value-type="float" office:value="0.7359375" calcext:value-type="float">
            <text:p>0.7359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1845860367175" calcext:value-type="float">
            <text:p>0.004184586036718</text:p>
          </table:table-cell>
          <table:table-cell office:value-type="float" office:value="0.00066637125983107" calcext:value-type="float">
            <text:p>0.000666371259831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1456862688065" calcext:value-type="float">
            <text:p>0.31456862688065</text:p>
          </table:table-cell>
          <table:table-cell/>
          <table:table-cell table:formula="of:=SUM([.C42:.C51])/10" office:value-type="float" office:value="0.000471082204480808" calcext:value-type="float">
            <text:p>0.000471082204481</text:p>
          </table:table-cell>
          <table:table-cell/>
          <table:table-cell table:formula="of:=SUM([.E42:.E51])/10" office:value-type="float" office:value="0.5109375" calcext:value-type="float">
            <text:p>0.5109375</text:p>
          </table:table-cell>
          <table:table-cell table:formula="of:=SUM([.F42:.F51])/10" office:value-type="float" office:value="0.36" calcext:value-type="float">
            <text:p>0.36</text:p>
          </table:table-cell>
          <table:table-cell table:formula="of:=SUM([.G42:.G51])/10" office:value-type="float" office:value="0.73875" calcext:value-type="float">
            <text:p>0.738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33266271697357" calcext:value-type="float">
            <text:p>0.003326627169736</text:p>
          </table:table-cell>
          <table:table-cell office:value-type="float" office:value="0.00054852158887115" calcext:value-type="float">
            <text:p>0.000548521588871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1816588640213" calcext:value-type="float">
            <text:p>0.31816588640213</text:p>
          </table:table-cell>
          <table:table-cell/>
          <table:table-cell table:formula="of:=SUM([.C43:.C52])/10" office:value-type="float" office:value="0.000490890366872917" calcext:value-type="float">
            <text:p>0.000490890366873</text:p>
          </table:table-cell>
          <table:table-cell/>
          <table:table-cell table:formula="of:=SUM([.E43:.E52])/10" office:value-type="float" office:value="0.5165625" calcext:value-type="float">
            <text:p>0.5165625</text:p>
          </table:table-cell>
          <table:table-cell table:formula="of:=SUM([.F43:.F52])/10" office:value-type="float" office:value="0.3640625" calcext:value-type="float">
            <text:p>0.3640625</text:p>
          </table:table-cell>
          <table:table-cell table:formula="of:=SUM([.G43:.G52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32666015264113" calcext:value-type="float">
            <text:p>0.003266601526411</text:p>
          </table:table-cell>
          <table:table-cell office:value-type="float" office:value="0.00040188036125528" calcext:value-type="float">
            <text:p>0.000401880361255</text:p>
          </table:table-cell>
          <table:table-cell office:value-type="float" office:value="0.4671875" calcext:value-type="float">
            <text:p>0.4671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1419504880905" calcext:value-type="float">
            <text:p>0.31419504880905</text:p>
          </table:table-cell>
          <table:table-cell/>
          <table:table-cell table:formula="of:=SUM([.C44:.C53])/10" office:value-type="float" office:value="0.000500264096770023" calcext:value-type="float">
            <text:p>0.00050026409677</text:p>
          </table:table-cell>
          <table:table-cell/>
          <table:table-cell table:formula="of:=SUM([.E44:.E53])/10" office:value-type="float" office:value="0.5309375" calcext:value-type="float">
            <text:p>0.5309375</text:p>
          </table:table-cell>
          <table:table-cell table:formula="of:=SUM([.F44:.F53])/10" office:value-type="float" office:value="0.3678125" calcext:value-type="float">
            <text:p>0.3678125</text:p>
          </table:table-cell>
          <table:table-cell table:formula="of:=SUM([.G44:.G53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34889895294327" calcext:value-type="float">
            <text:p>0.003488989529433</text:p>
          </table:table-cell>
          <table:table-cell office:value-type="float" office:value="0.00036683854157218" calcext:value-type="float">
            <text:p>0.000366838541572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" calcext:value-type="float">
            <text:p>0.4</text:p>
          </table:table-cell>
          <table:table-cell office:value-type="float" office:value="0.775" calcext:value-type="float">
            <text:p>0.7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1333292722702" calcext:value-type="float">
            <text:p>0.31333292722702</text:p>
          </table:table-cell>
          <table:table-cell/>
          <table:table-cell table:formula="of:=SUM([.C45:.C54])/10" office:value-type="float" office:value="0.000490183970819088" calcext:value-type="float">
            <text:p>0.000490183970819</text:p>
          </table:table-cell>
          <table:table-cell/>
          <table:table-cell table:formula="of:=SUM([.E45:.E54])/10" office:value-type="float" office:value="0.5475" calcext:value-type="float">
            <text:p>0.5475</text:p>
          </table:table-cell>
          <table:table-cell table:formula="of:=SUM([.F45:.F54])/10" office:value-type="float" office:value="0.3740625" calcext:value-type="float">
            <text:p>0.3740625</text:p>
          </table:table-cell>
          <table:table-cell table:formula="of:=SUM([.G45:.G54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38329350820277" calcext:value-type="float">
            <text:p>0.003832935082028</text:p>
          </table:table-cell>
          <table:table-cell office:value-type="float" office:value="0.00042505499659455" calcext:value-type="float">
            <text:p>0.000425054996595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" calcext:value-type="float">
            <text:p>0.7</text:p>
          </table:table-cell>
          <table:table-cell office:value-type="float" office:value="4.084375" calcext:value-type="float">
            <text:p>4.084375</text:p>
          </table:table-cell>
          <table:table-cell office:value-type="float" office:value="1" calcext:value-type="float">
            <text:p>1</text:p>
          </table:table-cell>
          <table:table-cell office:value-type="float" office:value="0.31287668943405" calcext:value-type="float">
            <text:p>0.31287668943405</text:p>
          </table:table-cell>
          <table:table-cell/>
          <table:table-cell table:formula="of:=SUM([.C46:.C55])/10" office:value-type="float" office:value="0.000484610917064855" calcext:value-type="float">
            <text:p>0.000484610917065</text:p>
          </table:table-cell>
          <table:table-cell/>
          <table:table-cell table:formula="of:=SUM([.E46:.E55])/10" office:value-type="float" office:value="0.555625" calcext:value-type="float">
            <text:p>0.555625</text:p>
          </table:table-cell>
          <table:table-cell table:formula="of:=SUM([.F46:.F55])/10" office:value-type="float" office:value="0.36875" calcext:value-type="float">
            <text:p>0.36875</text:p>
          </table:table-cell>
          <table:table-cell table:formula="of:=SUM([.G46:.G55])/10" office:value-type="float" office:value="0.7409375" calcext:value-type="float">
            <text:p>0.74093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31427527021151" calcext:value-type="float">
            <text:p>0.003142752702115</text:p>
          </table:table-cell>
          <table:table-cell office:value-type="float" office:value="0.00037754122240585" calcext:value-type="float">
            <text:p>0.000377541222406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75" calcext:value-type="float">
            <text:p>0.77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1438981294632" calcext:value-type="float">
            <text:p>0.31438981294632</text:p>
          </table:table-cell>
          <table:table-cell/>
          <table:table-cell table:formula="of:=SUM([.C47:.C56])/10" office:value-type="float" office:value="0.000458769915821903" calcext:value-type="float">
            <text:p>0.000458769915822</text:p>
          </table:table-cell>
          <table:table-cell/>
          <table:table-cell table:formula="of:=SUM([.E47:.E56])/10" office:value-type="float" office:value="0.5534375" calcext:value-type="float">
            <text:p>0.5534375</text:p>
          </table:table-cell>
          <table:table-cell table:formula="of:=SUM([.F47:.F56])/10" office:value-type="float" office:value="0.36625" calcext:value-type="float">
            <text:p>0.36625</text:p>
          </table:table-cell>
          <table:table-cell table:formula="of:=SUM([.G47:.G56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24738766573137" calcext:value-type="float">
            <text:p>0.002473876657314</text:p>
          </table:table-cell>
          <table:table-cell office:value-type="float" office:value="0.00036288767664701" calcext:value-type="float">
            <text:p>0.000362887676647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90625" calcext:value-type="float">
            <text:p>0.790625</text:p>
          </table:table-cell>
          <table:table-cell office:value-type="float" office:value="4.0625" calcext:value-type="float">
            <text:p>4.0625</text:p>
          </table:table-cell>
          <table:table-cell office:value-type="float" office:value="1" calcext:value-type="float">
            <text:p>1</text:p>
          </table:table-cell>
          <table:table-cell office:value-type="float" office:value="0.31218317747116" calcext:value-type="float">
            <text:p>0.31218317747116</text:p>
          </table:table-cell>
          <table:table-cell/>
          <table:table-cell table:formula="of:=SUM([.C48:.C57])/10" office:value-type="float" office:value="0.000443075373118517" calcext:value-type="float">
            <text:p>0.000443075373119</text:p>
          </table:table-cell>
          <table:table-cell/>
          <table:table-cell table:formula="of:=SUM([.E48:.E57])/10" office:value-type="float" office:value="0.556875" calcext:value-type="float">
            <text:p>0.556875</text:p>
          </table:table-cell>
          <table:table-cell table:formula="of:=SUM([.F48:.F57])/10" office:value-type="float" office:value="0.3759375" calcext:value-type="float">
            <text:p>0.3759375</text:p>
          </table:table-cell>
          <table:table-cell table:formula="of:=SUM([.G48:.G57])/10" office:value-type="float" office:value="0.7471875" calcext:value-type="float">
            <text:p>0.74718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26152109960094" calcext:value-type="float">
            <text:p>0.002615210996009</text:p>
          </table:table-cell>
          <table:table-cell office:value-type="float" office:value="0.00040131961468433" calcext:value-type="float">
            <text:p>0.000401319614684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2009437084198" calcext:value-type="float">
            <text:p>0.32009437084198</text:p>
          </table:table-cell>
          <table:table-cell/>
          <table:table-cell table:formula="of:=SUM([.C49:.C58])/10" office:value-type="float" office:value="0.000427361842876053" calcext:value-type="float">
            <text:p>0.000427361842876</text:p>
          </table:table-cell>
          <table:table-cell/>
          <table:table-cell table:formula="of:=SUM([.E49:.E58])/10" office:value-type="float" office:value="0.58125" calcext:value-type="float">
            <text:p>0.58125</text:p>
          </table:table-cell>
          <table:table-cell table:formula="of:=SUM([.F49:.F58])/10" office:value-type="float" office:value="0.37375" calcext:value-type="float">
            <text:p>0.37375</text:p>
          </table:table-cell>
          <table:table-cell table:formula="of:=SUM([.G49:.G58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22686081530992" calcext:value-type="float">
            <text:p>0.002268608153099</text:p>
          </table:table-cell>
          <table:table-cell office:value-type="float" office:value="0.00029123737674581" calcext:value-type="float">
            <text:p>0.000291237376746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1630585193634" calcext:value-type="float">
            <text:p>0.31630585193634</text:p>
          </table:table-cell>
          <table:table-cell/>
          <table:table-cell table:formula="of:=SUM([.C50:.C59])/10" office:value-type="float" office:value="0.000418051489195932" calcext:value-type="float">
            <text:p>0.000418051489196</text:p>
          </table:table-cell>
          <table:table-cell/>
          <table:table-cell table:formula="of:=SUM([.E50:.E59])/10" office:value-type="float" office:value="0.596875" calcext:value-type="float">
            <text:p>0.596875</text:p>
          </table:table-cell>
          <table:table-cell table:formula="of:=SUM([.F50:.F59])/10" office:value-type="float" office:value="0.379375" calcext:value-type="float">
            <text:p>0.379375</text:p>
          </table:table-cell>
          <table:table-cell table:formula="of:=SUM([.G50:.G59])/10" office:value-type="float" office:value="0.7484375" calcext:value-type="float">
            <text:p>0.748437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25065652851481" calcext:value-type="float">
            <text:p>0.002506565285148</text:p>
          </table:table-cell>
          <table:table-cell office:value-type="float" office:value="0.00034301169724813" calcext:value-type="float">
            <text:p>0.000343011697248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145560503006" calcext:value-type="float">
            <text:p>0.3145560503006</text:p>
          </table:table-cell>
          <table:table-cell/>
          <table:table-cell table:formula="of:=SUM([.C51:.C60])/10" office:value-type="float" office:value="0.000418466433585536" calcext:value-type="float">
            <text:p>0.000418466433586</text:p>
          </table:table-cell>
          <table:table-cell/>
          <table:table-cell table:formula="of:=SUM([.E51:.E60])/10" office:value-type="float" office:value="0.6190625" calcext:value-type="float">
            <text:p>0.6190625</text:p>
          </table:table-cell>
          <table:table-cell table:formula="of:=SUM([.F51:.F60])/10" office:value-type="float" office:value="0.3853125" calcext:value-type="float">
            <text:p>0.3853125</text:p>
          </table:table-cell>
          <table:table-cell table:formula="of:=SUM([.G51:.G60])/10" office:value-type="float" office:value="0.75375" calcext:value-type="float">
            <text:p>0.753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26340437820181" calcext:value-type="float">
            <text:p>0.002634043782018</text:p>
          </table:table-cell>
          <table:table-cell office:value-type="float" office:value="0.00041687509610711" calcext:value-type="float">
            <text:p>0.000416875096107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482757329941" calcext:value-type="float">
            <text:p>0.31482757329941</text:p>
          </table:table-cell>
          <table:table-cell/>
          <table:table-cell table:formula="of:=SUM([.C52:.C61])/10" office:value-type="float" office:value="0.00039351681721314" calcext:value-type="float">
            <text:p>0.000393516817213</text:p>
          </table:table-cell>
          <table:table-cell/>
          <table:table-cell table:formula="of:=SUM([.E52:.E61])/10" office:value-type="float" office:value="0.6296875" calcext:value-type="float">
            <text:p>0.6296875</text:p>
          </table:table-cell>
          <table:table-cell table:formula="of:=SUM([.F52:.F61])/10" office:value-type="float" office:value="0.3859375" calcext:value-type="float">
            <text:p>0.3859375</text:p>
          </table:table-cell>
          <table:table-cell table:formula="of:=SUM([.G52:.G61])/10" office:value-type="float" office:value="0.753125" calcext:value-type="float">
            <text:p>0.75312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36123950907495" calcext:value-type="float">
            <text:p>0.00361239509075</text:p>
          </table:table-cell>
          <table:table-cell office:value-type="float" office:value="0.00020986390023445" calcext:value-type="float">
            <text:p>0.000209863900234</text:p>
          </table:table-cell>
          <table:table-cell office:value-type="float" office:value="0.5" calcext:value-type="float">
            <text:p>0.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6290807724" calcext:value-type="float">
            <text:p>0.316290807724</text:p>
          </table:table-cell>
          <table:table-cell/>
          <table:table-cell table:formula="of:=SUM([.C53:.C62])/10" office:value-type="float" office:value="0.00035965104834947" calcext:value-type="float">
            <text:p>0.000359651048349</text:p>
          </table:table-cell>
          <table:table-cell/>
          <table:table-cell table:formula="of:=SUM([.E53:.E62])/10" office:value-type="float" office:value="0.6321875" calcext:value-type="float">
            <text:p>0.6321875</text:p>
          </table:table-cell>
          <table:table-cell table:formula="of:=SUM([.F53:.F62])/10" office:value-type="float" office:value="0.385" calcext:value-type="float">
            <text:p>0.385</text:p>
          </table:table-cell>
          <table:table-cell table:formula="of:=SUM([.G53:.G62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40535686770454" calcext:value-type="float">
            <text:p>0.004053568677045</text:p>
          </table:table-cell>
          <table:table-cell office:value-type="float" office:value="0.00030549912274207" calcext:value-type="float">
            <text:p>0.000305499122742</text:p>
          </table:table-cell>
          <table:table-cell office:value-type="float" office:value="0.4828125" calcext:value-type="float">
            <text:p>0.4828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42172039747238" calcext:value-type="float">
            <text:p>0.42172039747238</text:p>
          </table:table-cell>
          <table:table-cell/>
          <table:table-cell table:formula="of:=SUM([.C54:.C63])/10" office:value-type="float" office:value="0.000350012924498149" calcext:value-type="float">
            <text:p>0.000350012924498</text:p>
          </table:table-cell>
          <table:table-cell/>
          <table:table-cell table:formula="of:=SUM([.E54:.E63])/10" office:value-type="float" office:value="0.6334375" calcext:value-type="float">
            <text:p>0.6334375</text:p>
          </table:table-cell>
          <table:table-cell table:formula="of:=SUM([.F54:.F63])/10" office:value-type="float" office:value="0.3853125" calcext:value-type="float">
            <text:p>0.3853125</text:p>
          </table:table-cell>
          <table:table-cell table:formula="of:=SUM([.G54:.G63])/10" office:value-type="float" office:value="0.75375" calcext:value-type="float">
            <text:p>0.7537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38675661548041" calcext:value-type="float">
            <text:p>0.003867566154804</text:p>
          </table:table-cell>
          <table:table-cell office:value-type="float" office:value="0.00027498394476542" calcext:value-type="float">
            <text:p>0.000274983944765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5" calcext:value-type="float">
            <text:p>0.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40607221126556" calcext:value-type="float">
            <text:p>0.40607221126556</text:p>
          </table:table-cell>
          <table:table-cell/>
          <table:table-cell table:formula="of:=SUM([.C55:.C64])/10" office:value-type="float" office:value="0.000340827464817473" calcext:value-type="float">
            <text:p>0.000340827464817</text:p>
          </table:table-cell>
          <table:table-cell/>
          <table:table-cell table:formula="of:=SUM([.E55:.E64])/10" office:value-type="float" office:value="0.6253125" calcext:value-type="float">
            <text:p>0.6253125</text:p>
          </table:table-cell>
          <table:table-cell table:formula="of:=SUM([.F55:.F64])/10" office:value-type="float" office:value="0.3821875" calcext:value-type="float">
            <text:p>0.3821875</text:p>
          </table:table-cell>
          <table:table-cell table:formula="of:=SUM([.G55:.G64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4057651583571" calcext:value-type="float">
            <text:p>0.004057651583571</text:p>
          </table:table-cell>
          <table:table-cell office:value-type="float" office:value="0.00029644680218688" calcext:value-type="float">
            <text:p>0.000296446802187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4" calcext:value-type="float">
            <text:p>0.4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57536939382553" calcext:value-type="float">
            <text:p>0.57536939382553</text:p>
          </table:table-cell>
          <table:table-cell/>
          <table:table-cell table:formula="of:=SUM([.C56:.C65])/10" office:value-type="float" office:value="0.000327966645376706" calcext:value-type="float">
            <text:p>0.000327966645377</text:p>
          </table:table-cell>
          <table:table-cell/>
          <table:table-cell table:formula="of:=SUM([.E56:.E65])/10" office:value-type="float" office:value="0.62875" calcext:value-type="float">
            <text:p>0.62875</text:p>
          </table:table-cell>
          <table:table-cell table:formula="of:=SUM([.F56:.F65])/10" office:value-type="float" office:value="0.3865625" calcext:value-type="float">
            <text:p>0.3865625</text:p>
          </table:table-cell>
          <table:table-cell table:formula="of:=SUM([.G56:.G65])/10" office:value-type="float" office:value="0.7528125" calcext:value-type="float">
            <text:p>0.75281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36286600399762" calcext:value-type="float">
            <text:p>0.003628660039976</text:p>
          </table:table-cell>
          <table:table-cell office:value-type="float" office:value="0.00014899062211882" calcext:value-type="float">
            <text:p>0.000148990622119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7696007490158" calcext:value-type="float">
            <text:p>0.37696007490158</text:p>
          </table:table-cell>
          <table:table-cell/>
          <table:table-cell table:formula="of:=SUM([.C57:.C66])/10" office:value-type="float" office:value="0.000305111585348003" calcext:value-type="float">
            <text:p>0.000305111585348</text:p>
          </table:table-cell>
          <table:table-cell/>
          <table:table-cell table:formula="of:=SUM([.E57:.E66])/10" office:value-type="float" office:value="0.6415625" calcext:value-type="float">
            <text:p>0.6415625</text:p>
          </table:table-cell>
          <table:table-cell table:formula="of:=SUM([.F57:.F66])/10" office:value-type="float" office:value="0.3878125" calcext:value-type="float">
            <text:p>0.3878125</text:p>
          </table:table-cell>
          <table:table-cell table:formula="of:=SUM([.G57:.G66])/10" office:value-type="float" office:value="0.751875" calcext:value-type="float">
            <text:p>0.75187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38874626508914" calcext:value-type="float">
            <text:p>0.003887462650891</text:p>
          </table:table-cell>
          <table:table-cell office:value-type="float" office:value="0.000037904897123653" calcext:value-type="float">
            <text:p>3.7904897123653E-05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5647222995758" calcext:value-type="float">
            <text:p>0.35647222995758</text:p>
          </table:table-cell>
          <table:table-cell/>
          <table:table-cell table:formula="of:=SUM([.C58:.C67])/10" office:value-type="float" office:value="0.000272613307395667" calcext:value-type="float">
            <text:p>0.000272613307396</text:p>
          </table:table-cell>
          <table:table-cell/>
          <table:table-cell table:formula="of:=SUM([.E58:.E67])/10" office:value-type="float" office:value="0.645625" calcext:value-type="float">
            <text:p>0.645625</text:p>
          </table:table-cell>
          <table:table-cell table:formula="of:=SUM([.F58:.F67])/10" office:value-type="float" office:value="0.3828125" calcext:value-type="float">
            <text:p>0.3828125</text:p>
          </table:table-cell>
          <table:table-cell table:formula="of:=SUM([.G58:.G67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41392694110982" calcext:value-type="float">
            <text:p>0.004139269411098</text:p>
          </table:table-cell>
          <table:table-cell office:value-type="float" office:value="0.000090316980612171" calcext:value-type="float">
            <text:p>9.0316980612171E-0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42310178279877" calcext:value-type="float">
            <text:p>0.42310178279877</text:p>
          </table:table-cell>
          <table:table-cell/>
          <table:table-cell table:formula="of:=SUM([.C59:.C68])/10" office:value-type="float" office:value="0.000241513043988451" calcext:value-type="float">
            <text:p>0.000241513043988</text:p>
          </table:table-cell>
          <table:table-cell/>
          <table:table-cell table:formula="of:=SUM([.E59:.E68])/10" office:value-type="float" office:value="0.6303125" calcext:value-type="float">
            <text:p>0.6303125</text:p>
          </table:table-cell>
          <table:table-cell table:formula="of:=SUM([.F59:.F68])/10" office:value-type="float" office:value="0.3878125" calcext:value-type="float">
            <text:p>0.3878125</text:p>
          </table:table-cell>
          <table:table-cell table:formula="of:=SUM([.G59:.G68])/1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37978999724146" calcext:value-type="float">
            <text:p>0.003797899972415</text:p>
          </table:table-cell>
          <table:table-cell office:value-type="float" office:value="0.00022358164020835" calcext:value-type="float">
            <text:p>0.000223581640208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41619012355804" calcext:value-type="float">
            <text:p>0.41619012355804</text:p>
          </table:table-cell>
          <table:table-cell/>
          <table:table-cell table:formula="of:=SUM([.C60:.C69])/10" office:value-type="float" office:value="0.000234747470334705" calcext:value-type="float">
            <text:p>0.000234747470335</text:p>
          </table:table-cell>
          <table:table-cell/>
          <table:table-cell table:formula="of:=SUM([.E60:.E69])/10" office:value-type="float" office:value="0.624375" calcext:value-type="float">
            <text:p>0.624375</text:p>
          </table:table-cell>
          <table:table-cell table:formula="of:=SUM([.F60:.F69])/10" office:value-type="float" office:value="0.3840625" calcext:value-type="float">
            <text:p>0.3840625</text:p>
          </table:table-cell>
          <table:table-cell table:formula="of:=SUM([.G60:.G69])/10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37165438698139" calcext:value-type="float">
            <text:p>0.003716543869814</text:p>
          </table:table-cell>
          <table:table-cell office:value-type="float" office:value="0.0000437735932028" calcext:value-type="float">
            <text:p>4.37735932028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47758749723434" calcext:value-type="float">
            <text:p>0.47758749723434</text:p>
          </table:table-cell>
          <table:table-cell/>
          <table:table-cell table:formula="of:=SUM([.C61:.C70])/10" office:value-type="float" office:value="0.000204823659930172" calcext:value-type="float">
            <text:p>0.00020482365993</text:p>
          </table:table-cell>
          <table:table-cell/>
          <table:table-cell table:formula="of:=SUM([.E61:.E70])/10" office:value-type="float" office:value="0.61875" calcext:value-type="float">
            <text:p>0.61875</text:p>
          </table:table-cell>
          <table:table-cell table:formula="of:=SUM([.F61:.F70])/10" office:value-type="float" office:value="0.3815625" calcext:value-type="float">
            <text:p>0.3815625</text:p>
          </table:table-cell>
          <table:table-cell table:formula="of:=SUM([.G61:.G70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40185873804148" calcext:value-type="float">
            <text:p>0.004018587380415</text:p>
          </table:table-cell>
          <table:table-cell office:value-type="float" office:value="0.000076839897325698" calcext:value-type="float">
            <text:p>7.6839897325698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5845304727554" calcext:value-type="float">
            <text:p>0.35845304727554</text:p>
          </table:table-cell>
          <table:table-cell/>
          <table:table-cell table:formula="of:=SUM([.C62:.C71])/10" office:value-type="float" office:value="0.000170820140052031" calcext:value-type="float">
            <text:p>0.000170820140052</text:p>
          </table:table-cell>
          <table:table-cell/>
          <table:table-cell table:formula="of:=SUM([.E62:.E71])/10" office:value-type="float" office:value="0.61375" calcext:value-type="float">
            <text:p>0.61375</text:p>
          </table:table-cell>
          <table:table-cell table:formula="of:=SUM([.F62:.F71])/10" office:value-type="float" office:value="0.379375" calcext:value-type="float">
            <text:p>0.379375</text:p>
          </table:table-cell>
          <table:table-cell table:formula="of:=SUM([.G62:.G71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32980065618176" calcext:value-type="float">
            <text:p>0.003298006561818</text:p>
          </table:table-cell>
          <table:table-cell office:value-type="float" office:value="0.000091438808367306" calcext:value-type="float">
            <text:p>9.1438808367306E-05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1599762439728" calcext:value-type="float">
            <text:p>0.31599762439728</text:p>
          </table:table-cell>
          <table:table-cell/>
          <table:table-cell table:formula="of:=SUM([.C63:.C72])/10" office:value-type="float" office:value="0.000158977630865317" calcext:value-type="float">
            <text:p>0.000158977630865</text:p>
          </table:table-cell>
          <table:table-cell/>
          <table:table-cell table:formula="of:=SUM([.E63:.E72])/10" office:value-type="float" office:value="0.62375" calcext:value-type="float">
            <text:p>0.62375</text:p>
          </table:table-cell>
          <table:table-cell table:formula="of:=SUM([.F63:.F72])/10" office:value-type="float" office:value="0.3809375" calcext:value-type="float">
            <text:p>0.3809375</text:p>
          </table:table-cell>
          <table:table-cell table:formula="of:=SUM([.G63:.G72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31880599504802" calcext:value-type="float">
            <text:p>0.00318805995048</text:p>
          </table:table-cell>
          <table:table-cell office:value-type="float" office:value="0.000020449157740532" calcext:value-type="float">
            <text:p>2.0449157740532E-05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6918281316757" calcext:value-type="float">
            <text:p>0.36918281316757</text:p>
          </table:table-cell>
          <table:table-cell/>
          <table:table-cell table:formula="of:=SUM([.C64:.C73])/10" office:value-type="float" office:value="0.000130472634365163" calcext:value-type="float">
            <text:p>0.000130472634365</text:p>
          </table:table-cell>
          <table:table-cell/>
          <table:table-cell table:formula="of:=SUM([.E64:.E73])/10" office:value-type="float" office:value="0.6290625" calcext:value-type="float">
            <text:p>0.6290625</text:p>
          </table:table-cell>
          <table:table-cell table:formula="of:=SUM([.F64:.F73])/10" office:value-type="float" office:value="0.3828125" calcext:value-type="float">
            <text:p>0.3828125</text:p>
          </table:table-cell>
          <table:table-cell table:formula="of:=SUM([.G64:.G73])/10" office:value-type="float" office:value="0.7421875" calcext:value-type="float">
            <text:p>0.742187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33039878064301" calcext:value-type="float">
            <text:p>0.00330398780643</text:p>
          </table:table-cell>
          <table:table-cell office:value-type="float" office:value="0.000018937226711613" calcext:value-type="float">
            <text:p>1.8937226711613E-05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4082349538803" calcext:value-type="float">
            <text:p>0.34082349538803</text:p>
          </table:table-cell>
          <table:table-cell/>
          <table:table-cell table:formula="of:=SUM([.C65:.C74])/10" office:value-type="float" office:value="0.000104867962559782" calcext:value-type="float">
            <text:p>0.00010486796256</text:p>
          </table:table-cell>
          <table:table-cell/>
          <table:table-cell table:formula="of:=SUM([.E65:.E74])/10" office:value-type="float" office:value="0.6334375" calcext:value-type="float">
            <text:p>0.6334375</text:p>
          </table:table-cell>
          <table:table-cell table:formula="of:=SUM([.F65:.F74])/10" office:value-type="float" office:value="0.3834375" calcext:value-type="float">
            <text:p>0.3834375</text:p>
          </table:table-cell>
          <table:table-cell table:formula="of:=SUM([.G65:.G74])/10" office:value-type="float" office:value="0.74125" calcext:value-type="float">
            <text:p>0.7412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28086138889194" calcext:value-type="float">
            <text:p>0.002808613888919</text:p>
          </table:table-cell>
          <table:table-cell office:value-type="float" office:value="0.000048662127088406" calcext:value-type="float">
            <text:p>4.8662127088406E-05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7623872756958" calcext:value-type="float">
            <text:p>0.37623872756958</text:p>
          </table:table-cell>
          <table:table-cell/>
          <table:table-cell table:formula="of:=SUM([.C66:.C75])/10" office:value-type="float" office:value="0.0000800894950499349" calcext:value-type="float">
            <text:p>8.00894950499349E-05</text:p>
          </table:table-cell>
          <table:table-cell/>
          <table:table-cell table:formula="of:=SUM([.E66:.E75])/10" office:value-type="float" office:value="0.6296875" calcext:value-type="float">
            <text:p>0.6296875</text:p>
          </table:table-cell>
          <table:table-cell table:formula="of:=SUM([.F66:.F75])/10" office:value-type="float" office:value="0.3771875" calcext:value-type="float">
            <text:p>0.3771875</text:p>
          </table:table-cell>
          <table:table-cell table:formula="of:=SUM([.G66:.G75])/10" office:value-type="float" office:value="0.7390625" calcext:value-type="float">
            <text:p>0.7390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1193810806144" calcext:value-type="float">
            <text:p>0.003119381080614</text:p>
          </table:table-cell>
          <table:table-cell office:value-type="float" office:value="0.0000022440300394555" calcext:value-type="float">
            <text:p>2.2440300394555E-06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45652874708176" calcext:value-type="float">
            <text:p>0.45652874708176</text:p>
          </table:table-cell>
          <table:table-cell/>
          <table:table-cell table:formula="of:=SUM([.C67:.C76])/10" office:value-type="float" office:value="0.0000654148358419985" calcext:value-type="float">
            <text:p>6.54148358419985E-05</text:p>
          </table:table-cell>
          <table:table-cell/>
          <table:table-cell table:formula="of:=SUM([.E67:.E76])/10" office:value-type="float" office:value="0.6228125" calcext:value-type="float">
            <text:p>0.6228125</text:p>
          </table:table-cell>
          <table:table-cell table:formula="of:=SUM([.F67:.F76])/10" office:value-type="float" office:value="0.3796875" calcext:value-type="float">
            <text:p>0.3796875</text:p>
          </table:table-cell>
          <table:table-cell table:formula="of:=SUM([.G67:.G76])/10" office:value-type="float" office:value="0.7421875" calcext:value-type="float">
            <text:p>0.742187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26687902078265" calcext:value-type="float">
            <text:p>0.002668790207827</text:p>
          </table:table-cell>
          <table:table-cell office:value-type="float" office:value="0.000045814688451795" calcext:value-type="float">
            <text:p>4.5814688451795E-05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4850211143494" calcext:value-type="float">
            <text:p>0.34850211143494</text:p>
          </table:table-cell>
          <table:table-cell/>
          <table:table-cell table:formula="of:=SUM([.C68:.C77])/10" office:value-type="float" office:value="0.0000662058149748127" calcext:value-type="float">
            <text:p>6.62058149748127E-05</text:p>
          </table:table-cell>
          <table:table-cell/>
          <table:table-cell table:formula="of:=SUM([.E68:.E77])/10" office:value-type="float" office:value="0.63375" calcext:value-type="float">
            <text:p>0.63375</text:p>
          </table:table-cell>
          <table:table-cell table:formula="of:=SUM([.F68:.F77])/10" office:value-type="float" office:value="0.3784375" calcext:value-type="float">
            <text:p>0.3784375</text:p>
          </table:table-cell>
          <table:table-cell table:formula="of:=SUM([.G68:.G77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27387203183025" calcext:value-type="float">
            <text:p>0.002738720318303</text:p>
          </table:table-cell>
          <table:table-cell office:value-type="float" office:value="0.00015830090464204" calcext:value-type="float">
            <text:p>0.000158300904642</text:p>
          </table:table-cell>
          <table:table-cell office:value-type="float" office:value="0.5609375" calcext:value-type="float">
            <text:p>0.560937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3008604049683" calcext:value-type="float">
            <text:p>0.33008604049683</text:p>
          </table:table-cell>
          <table:table-cell/>
          <table:table-cell table:formula="of:=SUM([.C69:.C78])/10" office:value-type="float" office:value="0.0000730042073777995" calcext:value-type="float">
            <text:p>7.30042073777995E-05</text:p>
          </table:table-cell>
          <table:table-cell/>
          <table:table-cell table:formula="of:=SUM([.E69:.E78])/10" office:value-type="float" office:value="0.6434375" calcext:value-type="float">
            <text:p>0.6434375</text:p>
          </table:table-cell>
          <table:table-cell table:formula="of:=SUM([.F69:.F78])/10" office:value-type="float" office:value="0.3771875" calcext:value-type="float">
            <text:p>0.3771875</text:p>
          </table:table-cell>
          <table:table-cell table:formula="of:=SUM([.G69:.G78])/10" office:value-type="float" office:value="0.741875" calcext:value-type="float">
            <text:p>0.74187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31700075836852" calcext:value-type="float">
            <text:p>0.003170007583685</text:p>
          </table:table-cell>
          <table:table-cell office:value-type="float" office:value="0.000096990661161035" calcext:value-type="float">
            <text:p>9.6990661161035E-05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6621670722961" calcext:value-type="float">
            <text:p>0.36621670722961</text:p>
          </table:table-cell>
          <table:table-cell/>
          <table:table-cell table:formula="of:=SUM([.C70:.C79])/10" office:value-type="float" office:value="0.0000603451094730681" calcext:value-type="float">
            <text:p>6.03451094730681E-05</text:p>
          </table:table-cell>
          <table:table-cell/>
          <table:table-cell table:formula="of:=SUM([.E70:.E79])/10" office:value-type="float" office:value="0.6428125" calcext:value-type="float">
            <text:p>0.6428125</text:p>
          </table:table-cell>
          <table:table-cell table:formula="of:=SUM([.F70:.F79])/10" office:value-type="float" office:value="0.3775" calcext:value-type="float">
            <text:p>0.3775</text:p>
          </table:table-cell>
          <table:table-cell table:formula="of:=SUM([.G70:.G79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29266169236507" calcext:value-type="float">
            <text:p>0.002926616923651</text:p>
          </table:table-cell>
          <table:table-cell office:value-type="float" office:value="0.000019417441558964" calcext:value-type="float">
            <text:p>1.9417441558964E-0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46041294336319" calcext:value-type="float">
            <text:p>0.46041294336319</text:p>
          </table:table-cell>
          <table:table-cell/>
          <table:table-cell table:formula="of:=SUM([.C71:.C80])/10" office:value-type="float" office:value="0.0000579094943086845" calcext:value-type="float">
            <text:p>5.79094943086845E-05</text:p>
          </table:table-cell>
          <table:table-cell/>
          <table:table-cell table:formula="of:=SUM([.E71:.E80])/10" office:value-type="float" office:value="0.6409375" calcext:value-type="float">
            <text:p>0.6409375</text:p>
          </table:table-cell>
          <table:table-cell table:formula="of:=SUM([.F71:.F80])/10" office:value-type="float" office:value="0.37875" calcext:value-type="float">
            <text:p>0.37875</text:p>
          </table:table-cell>
          <table:table-cell table:formula="of:=SUM([.G71:.G80])/10" office:value-type="float" office:value="0.751875" calcext:value-type="float">
            <text:p>0.7518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36800663219765" calcext:value-type="float">
            <text:p>0.003680066321977</text:p>
          </table:table-cell>
          <table:table-cell office:value-type="float" office:value="0.00000021819607215826" calcext:value-type="float">
            <text:p>2.1819607215826E-0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8" calcext:value-type="float">
            <text:p>0.8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6578379869461" calcext:value-type="float">
            <text:p>0.36578379869461</text:p>
          </table:table-cell>
          <table:table-cell/>
          <table:table-cell table:formula="of:=SUM([.C72:.C81])/10" office:value-type="float" office:value="0.0000502473241833305" calcext:value-type="float">
            <text:p>5.02473241833305E-05</text:p>
          </table:table-cell>
          <table:table-cell/>
          <table:table-cell table:formula="of:=SUM([.E72:.E81])/10" office:value-type="float" office:value="0.6303125" calcext:value-type="float">
            <text:p>0.6303125</text:p>
          </table:table-cell>
          <table:table-cell table:formula="of:=SUM([.F72:.F81])/10" office:value-type="float" office:value="0.38375" calcext:value-type="float">
            <text:p>0.38375</text:p>
          </table:table-cell>
          <table:table-cell table:formula="of:=SUM([.G72:.G81])/10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30743093637284" calcext:value-type="float">
            <text:p>0.003074309363728</text:p>
          </table:table-cell>
          <table:table-cell office:value-type="float" office:value="0.00006508458179339" calcext:value-type="float">
            <text:p>6.508458179339E-0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8510797023773" calcext:value-type="float">
            <text:p>0.38510797023773</text:p>
          </table:table-cell>
          <table:table-cell/>
          <table:table-cell table:formula="of:=SUM([.C73:.C82])/10" office:value-type="float" office:value="0.0000476119015259389" calcext:value-type="float">
            <text:p>4.76119015259389E-05</text:p>
          </table:table-cell>
          <table:table-cell/>
          <table:table-cell table:formula="of:=SUM([.E73:.E82])/10" office:value-type="float" office:value="0.635625" calcext:value-type="float">
            <text:p>0.635625</text:p>
          </table:table-cell>
          <table:table-cell table:formula="of:=SUM([.F73:.F82])/10" office:value-type="float" office:value="0.38375" calcext:value-type="float">
            <text:p>0.38375</text:p>
          </table:table-cell>
          <table:table-cell table:formula="of:=SUM([.G73:.G82])/1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37043991265818" calcext:value-type="float">
            <text:p>0.003704399126582</text:p>
          </table:table-cell>
          <table:table-cell office:value-type="float" office:value="0.000065224660497389" calcext:value-type="float">
            <text:p>6.5224660497389E-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47067869901657" calcext:value-type="float">
            <text:p>0.47067869901657</text:p>
          </table:table-cell>
          <table:table-cell/>
          <table:table-cell table:formula="of:=SUM([.C74:.C83])/10" office:value-type="float" office:value="0.0000520894518016246" calcext:value-type="float">
            <text:p>5.20894518016246E-05</text:p>
          </table:table-cell>
          <table:table-cell/>
          <table:table-cell table:formula="of:=SUM([.E74:.E83])/10" office:value-type="float" office:value="0.6321875" calcext:value-type="float">
            <text:p>0.6321875</text:p>
          </table:table-cell>
          <table:table-cell table:formula="of:=SUM([.F74:.F83])/10" office:value-type="float" office:value="0.38125" calcext:value-type="float">
            <text:p>0.38125</text:p>
          </table:table-cell>
          <table:table-cell table:formula="of:=SUM([.G74:.G83])/10" office:value-type="float" office:value="0.76125" calcext:value-type="float">
            <text:p>0.7612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32468773701112" calcext:value-type="float">
            <text:p>0.003246877370111</text:p>
          </table:table-cell>
          <table:table-cell office:value-type="float" office:value="0.000026050216038348" calcext:value-type="float">
            <text:p>2.6050216038348E-0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41360515356064" calcext:value-type="float">
            <text:p>0.41360515356064</text:p>
          </table:table-cell>
          <table:table-cell/>
          <table:table-cell table:formula="of:=SUM([.C75:.C84])/10" office:value-type="float" office:value="0.0000528007507342981" calcext:value-type="float">
            <text:p>5.28007507342981E-05</text:p>
          </table:table-cell>
          <table:table-cell/>
          <table:table-cell table:formula="of:=SUM([.E75:.E84])/10" office:value-type="float" office:value="0.6365625" calcext:value-type="float">
            <text:p>0.6365625</text:p>
          </table:table-cell>
          <table:table-cell table:formula="of:=SUM([.F75:.F84])/10" office:value-type="float" office:value="0.3815625" calcext:value-type="float">
            <text:p>0.3815625</text:p>
          </table:table-cell>
          <table:table-cell table:formula="of:=SUM([.G75:.G84])/10" office:value-type="float" office:value="0.761875" calcext:value-type="float">
            <text:p>0.76187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36871346179396" calcext:value-type="float">
            <text:p>0.00368713461794</text:p>
          </table:table-cell>
          <table:table-cell office:value-type="float" office:value="0.000019523628407427" calcext:value-type="float">
            <text:p>1.9523628407427E-05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7214708328247" calcext:value-type="float">
            <text:p>0.37214708328247</text:p>
          </table:table-cell>
          <table:table-cell/>
          <table:table-cell table:formula="of:=SUM([.C76:.C85])/10" office:value-type="float" office:value="0.0000498869008662002" calcext:value-type="float">
            <text:p>4.98869008662002E-05</text:p>
          </table:table-cell>
          <table:table-cell/>
          <table:table-cell table:formula="of:=SUM([.E76:.E85])/10" office:value-type="float" office:value="0.6428125" calcext:value-type="float">
            <text:p>0.6428125</text:p>
          </table:table-cell>
          <table:table-cell table:formula="of:=SUM([.F76:.F85])/10" office:value-type="float" office:value="0.386875" calcext:value-type="float">
            <text:p>0.386875</text:p>
          </table:table-cell>
          <table:table-cell table:formula="of:=SUM([.G76:.G85])/10" office:value-type="float" office:value="0.7671875" calcext:value-type="float">
            <text:p>0.76718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3512727690395" calcext:value-type="float">
            <text:p>0.003512727690395</text:p>
          </table:table-cell>
          <table:table-cell office:value-type="float" office:value="0.000016054722558011" calcext:value-type="float">
            <text:p>1.6054722558011E-0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52808117866516" calcext:value-type="float">
            <text:p>0.52808117866516</text:p>
          </table:table-cell>
          <table:table-cell/>
          <table:table-cell table:formula="of:=SUM([.C77:.C86])/10" office:value-type="float" office:value="0.0000512679701180557" calcext:value-type="float">
            <text:p>5.12679701180557E-05</text:p>
          </table:table-cell>
          <table:table-cell/>
          <table:table-cell table:formula="of:=SUM([.E77:.E86])/10" office:value-type="float" office:value="0.65" calcext:value-type="float">
            <text:p>0.65</text:p>
          </table:table-cell>
          <table:table-cell table:formula="of:=SUM([.F77:.F86])/10" office:value-type="float" office:value="0.388125" calcext:value-type="float">
            <text:p>0.388125</text:p>
          </table:table-cell>
          <table:table-cell table:formula="of:=SUM([.G77:.G86])/10" office:value-type="float" office:value="0.7628125" calcext:value-type="float">
            <text:p>0.76281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35711651667953" calcext:value-type="float">
            <text:p>0.003571165166795</text:p>
          </table:table-cell>
          <table:table-cell office:value-type="float" office:value="0.000081976968667935" calcext:value-type="float">
            <text:p>8.1976968667935E-0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45233376026154" calcext:value-type="float">
            <text:p>0.45233376026154</text:p>
          </table:table-cell>
          <table:table-cell/>
          <table:table-cell table:formula="of:=SUM([.C78:.C87])/10" office:value-type="float" office:value="0.0000548841981396697" calcext:value-type="float">
            <text:p>5.48841981396697E-05</text:p>
          </table:table-cell>
          <table:table-cell/>
          <table:table-cell table:formula="of:=SUM([.E78:.E87])/10" office:value-type="float" office:value="0.6428125" calcext:value-type="float">
            <text:p>0.6428125</text:p>
          </table:table-cell>
          <table:table-cell table:formula="of:=SUM([.F78:.F87])/10" office:value-type="float" office:value="0.3896875" calcext:value-type="float">
            <text:p>0.3896875</text:p>
          </table:table-cell>
          <table:table-cell table:formula="of:=SUM([.G78:.G87])/10" office:value-type="float" office:value="0.761875" calcext:value-type="float">
            <text:p>0.76187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36932562303264" calcext:value-type="float">
            <text:p>0.003693256230326</text:p>
          </table:table-cell>
          <table:table-cell office:value-type="float" office:value="0.000070288630541453" calcext:value-type="float">
            <text:p>7.0288630541453E-05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5" calcext:value-type="float">
            <text:p>0.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5928061008453" calcext:value-type="float">
            <text:p>0.35928061008453</text:p>
          </table:table-cell>
          <table:table-cell/>
          <table:table-cell table:formula="of:=SUM([.C79:.C88])/10" office:value-type="float" office:value="0.000046082970729611" calcext:value-type="float">
            <text:p>4.6082970729611E-05</text:p>
          </table:table-cell>
          <table:table-cell/>
          <table:table-cell table:formula="of:=SUM([.E79:.E88])/10" office:value-type="float" office:value="0.635625" calcext:value-type="float">
            <text:p>0.635625</text:p>
          </table:table-cell>
          <table:table-cell table:formula="of:=SUM([.F79:.F88])/10" office:value-type="float" office:value="0.3865625" calcext:value-type="float">
            <text:p>0.3865625</text:p>
          </table:table-cell>
          <table:table-cell table:formula="of:=SUM([.G79:.G88])/10" office:value-type="float" office:value="0.75875" calcext:value-type="float">
            <text:p>0.7587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39387010154314" calcext:value-type="float">
            <text:p>0.003938701015431</text:p>
          </table:table-cell>
          <table:table-cell office:value-type="float" office:value="0.000056094871059968" calcext:value-type="float">
            <text:p>5.6094871059968E-0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51679856777191" calcext:value-type="float">
            <text:p>0.51679856777191</text:p>
          </table:table-cell>
          <table:table-cell/>
          <table:table-cell table:formula="of:=SUM([.C80:.C89])/10" office:value-type="float" office:value="0.0000419933917195043" calcext:value-type="float">
            <text:p>4.19933917195043E-05</text:p>
          </table:table-cell>
          <table:table-cell/>
          <table:table-cell table:formula="of:=SUM([.E80:.E89])/10" office:value-type="float" office:value="0.6303125" calcext:value-type="float">
            <text:p>0.6303125</text:p>
          </table:table-cell>
          <table:table-cell table:formula="of:=SUM([.F80:.F89])/10" office:value-type="float" office:value="0.3871875" calcext:value-type="float">
            <text:p>0.3871875</text:p>
          </table:table-cell>
          <table:table-cell table:formula="of:=SUM([.G80:.G89])/10" office:value-type="float" office:value="0.756875" calcext:value-type="float">
            <text:p>0.7568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44981885352172" calcext:value-type="float">
            <text:p>0.004498188535217</text:p>
          </table:table-cell>
          <table:table-cell office:value-type="float" office:value="0.000065168392170416" calcext:value-type="float">
            <text:p>6.5168392170416E-05</text:p>
          </table:table-cell>
          <table:table-cell office:value-type="float" office:value="0.465625" calcext:value-type="float">
            <text:p>0.4656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4311616063118" calcext:value-type="float">
            <text:p>0.4311616063118</text:p>
          </table:table-cell>
          <table:table-cell/>
          <table:table-cell table:formula="of:=SUM([.C81:.C90])/10" office:value-type="float" office:value="0.0000465684867806495" calcext:value-type="float">
            <text:p>4.65684867806495E-05</text:p>
          </table:table-cell>
          <table:table-cell/>
          <table:table-cell table:formula="of:=SUM([.E81:.E90])/10" office:value-type="float" office:value="0.625" calcext:value-type="float">
            <text:p>0.625</text:p>
          </table:table-cell>
          <table:table-cell table:formula="of:=SUM([.F81:.F90])/10" office:value-type="float" office:value="0.3859375" calcext:value-type="float">
            <text:p>0.3859375</text:p>
          </table:table-cell>
          <table:table-cell table:formula="of:=SUM([.G81:.G90])/10" office:value-type="float" office:value="0.7546875" calcext:value-type="float">
            <text:p>0.7546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35946431395132" calcext:value-type="float">
            <text:p>0.003594643139513</text:p>
          </table:table-cell>
          <table:table-cell office:value-type="float" office:value="0.000044932029172601" calcext:value-type="float">
            <text:p>4.4932029172601E-0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42059684991837" calcext:value-type="float">
            <text:p>0.42059684991837</text:p>
          </table:table-cell>
          <table:table-cell/>
          <table:table-cell table:formula="of:=SUM([.C82:.C91])/10" office:value-type="float" office:value="0.0000510398700906938" calcext:value-type="float">
            <text:p>5.10398700906938E-05</text:p>
          </table:table-cell>
          <table:table-cell/>
          <table:table-cell table:formula="of:=SUM([.E82:.E91])/10" office:value-type="float" office:value="0.6371875" calcext:value-type="float">
            <text:p>0.6371875</text:p>
          </table:table-cell>
          <table:table-cell table:formula="of:=SUM([.F82:.F91])/10" office:value-type="float" office:value="0.389375" calcext:value-type="float">
            <text:p>0.389375</text:p>
          </table:table-cell>
          <table:table-cell table:formula="of:=SUM([.G82:.G91])/10" office:value-type="float" office:value="0.7540625" calcext:value-type="float">
            <text:p>0.75406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35295877954923" calcext:value-type="float">
            <text:p>0.003529587795492</text:p>
          </table:table-cell>
          <table:table-cell office:value-type="float" office:value="0.000024852720309776" calcext:value-type="float">
            <text:p>2.4852720309776E-0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4482909440994" calcext:value-type="float">
            <text:p>0.34482909440994</text:p>
          </table:table-cell>
          <table:table-cell/>
          <table:table-cell table:formula="of:=SUM([.C83:.C92])/10" office:value-type="float" office:value="0.0000470166839423324" calcext:value-type="float">
            <text:p>4.70166839423324E-05</text:p>
          </table:table-cell>
          <table:table-cell/>
          <table:table-cell table:formula="of:=SUM([.E83:.E92])/10" office:value-type="float" office:value="0.62375" calcext:value-type="float">
            <text:p>0.62375</text:p>
          </table:table-cell>
          <table:table-cell table:formula="of:=SUM([.F83:.F92])/10" office:value-type="float" office:value="0.385" calcext:value-type="float">
            <text:p>0.385</text:p>
          </table:table-cell>
          <table:table-cell table:formula="of:=SUM([.G83:.G92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32265195215587" calcext:value-type="float">
            <text:p>0.003226519521559</text:p>
          </table:table-cell>
          <table:table-cell office:value-type="float" office:value="0.00007437896054121" calcext:value-type="float">
            <text:p>7.437896054121E-05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5" calcext:value-type="float">
            <text:p>0.3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46819361448288" calcext:value-type="float">
            <text:p>0.46819361448288</text:p>
          </table:table-cell>
          <table:table-cell/>
          <table:table-cell table:formula="of:=SUM([.C84:.C93])/10" office:value-type="float" office:value="0.0000479321139467145" calcext:value-type="float">
            <text:p>4.79321139467145E-05</text:p>
          </table:table-cell>
          <table:table-cell/>
          <table:table-cell table:formula="of:=SUM([.E84:.E93])/10" office:value-type="float" office:value="0.6196875" calcext:value-type="float">
            <text:p>0.6196875</text:p>
          </table:table-cell>
          <table:table-cell table:formula="of:=SUM([.F84:.F93])/10" office:value-type="float" office:value="0.3828125" calcext:value-type="float">
            <text:p>0.3828125</text:p>
          </table:table-cell>
          <table:table-cell table:formula="of:=SUM([.G84:.G93])/10" office:value-type="float" office:value="0.75375" calcext:value-type="float">
            <text:p>0.7537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35219170036726" calcext:value-type="float">
            <text:p>0.003521917003673</text:p>
          </table:table-cell>
          <table:table-cell office:value-type="float" office:value="0.0000506276172309" calcext:value-type="float">
            <text:p>5.06276172309E-0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41341015100479" calcext:value-type="float">
            <text:p>0.41341015100479</text:p>
          </table:table-cell>
          <table:table-cell/>
          <table:table-cell table:formula="of:=SUM([.C85:.C94])/10" office:value-type="float" office:value="0.0000503898540659697" calcext:value-type="float">
            <text:p>5.03898540659697E-05</text:p>
          </table:table-cell>
          <table:table-cell/>
          <table:table-cell table:formula="of:=SUM([.E85:.E94])/10" office:value-type="float" office:value="0.609375" calcext:value-type="float">
            <text:p>0.609375</text:p>
          </table:table-cell>
          <table:table-cell table:formula="of:=SUM([.F85:.F94])/10" office:value-type="float" office:value="0.379375" calcext:value-type="float">
            <text:p>0.379375</text:p>
          </table:table-cell>
          <table:table-cell table:formula="of:=SUM([.G85:.G94])/10" office:value-type="float" office:value="0.755625" calcext:value-type="float">
            <text:p>0.7556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30762369220611" calcext:value-type="float">
            <text:p>0.003076236922061</text:p>
          </table:table-cell>
          <table:table-cell office:value-type="float" office:value="0.000079567098128176" calcext:value-type="float">
            <text:p>7.9567098128176E-05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50070167779922" calcext:value-type="float">
            <text:p>0.50070167779922</text:p>
          </table:table-cell>
          <table:table-cell/>
          <table:table-cell table:formula="of:=SUM([.C86:.C95])/10" office:value-type="float" office:value="0.0000563942010380446" calcext:value-type="float">
            <text:p>5.63942010380446E-05</text:p>
          </table:table-cell>
          <table:table-cell/>
          <table:table-cell table:formula="of:=SUM([.E86:.E95])/10" office:value-type="float" office:value="0.6034375" calcext:value-type="float">
            <text:p>0.6034375</text:p>
          </table:table-cell>
          <table:table-cell table:formula="of:=SUM([.F86:.F95])/10" office:value-type="float" office:value="0.3775" calcext:value-type="float">
            <text:p>0.3775</text:p>
          </table:table-cell>
          <table:table-cell table:formula="of:=SUM([.G86:.G95])/10" office:value-type="float" office:value="0.75875" calcext:value-type="float">
            <text:p>0.758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34371300193015" calcext:value-type="float">
            <text:p>0.003437130019302</text:p>
          </table:table-cell>
          <table:table-cell office:value-type="float" office:value="0.00009393350876139" calcext:value-type="float">
            <text:p>9.393350876139E-05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39254703521729" calcext:value-type="float">
            <text:p>0.39254703521729</text:p>
          </table:table-cell>
          <table:table-cell/>
          <table:table-cell table:formula="of:=SUM([.C87:.C96])/10" office:value-type="float" office:value="0.0000641820796583825" calcext:value-type="float">
            <text:p>6.41820796583825E-05</text:p>
          </table:table-cell>
          <table:table-cell/>
          <table:table-cell table:formula="of:=SUM([.E87:.E96])/10" office:value-type="float" office:value="0.593125" calcext:value-type="float">
            <text:p>0.593125</text:p>
          </table:table-cell>
          <table:table-cell table:formula="of:=SUM([.F87:.F96])/10" office:value-type="float" office:value="0.3659375" calcext:value-type="float">
            <text:p>0.3659375</text:p>
          </table:table-cell>
          <table:table-cell table:formula="of:=SUM([.G87:.G96])/10" office:value-type="float" office:value="0.758125" calcext:value-type="float">
            <text:p>0.75812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32583152002189" calcext:value-type="float">
            <text:p>0.003258315200219</text:p>
          </table:table-cell>
          <table:table-cell office:value-type="float" office:value="0.0000024203860294919" calcext:value-type="float">
            <text:p>2.4203860294919E-06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36714495420456" calcext:value-type="float">
            <text:p>0.36714495420456</text:p>
          </table:table-cell>
          <table:table-cell/>
          <table:table-cell table:formula="of:=SUM([.C88:.C97])/10" office:value-type="float" office:value="0.0000562264213945382" calcext:value-type="float">
            <text:p>5.62264213945382E-05</text:p>
          </table:table-cell>
          <table:table-cell/>
          <table:table-cell table:formula="of:=SUM([.E88:.E97])/10" office:value-type="float" office:value="0.5859375" calcext:value-type="float">
            <text:p>0.5859375</text:p>
          </table:table-cell>
          <table:table-cell table:formula="of:=SUM([.F88:.F97])/10" office:value-type="float" office:value="0.3625" calcext:value-type="float">
            <text:p>0.3625</text:p>
          </table:table-cell>
          <table:table-cell table:formula="of:=SUM([.G88:.G97])/10" office:value-type="float" office:value="0.7615625" calcext:value-type="float">
            <text:p>0.761562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28688450576738" calcext:value-type="float">
            <text:p>0.002868845057674</text:p>
          </table:table-cell>
          <table:table-cell office:value-type="float" office:value="0.000030262095002079" calcext:value-type="float">
            <text:p>3.0262095002079E-0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4728741645813" calcext:value-type="float">
            <text:p>0.4728741645813</text:p>
          </table:table-cell>
          <table:table-cell/>
          <table:table-cell table:formula="of:=SUM([.C89:.C98])/10" office:value-type="float" office:value="0.0000522237678406008" calcext:value-type="float">
            <text:p>5.22237678406008E-05</text:p>
          </table:table-cell>
          <table:table-cell/>
          <table:table-cell table:formula="of:=SUM([.E89:.E98])/10" office:value-type="float" office:value="0.5940625" calcext:value-type="float">
            <text:p>0.5940625</text:p>
          </table:table-cell>
          <table:table-cell table:formula="of:=SUM([.F89:.F98])/10" office:value-type="float" office:value="0.365" calcext:value-type="float">
            <text:p>0.365</text:p>
          </table:table-cell>
          <table:table-cell table:formula="of:=SUM([.G89:.G98])/10" office:value-type="float" office:value="0.76125" calcext:value-type="float">
            <text:p>0.7612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29503038618714" calcext:value-type="float">
            <text:p>0.002950303861871</text:p>
          </table:table-cell>
          <table:table-cell office:value-type="float" office:value="0.000034397608059036" calcext:value-type="float">
            <text:p>3.4397608059036E-0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6413910388947" calcext:value-type="float">
            <text:p>0.36413910388947</text:p>
          </table:table-cell>
          <table:table-cell/>
          <table:table-cell table:formula="of:=SUM([.C90:.C99])/10" office:value-type="float" office:value="0.0000500540415405076" calcext:value-type="float">
            <text:p>5.00540415405076E-05</text:p>
          </table:table-cell>
          <table:table-cell/>
          <table:table-cell table:formula="of:=SUM([.E90:.E99])/10" office:value-type="float" office:value="0.5990625" calcext:value-type="float">
            <text:p>0.5990625</text:p>
          </table:table-cell>
          <table:table-cell table:formula="of:=SUM([.F90:.F99])/10" office:value-type="float" office:value="0.365" calcext:value-type="float">
            <text:p>0.365</text:p>
          </table:table-cell>
          <table:table-cell table:formula="of:=SUM([.G90:.G99])/10" office:value-type="float" office:value="0.760625" calcext:value-type="float">
            <text:p>0.7606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29149859212339" calcext:value-type="float">
            <text:p>0.002914985921234</text:p>
          </table:table-cell>
          <table:table-cell office:value-type="float" office:value="0.00012901311230833" calcext:value-type="float">
            <text:p>0.000129013112308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5" calcext:value-type="float">
            <text:p>0.3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25625" calcext:value-type="float">
            <text:p>4.25625</text:p>
          </table:table-cell>
          <table:table-cell office:value-type="float" office:value="1" calcext:value-type="float">
            <text:p>1</text:p>
          </table:table-cell>
          <table:table-cell office:value-type="float" office:value="0.49717018604279" calcext:value-type="float">
            <text:p>0.49717018604279</text:p>
          </table:table-cell>
          <table:table-cell/>
          <table:table-cell table:formula="of:=SUM([.C91:.C100])/10" office:value-type="float" office:value="0.000056438513554299" calcext:value-type="float">
            <text:p>5.6438513554299E-05</text:p>
          </table:table-cell>
          <table:table-cell/>
          <table:table-cell table:formula="of:=SUM([.E91:.E100])/10" office:value-type="float" office:value="0.6009375" calcext:value-type="float">
            <text:p>0.6009375</text:p>
          </table:table-cell>
          <table:table-cell table:formula="of:=SUM([.F91:.F100])/10" office:value-type="float" office:value="0.3628125" calcext:value-type="float">
            <text:p>0.3628125</text:p>
          </table:table-cell>
          <table:table-cell table:formula="of:=SUM([.G91:.G100])/10" office:value-type="float" office:value="0.7640625" calcext:value-type="float">
            <text:p>0.7640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8705775155686" calcext:value-type="float">
            <text:p>0.002870577515569</text:p>
          </table:table-cell>
          <table:table-cell office:value-type="float" office:value="0.000036364141523788" calcext:value-type="float">
            <text:p>3.6364141523788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7826298475266" calcext:value-type="float">
            <text:p>0.37826298475266</text:p>
          </table:table-cell>
          <table:table-cell/>
          <table:table-cell table:formula="of:=SUM([.C92:.C101])/10" office:value-type="float" office:value="0.0000555817247894177" calcext:value-type="float">
            <text:p>5.55817247894177E-05</text:p>
          </table:table-cell>
          <table:table-cell/>
          <table:table-cell table:formula="of:=SUM([.E92:.E101])/10" office:value-type="float" office:value="0.593125" calcext:value-type="float">
            <text:p>0.593125</text:p>
          </table:table-cell>
          <table:table-cell table:formula="of:=SUM([.F92:.F101])/10" office:value-type="float" office:value="0.35375" calcext:value-type="float">
            <text:p>0.35375</text:p>
          </table:table-cell>
          <table:table-cell table:formula="of:=SUM([.G92:.G101])/10" office:value-type="float" office:value="0.7578125" calcext:value-type="float">
            <text:p>0.75781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32643172628013" calcext:value-type="float">
            <text:p>0.003264317262801</text:p>
          </table:table-cell>
          <table:table-cell office:value-type="float" office:value="0.0000085842995148854" calcext:value-type="float">
            <text:p>8.5842995148854E-06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47087498903275" calcext:value-type="float">
            <text:p>0.47087498903275</text:p>
          </table:table-cell>
          <table:table-cell/>
          <table:table-cell table:formula="of:=SUM([.C93:.C102])/10" office:value-type="float" office:value="0.0000539548827099286" calcext:value-type="float">
            <text:p>5.39548827099286E-05</text:p>
          </table:table-cell>
          <table:table-cell/>
          <table:table-cell table:formula="of:=SUM([.E93:.E102])/10" office:value-type="float" office:value="0.5915625" calcext:value-type="float">
            <text:p>0.5915625</text:p>
          </table:table-cell>
          <table:table-cell table:formula="of:=SUM([.F93:.F102])/10" office:value-type="float" office:value="0.3521875" calcext:value-type="float">
            <text:p>0.3521875</text:p>
          </table:table-cell>
          <table:table-cell table:formula="of:=SUM([.G93:.G102])/10" office:value-type="float" office:value="0.7571875" calcext:value-type="float">
            <text:p>0.757187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35460985178361" calcext:value-type="float">
            <text:p>0.003546098517836</text:p>
          </table:table-cell>
          <table:table-cell office:value-type="float" office:value="0.000052241446725021" calcext:value-type="float">
            <text:p>5.2241446725021E-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259375" calcext:value-type="float">
            <text:p>4.259375</text:p>
          </table:table-cell>
          <table:table-cell office:value-type="float" office:value="1" calcext:value-type="float">
            <text:p>1</text:p>
          </table:table-cell>
          <table:table-cell office:value-type="float" office:value="0.33557249307632" calcext:value-type="float">
            <text:p>0.33557249307632</text:p>
          </table:table-cell>
          <table:table-cell/>
          <table:table-cell table:formula="of:=SUM([.C94:.C103])/10" office:value-type="float" office:value="0.0000517411313283097" calcext:value-type="float">
            <text:p>5.17411313283097E-05</text:p>
          </table:table-cell>
          <table:table-cell/>
          <table:table-cell table:formula="of:=SUM([.E94:.E103])/10" office:value-type="float" office:value="0.5865625" calcext:value-type="float">
            <text:p>0.5865625</text:p>
          </table:table-cell>
          <table:table-cell table:formula="of:=SUM([.F94:.F103])/10" office:value-type="float" office:value="0.3546875" calcext:value-type="float">
            <text:p>0.3546875</text:p>
          </table:table-cell>
          <table:table-cell table:formula="of:=SUM([.G94:.G103])/10" office:value-type="float" office:value="0.758125" calcext:value-type="float">
            <text:p>0.75812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32294957549311" calcext:value-type="float">
            <text:p>0.003229495754931</text:p>
          </table:table-cell>
          <table:table-cell office:value-type="float" office:value="0.0000018438893700269" calcext:value-type="float">
            <text:p>1.8438893700269E-06</text:p>
          </table:table-cell>
          <table:table-cell office:value-type="float" office:value="0.5765625" calcext:value-type="float">
            <text:p>0.576562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7325949668884" calcext:value-type="float">
            <text:p>0.37325949668884</text:p>
          </table:table-cell>
          <table:table-cell/>
          <table:table-cell table:formula="of:=SUM([.C95:.C104])/10" office:value-type="float" office:value="0.0000468627585422224" calcext:value-type="float">
            <text:p>4.68627585422224E-05</text:p>
          </table:table-cell>
          <table:table-cell/>
          <table:table-cell table:formula="of:=SUM([.E95:.E104])/10" office:value-type="float" office:value="0.596875" calcext:value-type="float">
            <text:p>0.596875</text:p>
          </table:table-cell>
          <table:table-cell table:formula="of:=SUM([.F95:.F104])/10" office:value-type="float" office:value="0.3559375" calcext:value-type="float">
            <text:p>0.3559375</text:p>
          </table:table-cell>
          <table:table-cell table:formula="of:=SUM([.G95:.G104])/10" office:value-type="float" office:value="0.7534375" calcext:value-type="float">
            <text:p>0.753437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03289200332074" calcext:value-type="float">
            <text:p>0.003289200332074</text:p>
          </table:table-cell>
          <table:table-cell office:value-type="float" office:value="0.000089740610815423" calcext:value-type="float">
            <text:p>8.9740610815423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8964952230453" calcext:value-type="float">
            <text:p>0.38964952230453</text:p>
          </table:table-cell>
          <table:table-cell/>
          <table:table-cell table:formula="of:=SUM([.C96:.C105])/10" office:value-type="float" office:value="0.0000478801098109471" calcext:value-type="float">
            <text:p>4.78801098109471E-05</text:p>
          </table:table-cell>
          <table:table-cell/>
          <table:table-cell table:formula="of:=SUM([.E96:.E105])/10" office:value-type="float" office:value="0.5975" calcext:value-type="float">
            <text:p>0.5975</text:p>
          </table:table-cell>
          <table:table-cell table:formula="of:=SUM([.F96:.F105])/10" office:value-type="float" office:value="0.3571875" calcext:value-type="float">
            <text:p>0.3571875</text:p>
          </table:table-cell>
          <table:table-cell table:formula="of:=SUM([.G96:.G105])/10" office:value-type="float" office:value="0.7490625" calcext:value-type="float">
            <text:p>0.7490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30655778478831" calcext:value-type="float">
            <text:p>0.003065577847883</text:p>
          </table:table-cell>
          <table:table-cell office:value-type="float" office:value="0.0000021604398653716" calcext:value-type="float">
            <text:p>2.1604398653716E-06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75" calcext:value-type="float">
            <text:p>0.77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47344286441803" calcext:value-type="float">
            <text:p>0.47344286441803</text:p>
          </table:table-cell>
          <table:table-cell/>
          <table:table-cell table:formula="of:=SUM([.C97:.C106])/10" office:value-type="float" office:value="0.0000387028029213453" calcext:value-type="float">
            <text:p>3.87028029213453E-05</text:p>
          </table:table-cell>
          <table:table-cell/>
          <table:table-cell table:formula="of:=SUM([.E97:.E106])/10" office:value-type="float" office:value="0.6053125" calcext:value-type="float">
            <text:p>0.6053125</text:p>
          </table:table-cell>
          <table:table-cell table:formula="of:=SUM([.F97:.F106])/10" office:value-type="float" office:value="0.3675" calcext:value-type="float">
            <text:p>0.3675</text:p>
          </table:table-cell>
          <table:table-cell table:formula="of:=SUM([.G97:.G106])/10" office:value-type="float" office:value="0.751875" calcext:value-type="float">
            <text:p>0.75187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031914842198603" calcext:value-type="float">
            <text:p>0.00319148421986</text:p>
          </table:table-cell>
          <table:table-cell office:value-type="float" office:value="0.00000067019235510113" calcext:value-type="float">
            <text:p>6.7019235510113E-07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625" calcext:value-type="float">
            <text:p>4.2625</text:p>
          </table:table-cell>
          <table:table-cell office:value-type="float" office:value="1" calcext:value-type="float">
            <text:p>1</text:p>
          </table:table-cell>
          <table:table-cell office:value-type="float" office:value="0.41027361154556" calcext:value-type="float">
            <text:p>0.41027361154556</text:p>
          </table:table-cell>
          <table:table-cell/>
          <table:table-cell table:formula="of:=SUM([.C98:.C107])/10" office:value-type="float" office:value="0.0000385277835539062" calcext:value-type="float">
            <text:p>3.85277835539062E-05</text:p>
          </table:table-cell>
          <table:table-cell/>
          <table:table-cell table:formula="of:=SUM([.E98:.E107])/10" office:value-type="float" office:value="0.600625" calcext:value-type="float">
            <text:p>0.600625</text:p>
          </table:table-cell>
          <table:table-cell table:formula="of:=SUM([.F98:.F107])/10" office:value-type="float" office:value="0.36375" calcext:value-type="float">
            <text:p>0.36375</text:p>
          </table:table-cell>
          <table:table-cell table:formula="of:=SUM([.G98:.G107])/10" office:value-type="float" office:value="0.753125" calcext:value-type="float">
            <text:p>0.75312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35026761936024" calcext:value-type="float">
            <text:p>0.003502676193602</text:p>
          </table:table-cell>
          <table:table-cell office:value-type="float" office:value="0.00009811499948041" calcext:value-type="float">
            <text:p>9.811499948041E-05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" calcext:value-type="float">
            <text:p>0.6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3778800964355" calcext:value-type="float">
            <text:p>0.33778800964355</text:p>
          </table:table-cell>
          <table:table-cell/>
          <table:table-cell table:formula="of:=SUM([.C99:.C108])/10" office:value-type="float" office:value="0.0000453130740017393" calcext:value-type="float">
            <text:p>4.53130740017393E-05</text:p>
          </table:table-cell>
          <table:table-cell/>
          <table:table-cell table:formula="of:=SUM([.E99:.E108])/10" office:value-type="float" office:value="0.5934375" calcext:value-type="float">
            <text:p>0.5934375</text:p>
          </table:table-cell>
          <table:table-cell table:formula="of:=SUM([.F99:.F108])/10" office:value-type="float" office:value="0.3640625" calcext:value-type="float">
            <text:p>0.3640625</text:p>
          </table:table-cell>
          <table:table-cell table:formula="of:=SUM([.G99:.G108])/10" office:value-type="float" office:value="0.7528125" calcext:value-type="float">
            <text:p>0.752812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0028200701694004" calcext:value-type="float">
            <text:p>0.0028200701694</text:p>
          </table:table-cell>
          <table:table-cell office:value-type="float" office:value="0.000018143967271731" calcext:value-type="float">
            <text:p>1.8143967271731E-0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4903942346573" calcext:value-type="float">
            <text:p>0.34903942346573</text:p>
          </table:table-cell>
          <table:table-cell/>
          <table:table-cell table:formula="of:=SUM([.C100:.C109])/10" office:value-type="float" office:value="0.0000436877099230088" calcext:value-type="float">
            <text:p>4.36877099230088E-05</text:p>
          </table:table-cell>
          <table:table-cell/>
          <table:table-cell table:formula="of:=SUM([.E100:.E109])/10" office:value-type="float" office:value="0.5940625" calcext:value-type="float">
            <text:p>0.5940625</text:p>
          </table:table-cell>
          <table:table-cell table:formula="of:=SUM([.F100:.F109])/10" office:value-type="float" office:value="0.3625" calcext:value-type="float">
            <text:p>0.3625</text:p>
          </table:table-cell>
          <table:table-cell table:formula="of:=SUM([.G100:.G109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045630868524313" calcext:value-type="float">
            <text:p>0.004563086852431</text:p>
          </table:table-cell>
          <table:table-cell office:value-type="float" office:value="0.0000096343049921094" calcext:value-type="float">
            <text:p>9.6343049921094E-06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1180953979492" calcext:value-type="float">
            <text:p>0.31180953979492</text:p>
          </table:table-cell>
          <table:table-cell/>
          <table:table-cell table:formula="of:=SUM([.C101:.C110])/10" office:value-type="float" office:value="0.0000317498291913867" calcext:value-type="float">
            <text:p>3.17498291913867E-05</text:p>
          </table:table-cell>
          <table:table-cell/>
          <table:table-cell table:formula="of:=SUM([.E101:.E110])/10" office:value-type="float" office:value="0.596875" calcext:value-type="float">
            <text:p>0.596875</text:p>
          </table:table-cell>
          <table:table-cell table:formula="of:=SUM([.F101:.F110])/10" office:value-type="float" office:value="0.37" calcext:value-type="float">
            <text:p>0.37</text:p>
          </table:table-cell>
          <table:table-cell table:formula="of:=SUM([.G101:.G110])/10" office:value-type="float" office:value="0.7459375" calcext:value-type="float">
            <text:p>0.74593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37807603977853" calcext:value-type="float">
            <text:p>0.003780760397785</text:p>
          </table:table-cell>
          <table:table-cell office:value-type="float" office:value="0.000046149593032343" calcext:value-type="float">
            <text:p>4.6149593032343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1266840696335" calcext:value-type="float">
            <text:p>0.31266840696335</text:p>
          </table:table-cell>
          <table:table-cell/>
          <table:table-cell table:formula="of:=SUM([.C102:.C111])/10" office:value-type="float" office:value="0.0000327283743422422" calcext:value-type="float">
            <text:p>3.27283743422422E-05</text:p>
          </table:table-cell>
          <table:table-cell/>
          <table:table-cell table:formula="of:=SUM([.E102:.E111])/10" office:value-type="float" office:value="0.5965625" calcext:value-type="float">
            <text:p>0.5965625</text:p>
          </table:table-cell>
          <table:table-cell table:formula="of:=SUM([.F102:.F111])/10" office:value-type="float" office:value="0.3728125" calcext:value-type="float">
            <text:p>0.3728125</text:p>
          </table:table-cell>
          <table:table-cell table:formula="of:=SUM([.G102:.G111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039415284467395" calcext:value-type="float">
            <text:p>0.00394152844674</text:p>
          </table:table-cell>
          <table:table-cell office:value-type="float" office:value="0.000055987259034527" calcext:value-type="float">
            <text:p>5.5987259034527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6" calcext:value-type="float">
            <text:p>0.6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2044979333878" calcext:value-type="float">
            <text:p>0.32044979333878</text:p>
          </table:table-cell>
          <table:table-cell/>
          <table:table-cell table:formula="of:=SUM([.C103:.C112])/10" office:value-type="float" office:value="0.0000374686702942064" calcext:value-type="float">
            <text:p>3.74686702942064E-05</text:p>
          </table:table-cell>
          <table:table-cell/>
          <table:table-cell table:formula="of:=SUM([.E103:.E112])/10" office:value-type="float" office:value="0.5978125" calcext:value-type="float">
            <text:p>0.5978125</text:p>
          </table:table-cell>
          <table:table-cell table:formula="of:=SUM([.F103:.F112])/10" office:value-type="float" office:value="0.375625" calcext:value-type="float">
            <text:p>0.375625</text:p>
          </table:table-cell>
          <table:table-cell table:formula="of:=SUM([.G103:.G112])/10" office:value-type="float" office:value="0.7503125" calcext:value-type="float">
            <text:p>0.750312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029928294679848" calcext:value-type="float">
            <text:p>0.002992829467985</text:p>
          </table:table-cell>
          <table:table-cell office:value-type="float" office:value="0.0000045464411560253" calcext:value-type="float">
            <text:p>4.5464411560253E-06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2477586269379" calcext:value-type="float">
            <text:p>0.32477586269379</text:p>
          </table:table-cell>
          <table:table-cell/>
          <table:table-cell table:formula="of:=SUM([.C104:.C113])/10" office:value-type="float" office:value="0.0000326991697373068" calcext:value-type="float">
            <text:p>3.26991697373068E-05</text:p>
          </table:table-cell>
          <table:table-cell/>
          <table:table-cell table:formula="of:=SUM([.E104:.E113])/10" office:value-type="float" office:value="0.60125" calcext:value-type="float">
            <text:p>0.60125</text:p>
          </table:table-cell>
          <table:table-cell table:formula="of:=SUM([.F104:.F113])/10" office:value-type="float" office:value="0.375" calcext:value-type="float">
            <text:p>0.375</text:p>
          </table:table-cell>
          <table:table-cell table:formula="of:=SUM([.G104:.G113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043010692403186" calcext:value-type="float">
            <text:p>0.004301069240319</text:p>
          </table:table-cell>
          <table:table-cell office:value-type="float" office:value="0.0000036351945429489" calcext:value-type="float">
            <text:p>3.6351945429489E-06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2057511806488" calcext:value-type="float">
            <text:p>0.32057511806488</text:p>
          </table:table-cell>
          <table:table-cell/>
          <table:table-cell table:formula="of:=SUM([.C105:.C114])/10" office:value-type="float" office:value="0.000032878300254599" calcext:value-type="float">
            <text:p>3.2878300254599E-05</text:p>
          </table:table-cell>
          <table:table-cell/>
          <table:table-cell table:formula="of:=SUM([.E105:.E114])/10" office:value-type="float" office:value="0.5984375" calcext:value-type="float">
            <text:p>0.5984375</text:p>
          </table:table-cell>
          <table:table-cell table:formula="of:=SUM([.F105:.F114])/10" office:value-type="float" office:value="0.3771875" calcext:value-type="float">
            <text:p>0.3771875</text:p>
          </table:table-cell>
          <table:table-cell table:formula="of:=SUM([.G105:.G114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045361872587819" calcext:value-type="float">
            <text:p>0.004536187258782</text:p>
          </table:table-cell>
          <table:table-cell office:value-type="float" office:value="0.0000024378582079154" calcext:value-type="float">
            <text:p>2.4378582079154E-06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1" calcext:value-type="float">
            <text:p>1</text:p>
          </table:table-cell>
          <table:table-cell office:value-type="float" office:value="0.31867606639862" calcext:value-type="float">
            <text:p>0.31867606639862</text:p>
          </table:table-cell>
          <table:table-cell/>
          <table:table-cell table:formula="of:=SUM([.C106:.C115])/10" office:value-type="float" office:value="0.0000241480249938483" calcext:value-type="float">
            <text:p>2.41480249938483E-05</text:p>
          </table:table-cell>
          <table:table-cell/>
          <table:table-cell table:formula="of:=SUM([.E106:.E115])/10" office:value-type="float" office:value="0.6046875" calcext:value-type="float">
            <text:p>0.6046875</text:p>
          </table:table-cell>
          <table:table-cell table:formula="of:=SUM([.F106:.F115])/10" office:value-type="float" office:value="0.3809375" calcext:value-type="float">
            <text:p>0.3809375</text:p>
          </table:table-cell>
          <table:table-cell table:formula="of:=SUM([.G106:.G115])/10" office:value-type="float" office:value="0.7459375" calcext:value-type="float">
            <text:p>0.74593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42604475165717" calcext:value-type="float">
            <text:p>0.004260447516572</text:p>
          </table:table-cell>
          <table:table-cell office:value-type="float" office:value="0.000022371339982609" calcext:value-type="float">
            <text:p>2.2371339982609E-0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1875227689743" calcext:value-type="float">
            <text:p>0.31875227689743</text:p>
          </table:table-cell>
          <table:table-cell/>
          <table:table-cell table:formula="of:=SUM([.C107:.C116])/10" office:value-type="float" office:value="0.000026169115005572" calcext:value-type="float">
            <text:p>2.6169115005572E-05</text:p>
          </table:table-cell>
          <table:table-cell/>
          <table:table-cell table:formula="of:=SUM([.E107:.E116])/10" office:value-type="float" office:value="0.6009375" calcext:value-type="float">
            <text:p>0.6009375</text:p>
          </table:table-cell>
          <table:table-cell table:formula="of:=SUM([.F107:.F116])/10" office:value-type="float" office:value="0.379375" calcext:value-type="float">
            <text:p>0.379375</text:p>
          </table:table-cell>
          <table:table-cell table:formula="of:=SUM([.G107:.G116])/10"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035981180728413" calcext:value-type="float">
            <text:p>0.003598118072841</text:p>
          </table:table-cell>
          <table:table-cell office:value-type="float" office:value="0.0000095316115691968" calcext:value-type="float">
            <text:p>9.5316115691968E-06</text:p>
          </table:table-cell>
          <table:table-cell office:value-type="float" office:value="0.4546875" calcext:value-type="float">
            <text:p>0.454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32050369977951" calcext:value-type="float">
            <text:p>0.32050369977951</text:p>
          </table:table-cell>
          <table:table-cell/>
          <table:table-cell table:formula="of:=SUM([.C108:.C117])/10" office:value-type="float" office:value="0.0000270552569269816" calcext:value-type="float">
            <text:p>2.70552569269816E-05</text:p>
          </table:table-cell>
          <table:table-cell/>
          <table:table-cell table:formula="of:=SUM([.E108:.E117])/10" office:value-type="float" office:value="0.6021875" calcext:value-type="float">
            <text:p>0.6021875</text:p>
          </table:table-cell>
          <table:table-cell table:formula="of:=SUM([.F108:.F117])/10" office:value-type="float" office:value="0.3803125" calcext:value-type="float">
            <text:p>0.3803125</text:p>
          </table:table-cell>
          <table:table-cell table:formula="of:=SUM([.G108:.G117])/10" office:value-type="float" office:value="0.7425" calcext:value-type="float">
            <text:p>0.742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37581714044791" calcext:value-type="float">
            <text:p>0.003758171404479</text:p>
          </table:table-cell>
          <table:table-cell office:value-type="float" office:value="0.00016340099023817" calcext:value-type="float">
            <text:p>0.000163400990238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1840682029724" calcext:value-type="float">
            <text:p>0.31840682029724</text:p>
          </table:table-cell>
          <table:table-cell/>
          <table:table-cell table:formula="of:=SUM([.C109:.C118])/10" office:value-type="float" office:value="0.0000335838560027576" calcext:value-type="float">
            <text:p>3.35838560027576E-05</text:p>
          </table:table-cell>
          <table:table-cell/>
          <table:table-cell table:formula="of:=SUM([.E109:.E118])/10" office:value-type="float" office:value="0.6059375" calcext:value-type="float">
            <text:p>0.6059375</text:p>
          </table:table-cell>
          <table:table-cell table:formula="of:=SUM([.F109:.F118])/10" office:value-type="float" office:value="0.375625" calcext:value-type="float">
            <text:p>0.375625</text:p>
          </table:table-cell>
          <table:table-cell table:formula="of:=SUM([.G109:.G118])/10" office:value-type="float" office:value="0.739375" calcext:value-type="float">
            <text:p>0.73937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031638492539059" calcext:value-type="float">
            <text:p>0.003163849253906</text:p>
          </table:table-cell>
          <table:table-cell office:value-type="float" office:value="0.00013577426420675" calcext:value-type="float">
            <text:p>0.000135774264207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790625" calcext:value-type="float">
            <text:p>0.790625</text:p>
          </table:table-cell>
          <table:table-cell office:value-type="float" office:value="4.278125" calcext:value-type="float">
            <text:p>4.278125</text:p>
          </table:table-cell>
          <table:table-cell office:value-type="float" office:value="1" calcext:value-type="float">
            <text:p>1</text:p>
          </table:table-cell>
          <table:table-cell office:value-type="float" office:value="0.31816110610962" calcext:value-type="float">
            <text:p>0.31816110610962</text:p>
          </table:table-cell>
          <table:table-cell/>
          <table:table-cell table:formula="of:=SUM([.C110:.C119])/10" office:value-type="float" office:value="0.0000453468856962595" calcext:value-type="float">
            <text:p>4.53468856962595E-05</text:p>
          </table:table-cell>
          <table:table-cell/>
          <table:table-cell table:formula="of:=SUM([.E110:.E119])/10" office:value-type="float" office:value="0.61375" calcext:value-type="float">
            <text:p>0.61375</text:p>
          </table:table-cell>
          <table:table-cell table:formula="of:=SUM([.F110:.F119])/10" office:value-type="float" office:value="0.371875" calcext:value-type="float">
            <text:p>0.371875</text:p>
          </table:table-cell>
          <table:table-cell table:formula="of:=SUM([.G110:.G119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040321312611923" calcext:value-type="float">
            <text:p>0.004032131261192</text:p>
          </table:table-cell>
          <table:table-cell office:value-type="float" office:value="0.000017133088493223" calcext:value-type="float">
            <text:p>1.7133088493223E-05</text:p>
          </table:table-cell>
          <table:table-cell office:value-type="float" office:value="0.4828125" calcext:value-type="float">
            <text:p>0.4828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174108505249" calcext:value-type="float">
            <text:p>0.3174108505249</text:p>
          </table:table-cell>
          <table:table-cell/>
          <table:table-cell table:formula="of:=SUM([.C111:.C120])/10" office:value-type="float" office:value="0.0000460967640463708" calcext:value-type="float">
            <text:p>4.60967640463708E-05</text:p>
          </table:table-cell>
          <table:table-cell/>
          <table:table-cell table:formula="of:=SUM([.E111:.E120])/10" office:value-type="float" office:value="0.606875" calcext:value-type="float">
            <text:p>0.606875</text:p>
          </table:table-cell>
          <table:table-cell table:formula="of:=SUM([.F111:.F120])/10" office:value-type="float" office:value="0.3653125" calcext:value-type="float">
            <text:p>0.3653125</text:p>
          </table:table-cell>
          <table:table-cell table:formula="of:=SUM([.G111:.G120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2997033126303" calcext:value-type="float">
            <text:p>0.002997033126303</text:p>
          </table:table-cell>
          <table:table-cell office:value-type="float" office:value="0.000011658324352749" calcext:value-type="float">
            <text:p>1.1658324352749E-05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1970498561859" calcext:value-type="float">
            <text:p>0.31970498561859</text:p>
          </table:table-cell>
          <table:table-cell/>
          <table:table-cell table:formula="of:=SUM([.C112:.C121])/10" office:value-type="float" office:value="0.0000426476371784114" calcext:value-type="float">
            <text:p>4.26476371784114E-05</text:p>
          </table:table-cell>
          <table:table-cell/>
          <table:table-cell table:formula="of:=SUM([.E112:.E121])/10" office:value-type="float" office:value="0.606875" calcext:value-type="float">
            <text:p>0.606875</text:p>
          </table:table-cell>
          <table:table-cell table:formula="of:=SUM([.F112:.F121])/10" office:value-type="float" office:value="0.363125" calcext:value-type="float">
            <text:p>0.363125</text:p>
          </table:table-cell>
          <table:table-cell table:formula="of:=SUM([.G112:.G121])/10" office:value-type="float" office:value="0.7434375" calcext:value-type="float">
            <text:p>0.743437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033442677056883" calcext:value-type="float">
            <text:p>0.003344267705688</text:p>
          </table:table-cell>
          <table:table-cell office:value-type="float" office:value="0.000075795658829859" calcext:value-type="float">
            <text:p>7.5795658829859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2239353656769" calcext:value-type="float">
            <text:p>0.32239353656769</text:p>
          </table:table-cell>
          <table:table-cell/>
          <table:table-cell table:formula="of:=SUM([.C113:.C122])/10" office:value-type="float" office:value="0.0000446284771579446" calcext:value-type="float">
            <text:p>4.46284771579446E-05</text:p>
          </table:table-cell>
          <table:table-cell/>
          <table:table-cell table:formula="of:=SUM([.E113:.E122])/10" office:value-type="float" office:value="0.6009375" calcext:value-type="float">
            <text:p>0.6009375</text:p>
          </table:table-cell>
          <table:table-cell table:formula="of:=SUM([.F113:.F122])/10" office:value-type="float" office:value="0.3571875" calcext:value-type="float">
            <text:p>0.3571875</text:p>
          </table:table-cell>
          <table:table-cell table:formula="of:=SUM([.G113:.G122])/10" office:value-type="float" office:value="0.7378125" calcext:value-type="float">
            <text:p>0.737812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025627255265135" calcext:value-type="float">
            <text:p>0.002562725526514</text:p>
          </table:table-cell>
          <table:table-cell office:value-type="float" office:value="0.000043632414632198" calcext:value-type="float">
            <text:p>4.3632414632198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1920578479767" calcext:value-type="float">
            <text:p>0.31920578479767</text:p>
          </table:table-cell>
          <table:table-cell/>
          <table:table-cell table:formula="of:=SUM([.C114:.C123])/10" office:value-type="float" office:value="0.0000485370745055619" calcext:value-type="float">
            <text:p>4.85370745055619E-05</text:p>
          </table:table-cell>
          <table:table-cell/>
          <table:table-cell table:formula="of:=SUM([.E114:.E123])/10" office:value-type="float" office:value="0.6071875" calcext:value-type="float">
            <text:p>0.6071875</text:p>
          </table:table-cell>
          <table:table-cell table:formula="of:=SUM([.F114:.F123])/10" office:value-type="float" office:value="0.356875" calcext:value-type="float">
            <text:p>0.356875</text:p>
          </table:table-cell>
          <table:table-cell table:formula="of:=SUM([.G114:.G123])/10" office:value-type="float" office:value="0.7434375" calcext:value-type="float">
            <text:p>0.743437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0336803967366" calcext:value-type="float">
            <text:p>0.00336803967366</text:p>
          </table:table-cell>
          <table:table-cell office:value-type="float" office:value="0.0000012742999130344" calcext:value-type="float">
            <text:p>1.2742999130344E-0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071875" calcext:value-type="float">
            <text:p>4.071875</text:p>
          </table:table-cell>
          <table:table-cell office:value-type="float" office:value="1" calcext:value-type="float">
            <text:p>1</text:p>
          </table:table-cell>
          <table:table-cell office:value-type="float" office:value="0.3187259554863" calcext:value-type="float">
            <text:p>0.3187259554863</text:p>
          </table:table-cell>
          <table:table-cell/>
          <table:table-cell table:formula="of:=SUM([.C115:.C124])/10" office:value-type="float" office:value="0.0000483009850425705" calcext:value-type="float">
            <text:p>4.83009850425705E-05</text:p>
          </table:table-cell>
          <table:table-cell/>
          <table:table-cell table:formula="of:=SUM([.E115:.E124])/10" office:value-type="float" office:value="0.604375" calcext:value-type="float">
            <text:p>0.604375</text:p>
          </table:table-cell>
          <table:table-cell table:formula="of:=SUM([.F115:.F124])/10" office:value-type="float" office:value="0.358125" calcext:value-type="float">
            <text:p>0.358125</text:p>
          </table:table-cell>
          <table:table-cell table:formula="of:=SUM([.G115:.G124])/10"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024158635205822" calcext:value-type="float">
            <text:p>0.002415863520582</text:p>
          </table:table-cell>
          <table:table-cell office:value-type="float" office:value="0.000084262582912636" calcext:value-type="float">
            <text:p>8.4262582912636E-0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2555046081543" calcext:value-type="float">
            <text:p>0.32555046081543</text:p>
          </table:table-cell>
          <table:table-cell/>
          <table:table-cell table:formula="of:=SUM([.C116:.C125])/10" office:value-type="float" office:value="0.0000564834575130425" calcext:value-type="float">
            <text:p>5.64834575130425E-05</text:p>
          </table:table-cell>
          <table:table-cell/>
          <table:table-cell table:formula="of:=SUM([.E116:.E125])/10" office:value-type="float" office:value="0.608125" calcext:value-type="float">
            <text:p>0.608125</text:p>
          </table:table-cell>
          <table:table-cell table:formula="of:=SUM([.F116:.F125])/10" office:value-type="float" office:value="0.3559375" calcext:value-type="float">
            <text:p>0.3559375</text:p>
          </table:table-cell>
          <table:table-cell table:formula="of:=SUM([.G116:.G125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25398633966688" calcext:value-type="float">
            <text:p>0.002539863396669</text:p>
          </table:table-cell>
          <table:table-cell office:value-type="float" office:value="0.000002666894547082" calcext:value-type="float">
            <text:p>2.666894547082E-0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1164381504059" calcext:value-type="float">
            <text:p>0.31164381504059</text:p>
          </table:table-cell>
          <table:table-cell/>
          <table:table-cell table:formula="of:=SUM([.C117:.C126])/10" office:value-type="float" office:value="0.0000545130129694898" calcext:value-type="float">
            <text:p>5.45130129694898E-05</text:p>
          </table:table-cell>
          <table:table-cell/>
          <table:table-cell table:formula="of:=SUM([.E117:.E126])/10" office:value-type="float" office:value="0.6165625" calcext:value-type="float">
            <text:p>0.6165625</text:p>
          </table:table-cell>
          <table:table-cell table:formula="of:=SUM([.F117:.F126])/10" office:value-type="float" office:value="0.3546875" calcext:value-type="float">
            <text:p>0.3546875</text:p>
          </table:table-cell>
          <table:table-cell table:formula="of:=SUM([.G117:.G126])/10" office:value-type="float" office:value="0.746875" calcext:value-type="float">
            <text:p>0.74687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.0042738477437524" calcext:value-type="float">
            <text:p>0.004273847743752</text:p>
          </table:table-cell>
          <table:table-cell office:value-type="float" office:value="0.00004787426973356" calcext:value-type="float">
            <text:p>4.787426973356E-05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" calcext:value-type="float">
            <text:p>0.3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1756806373596" calcext:value-type="float">
            <text:p>0.31756806373596</text:p>
          </table:table-cell>
          <table:table-cell/>
          <table:table-cell table:formula="of:=SUM([.C118:.C127])/10" office:value-type="float" office:value="0.0000583472787859261" calcext:value-type="float">
            <text:p>5.83472787859261E-05</text:p>
          </table:table-cell>
          <table:table-cell/>
          <table:table-cell table:formula="of:=SUM([.E118:.E127])/10" office:value-type="float" office:value="0.6265625" calcext:value-type="float">
            <text:p>0.6265625</text:p>
          </table:table-cell>
          <table:table-cell table:formula="of:=SUM([.F118:.F127])/10" office:value-type="float" office:value="0.3578125" calcext:value-type="float">
            <text:p>0.3578125</text:p>
          </table:table-cell>
          <table:table-cell table:formula="of:=SUM([.G118:.G127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.0041451982047874" calcext:value-type="float">
            <text:p>0.004145198204787</text:p>
          </table:table-cell>
          <table:table-cell office:value-type="float" office:value="0.000071560534614309" calcext:value-type="float">
            <text:p>7.1560534614309E-0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32267370223999" calcext:value-type="float">
            <text:p>0.32267370223999</text:p>
          </table:table-cell>
          <table:table-cell/>
          <table:table-cell table:formula="of:=SUM([.C119:.C128])/10" office:value-type="float" office:value="0.00004916323322354" calcext:value-type="float">
            <text:p>4.916323322354E-05</text:p>
          </table:table-cell>
          <table:table-cell/>
          <table:table-cell table:formula="of:=SUM([.E119:.E128])/10" office:value-type="float" office:value="0.621875" calcext:value-type="float">
            <text:p>0.621875</text:p>
          </table:table-cell>
          <table:table-cell table:formula="of:=SUM([.F119:.F128])/10" office:value-type="float" office:value="0.358125" calcext:value-type="float">
            <text:p>0.358125</text:p>
          </table:table-cell>
          <table:table-cell table:formula="of:=SUM([.G119:.G128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38534444058314" calcext:value-type="float">
            <text:p>0.003853444405831</text:p>
          </table:table-cell>
          <table:table-cell office:value-type="float" office:value="0.0000018647129540167" calcext:value-type="float">
            <text:p>1.8647129540167E-06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2137506008148" calcext:value-type="float">
            <text:p>0.32137506008148</text:p>
          </table:table-cell>
          <table:table-cell/>
          <table:table-cell table:formula="of:=SUM([.C120:.C129])/10" office:value-type="float" office:value="0.0000357722780982667" calcext:value-type="float">
            <text:p>3.57722780982667E-05</text:p>
          </table:table-cell>
          <table:table-cell/>
          <table:table-cell table:formula="of:=SUM([.E120:.E129])/10" office:value-type="float" office:value="0.6078125" calcext:value-type="float">
            <text:p>0.6078125</text:p>
          </table:table-cell>
          <table:table-cell table:formula="of:=SUM([.F120:.F129])/10" office:value-type="float" office:value="0.3665625" calcext:value-type="float">
            <text:p>0.3665625</text:p>
          </table:table-cell>
          <table:table-cell table:formula="of:=SUM([.G120:.G129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0044119398342445" calcext:value-type="float">
            <text:p>0.004411939834245</text:p>
          </table:table-cell>
          <table:table-cell office:value-type="float" office:value="0.000010744986081881" calcext:value-type="float">
            <text:p>1.0744986081881E-0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31978962421417" calcext:value-type="float">
            <text:p>0.31978962421417</text:p>
          </table:table-cell>
          <table:table-cell/>
          <table:table-cell table:formula="of:=SUM([.C121:.C130])/10" office:value-type="float" office:value="0.0000351334678571325" calcext:value-type="float">
            <text:p>3.51334678571325E-05</text:p>
          </table:table-cell>
          <table:table-cell/>
          <table:table-cell table:formula="of:=SUM([.E121:.E130])/10" office:value-type="float" office:value="0.6140625" calcext:value-type="float">
            <text:p>0.6140625</text:p>
          </table:table-cell>
          <table:table-cell table:formula="of:=SUM([.F121:.F130])/10" office:value-type="float" office:value="0.3734375" calcext:value-type="float">
            <text:p>0.3734375</text:p>
          </table:table-cell>
          <table:table-cell table:formula="of:=SUM([.G121:.G130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40571155608632" calcext:value-type="float">
            <text:p>0.004057115560863</text:p>
          </table:table-cell>
          <table:table-cell office:value-type="float" office:value="0.000095676514317422" calcext:value-type="float">
            <text:p>9.5676514317422E-05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4" calcext:value-type="float">
            <text:p>0.4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2374074459076" calcext:value-type="float">
            <text:p>0.32374074459076</text:p>
          </table:table-cell>
          <table:table-cell/>
          <table:table-cell table:formula="of:=SUM([.C122:.C131])/10" office:value-type="float" office:value="0.0000435352868535998" calcext:value-type="float">
            <text:p>4.35352868535998E-05</text:p>
          </table:table-cell>
          <table:table-cell/>
          <table:table-cell table:formula="of:=SUM([.E122:.E131])/10" office:value-type="float" office:value="0.6303125" calcext:value-type="float">
            <text:p>0.6303125</text:p>
          </table:table-cell>
          <table:table-cell table:formula="of:=SUM([.F122:.F131])/10" office:value-type="float" office:value="0.3790625" calcext:value-type="float">
            <text:p>0.3790625</text:p>
          </table:table-cell>
          <table:table-cell table:formula="of:=SUM([.G122:.G131])/10" office:value-type="float" office:value="0.751875" calcext:value-type="float">
            <text:p>0.751875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.0050662032037508" calcext:value-type="float">
            <text:p>0.005066203203751</text:p>
          </table:table-cell>
          <table:table-cell office:value-type="float" office:value="0.0000070217993730748" calcext:value-type="float">
            <text:p>7.0217993730748E-06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1354267597198" calcext:value-type="float">
            <text:p>0.31354267597198</text:p>
          </table:table-cell>
          <table:table-cell/>
          <table:table-cell table:formula="of:=SUM([.C123:.C132])/10" office:value-type="float" office:value="0.0000366579009079214" calcext:value-type="float">
            <text:p>3.66579009079214E-05</text:p>
          </table:table-cell>
          <table:table-cell/>
          <table:table-cell table:formula="of:=SUM([.E123:.E132])/10" office:value-type="float" office:value="0.64875" calcext:value-type="float">
            <text:p>0.64875</text:p>
          </table:table-cell>
          <table:table-cell table:formula="of:=SUM([.F123:.F132])/10" office:value-type="float" office:value="0.38625" calcext:value-type="float">
            <text:p>0.38625</text:p>
          </table:table-cell>
          <table:table-cell table:formula="of:=SUM([.G123:.G132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040524603566155" calcext:value-type="float">
            <text:p>0.004052460356616</text:p>
          </table:table-cell>
          <table:table-cell office:value-type="float" office:value="0.000036841649468078" calcext:value-type="float">
            <text:p>3.6841649468078E-05</text:p>
          </table:table-cell>
          <table:table-cell office:value-type="float" office:value="0.4734375" calcext:value-type="float">
            <text:p>0.4734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1146901845932" calcext:value-type="float">
            <text:p>0.31146901845932</text:p>
          </table:table-cell>
          <table:table-cell/>
          <table:table-cell table:formula="of:=SUM([.C124:.C133])/10" office:value-type="float" office:value="0.0000359788243915094" calcext:value-type="float">
            <text:p>3.59788243915094E-05</text:p>
          </table:table-cell>
          <table:table-cell/>
          <table:table-cell table:formula="of:=SUM([.E124:.E133])/10" office:value-type="float" office:value="0.63875" calcext:value-type="float">
            <text:p>0.63875</text:p>
          </table:table-cell>
          <table:table-cell table:formula="of:=SUM([.F124:.F133])/10" office:value-type="float" office:value="0.3815625" calcext:value-type="float">
            <text:p>0.3815625</text:p>
          </table:table-cell>
          <table:table-cell table:formula="of:=SUM([.G124:.G133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51526106952224" calcext:value-type="float">
            <text:p>0.005152610695222</text:p>
          </table:table-cell>
          <table:table-cell office:value-type="float" office:value="0.000038836058751218" calcext:value-type="float">
            <text:p>3.8836058751218E-0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5" calcext:value-type="float">
            <text:p>0.3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1088931560516" calcext:value-type="float">
            <text:p>0.31088931560516</text:p>
          </table:table-cell>
          <table:table-cell/>
          <table:table-cell table:formula="of:=SUM([.C125:.C134])/10" office:value-type="float" office:value="0.0000397350002753278" calcext:value-type="float">
            <text:p>3.97350002753278E-05</text:p>
          </table:table-cell>
          <table:table-cell/>
          <table:table-cell table:formula="of:=SUM([.E125:.E134])/10" office:value-type="float" office:value="0.638125" calcext:value-type="float">
            <text:p>0.638125</text:p>
          </table:table-cell>
          <table:table-cell table:formula="of:=SUM([.F125:.F134])/10" office:value-type="float" office:value="0.3775" calcext:value-type="float">
            <text:p>0.3775</text:p>
          </table:table-cell>
          <table:table-cell table:formula="of:=SUM([.G125:.G134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.012470917997416" calcext:value-type="float">
            <text:p>0.012470917997416</text:p>
          </table:table-cell>
          <table:table-cell office:value-type="float" office:value="0.0000094009050936081" calcext:value-type="float">
            <text:p>9.4009050936081E-06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259375" calcext:value-type="float">
            <text:p>4.259375</text:p>
          </table:table-cell>
          <table:table-cell office:value-type="float" office:value="1" calcext:value-type="float">
            <text:p>1</text:p>
          </table:table-cell>
          <table:table-cell office:value-type="float" office:value="0.31039459705353" calcext:value-type="float">
            <text:p>0.31039459705353</text:p>
          </table:table-cell>
          <table:table-cell/>
          <table:table-cell table:formula="of:=SUM([.C126:.C135])/10" office:value-type="float" office:value="0.000032248832493425" calcext:value-type="float">
            <text:p>3.2248832493425E-05</text:p>
          </table:table-cell>
          <table:table-cell/>
          <table:table-cell table:formula="of:=SUM([.E126:.E135])/10" office:value-type="float" office:value="0.6196875" calcext:value-type="float">
            <text:p>0.6196875</text:p>
          </table:table-cell>
          <table:table-cell table:formula="of:=SUM([.F126:.F135])/10" office:value-type="float" office:value="0.3684375" calcext:value-type="float">
            <text:p>0.3684375</text:p>
          </table:table-cell>
          <table:table-cell table:formula="of:=SUM([.G126:.G135])/10" office:value-type="float" office:value="0.7428125" calcext:value-type="float">
            <text:p>0.74281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55130230437499" calcext:value-type="float">
            <text:p>0.00551302304375</text:p>
          </table:table-cell>
          <table:table-cell office:value-type="float" office:value="0.000053999164704679" calcext:value-type="float">
            <text:p>5.3999164704679E-0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1152054071426" calcext:value-type="float">
            <text:p>0.31152054071426</text:p>
          </table:table-cell>
          <table:table-cell/>
          <table:table-cell table:formula="of:=SUM([.C127:.C136])/10" office:value-type="float" office:value="0.0000373820595091847" calcext:value-type="float">
            <text:p>3.73820595091847E-05</text:p>
          </table:table-cell>
          <table:table-cell/>
          <table:table-cell table:formula="of:=SUM([.E127:.E136])/10" office:value-type="float" office:value="0.609375" calcext:value-type="float">
            <text:p>0.609375</text:p>
          </table:table-cell>
          <table:table-cell table:formula="of:=SUM([.F127:.F136])/10" office:value-type="float" office:value="0.3665625" calcext:value-type="float">
            <text:p>0.3665625</text:p>
          </table:table-cell>
          <table:table-cell table:formula="of:=SUM([.G127:.G136])/10" office:value-type="float" office:value="0.7384375" calcext:value-type="float">
            <text:p>0.738437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0040633430704474" calcext:value-type="float">
            <text:p>0.004063343070447</text:p>
          </table:table-cell>
          <table:table-cell office:value-type="float" office:value="0.0000058874738544133" calcext:value-type="float">
            <text:p>5.8874738544133E-06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131361246109" calcext:value-type="float">
            <text:p>0.3131361246109</text:p>
          </table:table-cell>
          <table:table-cell/>
          <table:table-cell table:formula="of:=SUM([.C128:.C137])/10" office:value-type="float" office:value="0.00003318337992127" calcext:value-type="float">
            <text:p>3.318337992127E-05</text:p>
          </table:table-cell>
          <table:table-cell/>
          <table:table-cell table:formula="of:=SUM([.E128:.E137])/10" office:value-type="float" office:value="0.6053125" calcext:value-type="float">
            <text:p>0.6053125</text:p>
          </table:table-cell>
          <table:table-cell table:formula="of:=SUM([.F128:.F137])/10" office:value-type="float" office:value="0.369375" calcext:value-type="float">
            <text:p>0.369375</text:p>
          </table:table-cell>
          <table:table-cell table:formula="of:=SUM([.G128:.G137])/10" office:value-type="float" office:value="0.736875" calcext:value-type="float">
            <text:p>0.73687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.0029365363472607" calcext:value-type="float">
            <text:p>0.002936536347261</text:p>
          </table:table-cell>
          <table:table-cell office:value-type="float" office:value="0.000041418245534257" calcext:value-type="float">
            <text:p>4.1418245534257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1162345409393" calcext:value-type="float">
            <text:p>0.31162345409393</text:p>
          </table:table-cell>
          <table:table-cell/>
          <table:table-cell table:formula="of:=SUM([.C129:.C138])/10" office:value-type="float" office:value="0.0000301691510132648" calcext:value-type="float">
            <text:p>3.01691510132648E-05</text:p>
          </table:table-cell>
          <table:table-cell/>
          <table:table-cell table:formula="of:=SUM([.E129:.E138])/10" office:value-type="float" office:value="0.6021875" calcext:value-type="float">
            <text:p>0.6021875</text:p>
          </table:table-cell>
          <table:table-cell table:formula="of:=SUM([.F129:.F138])/10" office:value-type="float" office:value="0.3725" calcext:value-type="float">
            <text:p>0.3725</text:p>
          </table:table-cell>
          <table:table-cell table:formula="of:=SUM([.G129:.G138])/10" office:value-type="float" office:value="0.73875" calcext:value-type="float">
            <text:p>0.7387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0024309613276273" calcext:value-type="float">
            <text:p>0.002430961327627</text:p>
          </table:table-cell>
          <table:table-cell office:value-type="float" office:value="0.0000019046790451283" calcext:value-type="float">
            <text:p>1.9046790451283E-06</text:p>
          </table:table-cell>
          <table:table-cell office:value-type="float" office:value="0.5" calcext:value-type="float">
            <text:p>0.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1513149738312" calcext:value-type="float">
            <text:p>0.31513149738312</text:p>
          </table:table-cell>
          <table:table-cell/>
          <table:table-cell table:formula="of:=SUM([.C130:.C139])/10" office:value-type="float" office:value="0.000030173147622376" calcext:value-type="float">
            <text:p>3.0173147622376E-05</text:p>
          </table:table-cell>
          <table:table-cell/>
          <table:table-cell table:formula="of:=SUM([.E130:.E139])/10" office:value-type="float" office:value="0.6046875" calcext:value-type="float">
            <text:p>0.6046875</text:p>
          </table:table-cell>
          <table:table-cell table:formula="of:=SUM([.F130:.F139])/10" office:value-type="float" office:value="0.3671875" calcext:value-type="float">
            <text:p>0.3671875</text:p>
          </table:table-cell>
          <table:table-cell table:formula="of:=SUM([.G130:.G139])/10" office:value-type="float" office:value="0.73625" calcext:value-type="float">
            <text:p>0.7362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025588745076675" calcext:value-type="float">
            <text:p>0.002558874507668</text:p>
          </table:table-cell>
          <table:table-cell office:value-type="float" office:value="0.000082448337170071" calcext:value-type="float">
            <text:p>8.2448337170071E-0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1205085515976" calcext:value-type="float">
            <text:p>0.31205085515976</text:p>
          </table:table-cell>
          <table:table-cell/>
          <table:table-cell table:formula="of:=SUM([.C131:.C140])/10" office:value-type="float" office:value="0.000037343482731195" calcext:value-type="float">
            <text:p>3.7343482731195E-05</text:p>
          </table:table-cell>
          <table:table-cell/>
          <table:table-cell table:formula="of:=SUM([.E131:.E140])/10" office:value-type="float" office:value="0.60125" calcext:value-type="float">
            <text:p>0.60125</text:p>
          </table:table-cell>
          <table:table-cell table:formula="of:=SUM([.F131:.F140])/10" office:value-type="float" office:value="0.3640625" calcext:value-type="float">
            <text:p>0.3640625</text:p>
          </table:table-cell>
          <table:table-cell table:formula="of:=SUM([.G131:.G140])/10" office:value-type="float" office:value="0.7371875" calcext:value-type="float">
            <text:p>0.73718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23921995714772" calcext:value-type="float">
            <text:p>0.002392199571477</text:p>
          </table:table-cell>
          <table:table-cell office:value-type="float" office:value="0.000058969834495201" calcext:value-type="float">
            <text:p>5.8969834495201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4.04375" calcext:value-type="float">
            <text:p>4.04375</text:p>
          </table:table-cell>
          <table:table-cell office:value-type="float" office:value="1" calcext:value-type="float">
            <text:p>1</text:p>
          </table:table-cell>
          <table:table-cell office:value-type="float" office:value="0.3138919711113" calcext:value-type="float">
            <text:p>0.3138919711113</text:p>
          </table:table-cell>
          <table:table-cell/>
          <table:table-cell table:formula="of:=SUM([.C132:.C141])/10" office:value-type="float" office:value="0.0000336728147489729" calcext:value-type="float">
            <text:p>3.36728147489729E-05</text:p>
          </table:table-cell>
          <table:table-cell/>
          <table:table-cell table:formula="of:=SUM([.E132:.E141])/10" office:value-type="float" office:value="0.593125" calcext:value-type="float">
            <text:p>0.593125</text:p>
          </table:table-cell>
          <table:table-cell table:formula="of:=SUM([.F132:.F141])/10" office:value-type="float" office:value="0.36625" calcext:value-type="float">
            <text:p>0.36625</text:p>
          </table:table-cell>
          <table:table-cell table:formula="of:=SUM([.G132:.G141])/10" office:value-type="float" office:value="0.7325" calcext:value-type="float">
            <text:p>0.732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0031668543088017" calcext:value-type="float">
            <text:p>0.003166854308802</text:p>
          </table:table-cell>
          <table:table-cell office:value-type="float" office:value="0.000059238332590461" calcext:value-type="float">
            <text:p>5.9238332590461E-0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1407108306885" calcext:value-type="float">
            <text:p>0.31407108306885</text:p>
          </table:table-cell>
          <table:table-cell/>
          <table:table-cell table:formula="of:=SUM([.C133:.C142])/10" office:value-type="float" office:value="0.0000388944680707115" calcext:value-type="float">
            <text:p>3.88944680707115E-05</text:p>
          </table:table-cell>
          <table:table-cell/>
          <table:table-cell table:formula="of:=SUM([.E133:.E142])/10" office:value-type="float" office:value="0.576875" calcext:value-type="float">
            <text:p>0.576875</text:p>
          </table:table-cell>
          <table:table-cell table:formula="of:=SUM([.F133:.F142])/10" office:value-type="float" office:value="0.365" calcext:value-type="float">
            <text:p>0.365</text:p>
          </table:table-cell>
          <table:table-cell table:formula="of:=SUM([.G133:.G142])/10" office:value-type="float" office:value="0.7365625" calcext:value-type="float">
            <text:p>0.736562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.0026802399836015" calcext:value-type="float">
            <text:p>0.002680239983602</text:p>
          </table:table-cell>
          <table:table-cell office:value-type="float" office:value="0.000057403124138841" calcext:value-type="float">
            <text:p>5.7403124138841E-05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1301438808441" calcext:value-type="float">
            <text:p>0.31301438808441</text:p>
          </table:table-cell>
          <table:table-cell/>
          <table:table-cell table:formula="of:=SUM([.C134:.C143])/10" office:value-type="float" office:value="0.0000409506155377878" calcext:value-type="float">
            <text:p>4.09506155377878E-05</text:p>
          </table:table-cell>
          <table:table-cell/>
          <table:table-cell table:formula="of:=SUM([.E134:.E143])/10" office:value-type="float" office:value="0.5859375" calcext:value-type="float">
            <text:p>0.5859375</text:p>
          </table:table-cell>
          <table:table-cell table:formula="of:=SUM([.F134:.F143])/10" office:value-type="float" office:value="0.374375" calcext:value-type="float">
            <text:p>0.374375</text:p>
          </table:table-cell>
          <table:table-cell table:formula="of:=SUM([.G134:.G143])/10" office:value-type="float" office:value="0.74125" calcext:value-type="float">
            <text:p>0.7412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.0029038823908195" calcext:value-type="float">
            <text:p>0.00290388239082</text:p>
          </table:table-cell>
          <table:table-cell office:value-type="float" office:value="0.000040268167624685" calcext:value-type="float">
            <text:p>4.0268167624685E-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31156321763992" calcext:value-type="float">
            <text:p>0.31156321763992</text:p>
          </table:table-cell>
          <table:table-cell/>
          <table:table-cell table:formula="of:=SUM([.C135:.C144])/10" office:value-type="float" office:value="0.0000410938264251345" calcext:value-type="float">
            <text:p>4.10938264251345E-05</text:p>
          </table:table-cell>
          <table:table-cell/>
          <table:table-cell table:formula="of:=SUM([.E135:.E144])/10" office:value-type="float" office:value="0.5834375" calcext:value-type="float">
            <text:p>0.5834375</text:p>
          </table:table-cell>
          <table:table-cell table:formula="of:=SUM([.F135:.F144])/10" office:value-type="float" office:value="0.3746875" calcext:value-type="float">
            <text:p>0.3746875</text:p>
          </table:table-cell>
          <table:table-cell table:formula="of:=SUM([.G135:.G144])/10" office:value-type="float" office:value="0.746875" calcext:value-type="float">
            <text:p>0.74687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003138314007083" calcext:value-type="float">
            <text:p>0.003138314007083</text:p>
          </table:table-cell>
          <table:table-cell office:value-type="float" office:value="0.000015493433885452" calcext:value-type="float">
            <text:p>1.5493433885452E-0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5" calcext:value-type="float">
            <text:p>0.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1183158159256" calcext:value-type="float">
            <text:p>0.31183158159256</text:p>
          </table:table-cell>
          <table:table-cell/>
          <table:table-cell table:formula="of:=SUM([.C136:.C145])/10" office:value-type="float" office:value="0.0000417030793043189" calcext:value-type="float">
            <text:p>4.17030793043189E-05</text:p>
          </table:table-cell>
          <table:table-cell/>
          <table:table-cell table:formula="of:=SUM([.E136:.E145])/10" office:value-type="float" office:value="0.5903125" calcext:value-type="float">
            <text:p>0.5903125</text:p>
          </table:table-cell>
          <table:table-cell table:formula="of:=SUM([.F136:.F145])/10" office:value-type="float" office:value="0.38" calcext:value-type="float">
            <text:p>0.38</text:p>
          </table:table-cell>
          <table:table-cell table:formula="of:=SUM([.G136:.G145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29766404302791" calcext:value-type="float">
            <text:p>0.002976640430279</text:p>
          </table:table-cell>
          <table:table-cell office:value-type="float" office:value="0.000023693417866535" calcext:value-type="float">
            <text:p>2.3693417866535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339117288589" calcext:value-type="float">
            <text:p>0.31339117288589</text:p>
          </table:table-cell>
          <table:table-cell/>
          <table:table-cell table:formula="of:=SUM([.C137:.C146])/10" office:value-type="float" office:value="0.0000386725046205045" calcext:value-type="float">
            <text:p>3.86725046205045E-05</text:p>
          </table:table-cell>
          <table:table-cell/>
          <table:table-cell table:formula="of:=SUM([.E137:.E146])/10" office:value-type="float" office:value="0.5890625" calcext:value-type="float">
            <text:p>0.5890625</text:p>
          </table:table-cell>
          <table:table-cell table:formula="of:=SUM([.F137:.F146])/10" office:value-type="float" office:value="0.3771875" calcext:value-type="float">
            <text:p>0.3771875</text:p>
          </table:table-cell>
          <table:table-cell table:formula="of:=SUM([.G137:.G146])/10" office:value-type="float" office:value="0.7503125" calcext:value-type="float">
            <text:p>0.750312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.0035201813007006" calcext:value-type="float">
            <text:p>0.003520181300701</text:p>
          </table:table-cell>
          <table:table-cell office:value-type="float" office:value="0.000052991884989744" calcext:value-type="float">
            <text:p>5.2991884989744E-0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1271903514862" calcext:value-type="float">
            <text:p>0.31271903514862</text:p>
          </table:table-cell>
          <table:table-cell/>
          <table:table-cell table:formula="of:=SUM([.C138:.C147])/10" office:value-type="float" office:value="0.0000433829457340375" calcext:value-type="float">
            <text:p>4.33829457340375E-05</text:p>
          </table:table-cell>
          <table:table-cell/>
          <table:table-cell table:formula="of:=SUM([.E138:.E147])/10" office:value-type="float" office:value="0.5925" calcext:value-type="float">
            <text:p>0.5925</text:p>
          </table:table-cell>
          <table:table-cell table:formula="of:=SUM([.F138:.F147])/10" office:value-type="float" office:value="0.3771875" calcext:value-type="float">
            <text:p>0.3771875</text:p>
          </table:table-cell>
          <table:table-cell table:formula="of:=SUM([.G138:.G147])/10" office:value-type="float" office:value="0.7559375" calcext:value-type="float">
            <text:p>0.755937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0047934612957761" calcext:value-type="float">
            <text:p>0.004793461295776</text:p>
          </table:table-cell>
          <table:table-cell office:value-type="float" office:value="0.000013141388213428" calcext:value-type="float">
            <text:p>1.3141388213428E-05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280301809311" calcext:value-type="float">
            <text:p>0.31280301809311</text:p>
          </table:table-cell>
          <table:table-cell/>
          <table:table-cell table:formula="of:=SUM([.C139:.C148])/10" office:value-type="float" office:value="0.0000405552600019546" calcext:value-type="float">
            <text:p>4.05552600019546E-05</text:p>
          </table:table-cell>
          <table:table-cell/>
          <table:table-cell table:formula="of:=SUM([.E139:.E148])/10" office:value-type="float" office:value="0.6034375" calcext:value-type="float">
            <text:p>0.6034375</text:p>
          </table:table-cell>
          <table:table-cell table:formula="of:=SUM([.F139:.F148])/10" office:value-type="float" office:value="0.374375" calcext:value-type="float">
            <text:p>0.374375</text:p>
          </table:table-cell>
          <table:table-cell table:formula="of:=SUM([.G139:.G148])/10" office:value-type="float" office:value="0.7553125" calcext:value-type="float">
            <text:p>0.755312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.0032682803459466" calcext:value-type="float">
            <text:p>0.003268280345947</text:p>
          </table:table-cell>
          <table:table-cell office:value-type="float" office:value="0.000070739161263419" calcext:value-type="float">
            <text:p>7.0739161263419E-0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1287269592285" calcext:value-type="float">
            <text:p>0.31287269592285</text:p>
          </table:table-cell>
          <table:table-cell/>
          <table:table-cell table:formula="of:=SUM([.C140:.C149])/10" office:value-type="float" office:value="0.0000474387082237837" calcext:value-type="float">
            <text:p>4.74387082237837E-05</text:p>
          </table:table-cell>
          <table:table-cell/>
          <table:table-cell table:formula="of:=SUM([.E140:.E149])/10" office:value-type="float" office:value="0.615" calcext:value-type="float">
            <text:p>0.615</text:p>
          </table:table-cell>
          <table:table-cell table:formula="of:=SUM([.F140:.F149])/10" office:value-type="float" office:value="0.3721875" calcext:value-type="float">
            <text:p>0.3721875</text:p>
          </table:table-cell>
          <table:table-cell table:formula="of:=SUM([.G140:.G149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033405844995286" calcext:value-type="float">
            <text:p>0.003340584499529</text:p>
          </table:table-cell>
          <table:table-cell office:value-type="float" office:value="0.000037043541240282" calcext:value-type="float">
            <text:p>3.7043541240282E-0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1580016613007" calcext:value-type="float">
            <text:p>0.31580016613007</text:p>
          </table:table-cell>
          <table:table-cell/>
          <table:table-cell table:formula="of:=SUM([.C141:.C150])/10" office:value-type="float" office:value="0.0000428982286308048" calcext:value-type="float">
            <text:p>4.28982286308048E-05</text:p>
          </table:table-cell>
          <table:table-cell/>
          <table:table-cell table:formula="of:=SUM([.E141:.E150])/10" office:value-type="float" office:value="0.6171875" calcext:value-type="float">
            <text:p>0.6171875</text:p>
          </table:table-cell>
          <table:table-cell table:formula="of:=SUM([.F141:.F150])/10" office:value-type="float" office:value="0.36875" calcext:value-type="float">
            <text:p>0.36875</text:p>
          </table:table-cell>
          <table:table-cell table:formula="of:=SUM([.G141:.G150])/10" office:value-type="float" office:value="0.7484375" calcext:value-type="float">
            <text:p>0.74843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427629196085" calcext:value-type="float">
            <text:p>0.003427629196085</text:p>
          </table:table-cell>
          <table:table-cell office:value-type="float" office:value="0.0000016989476355977" calcext:value-type="float">
            <text:p>1.6989476355977E-0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1313025951385" calcext:value-type="float">
            <text:p>0.31313025951385</text:p>
          </table:table-cell>
          <table:table-cell/>
          <table:table-cell table:formula="of:=SUM([.C142:.C151])/10" office:value-type="float" office:value="0.0000371711399448445" calcext:value-type="float">
            <text:p>3.71711399448445E-05</text:p>
          </table:table-cell>
          <table:table-cell/>
          <table:table-cell table:formula="of:=SUM([.E142:.E151])/10" office:value-type="float" office:value="0.6109375" calcext:value-type="float">
            <text:p>0.6109375</text:p>
          </table:table-cell>
          <table:table-cell table:formula="of:=SUM([.F142:.F151])/10" office:value-type="float" office:value="0.365" calcext:value-type="float">
            <text:p>0.365</text:p>
          </table:table-cell>
          <table:table-cell table:formula="of:=SUM([.G142:.G151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.0030404544260819" calcext:value-type="float">
            <text:p>0.003040454426082</text:p>
          </table:table-cell>
          <table:table-cell office:value-type="float" office:value="0.000064384574613599" calcext:value-type="float">
            <text:p>6.4384574613599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24174284935" calcext:value-type="float">
            <text:p>0.324174284935</text:p>
          </table:table-cell>
          <table:table-cell/>
          <table:table-cell table:formula="of:=SUM([.C143:.C152])/10" office:value-type="float" office:value="0.0000376857641471583" calcext:value-type="float">
            <text:p>3.76857641471583E-05</text:p>
          </table:table-cell>
          <table:table-cell/>
          <table:table-cell table:formula="of:=SUM([.E143:.E152])/10" office:value-type="float" office:value="0.620625" calcext:value-type="float">
            <text:p>0.620625</text:p>
          </table:table-cell>
          <table:table-cell table:formula="of:=SUM([.F143:.F152])/10" office:value-type="float" office:value="0.3690625" calcext:value-type="float">
            <text:p>0.3690625</text:p>
          </table:table-cell>
          <table:table-cell table:formula="of:=SUM([.G143:.G152])/10" office:value-type="float" office:value="0.7559375" calcext:value-type="float">
            <text:p>0.755937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.0042136057803873" calcext:value-type="float">
            <text:p>0.004213605780387</text:p>
          </table:table-cell>
          <table:table-cell office:value-type="float" office:value="0.00008042752266459" calcext:value-type="float">
            <text:p>8.042752266459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5" calcext:value-type="float">
            <text:p>0.6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2258832454681" calcext:value-type="float">
            <text:p>0.32258832454681</text:p>
          </table:table-cell>
          <table:table-cell/>
          <table:table-cell table:formula="of:=SUM([.C144:.C153])/10" office:value-type="float" office:value="0.0000399882039997332" calcext:value-type="float">
            <text:p>3.99882039997332E-05</text:p>
          </table:table-cell>
          <table:table-cell/>
          <table:table-cell table:formula="of:=SUM([.E144:.E153])/10" office:value-type="float" office:value="0.6225" calcext:value-type="float">
            <text:p>0.6225</text:p>
          </table:table-cell>
          <table:table-cell table:formula="of:=SUM([.F144:.F153])/10" office:value-type="float" office:value="0.365625" calcext:value-type="float">
            <text:p>0.365625</text:p>
          </table:table-cell>
          <table:table-cell table:formula="of:=SUM([.G144:.G153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0038109140179586" calcext:value-type="float">
            <text:p>0.003810914017959</text:p>
          </table:table-cell>
          <table:table-cell office:value-type="float" office:value="0.00008330154630035" calcext:value-type="float">
            <text:p>8.330154630035E-05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5" calcext:value-type="float">
            <text:p>0.7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32043931484222" calcext:value-type="float">
            <text:p>0.32043931484222</text:p>
          </table:table-cell>
          <table:table-cell/>
          <table:table-cell table:formula="of:=SUM([.C145:.C154])/10" office:value-type="float" office:value="0.0000442915418672997" calcext:value-type="float">
            <text:p>4.42915418672997E-05</text:p>
          </table:table-cell>
          <table:table-cell/>
          <table:table-cell table:formula="of:=SUM([.E145:.E154])/10" office:value-type="float" office:value="0.6309375" calcext:value-type="float">
            <text:p>0.6309375</text:p>
          </table:table-cell>
          <table:table-cell table:formula="of:=SUM([.F145:.F154])/10" office:value-type="float" office:value="0.3721875" calcext:value-type="float">
            <text:p>0.3721875</text:p>
          </table:table-cell>
          <table:table-cell table:formula="of:=SUM([.G145:.G154])/10" office:value-type="float" office:value="0.74875" calcext:value-type="float">
            <text:p>0.7487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.0042677481251303" calcext:value-type="float">
            <text:p>0.00426774812513</text:p>
          </table:table-cell>
          <table:table-cell office:value-type="float" office:value="0.0000813920181575" calcext:value-type="float">
            <text:p>8.13920181575E-0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5" calcext:value-type="float">
            <text:p>0.3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32057093381882" calcext:value-type="float">
            <text:p>0.32057093381882</text:p>
          </table:table-cell>
          <table:table-cell/>
          <table:table-cell table:formula="of:=SUM([.C146:.C155])/10" office:value-type="float" office:value="0.0000508814002945045" calcext:value-type="float">
            <text:p>5.08814002945045E-05</text:p>
          </table:table-cell>
          <table:table-cell/>
          <table:table-cell table:formula="of:=SUM([.E146:.E155])/10" office:value-type="float" office:value="0.6396875" calcext:value-type="float">
            <text:p>0.6396875</text:p>
          </table:table-cell>
          <table:table-cell table:formula="of:=SUM([.F146:.F155])/10" office:value-type="float" office:value="0.3709375" calcext:value-type="float">
            <text:p>0.3709375</text:p>
          </table:table-cell>
          <table:table-cell table:formula="of:=SUM([.G146:.G155])/1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37514154682867" calcext:value-type="float">
            <text:p>0.003751415468287</text:p>
          </table:table-cell>
          <table:table-cell office:value-type="float" office:value="0.000013764939613514" calcext:value-type="float">
            <text:p>1.3764939613514E-05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69827378988266" calcext:value-type="float">
            <text:p>0.69827378988266</text:p>
          </table:table-cell>
          <table:table-cell/>
          <table:table-cell table:formula="of:=SUM([.C147:.C156])/10" office:value-type="float" office:value="0.0000498885524692024" calcext:value-type="float">
            <text:p>4.98885524692024E-05</text:p>
          </table:table-cell>
          <table:table-cell/>
          <table:table-cell table:formula="of:=SUM([.E147:.E156])/10" office:value-type="float" office:value="0.6496875" calcext:value-type="float">
            <text:p>0.6496875</text:p>
          </table:table-cell>
          <table:table-cell table:formula="of:=SUM([.F147:.F156])/10" office:value-type="float" office:value="0.375" calcext:value-type="float">
            <text:p>0.375</text:p>
          </table:table-cell>
          <table:table-cell table:formula="of:=SUM([.G147:.G156])/10" office:value-type="float" office:value="0.7546875" calcext:value-type="float">
            <text:p>0.75468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.0034927352564409" calcext:value-type="float">
            <text:p>0.003492735256441</text:p>
          </table:table-cell>
          <table:table-cell office:value-type="float" office:value="0.000063369118897327" calcext:value-type="float">
            <text:p>6.3369118897327E-05</text:p>
          </table:table-cell>
          <table:table-cell office:value-type="float" office:value="0.5765625" calcext:value-type="float">
            <text:p>0.5765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4" calcext:value-type="float">
            <text:p>0.4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5700327157974" calcext:value-type="float">
            <text:p>0.35700327157974</text:p>
          </table:table-cell>
          <table:table-cell/>
          <table:table-cell table:formula="of:=SUM([.C148:.C157])/10" office:value-type="float" office:value="0.0000509262758599607" calcext:value-type="float">
            <text:p>5.09262758599607E-05</text:p>
          </table:table-cell>
          <table:table-cell/>
          <table:table-cell table:formula="of:=SUM([.E148:.E157])/10" office:value-type="float" office:value="0.655" calcext:value-type="float">
            <text:p>0.655</text:p>
          </table:table-cell>
          <table:table-cell table:formula="of:=SUM([.F148:.F157])/10" office:value-type="float" office:value="0.3771875" calcext:value-type="float">
            <text:p>0.3771875</text:p>
          </table:table-cell>
          <table:table-cell table:formula="of:=SUM([.G148:.G157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.0033578906964976" calcext:value-type="float">
            <text:p>0.003357890696498</text:p>
          </table:table-cell>
          <table:table-cell office:value-type="float" office:value="0.00000017428327280071" calcext:value-type="float">
            <text:p>1.7428327280071E-07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50763639211655" calcext:value-type="float">
            <text:p>0.50763639211655</text:p>
          </table:table-cell>
          <table:table-cell/>
          <table:table-cell table:formula="of:=SUM([.C149:.C158])/10" office:value-type="float" office:value="0.0000496295653658979" calcext:value-type="float">
            <text:p>4.96295653658979E-05</text:p>
          </table:table-cell>
          <table:table-cell/>
          <table:table-cell table:formula="of:=SUM([.E149:.E158])/10" office:value-type="float" office:value="0.65375" calcext:value-type="float">
            <text:p>0.65375</text:p>
          </table:table-cell>
          <table:table-cell table:formula="of:=SUM([.F149:.F158])/10" office:value-type="float" office:value="0.3821875" calcext:value-type="float">
            <text:p>0.3821875</text:p>
          </table:table-cell>
          <table:table-cell table:formula="of:=SUM([.G149:.G158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0029682652268093" calcext:value-type="float">
            <text:p>0.002968265226809</text:p>
          </table:table-cell>
          <table:table-cell office:value-type="float" office:value="0.000050221966295639" calcext:value-type="float">
            <text:p>5.0221966295639E-0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5757509469986" calcext:value-type="float">
            <text:p>0.35757509469986</text:p>
          </table:table-cell>
          <table:table-cell/>
          <table:table-cell table:formula="of:=SUM([.C150:.C159])/10" office:value-type="float" office:value="0.0000475778458691199" calcext:value-type="float">
            <text:p>4.75778458691199E-05</text:p>
          </table:table-cell>
          <table:table-cell/>
          <table:table-cell table:formula="of:=SUM([.E150:.E159])/10" office:value-type="float" office:value="0.6484375" calcext:value-type="float">
            <text:p>0.6484375</text:p>
          </table:table-cell>
          <table:table-cell table:formula="of:=SUM([.F150:.F159])/10" office:value-type="float" office:value="0.38375" calcext:value-type="float">
            <text:p>0.38375</text:p>
          </table:table-cell>
          <table:table-cell table:formula="of:=SUM([.G150:.G159])/10" office:value-type="float" office:value="0.7540625" calcext:value-type="float">
            <text:p>0.754062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0032913114409894" calcext:value-type="float">
            <text:p>0.003291311440989</text:p>
          </table:table-cell>
          <table:table-cell office:value-type="float" office:value="0.00000013132106636699" calcext:value-type="float">
            <text:p>1.3132106636699E-07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5" calcext:value-type="float">
            <text:p>0.7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33122072219849" calcext:value-type="float">
            <text:p>0.33122072219849</text:p>
          </table:table-cell>
          <table:table-cell/>
          <table:table-cell table:formula="of:=SUM([.C151:.C160])/10" office:value-type="float" office:value="0.0000438866238517284" calcext:value-type="float">
            <text:p>4.38866238517284E-05</text:p>
          </table:table-cell>
          <table:table-cell/>
          <table:table-cell table:formula="of:=SUM([.E151:.E160])/10" office:value-type="float" office:value="0.65" calcext:value-type="float">
            <text:p>0.65</text:p>
          </table:table-cell>
          <table:table-cell table:formula="of:=SUM([.F151:.F160])/10" office:value-type="float" office:value="0.38375" calcext:value-type="float">
            <text:p>0.38375</text:p>
          </table:table-cell>
          <table:table-cell table:formula="of:=SUM([.G151:.G160])/10" office:value-type="float" office:value="0.753125" calcext:value-type="float">
            <text:p>0.7531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27354921476217" calcext:value-type="float">
            <text:p>0.002735492147622</text:p>
          </table:table-cell>
          <table:table-cell office:value-type="float" office:value="0.000001094908460636" calcext:value-type="float">
            <text:p>1.094908460636E-06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5" calcext:value-type="float">
            <text:p>0.6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40210789442062" calcext:value-type="float">
            <text:p>0.40210789442062</text:p>
          </table:table-cell>
          <table:table-cell/>
          <table:table-cell table:formula="of:=SUM([.C152:.C161])/10" office:value-type="float" office:value="0.0000438262199342323" calcext:value-type="float">
            <text:p>4.38262199342323E-05</text:p>
          </table:table-cell>
          <table:table-cell/>
          <table:table-cell table:formula="of:=SUM([.E152:.E161])/10" office:value-type="float" office:value="0.6553125" calcext:value-type="float">
            <text:p>0.6553125</text:p>
          </table:table-cell>
          <table:table-cell table:formula="of:=SUM([.F152:.F161])/10" office:value-type="float" office:value="0.38375" calcext:value-type="float">
            <text:p>0.38375</text:p>
          </table:table-cell>
          <table:table-cell table:formula="of:=SUM([.G152:.G161])/1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.0027739505036152" calcext:value-type="float">
            <text:p>0.002773950503615</text:p>
          </table:table-cell>
          <table:table-cell office:value-type="float" office:value="0.000096282008147123" calcext:value-type="float">
            <text:p>9.6282008147123E-05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040625" calcext:value-type="float">
            <text:p>4.040625</text:p>
          </table:table-cell>
          <table:table-cell office:value-type="float" office:value="1" calcext:value-type="float">
            <text:p>1</text:p>
          </table:table-cell>
          <table:table-cell office:value-type="float" office:value="0.35464109182358" calcext:value-type="float">
            <text:p>0.35464109182358</text:p>
          </table:table-cell>
          <table:table-cell/>
          <table:table-cell table:formula="of:=SUM([.C153:.C162])/10" office:value-type="float" office:value="0.0000470159632875847" calcext:value-type="float">
            <text:p>4.70159632875847E-05</text:p>
          </table:table-cell>
          <table:table-cell/>
          <table:table-cell table:formula="of:=SUM([.E153:.E162])/10" office:value-type="float" office:value="0.6528125" calcext:value-type="float">
            <text:p>0.6528125</text:p>
          </table:table-cell>
          <table:table-cell table:formula="of:=SUM([.F153:.F162])/10" office:value-type="float" office:value="0.385625" calcext:value-type="float">
            <text:p>0.385625</text:p>
          </table:table-cell>
          <table:table-cell table:formula="of:=SUM([.G153:.G162])/10" office:value-type="float" office:value="0.748125" calcext:value-type="float">
            <text:p>0.74812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.0030363440164365" calcext:value-type="float">
            <text:p>0.003036344016437</text:p>
          </table:table-cell>
          <table:table-cell office:value-type="float" office:value="0.0000000555419564785" calcext:value-type="float">
            <text:p>5.55419564785E-08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096875" calcext:value-type="float">
            <text:p>4.096875</text:p>
          </table:table-cell>
          <table:table-cell office:value-type="float" office:value="1" calcext:value-type="float">
            <text:p>1</text:p>
          </table:table-cell>
          <table:table-cell office:value-type="float" office:value="0.36091719865799" calcext:value-type="float">
            <text:p>0.36091719865799</text:p>
          </table:table-cell>
          <table:table-cell/>
          <table:table-cell table:formula="of:=SUM([.C154:.C163])/10" office:value-type="float" office:value="0.0000389787652167735" calcext:value-type="float">
            <text:p>3.89787652167735E-05</text:p>
          </table:table-cell>
          <table:table-cell/>
          <table:table-cell table:formula="of:=SUM([.E154:.E163])/10" office:value-type="float" office:value="0.65375" calcext:value-type="float">
            <text:p>0.65375</text:p>
          </table:table-cell>
          <table:table-cell table:formula="of:=SUM([.F154:.F163])/10" office:value-type="float" office:value="0.3865625" calcext:value-type="float">
            <text:p>0.3865625</text:p>
          </table:table-cell>
          <table:table-cell table:formula="of:=SUM([.G154:.G163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.0027328604657669" calcext:value-type="float">
            <text:p>0.002732860465767</text:p>
          </table:table-cell>
          <table:table-cell office:value-type="float" office:value="0.000068997951510297" calcext:value-type="float">
            <text:p>6.8997951510297E-0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3780174255371" calcext:value-type="float">
            <text:p>0.33780174255371</text:p>
          </table:table-cell>
          <table:table-cell/>
          <table:table-cell table:formula="of:=SUM([.C155:.C164])/10" office:value-type="float" office:value="0.0000375484057377682" calcext:value-type="float">
            <text:p>3.75484057377682E-05</text:p>
          </table:table-cell>
          <table:table-cell/>
          <table:table-cell table:formula="of:=SUM([.E155:.E164])/10" office:value-type="float" office:value="0.643125" calcext:value-type="float">
            <text:p>0.643125</text:p>
          </table:table-cell>
          <table:table-cell table:formula="of:=SUM([.F155:.F164])/10" office:value-type="float" office:value="0.3759375" calcext:value-type="float">
            <text:p>0.3759375</text:p>
          </table:table-cell>
          <table:table-cell table:formula="of:=SUM([.G155:.G164])/10" office:value-type="float" office:value="0.7428125" calcext:value-type="float">
            <text:p>0.742812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.0025470081804087" calcext:value-type="float">
            <text:p>0.002547008180409</text:p>
          </table:table-cell>
          <table:table-cell office:value-type="float" office:value="0.000077604349436633" calcext:value-type="float">
            <text:p>7.7604349436633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4614388942719" calcext:value-type="float">
            <text:p>0.34614388942719</text:p>
          </table:table-cell>
          <table:table-cell/>
          <table:table-cell table:formula="of:=SUM([.C156:.C165])/10" office:value-type="float" office:value="0.0000371696388656815" calcext:value-type="float">
            <text:p>3.71696388656815E-05</text:p>
          </table:table-cell>
          <table:table-cell/>
          <table:table-cell table:formula="of:=SUM([.E156:.E165])/10" office:value-type="float" office:value="0.6453125" calcext:value-type="float">
            <text:p>0.6453125</text:p>
          </table:table-cell>
          <table:table-cell table:formula="of:=SUM([.F156:.F165])/10" office:value-type="float" office:value="0.38" calcext:value-type="float">
            <text:p>0.38</text:p>
          </table:table-cell>
          <table:table-cell table:formula="of:=SUM([.G156:.G165])/10" office:value-type="float" office:value="0.7390625" calcext:value-type="float">
            <text:p>0.73906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2063229730993" calcext:value-type="float">
            <text:p>0.002063229730993</text:p>
          </table:table-cell>
          <table:table-cell office:value-type="float" office:value="0.000044641598419573" calcext:value-type="float">
            <text:p>4.4641598419573E-0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318377494812" calcext:value-type="float">
            <text:p>0.3318377494812</text:p>
          </table:table-cell>
          <table:table-cell/>
          <table:table-cell table:formula="of:=SUM([.C157:.C166])/10" office:value-type="float" office:value="0.0000402573047462874" calcext:value-type="float">
            <text:p>4.02573047462874E-05</text:p>
          </table:table-cell>
          <table:table-cell/>
          <table:table-cell table:formula="of:=SUM([.E157:.E166])/10" office:value-type="float" office:value="0.653125" calcext:value-type="float">
            <text:p>0.653125</text:p>
          </table:table-cell>
          <table:table-cell table:formula="of:=SUM([.F157:.F166])/10" office:value-type="float" office:value="0.3771875" calcext:value-type="float">
            <text:p>0.3771875</text:p>
          </table:table-cell>
          <table:table-cell table:formula="of:=SUM([.G157:.G166])/10" office:value-type="float" office:value="0.73375" calcext:value-type="float">
            <text:p>0.7337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.0041229596710764" calcext:value-type="float">
            <text:p>0.004122959671076</text:p>
          </table:table-cell>
          <table:table-cell office:value-type="float" office:value="0.00000081094459242204" calcext:value-type="float">
            <text:p>8.1094459242204E-07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7" calcext:value-type="float">
            <text:p>0.7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8" calcext:value-type="float">
            <text:p>0.8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61901050806046" calcext:value-type="float">
            <text:p>0.61901050806046</text:p>
          </table:table-cell>
          <table:table-cell/>
          <table:table-cell table:formula="of:=SUM([.C158:.C167])/10" office:value-type="float" office:value="0.0000340014873157969" calcext:value-type="float">
            <text:p>3.40014873157969E-05</text:p>
          </table:table-cell>
          <table:table-cell/>
          <table:table-cell table:formula="of:=SUM([.E158:.E167])/10" office:value-type="float" office:value="0.6559375" calcext:value-type="float">
            <text:p>0.6559375</text:p>
          </table:table-cell>
          <table:table-cell table:formula="of:=SUM([.F158:.F167])/10" office:value-type="float" office:value="0.375625" calcext:value-type="float">
            <text:p>0.375625</text:p>
          </table:table-cell>
          <table:table-cell table:formula="of:=SUM([.G158:.G167])/10" office:value-type="float" office:value="0.7396875" calcext:value-type="float">
            <text:p>0.739687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.0029945857299026" calcext:value-type="float">
            <text:p>0.002994585729903</text:p>
          </table:table-cell>
          <table:table-cell office:value-type="float" office:value="0.000018102797588845" calcext:value-type="float">
            <text:p>1.8102797588845E-0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5" calcext:value-type="float">
            <text:p>0.5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62902837991714" calcext:value-type="float">
            <text:p>0.62902837991714</text:p>
          </table:table-cell>
          <table:table-cell/>
          <table:table-cell table:formula="of:=SUM([.C159:.C168])/10" office:value-type="float" office:value="0.0000357943387474014" calcext:value-type="float">
            <text:p>3.57943387474014E-05</text:p>
          </table:table-cell>
          <table:table-cell/>
          <table:table-cell table:formula="of:=SUM([.E159:.E168])/10" office:value-type="float" office:value="0.6453125" calcext:value-type="float">
            <text:p>0.6453125</text:p>
          </table:table-cell>
          <table:table-cell table:formula="of:=SUM([.F159:.F168])/10" office:value-type="float" office:value="0.37125" calcext:value-type="float">
            <text:p>0.37125</text:p>
          </table:table-cell>
          <table:table-cell table:formula="of:=SUM([.G159:.G168])/10" office:value-type="float" office:value="0.739375" calcext:value-type="float">
            <text:p>0.73937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.0045532055024523" calcext:value-type="float">
            <text:p>0.004553205502452</text:p>
          </table:table-cell>
          <table:table-cell office:value-type="float" office:value="0.0000019148241776581" calcext:value-type="float">
            <text:p>1.9148241776581E-06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5" calcext:value-type="float">
            <text:p>0.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58456897735596" calcext:value-type="float">
            <text:p>0.58456897735596</text:p>
          </table:table-cell>
          <table:table-cell/>
          <table:table-cell table:formula="of:=SUM([.C160:.C169])/10" office:value-type="float" office:value="0.0000309636245356033" calcext:value-type="float">
            <text:p>3.09636245356033E-05</text:p>
          </table:table-cell>
          <table:table-cell/>
          <table:table-cell table:formula="of:=SUM([.E160:.E169])/10" office:value-type="float" office:value="0.638125" calcext:value-type="float">
            <text:p>0.638125</text:p>
          </table:table-cell>
          <table:table-cell table:formula="of:=SUM([.F160:.F169])/10" office:value-type="float" office:value="0.37125" calcext:value-type="float">
            <text:p>0.37125</text:p>
          </table:table-cell>
          <table:table-cell table:formula="of:=SUM([.G160:.G169])/10" office:value-type="float" office:value="0.7421875" calcext:value-type="float">
            <text:p>0.742187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.0029227874343633" calcext:value-type="float">
            <text:p>0.002922787434363</text:p>
          </table:table-cell>
          <table:table-cell office:value-type="float" office:value="0.000047894045276424" calcext:value-type="float">
            <text:p>4.7894045276424E-0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60241339206696" calcext:value-type="float">
            <text:p>0.60241339206696</text:p>
          </table:table-cell>
          <table:table-cell/>
          <table:table-cell table:formula="of:=SUM([.C161:.C170])/10" office:value-type="float" office:value="0.000035739896956609" calcext:value-type="float">
            <text:p>3.5739896956609E-05</text:p>
          </table:table-cell>
          <table:table-cell/>
          <table:table-cell table:formula="of:=SUM([.E161:.E170])/10" office:value-type="float" office:value="0.6409375" calcext:value-type="float">
            <text:p>0.6409375</text:p>
          </table:table-cell>
          <table:table-cell table:formula="of:=SUM([.F161:.F170])/10" office:value-type="float" office:value="0.3690625" calcext:value-type="float">
            <text:p>0.3690625</text:p>
          </table:table-cell>
          <table:table-cell table:formula="of:=SUM([.G161:.G170])/10" office:value-type="float" office:value="0.7403125" calcext:value-type="float">
            <text:p>0.740312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38433822424849" calcext:value-type="float">
            <text:p>0.003843382242485</text:p>
          </table:table-cell>
          <table:table-cell office:value-type="float" office:value="0.000029845779513715" calcext:value-type="float">
            <text:p>2.9845779513715E-0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60856866836548" calcext:value-type="float">
            <text:p>0.60856866836548</text:p>
          </table:table-cell>
          <table:table-cell/>
          <table:table-cell table:formula="of:=SUM([.C162:.C171])/10" office:value-type="float" office:value="0.0000386149840619169" calcext:value-type="float">
            <text:p>3.86149840619169E-05</text:p>
          </table:table-cell>
          <table:table-cell/>
          <table:table-cell table:formula="of:=SUM([.E162:.E171])/10" office:value-type="float" office:value="0.6446875" calcext:value-type="float">
            <text:p>0.6446875</text:p>
          </table:table-cell>
          <table:table-cell table:formula="of:=SUM([.F162:.F171])/10" office:value-type="float" office:value="0.3709375" calcext:value-type="float">
            <text:p>0.3709375</text:p>
          </table:table-cell>
          <table:table-cell table:formula="of:=SUM([.G162:.G171])/1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0035557425027946" calcext:value-type="float">
            <text:p>0.003555742502795</text:p>
          </table:table-cell>
          <table:table-cell office:value-type="float" office:value="0.00005987462242988" calcext:value-type="float">
            <text:p>5.987462242988E-0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8503667116165" calcext:value-type="float">
            <text:p>0.38503667116165</text:p>
          </table:table-cell>
          <table:table-cell/>
          <table:table-cell table:formula="of:=SUM([.C163:.C172])/10" office:value-type="float" office:value="0.0000349742454901926" calcext:value-type="float">
            <text:p>3.49742454901926E-05</text:p>
          </table:table-cell>
          <table:table-cell/>
          <table:table-cell table:formula="of:=SUM([.E163:.E172])/10" office:value-type="float" office:value="0.641875" calcext:value-type="float">
            <text:p>0.641875</text:p>
          </table:table-cell>
          <table:table-cell table:formula="of:=SUM([.F163:.F172])/10" office:value-type="float" office:value="0.3609375" calcext:value-type="float">
            <text:p>0.3609375</text:p>
          </table:table-cell>
          <table:table-cell table:formula="of:=SUM([.G163:.G172])/10" office:value-type="float" office:value="0.738125" calcext:value-type="float">
            <text:p>0.73812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0039429001044482" calcext:value-type="float">
            <text:p>0.003942900104448</text:p>
          </table:table-cell>
          <table:table-cell office:value-type="float" office:value="0.000043025671357674" calcext:value-type="float">
            <text:p>4.3025671357674E-0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44900501966476" calcext:value-type="float">
            <text:p>0.44900501966476</text:p>
          </table:table-cell>
          <table:table-cell/>
          <table:table-cell table:formula="of:=SUM([.C164:.C173])/10" office:value-type="float" office:value="0.0000392712584303121" calcext:value-type="float">
            <text:p>3.92712584303121E-05</text:p>
          </table:table-cell>
          <table:table-cell/>
          <table:table-cell table:formula="of:=SUM([.E164:.E173])/10" office:value-type="float" office:value="0.63375" calcext:value-type="float">
            <text:p>0.63375</text:p>
          </table:table-cell>
          <table:table-cell table:formula="of:=SUM([.F164:.F173])/10" office:value-type="float" office:value="0.354375" calcext:value-type="float">
            <text:p>0.354375</text:p>
          </table:table-cell>
          <table:table-cell table:formula="of:=SUM([.G164:.G173])/10" office:value-type="float" office:value="0.7390625" calcext:value-type="float">
            <text:p>0.739062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.0027015269850381" calcext:value-type="float">
            <text:p>0.002701526985038</text:p>
          </table:table-cell>
          <table:table-cell office:value-type="float" office:value="0.0000012178256149242" calcext:value-type="float">
            <text:p>1.2178256149242E-06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5716786384583" calcext:value-type="float">
            <text:p>0.35716786384583</text:p>
          </table:table-cell>
          <table:table-cell/>
          <table:table-cell table:formula="of:=SUM([.C165:.C174])/10" office:value-type="float" office:value="0.0000324932458407748" calcext:value-type="float">
            <text:p>3.24932458407748E-05</text:p>
          </table:table-cell>
          <table:table-cell/>
          <table:table-cell table:formula="of:=SUM([.E165:.E174])/10" office:value-type="float" office:value="0.640625" calcext:value-type="float">
            <text:p>0.640625</text:p>
          </table:table-cell>
          <table:table-cell table:formula="of:=SUM([.F165:.F174])/10" office:value-type="float" office:value="0.364375" calcext:value-type="float">
            <text:p>0.364375</text:p>
          </table:table-cell>
          <table:table-cell table:formula="of:=SUM([.G165:.G174])/10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.0032518852298381" calcext:value-type="float">
            <text:p>0.003251885229838</text:p>
          </table:table-cell>
          <table:table-cell office:value-type="float" office:value="0.0000087486053057181" calcext:value-type="float">
            <text:p>8.7486053057181E-06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3560169935226" calcext:value-type="float">
            <text:p>0.33560169935226</text:p>
          </table:table-cell>
          <table:table-cell/>
          <table:table-cell table:formula="of:=SUM([.C166:.C175])/10" office:value-type="float" office:value="0.0000256076714276833" calcext:value-type="float">
            <text:p>2.56076714276833E-05</text:p>
          </table:table-cell>
          <table:table-cell/>
          <table:table-cell table:formula="of:=SUM([.E166:.E175])/10" office:value-type="float" office:value="0.646875" calcext:value-type="float">
            <text:p>0.646875</text:p>
          </table:table-cell>
          <table:table-cell table:formula="of:=SUM([.F166:.F175])/10" office:value-type="float" office:value="0.360625" calcext:value-type="float">
            <text:p>0.360625</text:p>
          </table:table-cell>
          <table:table-cell table:formula="of:=SUM([.G166:.G175])/10" office:value-type="float" office:value="0.746875" calcext:value-type="float">
            <text:p>0.7468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35549109627027" calcext:value-type="float">
            <text:p>0.003554910962703</text:p>
          </table:table-cell>
          <table:table-cell office:value-type="float" office:value="0.000057457303524067" calcext:value-type="float">
            <text:p>5.7457303524067E-0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6934220790863" calcext:value-type="float">
            <text:p>0.36934220790863</text:p>
          </table:table-cell>
          <table:table-cell/>
          <table:table-cell table:formula="of:=SUM([.C167:.C176])/10" office:value-type="float" office:value="0.0000268892419381327" calcext:value-type="float">
            <text:p>2.68892419381327E-05</text:p>
          </table:table-cell>
          <table:table-cell/>
          <table:table-cell table:formula="of:=SUM([.E167:.E176])/10" office:value-type="float" office:value="0.6421875" calcext:value-type="float">
            <text:p>0.6421875</text:p>
          </table:table-cell>
          <table:table-cell table:formula="of:=SUM([.F167:.F176])/10" office:value-type="float" office:value="0.3675" calcext:value-type="float">
            <text:p>0.3675</text:p>
          </table:table-cell>
          <table:table-cell table:formula="of:=SUM([.G167:.G176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.0041889065876603" calcext:value-type="float">
            <text:p>0.00418890658766</text:p>
          </table:table-cell>
          <table:table-cell office:value-type="float" office:value="0.0000027707077518292" calcext:value-type="float">
            <text:p>2.7707077518292E-06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65625" calcext:value-type="float">
            <text:p>4.265625</text:p>
          </table:table-cell>
          <table:table-cell office:value-type="float" office:value="1" calcext:value-type="float">
            <text:p>1</text:p>
          </table:table-cell>
          <table:table-cell office:value-type="float" office:value="0.33256545066833" calcext:value-type="float">
            <text:p>0.33256545066833</text:p>
          </table:table-cell>
          <table:table-cell/>
          <table:table-cell table:formula="of:=SUM([.C168:.C177])/10" office:value-type="float" office:value="0.0000270852182540735" calcext:value-type="float">
            <text:p>2.70852182540735E-05</text:p>
          </table:table-cell>
          <table:table-cell/>
          <table:table-cell table:formula="of:=SUM([.E168:.E177])/10" office:value-type="float" office:value="0.631875" calcext:value-type="float">
            <text:p>0.631875</text:p>
          </table:table-cell>
          <table:table-cell table:formula="of:=SUM([.F168:.F177])/10" office:value-type="float" office:value="0.364375" calcext:value-type="float">
            <text:p>0.364375</text:p>
          </table:table-cell>
          <table:table-cell table:formula="of:=SUM([.G168:.G177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.0055307375034317" calcext:value-type="float">
            <text:p>0.005530737503432</text:p>
          </table:table-cell>
          <table:table-cell office:value-type="float" office:value="0.000012693517583154" calcext:value-type="float">
            <text:p>1.2693517583154E-0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33656176328659" calcext:value-type="float">
            <text:p>0.33656176328659</text:p>
          </table:table-cell>
          <table:table-cell/>
          <table:table-cell table:formula="of:=SUM([.C169:.C178])/10" office:value-type="float" office:value="0.0000265442902535044" calcext:value-type="float">
            <text:p>2.65442902535044E-05</text:p>
          </table:table-cell>
          <table:table-cell/>
          <table:table-cell table:formula="of:=SUM([.E169:.E178])/10" office:value-type="float" office:value="0.6475" calcext:value-type="float">
            <text:p>0.6475</text:p>
          </table:table-cell>
          <table:table-cell table:formula="of:=SUM([.F169:.F178])/10" office:value-type="float" office:value="0.3709375" calcext:value-type="float">
            <text:p>0.3709375</text:p>
          </table:table-cell>
          <table:table-cell table:formula="of:=SUM([.G169:.G178])/10" office:value-type="float" office:value="0.748125" calcext:value-type="float">
            <text:p>0.74812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0.0056933427549666" calcext:value-type="float">
            <text:p>0.005693342754967</text:p>
          </table:table-cell>
          <table:table-cell office:value-type="float" office:value="0.0000016836711824147" calcext:value-type="float">
            <text:p>1.6836711824147E-06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3047008514404" calcext:value-type="float">
            <text:p>0.33047008514404</text:p>
          </table:table-cell>
          <table:table-cell/>
          <table:table-cell table:formula="of:=SUM([.C170:.C179])/10" office:value-type="float" office:value="0.00002652117495398" calcext:value-type="float">
            <text:p>2.652117495398E-05</text:p>
          </table:table-cell>
          <table:table-cell/>
          <table:table-cell table:formula="of:=SUM([.E170:.E179])/10" office:value-type="float" office:value="0.659375" calcext:value-type="float">
            <text:p>0.659375</text:p>
          </table:table-cell>
          <table:table-cell table:formula="of:=SUM([.F170:.F179])/10" office:value-type="float" office:value="0.3759375" calcext:value-type="float">
            <text:p>0.3759375</text:p>
          </table:table-cell>
          <table:table-cell table:formula="of:=SUM([.G170:.G179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.0073806723637972" calcext:value-type="float">
            <text:p>0.007380672363797</text:p>
          </table:table-cell>
          <table:table-cell office:value-type="float" office:value="0.000061071817204994" calcext:value-type="float">
            <text:p>6.1071817204994E-0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2654362916946" calcext:value-type="float">
            <text:p>0.32654362916946</text:p>
          </table:table-cell>
          <table:table-cell/>
          <table:table-cell table:formula="of:=SUM([.C171:.C180])/10" office:value-type="float" office:value="0.000027838952146837" calcext:value-type="float">
            <text:p>2.7838952146837E-05</text:p>
          </table:table-cell>
          <table:table-cell/>
          <table:table-cell table:formula="of:=SUM([.E171:.E180])/10" office:value-type="float" office:value="0.6528125" calcext:value-type="float">
            <text:p>0.6528125</text:p>
          </table:table-cell>
          <table:table-cell table:formula="of:=SUM([.F171:.F180])/10" office:value-type="float" office:value="0.38375" calcext:value-type="float">
            <text:p>0.38375</text:p>
          </table:table-cell>
          <table:table-cell table:formula="of:=SUM([.G171:.G180])/10" office:value-type="float" office:value="0.756875" calcext:value-type="float">
            <text:p>0.7568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69238798576407" calcext:value-type="float">
            <text:p>0.006923879857641</text:p>
          </table:table-cell>
          <table:table-cell office:value-type="float" office:value="0.000076468111904093" calcext:value-type="float">
            <text:p>7.6468111904093E-05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5293297767639" calcext:value-type="float">
            <text:p>0.35293297767639</text:p>
          </table:table-cell>
          <table:table-cell/>
          <table:table-cell table:formula="of:=SUM([.C172:.C181])/10" office:value-type="float" office:value="0.0000325011853858748" calcext:value-type="float">
            <text:p>3.25011853858748E-05</text:p>
          </table:table-cell>
          <table:table-cell/>
          <table:table-cell table:formula="of:=SUM([.E172:.E181])/10" office:value-type="float" office:value="0.6503125" calcext:value-type="float">
            <text:p>0.6503125</text:p>
          </table:table-cell>
          <table:table-cell table:formula="of:=SUM([.F172:.F181])/10" office:value-type="float" office:value="0.38" calcext:value-type="float">
            <text:p>0.38</text:p>
          </table:table-cell>
          <table:table-cell table:formula="of:=SUM([.G172:.G181])/10" office:value-type="float" office:value="0.75875" calcext:value-type="float">
            <text:p>0.7587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0.0040290401724633" calcext:value-type="float">
            <text:p>0.004029040172463</text:p>
          </table:table-cell>
          <table:table-cell office:value-type="float" office:value="0.00001495042900268" calcext:value-type="float">
            <text:p>1.495042900268E-05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2210131883621" calcext:value-type="float">
            <text:p>0.32210131883621</text:p>
          </table:table-cell>
          <table:table-cell/>
          <table:table-cell table:formula="of:=SUM([.C173:.C182])/10" office:value-type="float" office:value="0.0000280087660431548" calcext:value-type="float">
            <text:p>2.80087660431548E-05</text:p>
          </table:table-cell>
          <table:table-cell/>
          <table:table-cell table:formula="of:=SUM([.E173:.E182])/10" office:value-type="float" office:value="0.653125" calcext:value-type="float">
            <text:p>0.653125</text:p>
          </table:table-cell>
          <table:table-cell table:formula="of:=SUM([.F173:.F182])/10" office:value-type="float" office:value="0.385625" calcext:value-type="float">
            <text:p>0.385625</text:p>
          </table:table-cell>
          <table:table-cell table:formula="of:=SUM([.G173:.G182])/10" office:value-type="float" office:value="0.7659375" calcext:value-type="float">
            <text:p>0.765937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0.0046717053570319" calcext:value-type="float">
            <text:p>0.004671705357032</text:p>
          </table:table-cell>
          <table:table-cell office:value-type="float" office:value="0.000017619717248189" calcext:value-type="float">
            <text:p>1.7619717248189E-0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32058500051498" calcext:value-type="float">
            <text:p>0.32058500051498</text:p>
          </table:table-cell>
          <table:table-cell/>
          <table:table-cell table:formula="of:=SUM([.C174:.C183])/10" office:value-type="float" office:value="0.0000254681706322063" calcext:value-type="float">
            <text:p>2.54681706322063E-05</text:p>
          </table:table-cell>
          <table:table-cell/>
          <table:table-cell table:formula="of:=SUM([.E174:.E183])/10" office:value-type="float" office:value="0.663125" calcext:value-type="float">
            <text:p>0.663125</text:p>
          </table:table-cell>
          <table:table-cell table:formula="of:=SUM([.F174:.F183])/10" office:value-type="float" office:value="0.3875" calcext:value-type="float">
            <text:p>0.3875</text:p>
          </table:table-cell>
          <table:table-cell table:formula="of:=SUM([.G174:.G183])/10" office:value-type="float" office:value="0.7678125" calcext:value-type="float">
            <text:p>0.767812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.0038345635577571" calcext:value-type="float">
            <text:p>0.003834563557757</text:p>
          </table:table-cell>
          <table:table-cell office:value-type="float" office:value="0.000047964556013086" calcext:value-type="float">
            <text:p>4.7964556013086E-0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4.259375" calcext:value-type="float">
            <text:p>4.259375</text:p>
          </table:table-cell>
          <table:table-cell office:value-type="float" office:value="1" calcext:value-type="float">
            <text:p>1</text:p>
          </table:table-cell>
          <table:table-cell office:value-type="float" office:value="0.32469300031662" calcext:value-type="float">
            <text:p>0.32469300031662</text:p>
          </table:table-cell>
          <table:table-cell/>
          <table:table-cell table:formula="of:=SUM([.C175:.C184])/10" office:value-type="float" office:value="0.0000301428436720225" calcext:value-type="float">
            <text:p>3.01428436720225E-05</text:p>
          </table:table-cell>
          <table:table-cell/>
          <table:table-cell table:formula="of:=SUM([.E175:.E184])/10" office:value-type="float" office:value="0.664375" calcext:value-type="float">
            <text:p>0.664375</text:p>
          </table:table-cell>
          <table:table-cell table:formula="of:=SUM([.F175:.F184])/10" office:value-type="float" office:value="0.384375" calcext:value-type="float">
            <text:p>0.384375</text:p>
          </table:table-cell>
          <table:table-cell table:formula="of:=SUM([.G175:.G184])/10" office:value-type="float" office:value="0.7703125" calcext:value-type="float">
            <text:p>0.7703125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0.0038344894564943" calcext:value-type="float">
            <text:p>0.003834489456494</text:p>
          </table:table-cell>
          <table:table-cell office:value-type="float" office:value="0.0000006168357740477" calcext:value-type="float">
            <text:p>6.168357740477E-07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2694729566574" calcext:value-type="float">
            <text:p>0.32694729566574</text:p>
          </table:table-cell>
          <table:table-cell/>
          <table:table-cell table:formula="of:=SUM([.C176:.C185])/10" office:value-type="float" office:value="0.0000293296667188555" calcext:value-type="float">
            <text:p>2.93296667188555E-05</text:p>
          </table:table-cell>
          <table:table-cell/>
          <table:table-cell table:formula="of:=SUM([.E176:.E185])/10" office:value-type="float" office:value="0.653125" calcext:value-type="float">
            <text:p>0.653125</text:p>
          </table:table-cell>
          <table:table-cell table:formula="of:=SUM([.F176:.F185])/10" office:value-type="float" office:value="0.385625" calcext:value-type="float">
            <text:p>0.385625</text:p>
          </table:table-cell>
          <table:table-cell table:formula="of:=SUM([.G176:.G185])/10" office:value-type="float" office:value="0.7684375" calcext:value-type="float">
            <text:p>0.768437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47837051155511" calcext:value-type="float">
            <text:p>0.004783705115551</text:p>
          </table:table-cell>
          <table:table-cell office:value-type="float" office:value="0.00000012535742381983" calcext:value-type="float">
            <text:p>1.2535742381983E-07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2083932161331" calcext:value-type="float">
            <text:p>0.32083932161331</text:p>
          </table:table-cell>
          <table:table-cell/>
          <table:table-cell table:formula="of:=SUM([.C177:.C186])/10" office:value-type="float" office:value="0.0000235964721088307" calcext:value-type="float">
            <text:p>2.35964721088307E-05</text:p>
          </table:table-cell>
          <table:table-cell/>
          <table:table-cell table:formula="of:=SUM([.E177:.E186])/10" office:value-type="float" office:value="0.6609375" calcext:value-type="float">
            <text:p>0.6609375</text:p>
          </table:table-cell>
          <table:table-cell table:formula="of:=SUM([.F177:.F186])/10" office:value-type="float" office:value="0.3790625" calcext:value-type="float">
            <text:p>0.3790625</text:p>
          </table:table-cell>
          <table:table-cell table:formula="of:=SUM([.G177:.G186])/10" office:value-type="float" office:value="0.766875" calcext:value-type="float">
            <text:p>0.76687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.0040768742357614" calcext:value-type="float">
            <text:p>0.004076874235761</text:p>
          </table:table-cell>
          <table:table-cell office:value-type="float" office:value="0.00007485890523202" calcext:value-type="float">
            <text:p>7.485890523202E-0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236407160759" calcext:value-type="float">
            <text:p>0.3236407160759</text:p>
          </table:table-cell>
          <table:table-cell/>
          <table:table-cell table:formula="of:=SUM([.C178:.C187])/10" office:value-type="float" office:value="0.0000308052918568498" calcext:value-type="float">
            <text:p>3.08052918568498E-05</text:p>
          </table:table-cell>
          <table:table-cell/>
          <table:table-cell table:formula="of:=SUM([.E178:.E187])/10" office:value-type="float" office:value="0.6875" calcext:value-type="float">
            <text:p>0.6875</text:p>
          </table:table-cell>
          <table:table-cell table:formula="of:=SUM([.F178:.F187])/10" office:value-type="float" office:value="0.3815625" calcext:value-type="float">
            <text:p>0.3815625</text:p>
          </table:table-cell>
          <table:table-cell table:formula="of:=SUM([.G178:.G187])/10" office:value-type="float" office:value="0.7646875" calcext:value-type="float">
            <text:p>0.764687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0.0034861649794038" calcext:value-type="float">
            <text:p>0.003486164979404</text:p>
          </table:table-cell>
          <table:table-cell office:value-type="float" office:value="0.00003824053456233" calcext:value-type="float">
            <text:p>3.824053456233E-0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2467968463898" calcext:value-type="float">
            <text:p>0.32467968463898</text:p>
          </table:table-cell>
          <table:table-cell/>
          <table:table-cell table:formula="of:=SUM([.C179:.C188])/10" office:value-type="float" office:value="0.0000333599935547674" calcext:value-type="float">
            <text:p>3.33599935547674E-05</text:p>
          </table:table-cell>
          <table:table-cell/>
          <table:table-cell table:formula="of:=SUM([.E179:.E188])/10" office:value-type="float" office:value="0.6896875" calcext:value-type="float">
            <text:p>0.6896875</text:p>
          </table:table-cell>
          <table:table-cell table:formula="of:=SUM([.F179:.F188])/10" office:value-type="float" office:value="0.376875" calcext:value-type="float">
            <text:p>0.376875</text:p>
          </table:table-cell>
          <table:table-cell table:formula="of:=SUM([.G179:.G188])/10" office:value-type="float" office:value="0.76125" calcext:value-type="float">
            <text:p>0.7612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0.0034648628527066" calcext:value-type="float">
            <text:p>0.003464862852707</text:p>
          </table:table-cell>
          <table:table-cell office:value-type="float" office:value="0.000059748882907204" calcext:value-type="float">
            <text:p>5.9748882907204E-0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2257096767426" calcext:value-type="float">
            <text:p>0.32257096767426</text:p>
          </table:table-cell>
          <table:table-cell/>
          <table:table-cell table:formula="of:=SUM([.C180:.C189])/10" office:value-type="float" office:value="0.0000391665147272464" calcext:value-type="float">
            <text:p>3.91665147272464E-05</text:p>
          </table:table-cell>
          <table:table-cell/>
          <table:table-cell table:formula="of:=SUM([.E180:.E189])/10" office:value-type="float" office:value="0.7040625" calcext:value-type="float">
            <text:p>0.7040625</text:p>
          </table:table-cell>
          <table:table-cell table:formula="of:=SUM([.F180:.F189])/10" office:value-type="float" office:value="0.3771875" calcext:value-type="float">
            <text:p>0.3771875</text:p>
          </table:table-cell>
          <table:table-cell table:formula="of:=SUM([.G180:.G189])/10" office:value-type="float" office:value="0.75875" calcext:value-type="float">
            <text:p>0.7587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0037898869835772" calcext:value-type="float">
            <text:p>0.003789886983577</text:p>
          </table:table-cell>
          <table:table-cell office:value-type="float" office:value="0.00000050150398054893" calcext:value-type="float">
            <text:p>5.0150398054893E-07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3100553750992" calcext:value-type="float">
            <text:p>0.33100553750992</text:p>
          </table:table-cell>
          <table:table-cell/>
          <table:table-cell table:formula="of:=SUM([.C181:.C190])/10" office:value-type="float" office:value="0.0000331094834048019" calcext:value-type="float">
            <text:p>3.31094834048019E-05</text:p>
          </table:table-cell>
          <table:table-cell/>
          <table:table-cell table:formula="of:=SUM([.E181:.E190])/10" office:value-type="float" office:value="0.7203125" calcext:value-type="float">
            <text:p>0.7203125</text:p>
          </table:table-cell>
          <table:table-cell table:formula="of:=SUM([.F181:.F190])/10" office:value-type="float" office:value="0.37375" calcext:value-type="float">
            <text:p>0.37375</text:p>
          </table:table-cell>
          <table:table-cell table:formula="of:=SUM([.G181:.G190])/10" office:value-type="float" office:value="0.7603125" calcext:value-type="float">
            <text:p>0.76031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29194013593951" calcext:value-type="float">
            <text:p>0.002919401359395</text:p>
          </table:table-cell>
          <table:table-cell office:value-type="float" office:value="0.000038215083971722" calcext:value-type="float">
            <text:p>3.8215083971722E-0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32140398025513" calcext:value-type="float">
            <text:p>0.32140398025513</text:p>
          </table:table-cell>
          <table:table-cell/>
          <table:table-cell table:formula="of:=SUM([.C182:.C191])/10" office:value-type="float" office:value="0.0000292841806115647" calcext:value-type="float">
            <text:p>2.92841806115647E-05</text:p>
          </table:table-cell>
          <table:table-cell/>
          <table:table-cell table:formula="of:=SUM([.E182:.E191])/10" office:value-type="float" office:value="0.731875" calcext:value-type="float">
            <text:p>0.731875</text:p>
          </table:table-cell>
          <table:table-cell table:formula="of:=SUM([.F182:.F191])/10" office:value-type="float" office:value="0.371875" calcext:value-type="float">
            <text:p>0.371875</text:p>
          </table:table-cell>
          <table:table-cell table:formula="of:=SUM([.G182:.G191])/10" office:value-type="float" office:value="0.759375" calcext:value-type="float">
            <text:p>0.75937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0.0065541207266506" calcext:value-type="float">
            <text:p>0.006554120726651</text:p>
          </table:table-cell>
          <table:table-cell office:value-type="float" office:value="0.000054405554565468" calcext:value-type="float">
            <text:p>5.4405554565468E-05</text:p>
          </table:table-cell>
          <table:table-cell office:value-type="float" office:value="0.7484375" calcext:value-type="float">
            <text:p>0.748437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3104645013809" calcext:value-type="float">
            <text:p>0.33104645013809</text:p>
          </table:table-cell>
          <table:table-cell/>
          <table:table-cell table:formula="of:=SUM([.C183:.C192])/10" office:value-type="float" office:value="0.0000332296931678435" calcext:value-type="float">
            <text:p>3.32296931678435E-05</text:p>
          </table:table-cell>
          <table:table-cell/>
          <table:table-cell table:formula="of:=SUM([.E183:.E192])/10" office:value-type="float" office:value="0.7521875" calcext:value-type="float">
            <text:p>0.7521875</text:p>
          </table:table-cell>
          <table:table-cell table:formula="of:=SUM([.F183:.F192])/10" office:value-type="float" office:value="0.366875" calcext:value-type="float">
            <text:p>0.366875</text:p>
          </table:table-cell>
          <table:table-cell table:formula="of:=SUM([.G183:.G192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0062471655663103" calcext:value-type="float">
            <text:p>0.00624716556631</text:p>
          </table:table-cell>
          <table:table-cell office:value-type="float" office:value="0.00011639428945464" calcext:value-type="float">
            <text:p>0.00011639428945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3141179084778" calcext:value-type="float">
            <text:p>0.33141179084778</text:p>
          </table:table-cell>
          <table:table-cell/>
          <table:table-cell table:formula="of:=SUM([.C184:.C193])/10" office:value-type="float" office:value="0.0000431071503884886" calcext:value-type="float">
            <text:p>4.31071503884886E-05</text:p>
          </table:table-cell>
          <table:table-cell/>
          <table:table-cell table:formula="of:=SUM([.E184:.E193])/10" office:value-type="float" office:value="0.7521875" calcext:value-type="float">
            <text:p>0.7521875</text:p>
          </table:table-cell>
          <table:table-cell table:formula="of:=SUM([.F184:.F193])/10" office:value-type="float" office:value="0.3703125" calcext:value-type="float">
            <text:p>0.3703125</text:p>
          </table:table-cell>
          <table:table-cell table:formula="of:=SUM([.G184:.G193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0.0039398696710123" calcext:value-type="float">
            <text:p>0.003939869671012</text:p>
          </table:table-cell>
          <table:table-cell office:value-type="float" office:value="0.0000085451160578044" calcext:value-type="float">
            <text:p>8.5451160578044E-06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322172999382" calcext:value-type="float">
            <text:p>0.3322172999382</text:p>
          </table:table-cell>
          <table:table-cell/>
          <table:table-cell table:formula="of:=SUM([.C185:.C194])/10" office:value-type="float" office:value="0.0000391652063929605" calcext:value-type="float">
            <text:p>3.91652063929605E-05</text:p>
          </table:table-cell>
          <table:table-cell/>
          <table:table-cell table:formula="of:=SUM([.E185:.E194])/10" office:value-type="float" office:value="0.7709375" calcext:value-type="float">
            <text:p>0.7709375</text:p>
          </table:table-cell>
          <table:table-cell table:formula="of:=SUM([.F185:.F194])/10" office:value-type="float" office:value="0.3703125" calcext:value-type="float">
            <text:p>0.3703125</text:p>
          </table:table-cell>
          <table:table-cell table:formula="of:=SUM([.G185:.G194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.0050377731764456" calcext:value-type="float">
            <text:p>0.005037773176446</text:p>
          </table:table-cell>
          <table:table-cell office:value-type="float" office:value="0.0000082758632122402" calcext:value-type="float">
            <text:p>8.2758632122402E-06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834375" calcext:value-type="float">
            <text:p>0.8343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3057619333267" calcext:value-type="float">
            <text:p>0.33057619333267</text:p>
          </table:table-cell>
          <table:table-cell/>
          <table:table-cell table:formula="of:=SUM([.C186:.C195])/10" office:value-type="float" office:value="0.0000399311091367797" calcext:value-type="float">
            <text:p>3.99311091367797E-05</text:p>
          </table:table-cell>
          <table:table-cell/>
          <table:table-cell table:formula="of:=SUM([.E186:.E195])/10" office:value-type="float" office:value="0.78875" calcext:value-type="float">
            <text:p>0.78875</text:p>
          </table:table-cell>
          <table:table-cell table:formula="of:=SUM([.F186:.F195])/10" office:value-type="float" office:value="0.37625" calcext:value-type="float">
            <text:p>0.37625</text:p>
          </table:table-cell>
          <table:table-cell table:formula="of:=SUM([.G186:.G195])/10" office:value-type="float" office:value="0.75625" calcext:value-type="float">
            <text:p>0.7562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4163057016558" calcext:value-type="float">
            <text:p>0.004163057016558</text:p>
          </table:table-cell>
          <table:table-cell office:value-type="float" office:value="0.0000020431574150173" calcext:value-type="float">
            <text:p>2.0431574150173E-06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0.4" calcext:value-type="float">
            <text:p>0.4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3559087514877" calcext:value-type="float">
            <text:p>0.33559087514877</text:p>
          </table:table-cell>
          <table:table-cell/>
          <table:table-cell table:formula="of:=SUM([.C187:.C196])/10" office:value-type="float" office:value="0.0000401228891358995" calcext:value-type="float">
            <text:p>4.01228891358995E-05</text:p>
          </table:table-cell>
          <table:table-cell/>
          <table:table-cell table:formula="of:=SUM([.E187:.E196])/10" office:value-type="float" office:value="0.7915625" calcext:value-type="float">
            <text:p>0.7915625</text:p>
          </table:table-cell>
          <table:table-cell table:formula="of:=SUM([.F187:.F196])/10" office:value-type="float" office:value="0.38" calcext:value-type="float">
            <text:p>0.38</text:p>
          </table:table-cell>
          <table:table-cell table:formula="of:=SUM([.G187:.G196])/10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0.0042350839532446" calcext:value-type="float">
            <text:p>0.004235083953245</text:p>
          </table:table-cell>
          <table:table-cell office:value-type="float" office:value="0.000034734803766978" calcext:value-type="float">
            <text:p>3.4734803766978E-0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2896226644516" calcext:value-type="float">
            <text:p>0.32896226644516</text:p>
          </table:table-cell>
          <table:table-cell/>
          <table:table-cell table:formula="of:=SUM([.C188:.C197])/10" office:value-type="float" office:value="0.0000361104789893953" calcext:value-type="float">
            <text:p>3.61104789893953E-05</text:p>
          </table:table-cell>
          <table:table-cell/>
          <table:table-cell table:formula="of:=SUM([.E188:.E197])/10" office:value-type="float" office:value="0.788125" calcext:value-type="float">
            <text:p>0.788125</text:p>
          </table:table-cell>
          <table:table-cell table:formula="of:=SUM([.F188:.F197])/10" office:value-type="float" office:value="0.3790625" calcext:value-type="float">
            <text:p>0.3790625</text:p>
          </table:table-cell>
          <table:table-cell table:formula="of:=SUM([.G188:.G197])/10" office:value-type="float" office:value="0.755625" calcext:value-type="float">
            <text:p>0.75562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0.0041261782098445" calcext:value-type="float">
            <text:p>0.004126178209845</text:p>
          </table:table-cell>
          <table:table-cell office:value-type="float" office:value="0.000037598074155371" calcext:value-type="float">
            <text:p>3.7598074155371E-05</text:p>
          </table:table-cell>
          <table:table-cell office:value-type="float" office:value="0.7546875" calcext:value-type="float">
            <text:p>0.754687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2936872243881" calcext:value-type="float">
            <text:p>0.32936872243881</text:p>
          </table:table-cell>
          <table:table-cell/>
          <table:table-cell table:formula="of:=SUM([.C189:.C198])/10" office:value-type="float" office:value="0.0000360462329486994" calcext:value-type="float">
            <text:p>3.60462329486994E-05</text:p>
          </table:table-cell>
          <table:table-cell/>
          <table:table-cell table:formula="of:=SUM([.E189:.E198])/10" office:value-type="float" office:value="0.795625" calcext:value-type="float">
            <text:p>0.795625</text:p>
          </table:table-cell>
          <table:table-cell table:formula="of:=SUM([.F189:.F198])/10" office:value-type="float" office:value="0.3771875" calcext:value-type="float">
            <text:p>0.3771875</text:p>
          </table:table-cell>
          <table:table-cell table:formula="of:=SUM([.G189:.G198])/10" office:value-type="float" office:value="0.756875" calcext:value-type="float">
            <text:p>0.75687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.0043479141429998" calcext:value-type="float">
            <text:p>0.004347914143</text:p>
          </table:table-cell>
          <table:table-cell office:value-type="float" office:value="0.000076552207482927" calcext:value-type="float">
            <text:p>7.6552207482927E-0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2869410514832" calcext:value-type="float">
            <text:p>0.32869410514832</text:p>
          </table:table-cell>
          <table:table-cell/>
          <table:table-cell table:formula="of:=SUM([.C190:.C199])/10" office:value-type="float" office:value="0.0000377265654062717" calcext:value-type="float">
            <text:p>3.77265654062717E-05</text:p>
          </table:table-cell>
          <table:table-cell/>
          <table:table-cell table:formula="of:=SUM([.E190:.E199])/10" office:value-type="float" office:value="0.794375" calcext:value-type="float">
            <text:p>0.794375</text:p>
          </table:table-cell>
          <table:table-cell table:formula="of:=SUM([.F190:.F199])/10" office:value-type="float" office:value="0.3746875" calcext:value-type="float">
            <text:p>0.3746875</text:p>
          </table:table-cell>
          <table:table-cell table:formula="of:=SUM([.G190:.G199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.0041125385701889" calcext:value-type="float">
            <text:p>0.004112538570189</text:p>
          </table:table-cell>
          <table:table-cell office:value-type="float" office:value="0.000031288027324511" calcext:value-type="float">
            <text:p>3.1288027324511E-05</text:p>
          </table:table-cell>
          <table:table-cell office:value-type="float" office:value="0.7453125" calcext:value-type="float">
            <text:p>0.745312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8410408496857" calcext:value-type="float">
            <text:p>0.38410408496857</text:p>
          </table:table-cell>
          <table:table-cell/>
          <table:table-cell table:formula="of:=SUM([.C191:.C200])/10" office:value-type="float" office:value="0.0000408052177406679" calcext:value-type="float">
            <text:p>4.08052177406679E-05</text:p>
          </table:table-cell>
          <table:table-cell/>
          <table:table-cell table:formula="of:=SUM([.E191:.E200])/10" office:value-type="float" office:value="0.809375" calcext:value-type="float">
            <text:p>0.809375</text:p>
          </table:table-cell>
          <table:table-cell table:formula="of:=SUM([.F191:.F200])/10" office:value-type="float" office:value="0.3775" calcext:value-type="float">
            <text:p>0.3775</text:p>
          </table:table-cell>
          <table:table-cell table:formula="of:=SUM([.G191:.G200])/10" office:value-type="float" office:value="0.7503125" calcext:value-type="float">
            <text:p>0.75031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56684568407945" calcext:value-type="float">
            <text:p>0.005668456840795</text:p>
          </table:table-cell>
          <table:table-cell office:value-type="float" office:value="0.000067471667065787" calcext:value-type="float">
            <text:p>6.7471667065787E-05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6138442754745" calcext:value-type="float">
            <text:p>0.36138442754745</text:p>
          </table:table-cell>
          <table:table-cell/>
          <table:table-cell table:formula="of:=SUM([.C192:.C201])/10" office:value-type="float" office:value="0.0000437308760500744" calcext:value-type="float">
            <text:p>4.37308760500744E-05</text:p>
          </table:table-cell>
          <table:table-cell/>
          <table:table-cell table:formula="of:=SUM([.E192:.E201])/10" office:value-type="float" office:value="0.8134375" calcext:value-type="float">
            <text:p>0.8134375</text:p>
          </table:table-cell>
          <table:table-cell table:formula="of:=SUM([.F192:.F201])/10" office:value-type="float" office:value="0.3765625" calcext:value-type="float">
            <text:p>0.3765625</text:p>
          </table:table-cell>
          <table:table-cell table:formula="of:=SUM([.G192:.G201])/1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.0054438782855868" calcext:value-type="float">
            <text:p>0.005443878285587</text:p>
          </table:table-cell>
          <table:table-cell office:value-type="float" office:value="0.00001445232635755" calcext:value-type="float">
            <text:p>1.445232635755E-0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4931802749634" calcext:value-type="float">
            <text:p>0.34931802749634</text:p>
          </table:table-cell>
          <table:table-cell/>
          <table:table-cell table:formula="of:=SUM([.C193:.C202])/10" office:value-type="float" office:value="0.0000397355532292826" calcext:value-type="float">
            <text:p>3.97355532292826E-05</text:p>
          </table:table-cell>
          <table:table-cell/>
          <table:table-cell table:formula="of:=SUM([.E193:.E202])/10" office:value-type="float" office:value="0.8059375" calcext:value-type="float">
            <text:p>0.8059375</text:p>
          </table:table-cell>
          <table:table-cell table:formula="of:=SUM([.F193:.F202])/10" office:value-type="float" office:value="0.37875" calcext:value-type="float">
            <text:p>0.37875</text:p>
          </table:table-cell>
          <table:table-cell table:formula="of:=SUM([.G193:.G202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.0033430918701924" calcext:value-type="float">
            <text:p>0.003343091870192</text:p>
          </table:table-cell>
          <table:table-cell office:value-type="float" office:value="0.00000771781760871" calcext:value-type="float">
            <text:p>7.71781760871E-06</text:p>
          </table:table-cell>
          <table:table-cell office:value-type="float" office:value="0.675" calcext:value-type="float">
            <text:p>0.675</text:p>
          </table:table-cell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6600532531738" calcext:value-type="float">
            <text:p>0.36600532531738</text:p>
          </table:table-cell>
          <table:table-cell/>
          <table:table-cell table:formula="of:=SUM([.C194:.C203])/10" office:value-type="float" office:value="0.0000288679060446896" calcext:value-type="float">
            <text:p>2.88679060446896E-05</text:p>
          </table:table-cell>
          <table:table-cell/>
          <table:table-cell table:formula="of:=SUM([.E194:.E203])/10" office:value-type="float" office:value="0.818125" calcext:value-type="float">
            <text:p>0.818125</text:p>
          </table:table-cell>
          <table:table-cell table:formula="of:=SUM([.F194:.F203])/10" office:value-type="float" office:value="0.37625" calcext:value-type="float">
            <text:p>0.37625</text:p>
          </table:table-cell>
          <table:table-cell table:formula="of:=SUM([.G194:.G203])/10" office:value-type="float" office:value="0.74875" calcext:value-type="float">
            <text:p>0.7487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.0029734114476014" calcext:value-type="float">
            <text:p>0.002973411447601</text:p>
          </table:table-cell>
          <table:table-cell office:value-type="float" office:value="0.000048509388360356" calcext:value-type="float">
            <text:p>4.8509388360356E-0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834375" calcext:value-type="float">
            <text:p>0.8343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4465318918228" calcext:value-type="float">
            <text:p>0.34465318918228</text:p>
          </table:table-cell>
          <table:table-cell/>
          <table:table-cell table:formula="of:=SUM([.C195:.C204])/10" office:value-type="float" office:value="0.0000328643332749448" calcext:value-type="float">
            <text:p>3.28643332749448E-05</text:p>
          </table:table-cell>
          <table:table-cell/>
          <table:table-cell table:formula="of:=SUM([.E195:.E204])/10" office:value-type="float" office:value="0.8190625" calcext:value-type="float">
            <text:p>0.8190625</text:p>
          </table:table-cell>
          <table:table-cell table:formula="of:=SUM([.F195:.F204])/10" office:value-type="float" office:value="0.3715625" calcext:value-type="float">
            <text:p>0.3715625</text:p>
          </table:table-cell>
          <table:table-cell table:formula="of:=SUM([.G195:.G204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.0035439323342871" calcext:value-type="float">
            <text:p>0.003543932334287</text:p>
          </table:table-cell>
          <table:table-cell office:value-type="float" office:value="0.000040703664841876" calcext:value-type="float">
            <text:p>4.0703664841876E-05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2623373270035" calcext:value-type="float">
            <text:p>0.32623373270035</text:p>
          </table:table-cell>
          <table:table-cell/>
          <table:table-cell table:formula="of:=SUM([.C196:.C205])/10" office:value-type="float" office:value="0.0000361071134379083" calcext:value-type="float">
            <text:p>3.61071134379083E-05</text:p>
          </table:table-cell>
          <table:table-cell/>
          <table:table-cell table:formula="of:=SUM([.E196:.E205])/10" office:value-type="float" office:value="0.8109375" calcext:value-type="float">
            <text:p>0.8109375</text:p>
          </table:table-cell>
          <table:table-cell table:formula="of:=SUM([.F196:.F205])/10" office:value-type="float" office:value="0.36875" calcext:value-type="float">
            <text:p>0.36875</text:p>
          </table:table-cell>
          <table:table-cell table:formula="of:=SUM([.G196:.G205])/10" office:value-type="float" office:value="0.74125" calcext:value-type="float">
            <text:p>0.741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35654042323586" calcext:value-type="float">
            <text:p>0.003565404232359</text:p>
          </table:table-cell>
          <table:table-cell office:value-type="float" office:value="0.000066838273316241" calcext:value-type="float">
            <text:p>6.6838273316241E-0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75" calcext:value-type="float">
            <text:p>0.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8" calcext:value-type="float">
            <text:p>0.8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2275159358978" calcext:value-type="float">
            <text:p>0.32275159358978</text:p>
          </table:table-cell>
          <table:table-cell/>
          <table:table-cell table:formula="of:=SUM([.C197:.C206])/10" office:value-type="float" office:value="0.0000425866250280307" calcext:value-type="float">
            <text:p>4.25866250280307E-05</text:p>
          </table:table-cell>
          <table:table-cell/>
          <table:table-cell table:formula="of:=SUM([.E197:.E206])/10" office:value-type="float" office:value="0.805625" calcext:value-type="float">
            <text:p>0.805625</text:p>
          </table:table-cell>
          <table:table-cell table:formula="of:=SUM([.F197:.F206])/10" office:value-type="float" office:value="0.3665625" calcext:value-type="float">
            <text:p>0.3665625</text:p>
          </table:table-cell>
          <table:table-cell table:formula="of:=SUM([.G197:.G206])/10" office:value-type="float" office:value="0.7459375" calcext:value-type="float">
            <text:p>0.745937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0.0030946386861615" calcext:value-type="float">
            <text:p>0.003094638686162</text:p>
          </table:table-cell>
          <table:table-cell office:value-type="float" office:value="0.000000027079623632267" calcext:value-type="float">
            <text:p>2.7079623632267E-0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367214679718" calcext:value-type="float">
            <text:p>0.3367214679718</text:p>
          </table:table-cell>
          <table:table-cell/>
          <table:table-cell table:formula="of:=SUM([.C198:.C207])/10" office:value-type="float" office:value="0.0000391158526136961" calcext:value-type="float">
            <text:p>3.91158526136961E-05</text:p>
          </table:table-cell>
          <table:table-cell/>
          <table:table-cell table:formula="of:=SUM([.E198:.E207])/10" office:value-type="float" office:value="0.80875" calcext:value-type="float">
            <text:p>0.80875</text:p>
          </table:table-cell>
          <table:table-cell table:formula="of:=SUM([.F198:.F207])/10" office:value-type="float" office:value="0.365625" calcext:value-type="float">
            <text:p>0.365625</text:p>
          </table:table-cell>
          <table:table-cell table:formula="of:=SUM([.G198:.G207])/10" office:value-type="float" office:value="0.746875" calcext:value-type="float">
            <text:p>0.74687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.0041018223710125" calcext:value-type="float">
            <text:p>0.004101822371013</text:p>
          </table:table-cell>
          <table:table-cell office:value-type="float" office:value="0.000060104867043773" calcext:value-type="float">
            <text:p>6.0104867043773E-0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4" calcext:value-type="float">
            <text:p>0.4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4585453271866" calcext:value-type="float">
            <text:p>0.34585453271866</text:p>
          </table:table-cell>
          <table:table-cell/>
          <table:table-cell table:formula="of:=SUM([.C199:.C208])/10" office:value-type="float" office:value="0.0000413665319025363" calcext:value-type="float">
            <text:p>4.13665319025363E-05</text:p>
          </table:table-cell>
          <table:table-cell/>
          <table:table-cell table:formula="of:=SUM([.E199:.E208])/10" office:value-type="float" office:value="0.7990625" calcext:value-type="float">
            <text:p>0.7990625</text:p>
          </table:table-cell>
          <table:table-cell table:formula="of:=SUM([.F199:.F208])/10" office:value-type="float" office:value="0.3709375" calcext:value-type="float">
            <text:p>0.3709375</text:p>
          </table:table-cell>
          <table:table-cell table:formula="of:=SUM([.G199:.G208])/10" office:value-type="float" office:value="0.7503125" calcext:value-type="float">
            <text:p>0.750312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0.0036853672267171" calcext:value-type="float">
            <text:p>0.003685367226717</text:p>
          </table:table-cell>
          <table:table-cell office:value-type="float" office:value="0.00005985239512367" calcext:value-type="float">
            <text:p>5.985239512367E-0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5" calcext:value-type="float">
            <text:p>0.3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5018156766891" calcext:value-type="float">
            <text:p>0.35018156766891</text:p>
          </table:table-cell>
          <table:table-cell/>
          <table:table-cell table:formula="of:=SUM([.C200:.C209])/10" office:value-type="float" office:value="0.0000396965506666106" calcext:value-type="float">
            <text:p>3.96965506666106E-05</text:p>
          </table:table-cell>
          <table:table-cell/>
          <table:table-cell table:formula="of:=SUM([.E200:.E209])/10" office:value-type="float" office:value="0.7890625" calcext:value-type="float">
            <text:p>0.7890625</text:p>
          </table:table-cell>
          <table:table-cell table:formula="of:=SUM([.F200:.F209])/10" office:value-type="float" office:value="0.3671875" calcext:value-type="float">
            <text:p>0.3671875</text:p>
          </table:table-cell>
          <table:table-cell table:formula="of:=SUM([.G200:.G209])/10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.0058516604534816" calcext:value-type="float">
            <text:p>0.005851660453482</text:p>
          </table:table-cell>
          <table:table-cell office:value-type="float" office:value="0.000023609963937455" calcext:value-type="float">
            <text:p>2.3609963937455E-0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7636517286301" calcext:value-type="float">
            <text:p>0.37636517286301</text:p>
          </table:table-cell>
          <table:table-cell/>
          <table:table-cell table:formula="of:=SUM([.C201:.C210])/10" office:value-type="float" office:value="0.000038928744327905" calcext:value-type="float">
            <text:p>3.8928744327905E-05</text:p>
          </table:table-cell>
          <table:table-cell/>
          <table:table-cell table:formula="of:=SUM([.E201:.E210])/10" office:value-type="float" office:value="0.7778125" calcext:value-type="float">
            <text:p>0.7778125</text:p>
          </table:table-cell>
          <table:table-cell table:formula="of:=SUM([.F201:.F210])/10" office:value-type="float" office:value="0.363125" calcext:value-type="float">
            <text:p>0.363125</text:p>
          </table:table-cell>
          <table:table-cell table:formula="of:=SUM([.G201:.G210])/10" office:value-type="float" office:value="0.753125" calcext:value-type="float">
            <text:p>0.7531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41001008125022" calcext:value-type="float">
            <text:p>0.004100100812502</text:p>
          </table:table-cell>
          <table:table-cell office:value-type="float" office:value="0.00011498107700983" calcext:value-type="float">
            <text:p>0.00011498107701</text:p>
          </table:table-cell>
          <table:table-cell office:value-type="float" office:value="0.7" calcext:value-type="float">
            <text:p>0.7</text:p>
          </table:table-cell>
          <table:table-cell office:value-type="float" office:value="0.840625" calcext:value-type="float">
            <text:p>0.840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40617510080338" calcext:value-type="float">
            <text:p>0.40617510080338</text:p>
          </table:table-cell>
          <table:table-cell/>
          <table:table-cell table:formula="of:=SUM([.C202:.C211])/10" office:value-type="float" office:value="0.0000436796853223093" calcext:value-type="float">
            <text:p>4.36796853223093E-05</text:p>
          </table:table-cell>
          <table:table-cell/>
          <table:table-cell table:formula="of:=SUM([.E202:.E211])/10" office:value-type="float" office:value="0.78" calcext:value-type="float">
            <text:p>0.78</text:p>
          </table:table-cell>
          <table:table-cell table:formula="of:=SUM([.F202:.F211])/10" office:value-type="float" office:value="0.3690625" calcext:value-type="float">
            <text:p>0.3690625</text:p>
          </table:table-cell>
          <table:table-cell table:formula="of:=SUM([.G202:.G211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0.0044827316538431" calcext:value-type="float">
            <text:p>0.004482731653843</text:p>
          </table:table-cell>
          <table:table-cell office:value-type="float" office:value="0.000010871973904655" calcext:value-type="float">
            <text:p>1.0871973904655E-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5" calcext:value-type="float">
            <text:p>0.3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84375" calcext:value-type="float">
            <text:p>4.284375</text:p>
          </table:table-cell>
          <table:table-cell office:value-type="float" office:value="1" calcext:value-type="float">
            <text:p>1</text:p>
          </table:table-cell>
          <table:table-cell office:value-type="float" office:value="0.47919542789459" calcext:value-type="float">
            <text:p>0.47919542789459</text:p>
          </table:table-cell>
          <table:table-cell/>
          <table:table-cell table:formula="of:=SUM([.C203:.C212])/10" office:value-type="float" office:value="0.0000433216500770198" calcext:value-type="float">
            <text:p>4.33216500770198E-05</text:p>
          </table:table-cell>
          <table:table-cell/>
          <table:table-cell table:formula="of:=SUM([.E203:.E212])/10" office:value-type="float" office:value="0.7834375" calcext:value-type="float">
            <text:p>0.7834375</text:p>
          </table:table-cell>
          <table:table-cell table:formula="of:=SUM([.F203:.F212])/10" office:value-type="float" office:value="0.36875" calcext:value-type="float">
            <text:p>0.36875</text:p>
          </table:table-cell>
          <table:table-cell table:formula="of:=SUM([.G203:.G212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.0030900284851668" calcext:value-type="float">
            <text:p>0.003090028485167</text:p>
          </table:table-cell>
          <table:table-cell office:value-type="float" office:value="0.000001100956987625" calcext:value-type="float">
            <text:p>1.100956987625E-06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46040697097778" calcext:value-type="float">
            <text:p>0.46040697097778</text:p>
          </table:table-cell>
          <table:table-cell/>
          <table:table-cell table:formula="of:=SUM([.C204:.C213])/10" office:value-type="float" office:value="0.0000426599640149113" calcext:value-type="float">
            <text:p>4.26599640149113E-05</text:p>
          </table:table-cell>
          <table:table-cell/>
          <table:table-cell table:formula="of:=SUM([.E204:.E213])/10" office:value-type="float" office:value="0.77375" calcext:value-type="float">
            <text:p>0.77375</text:p>
          </table:table-cell>
          <table:table-cell table:formula="of:=SUM([.F204:.F213])/10" office:value-type="float" office:value="0.37" calcext:value-type="float">
            <text:p>0.37</text:p>
          </table:table-cell>
          <table:table-cell table:formula="of:=SUM([.G204:.G213])/10" office:value-type="float" office:value="0.7528125" calcext:value-type="float">
            <text:p>0.752812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.0029441598133417" calcext:value-type="float">
            <text:p>0.002944159813342</text:p>
          </table:table-cell>
          <table:table-cell office:value-type="float" office:value="0.0000048899626884768" calcext:value-type="float">
            <text:p>4.8899626884768E-06</text:p>
          </table:table-cell>
          <table:table-cell office:value-type="float" office:value="0.7203125" calcext:value-type="float">
            <text:p>0.72031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44967190027237" calcext:value-type="float">
            <text:p>0.44967190027237</text:p>
          </table:table-cell>
          <table:table-cell/>
          <table:table-cell table:formula="of:=SUM([.C205:.C214])/10" office:value-type="float" office:value="0.0000382980214477234" calcext:value-type="float">
            <text:p>3.82980214477234E-05</text:p>
          </table:table-cell>
          <table:table-cell/>
          <table:table-cell table:formula="of:=SUM([.E205:.E214])/10" office:value-type="float" office:value="0.773125" calcext:value-type="float">
            <text:p>0.773125</text:p>
          </table:table-cell>
          <table:table-cell table:formula="of:=SUM([.F205:.F214])/10" office:value-type="float" office:value="0.375" calcext:value-type="float">
            <text:p>0.375</text:p>
          </table:table-cell>
          <table:table-cell table:formula="of:=SUM([.G205:.G214])/10" office:value-type="float" office:value="0.7571875" calcext:value-type="float">
            <text:p>0.757187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0.0022420248307753" calcext:value-type="float">
            <text:p>0.002242024830775</text:p>
          </table:table-cell>
          <table:table-cell office:value-type="float" office:value="0.000022438679139689" calcext:value-type="float">
            <text:p>2.2438679139689E-05</text:p>
          </table:table-cell>
          <table:table-cell office:value-type="float" office:value="0.6984375" calcext:value-type="float">
            <text:p>0.698437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45930414199829" calcext:value-type="float">
            <text:p>0.45930414199829</text:p>
          </table:table-cell>
          <table:table-cell/>
          <table:table-cell table:formula="of:=SUM([.C206:.C215])/10" office:value-type="float" office:value="0.0000364715228775047" calcext:value-type="float">
            <text:p>3.64715228775047E-05</text:p>
          </table:table-cell>
          <table:table-cell/>
          <table:table-cell table:formula="of:=SUM([.E206:.E215])/10" office:value-type="float" office:value="0.7771875" calcext:value-type="float">
            <text:p>0.7771875</text:p>
          </table:table-cell>
          <table:table-cell table:formula="of:=SUM([.F206:.F215])/10" office:value-type="float" office:value="0.3734375" calcext:value-type="float">
            <text:p>0.3734375</text:p>
          </table:table-cell>
          <table:table-cell table:formula="of:=SUM([.G206:.G215])/10" office:value-type="float" office:value="0.7559375" calcext:value-type="float">
            <text:p>0.755937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3215859021293" calcext:value-type="float">
            <text:p>0.003215859021293</text:p>
          </table:table-cell>
          <table:table-cell office:value-type="float" office:value="0.00010280867851848" calcext:value-type="float">
            <text:p>0.000102808678518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45821458101273" calcext:value-type="float">
            <text:p>0.45821458101273</text:p>
          </table:table-cell>
          <table:table-cell/>
          <table:table-cell table:formula="of:=SUM([.C207:.C216])/10" office:value-type="float" office:value="0.0000400685633977286" calcext:value-type="float">
            <text:p>4.00685633977286E-05</text:p>
          </table:table-cell>
          <table:table-cell/>
          <table:table-cell table:formula="of:=SUM([.E207:.E216])/10" office:value-type="float" office:value="0.7803125" calcext:value-type="float">
            <text:p>0.7803125</text:p>
          </table:table-cell>
          <table:table-cell table:formula="of:=SUM([.F207:.F216])/10" office:value-type="float" office:value="0.373125" calcext:value-type="float">
            <text:p>0.373125</text:p>
          </table:table-cell>
          <table:table-cell table:formula="of:=SUM([.G207:.G216])/10" office:value-type="float" office:value="0.75375" calcext:value-type="float">
            <text:p>0.7537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0.0027711426722817" calcext:value-type="float">
            <text:p>0.002771142672282</text:p>
          </table:table-cell>
          <table:table-cell office:value-type="float" office:value="0.000039695139743327" calcext:value-type="float">
            <text:p>3.9695139743327E-0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834375" calcext:value-type="float">
            <text:p>0.834375</text:p>
          </table:table-cell>
          <table:table-cell office:value-type="float" office:value="0.3" calcext:value-type="float">
            <text:p>0.3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45408148765564" calcext:value-type="float">
            <text:p>0.45408148765564</text:p>
          </table:table-cell>
          <table:table-cell/>
          <table:table-cell table:formula="of:=SUM([.C208:.C217])/10" office:value-type="float" office:value="0.0000440353694096981" calcext:value-type="float">
            <text:p>4.40353694096981E-05</text:p>
          </table:table-cell>
          <table:table-cell/>
          <table:table-cell table:formula="of:=SUM([.E208:.E217])/10" office:value-type="float" office:value="0.7778125" calcext:value-type="float">
            <text:p>0.7778125</text:p>
          </table:table-cell>
          <table:table-cell table:formula="of:=SUM([.F208:.F217])/10" office:value-type="float" office:value="0.3671875" calcext:value-type="float">
            <text:p>0.3671875</text:p>
          </table:table-cell>
          <table:table-cell table:formula="of:=SUM([.G208:.G217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0.0029996885365108" calcext:value-type="float">
            <text:p>0.002999688536511</text:p>
          </table:table-cell>
          <table:table-cell office:value-type="float" office:value="0.000012506800272403" calcext:value-type="float">
            <text:p>1.2506800272403E-05</text:p>
          </table:table-cell>
          <table:table-cell office:value-type="float" office:value="0.7" calcext:value-type="float">
            <text:p>0.7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0.4" calcext:value-type="float">
            <text:p>0.4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45941526889801" calcext:value-type="float">
            <text:p>0.45941526889801</text:p>
          </table:table-cell>
          <table:table-cell/>
          <table:table-cell table:formula="of:=SUM([.C209:.C218])/10" office:value-type="float" office:value="0.0000392755627325611" calcext:value-type="float">
            <text:p>3.92755627325611E-05</text:p>
          </table:table-cell>
          <table:table-cell/>
          <table:table-cell table:formula="of:=SUM([.E209:.E218])/10" office:value-type="float" office:value="0.785625" calcext:value-type="float">
            <text:p>0.785625</text:p>
          </table:table-cell>
          <table:table-cell table:formula="of:=SUM([.F209:.F218])/10" office:value-type="float" office:value="0.3671875" calcext:value-type="float">
            <text:p>0.3671875</text:p>
          </table:table-cell>
          <table:table-cell table:formula="of:=SUM([.G209:.G218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0.00274759214808" calcext:value-type="float">
            <text:p>0.00274759214808</text:p>
          </table:table-cell>
          <table:table-cell office:value-type="float" office:value="0.000034175071328638" calcext:value-type="float">
            <text:p>3.4175071328638E-0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45268349647522" calcext:value-type="float">
            <text:p>0.45268349647522</text:p>
          </table:table-cell>
          <table:table-cell/>
          <table:table-cell table:formula="of:=SUM([.C210:.C219])/10" office:value-type="float" office:value="0.0000367078303530579" calcext:value-type="float">
            <text:p>3.67078303530579E-05</text:p>
          </table:table-cell>
          <table:table-cell/>
          <table:table-cell table:formula="of:=SUM([.E210:.E219])/10" office:value-type="float" office:value="0.8075" calcext:value-type="float">
            <text:p>0.8075</text:p>
          </table:table-cell>
          <table:table-cell table:formula="of:=SUM([.F210:.F219])/10" office:value-type="float" office:value="0.37125" calcext:value-type="float">
            <text:p>0.37125</text:p>
          </table:table-cell>
          <table:table-cell table:formula="of:=SUM([.G210:.G219])/10" office:value-type="float" office:value="0.7459375" calcext:value-type="float">
            <text:p>0.745937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0.0026561172737274" calcext:value-type="float">
            <text:p>0.002656117273727</text:p>
          </table:table-cell>
          <table:table-cell office:value-type="float" office:value="0.000023923159364841" calcext:value-type="float">
            <text:p>2.3923159364841E-0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8" calcext:value-type="float">
            <text:p>0.8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48203712701797" calcext:value-type="float">
            <text:p>0.48203712701797</text:p>
          </table:table-cell>
          <table:table-cell/>
          <table:table-cell table:formula="of:=SUM([.C211:.C220])/10" office:value-type="float" office:value="0.0000367391498957965" calcext:value-type="float">
            <text:p>3.67391498957965E-05</text:p>
          </table:table-cell>
          <table:table-cell/>
          <table:table-cell table:formula="of:=SUM([.E211:.E220])/10" office:value-type="float" office:value="0.803125" calcext:value-type="float">
            <text:p>0.803125</text:p>
          </table:table-cell>
          <table:table-cell table:formula="of:=SUM([.F211:.F220])/10" office:value-type="float" office:value="0.3709375" calcext:value-type="float">
            <text:p>0.3709375</text:p>
          </table:table-cell>
          <table:table-cell table:formula="of:=SUM([.G211:.G220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26197845712886" calcext:value-type="float">
            <text:p>0.002619784571289</text:p>
          </table:table-cell>
          <table:table-cell office:value-type="float" office:value="0.000079623493226415" calcext:value-type="float">
            <text:p>7.9623493226415E-0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809375" calcext:value-type="float">
            <text:p>0.80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6148491024971" calcext:value-type="float">
            <text:p>0.6148491024971</text:p>
          </table:table-cell>
          <table:table-cell/>
          <table:table-cell table:formula="of:=SUM([.C212:.C221])/10" office:value-type="float" office:value="0.000033203391517455" calcext:value-type="float">
            <text:p>3.3203391517455E-05</text:p>
          </table:table-cell>
          <table:table-cell/>
          <table:table-cell table:formula="of:=SUM([.E212:.E221])/10" office:value-type="float" office:value="0.8" calcext:value-type="float">
            <text:p>0.8</text:p>
          </table:table-cell>
          <table:table-cell table:formula="of:=SUM([.F212:.F221])/10" office:value-type="float" office:value="0.371875" calcext:value-type="float">
            <text:p>0.371875</text:p>
          </table:table-cell>
          <table:table-cell table:formula="of:=SUM([.G212:.G221])/10" office:value-type="float" office:value="0.7546875" calcext:value-type="float">
            <text:p>0.754687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0.0039154362282716" calcext:value-type="float">
            <text:p>0.003915436228272</text:p>
          </table:table-cell>
          <table:table-cell office:value-type="float" office:value="0.000052667286178051" calcext:value-type="float">
            <text:p>5.2667286178051E-0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49695637226105" calcext:value-type="float">
            <text:p>0.49695637226105</text:p>
          </table:table-cell>
          <table:table-cell/>
          <table:table-cell table:formula="of:=SUM([.C213:.C222])/10" office:value-type="float" office:value="0.0000373829227447946" calcext:value-type="float">
            <text:p>3.73829227447946E-05</text:p>
          </table:table-cell>
          <table:table-cell/>
          <table:table-cell table:formula="of:=SUM([.E213:.E222])/10" office:value-type="float" office:value="0.796875" calcext:value-type="float">
            <text:p>0.796875</text:p>
          </table:table-cell>
          <table:table-cell table:formula="of:=SUM([.F213:.F222])/10" office:value-type="float" office:value="0.3784375" calcext:value-type="float">
            <text:p>0.3784375</text:p>
          </table:table-cell>
          <table:table-cell table:formula="of:=SUM([.G213:.G222])/10" office:value-type="float" office:value="0.7565625" calcext:value-type="float">
            <text:p>0.756562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.002469859883422" calcext:value-type="float">
            <text:p>0.002469859883422</text:p>
          </table:table-cell>
          <table:table-cell office:value-type="float" office:value="0.0000021430231132044" calcext:value-type="float">
            <text:p>2.1430231132044E-06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45322436094284" calcext:value-type="float">
            <text:p>0.45322436094284</text:p>
          </table:table-cell>
          <table:table-cell/>
          <table:table-cell table:formula="of:=SUM([.C214:.C223])/10" office:value-type="float" office:value="0.0000374871293573525" calcext:value-type="float">
            <text:p>3.74871293573525E-05</text:p>
          </table:table-cell>
          <table:table-cell/>
          <table:table-cell table:formula="of:=SUM([.E214:.E223])/10" office:value-type="float" office:value="0.7909375" calcext:value-type="float">
            <text:p>0.7909375</text:p>
          </table:table-cell>
          <table:table-cell table:formula="of:=SUM([.F214:.F223])/10" office:value-type="float" office:value="0.3790625" calcext:value-type="float">
            <text:p>0.3790625</text:p>
          </table:table-cell>
          <table:table-cell table:formula="of:=SUM([.G214:.G223])/10" office:value-type="float" office:value="0.75625" calcext:value-type="float">
            <text:p>0.7562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0.0037584809295367" calcext:value-type="float">
            <text:p>0.003758480929537</text:p>
          </table:table-cell>
          <table:table-cell office:value-type="float" office:value="0.000090021532608826" calcext:value-type="float">
            <text:p>9.0021532608826E-05</text:p>
          </table:table-cell>
          <table:table-cell office:value-type="float" office:value="0.7078125" calcext:value-type="float">
            <text:p>0.70781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4540894985199" calcext:value-type="float">
            <text:p>0.4540894985199</text:p>
          </table:table-cell>
          <table:table-cell/>
          <table:table-cell table:formula="of:=SUM([.C215:.C224])/10" office:value-type="float" office:value="0.0000460002863493874" calcext:value-type="float">
            <text:p>4.60002863493874E-05</text:p>
          </table:table-cell>
          <table:table-cell/>
          <table:table-cell table:formula="of:=SUM([.E215:.E224])/10" office:value-type="float" office:value="0.7859375" calcext:value-type="float">
            <text:p>0.7859375</text:p>
          </table:table-cell>
          <table:table-cell table:formula="of:=SUM([.F215:.F224])/10" office:value-type="float" office:value="0.3796875" calcext:value-type="float">
            <text:p>0.3796875</text:p>
          </table:table-cell>
          <table:table-cell table:formula="of:=SUM([.G215:.G224])/10"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0.0037735820951639" calcext:value-type="float">
            <text:p>0.003773582095164</text:p>
          </table:table-cell>
          <table:table-cell office:value-type="float" office:value="0.000080802517178977" calcext:value-type="float">
            <text:p>8.0802517178977E-0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8" calcext:value-type="float">
            <text:p>0.8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45782601833344" calcext:value-type="float">
            <text:p>0.45782601833344</text:p>
          </table:table-cell>
          <table:table-cell/>
          <table:table-cell table:formula="of:=SUM([.C216:.C225])/10" office:value-type="float" office:value="0.0000518366701533162" calcext:value-type="float">
            <text:p>5.18366701533162E-05</text:p>
          </table:table-cell>
          <table:table-cell/>
          <table:table-cell table:formula="of:=SUM([.E216:.E225])/10" office:value-type="float" office:value="0.7865625" calcext:value-type="float">
            <text:p>0.7865625</text:p>
          </table:table-cell>
          <table:table-cell table:formula="of:=SUM([.F216:.F225])/10" office:value-type="float" office:value="0.37625" calcext:value-type="float">
            <text:p>0.37625</text:p>
          </table:table-cell>
          <table:table-cell table:formula="of:=SUM([.G216:.G225])/10" office:value-type="float" office:value="0.750625" calcext:value-type="float">
            <text:p>0.7506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8830614697654" calcext:value-type="float">
            <text:p>0.002883061469765</text:p>
          </table:table-cell>
          <table:table-cell office:value-type="float" office:value="0.000068053860893213" calcext:value-type="float">
            <text:p>6.8053860893213E-05</text:p>
          </table:table-cell>
          <table:table-cell office:value-type="float" office:value="0.7203125" calcext:value-type="float">
            <text:p>0.720312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45442963838577" calcext:value-type="float">
            <text:p>0.45442963838577</text:p>
          </table:table-cell>
          <table:table-cell/>
          <table:table-cell table:formula="of:=SUM([.C217:.C226])/10" office:value-type="float" office:value="0.0000483611883907896" calcext:value-type="float">
            <text:p>4.83611883907896E-05</text:p>
          </table:table-cell>
          <table:table-cell/>
          <table:table-cell table:formula="of:=SUM([.E217:.E226])/10" office:value-type="float" office:value="0.7921875" calcext:value-type="float">
            <text:p>0.7921875</text:p>
          </table:table-cell>
          <table:table-cell table:formula="of:=SUM([.F217:.F226])/10" office:value-type="float" office:value="0.37625" calcext:value-type="float">
            <text:p>0.37625</text:p>
          </table:table-cell>
          <table:table-cell table:formula="of:=SUM([.G217:.G226])/10" office:value-type="float" office:value="0.750625" calcext:value-type="float">
            <text:p>0.75062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0.004078162839869" calcext:value-type="float">
            <text:p>0.004078162839869</text:p>
          </table:table-cell>
          <table:table-cell office:value-type="float" office:value="0.00000058654182431041" calcext:value-type="float">
            <text:p>5.8654182431041E-07</text:p>
          </table:table-cell>
          <table:table-cell office:value-type="float" office:value="0.65" calcext:value-type="float">
            <text:p>0.6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48203774690628" calcext:value-type="float">
            <text:p>0.48203774690628</text:p>
          </table:table-cell>
          <table:table-cell/>
          <table:table-cell table:formula="of:=SUM([.C218:.C227])/10" office:value-type="float" office:value="0.0000444503285988879" calcext:value-type="float">
            <text:p>4.44503285988879E-05</text:p>
          </table:table-cell>
          <table:table-cell/>
          <table:table-cell table:formula="of:=SUM([.E218:.E227])/10" office:value-type="float" office:value="0.7815625" calcext:value-type="float">
            <text:p>0.7815625</text:p>
          </table:table-cell>
          <table:table-cell table:formula="of:=SUM([.F218:.F227])/10" office:value-type="float" office:value="0.3840625" calcext:value-type="float">
            <text:p>0.3840625</text:p>
          </table:table-cell>
          <table:table-cell table:formula="of:=SUM([.G218:.G227])/10" office:value-type="float" office:value="0.755625" calcext:value-type="float">
            <text:p>0.75562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0.0024352704116609" calcext:value-type="float">
            <text:p>0.002435270411661</text:p>
          </table:table-cell>
          <table:table-cell office:value-type="float" office:value="0.0000077168783258634" calcext:value-type="float">
            <text:p>7.7168783258634E-06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815625" calcext:value-type="float">
            <text:p>0.815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45521743297577" calcext:value-type="float">
            <text:p>0.45521743297577</text:p>
          </table:table-cell>
          <table:table-cell/>
          <table:table-cell table:formula="of:=SUM([.C219:.C228])/10" office:value-type="float" office:value="0.0000439713364042339" calcext:value-type="float">
            <text:p>4.39713364042339E-05</text:p>
          </table:table-cell>
          <table:table-cell/>
          <table:table-cell table:formula="of:=SUM([.E219:.E228])/10" office:value-type="float" office:value="0.7846875" calcext:value-type="float">
            <text:p>0.7846875</text:p>
          </table:table-cell>
          <table:table-cell table:formula="of:=SUM([.F219:.F228])/10" office:value-type="float" office:value="0.3809375" calcext:value-type="float">
            <text:p>0.3809375</text:p>
          </table:table-cell>
          <table:table-cell table:formula="of:=SUM([.G219:.G228])/10" office:value-type="float" office:value="0.7490625" calcext:value-type="float">
            <text:p>0.749062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0.0020984956958273" calcext:value-type="float">
            <text:p>0.002098495695827</text:p>
          </table:table-cell>
          <table:table-cell office:value-type="float" office:value="0.000068726842599782" calcext:value-type="float">
            <text:p>6.8726842599782E-05</text:p>
          </table:table-cell>
          <table:table-cell office:value-type="float" office:value="0.7171875" calcext:value-type="float">
            <text:p>0.7171875</text:p>
          </table:table-cell>
          <table:table-cell office:value-type="float" office:value="0.9" calcext:value-type="float">
            <text:p>0.9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4638388633728" calcext:value-type="float">
            <text:p>0.4638388633728</text:p>
          </table:table-cell>
          <table:table-cell/>
          <table:table-cell table:formula="of:=SUM([.C220:.C229])/10" office:value-type="float" office:value="0.0000474265135313483" calcext:value-type="float">
            <text:p>4.74265135313483E-05</text:p>
          </table:table-cell>
          <table:table-cell/>
          <table:table-cell table:formula="of:=SUM([.E220:.E229])/10" office:value-type="float" office:value="0.7815625" calcext:value-type="float">
            <text:p>0.7815625</text:p>
          </table:table-cell>
          <table:table-cell table:formula="of:=SUM([.F220:.F229])/10" office:value-type="float" office:value="0.3790625" calcext:value-type="float">
            <text:p>0.3790625</text:p>
          </table:table-cell>
          <table:table-cell table:formula="of:=SUM([.G220:.G229])/10" office:value-type="float" office:value="0.7490625" calcext:value-type="float">
            <text:p>0.749062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0.002457560232142" calcext:value-type="float">
            <text:p>0.002457560232142</text:p>
          </table:table-cell>
          <table:table-cell office:value-type="float" office:value="0.00001734832631326" calcext:value-type="float">
            <text:p>1.734832631326E-05</text:p>
          </table:table-cell>
          <table:table-cell office:value-type="float" office:value="0.6515625" calcext:value-type="float">
            <text:p>0.6515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46923431158066" calcext:value-type="float">
            <text:p>0.46923431158066</text:p>
          </table:table-cell>
          <table:table-cell/>
          <table:table-cell table:formula="of:=SUM([.C221:.C230])/10" office:value-type="float" office:value="0.0000467690302261902" calcext:value-type="float">
            <text:p>4.67690302261902E-05</text:p>
          </table:table-cell>
          <table:table-cell/>
          <table:table-cell table:formula="of:=SUM([.E221:.E230])/10" office:value-type="float" office:value="0.781875" calcext:value-type="float">
            <text:p>0.781875</text:p>
          </table:table-cell>
          <table:table-cell table:formula="of:=SUM([.F221:.F230])/10" office:value-type="float" office:value="0.3803125" calcext:value-type="float">
            <text:p>0.3803125</text:p>
          </table:table-cell>
          <table:table-cell table:formula="of:=SUM([.G221:.G230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24232536175987" calcext:value-type="float">
            <text:p>0.002423253617599</text:p>
          </table:table-cell>
          <table:table-cell office:value-type="float" office:value="0.00002883444653225" calcext:value-type="float">
            <text:p>2.883444653225E-05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4542795419693" calcext:value-type="float">
            <text:p>0.4542795419693</text:p>
          </table:table-cell>
          <table:table-cell/>
          <table:table-cell table:formula="of:=SUM([.C222:.C231])/10" office:value-type="float" office:value="0.0000416901255567737" calcext:value-type="float">
            <text:p>4.16901255567737E-05</text:p>
          </table:table-cell>
          <table:table-cell/>
          <table:table-cell table:formula="of:=SUM([.E222:.E231])/10" office:value-type="float" office:value="0.7690625" calcext:value-type="float">
            <text:p>0.7690625</text:p>
          </table:table-cell>
          <table:table-cell table:formula="of:=SUM([.F222:.F231])/10" office:value-type="float" office:value="0.374375" calcext:value-type="float">
            <text:p>0.374375</text:p>
          </table:table-cell>
          <table:table-cell table:formula="of:=SUM([.G222:.G231])/10" office:value-type="float" office:value="0.7390625" calcext:value-type="float">
            <text:p>0.739062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0.0025929793424439" calcext:value-type="float">
            <text:p>0.002592979342444</text:p>
          </table:table-cell>
          <table:table-cell office:value-type="float" office:value="0.00000041286073827473" calcext:value-type="float">
            <text:p>4.1286073827473E-07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4.096875" calcext:value-type="float">
            <text:p>4.096875</text:p>
          </table:table-cell>
          <table:table-cell office:value-type="float" office:value="1" calcext:value-type="float">
            <text:p>1</text:p>
          </table:table-cell>
          <table:table-cell office:value-type="float" office:value="0.4609112739563" calcext:value-type="float">
            <text:p>0.4609112739563</text:p>
          </table:table-cell>
          <table:table-cell/>
          <table:table-cell table:formula="of:=SUM([.C223:.C232])/10" office:value-type="float" office:value="0.0000364646830127961" calcext:value-type="float">
            <text:p>3.64646830127961E-05</text:p>
          </table:table-cell>
          <table:table-cell/>
          <table:table-cell table:formula="of:=SUM([.E223:.E232])/10" office:value-type="float" office:value="0.760625" calcext:value-type="float">
            <text:p>0.760625</text:p>
          </table:table-cell>
          <table:table-cell table:formula="of:=SUM([.F223:.F232])/10" office:value-type="float" office:value="0.3753125" calcext:value-type="float">
            <text:p>0.3753125</text:p>
          </table:table-cell>
          <table:table-cell table:formula="of:=SUM([.G223:.G232])/10" office:value-type="float" office:value="0.7425" calcext:value-type="float">
            <text:p>0.742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0.0032659220218193" calcext:value-type="float">
            <text:p>0.003265922021819</text:p>
          </table:table-cell>
          <table:table-cell office:value-type="float" office:value="0.0000082622822794857" calcext:value-type="float">
            <text:p>8.2622822794857E-06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4379736661911" calcext:value-type="float">
            <text:p>0.4379736661911</text:p>
          </table:table-cell>
          <table:table-cell/>
          <table:table-cell table:formula="of:=SUM([.C224:.C233])/10" office:value-type="float" office:value="0.0000370766089294242" calcext:value-type="float">
            <text:p>3.70766089294242E-05</text:p>
          </table:table-cell>
          <table:table-cell/>
          <table:table-cell table:formula="of:=SUM([.E224:.E233])/10" office:value-type="float" office:value="0.7825" calcext:value-type="float">
            <text:p>0.7825</text:p>
          </table:table-cell>
          <table:table-cell table:formula="of:=SUM([.F224:.F233])/10" office:value-type="float" office:value="0.3690625" calcext:value-type="float">
            <text:p>0.3690625</text:p>
          </table:table-cell>
          <table:table-cell table:formula="of:=SUM([.G224:.G233])/10" office:value-type="float" office:value="0.739375" calcext:value-type="float">
            <text:p>0.739375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0.0028488432319136" calcext:value-type="float">
            <text:p>0.002848843231914</text:p>
          </table:table-cell>
          <table:table-cell office:value-type="float" office:value="0.000055507236843436" calcext:value-type="float">
            <text:p>5.5507236843436E-0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5" calcext:value-type="float">
            <text:p>0.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6407886743546" calcext:value-type="float">
            <text:p>0.36407886743546</text:p>
          </table:table-cell>
          <table:table-cell/>
          <table:table-cell table:formula="of:=SUM([.C225:.C234])/10" office:value-type="float" office:value="0.0000336251793528852" calcext:value-type="float">
            <text:p>3.36251793528852E-05</text:p>
          </table:table-cell>
          <table:table-cell/>
          <table:table-cell table:formula="of:=SUM([.E225:.E234])/10" office:value-type="float" office:value="0.76375" calcext:value-type="float">
            <text:p>0.76375</text:p>
          </table:table-cell>
          <table:table-cell table:formula="of:=SUM([.F225:.F234])/10" office:value-type="float" office:value="0.366875" calcext:value-type="float">
            <text:p>0.366875</text:p>
          </table:table-cell>
          <table:table-cell table:formula="of:=SUM([.G225:.G234])/10" office:value-type="float" office:value="0.7434375" calcext:value-type="float">
            <text:p>0.743437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0.0020680318324594" calcext:value-type="float">
            <text:p>0.002068031832459</text:p>
          </table:table-cell>
          <table:table-cell office:value-type="float" office:value="0.0000026994467444016" calcext:value-type="float">
            <text:p>2.6994467444016E-06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2202515602112" calcext:value-type="float">
            <text:p>0.32202515602112</text:p>
          </table:table-cell>
          <table:table-cell/>
          <table:table-cell table:formula="of:=SUM([.C226:.C235])/10" office:value-type="float" office:value="0.0000258148723094277" calcext:value-type="float">
            <text:p>2.58148723094277E-05</text:p>
          </table:table-cell>
          <table:table-cell/>
          <table:table-cell table:formula="of:=SUM([.E226:.E235])/10" office:value-type="float" office:value="0.768125" calcext:value-type="float">
            <text:p>0.768125</text:p>
          </table:table-cell>
          <table:table-cell table:formula="of:=SUM([.F226:.F235])/10" office:value-type="float" office:value="0.3684375" calcext:value-type="float">
            <text:p>0.3684375</text:p>
          </table:table-cell>
          <table:table-cell table:formula="of:=SUM([.G226:.G235])/10" office:value-type="float" office:value="0.7396875" calcext:value-type="float">
            <text:p>0.739687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22204895503819" calcext:value-type="float">
            <text:p>0.002220489550382</text:p>
          </table:table-cell>
          <table:table-cell office:value-type="float" office:value="0.000057824520944214" calcext:value-type="float">
            <text:p>5.7824520944214E-0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5873596668243" calcext:value-type="float">
            <text:p>0.35873596668243</text:p>
          </table:table-cell>
          <table:table-cell/>
          <table:table-cell table:formula="of:=SUM([.C227:.C236])/10" office:value-type="float" office:value="0.0000247919383145278" calcext:value-type="float">
            <text:p>2.47919383145278E-05</text:p>
          </table:table-cell>
          <table:table-cell/>
          <table:table-cell table:formula="of:=SUM([.E227:.E236])/10" office:value-type="float" office:value="0.7590625" calcext:value-type="float">
            <text:p>0.7590625</text:p>
          </table:table-cell>
          <table:table-cell table:formula="of:=SUM([.F227:.F236])/10" office:value-type="float" office:value="0.37125" calcext:value-type="float">
            <text:p>0.37125</text:p>
          </table:table-cell>
          <table:table-cell table:formula="of:=SUM([.G227:.G236])/10" office:value-type="float" office:value="0.739375" calcext:value-type="float">
            <text:p>0.73937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0.0042268841498299" calcext:value-type="float">
            <text:p>0.00422688414983</text:p>
          </table:table-cell>
          <table:table-cell office:value-type="float" office:value="0.000075156158708575" calcext:value-type="float">
            <text:p>7.5156158708575E-0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52051482200623" calcext:value-type="float">
            <text:p>0.52051482200623</text:p>
          </table:table-cell>
          <table:table-cell/>
          <table:table-cell table:formula="of:=SUM([.C228:.C237])/10" office:value-type="float" office:value="0.0000322489000029542" calcext:value-type="float">
            <text:p>3.22489000029542E-05</text:p>
          </table:table-cell>
          <table:table-cell/>
          <table:table-cell table:formula="of:=SUM([.E228:.E237])/10" office:value-type="float" office:value="0.7690625" calcext:value-type="float">
            <text:p>0.7690625</text:p>
          </table:table-cell>
          <table:table-cell table:formula="of:=SUM([.F228:.F237])/10" office:value-type="float" office:value="0.3678125" calcext:value-type="float">
            <text:p>0.3678125</text:p>
          </table:table-cell>
          <table:table-cell table:formula="of:=SUM([.G228:.G237])/10" office:value-type="float" office:value="0.7384375" calcext:value-type="float">
            <text:p>0.738437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0.0021506907534786" calcext:value-type="float">
            <text:p>0.002150690753479</text:p>
          </table:table-cell>
          <table:table-cell office:value-type="float" office:value="0.000022026506671299" calcext:value-type="float">
            <text:p>2.2026506671299E-05</text:p>
          </table:table-cell>
          <table:table-cell office:value-type="float" office:value="0.6765625" calcext:value-type="float">
            <text:p>0.676562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51520338058472" calcext:value-type="float">
            <text:p>0.51520338058472</text:p>
          </table:table-cell>
          <table:table-cell/>
          <table:table-cell table:formula="of:=SUM([.C229:.C238])/10" office:value-type="float" office:value="0.0000336798628374978" calcext:value-type="float">
            <text:p>3.36798628374978E-05</text:p>
          </table:table-cell>
          <table:table-cell/>
          <table:table-cell table:formula="of:=SUM([.E229:.E238])/10" office:value-type="float" office:value="0.7675" calcext:value-type="float">
            <text:p>0.7675</text:p>
          </table:table-cell>
          <table:table-cell table:formula="of:=SUM([.F229:.F238])/10" office:value-type="float" office:value="0.3709375" calcext:value-type="float">
            <text:p>0.3709375</text:p>
          </table:table-cell>
          <table:table-cell table:formula="of:=SUM([.G229:.G238])/10" office:value-type="float" office:value="0.7428125" calcext:value-type="float">
            <text:p>0.742812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0.0033395200647647" calcext:value-type="float">
            <text:p>0.003339520064765</text:p>
          </table:table-cell>
          <table:table-cell office:value-type="float" office:value="0.00013538304327952" calcext:value-type="float">
            <text:p>0.00013538304328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09375" calcext:value-type="float">
            <text:p>0.809375</text:p>
          </table:table-cell>
          <table:table-cell office:value-type="float" office:value="0.4" calcext:value-type="float">
            <text:p>0.4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49597042798996" calcext:value-type="float">
            <text:p>0.49597042798996</text:p>
          </table:table-cell>
          <table:table-cell/>
          <table:table-cell table:formula="of:=SUM([.C230:.C239])/10" office:value-type="float" office:value="0.0000403454829054716" calcext:value-type="float">
            <text:p>4.03454829054716E-05</text:p>
          </table:table-cell>
          <table:table-cell/>
          <table:table-cell table:formula="of:=SUM([.E230:.E239])/10" office:value-type="float" office:value="0.7584375" calcext:value-type="float">
            <text:p>0.7584375</text:p>
          </table:table-cell>
          <table:table-cell table:formula="of:=SUM([.F230:.F239])/10" office:value-type="float" office:value="0.37375" calcext:value-type="float">
            <text:p>0.37375</text:p>
          </table:table-cell>
          <table:table-cell table:formula="of:=SUM([.G230:.G239])/10"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0.0034653683251236" calcext:value-type="float">
            <text:p>0.003465368325124</text:p>
          </table:table-cell>
          <table:table-cell office:value-type="float" office:value="0.000010840926234196" calcext:value-type="float">
            <text:p>1.0840926234196E-0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834375" calcext:value-type="float">
            <text:p>0.83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51566041707993" calcext:value-type="float">
            <text:p>0.51566041707993</text:p>
          </table:table-cell>
          <table:table-cell/>
          <table:table-cell table:formula="of:=SUM([.C231:.C240])/10" office:value-type="float" office:value="0.0000396947428975652" calcext:value-type="float">
            <text:p>3.96947428975652E-05</text:p>
          </table:table-cell>
          <table:table-cell/>
          <table:table-cell table:formula="of:=SUM([.E231:.E240])/10" office:value-type="float" office:value="0.7678125" calcext:value-type="float">
            <text:p>0.7678125</text:p>
          </table:table-cell>
          <table:table-cell table:formula="of:=SUM([.F231:.F240])/10" office:value-type="float" office:value="0.373125" calcext:value-type="float">
            <text:p>0.373125</text:p>
          </table:table-cell>
          <table:table-cell table:formula="of:=SUM([.G231:.G240])/10" office:value-type="float" office:value="0.7421875" calcext:value-type="float">
            <text:p>0.742187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31734909629449" calcext:value-type="float">
            <text:p>0.003173490962945</text:p>
          </table:table-cell>
          <table:table-cell office:value-type="float" office:value="0.000045301203966033" calcext:value-type="float">
            <text:p>4.5301203966033E-05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57090847492218" calcext:value-type="float">
            <text:p>0.57090847492218</text:p>
          </table:table-cell>
          <table:table-cell/>
          <table:table-cell table:formula="of:=SUM([.C232:.C241])/10" office:value-type="float" office:value="0.0000413414186409435" calcext:value-type="float">
            <text:p>4.13414186409435E-05</text:p>
          </table:table-cell>
          <table:table-cell/>
          <table:table-cell table:formula="of:=SUM([.E232:.E241])/10" office:value-type="float" office:value="0.773125" calcext:value-type="float">
            <text:p>0.773125</text:p>
          </table:table-cell>
          <table:table-cell table:formula="of:=SUM([.F232:.F241])/10" office:value-type="float" office:value="0.373125" calcext:value-type="float">
            <text:p>0.373125</text:p>
          </table:table-cell>
          <table:table-cell table:formula="of:=SUM([.G232:.G241])/10" office:value-type="float" office:value="0.7459375" calcext:value-type="float">
            <text:p>0.7459375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0.0040972990303999" calcext:value-type="float">
            <text:p>0.0040972990304</text:p>
          </table:table-cell>
          <table:table-cell office:value-type="float" office:value="0.000080574772256014" calcext:value-type="float">
            <text:p>8.0574772256014E-0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54777231216431" calcext:value-type="float">
            <text:p>0.54777231216431</text:p>
          </table:table-cell>
          <table:table-cell/>
          <table:table-cell table:formula="of:=SUM([.C233:.C242])/10" office:value-type="float" office:value="0.0000493576097927174" calcext:value-type="float">
            <text:p>4.93576097927174E-05</text:p>
          </table:table-cell>
          <table:table-cell/>
          <table:table-cell table:formula="of:=SUM([.E233:.E242])/10" office:value-type="float" office:value="0.7765625" calcext:value-type="float">
            <text:p>0.7765625</text:p>
          </table:table-cell>
          <table:table-cell table:formula="of:=SUM([.F233:.F242])/10" office:value-type="float" office:value="0.368125" calcext:value-type="float">
            <text:p>0.368125</text:p>
          </table:table-cell>
          <table:table-cell table:formula="of:=SUM([.G233:.G242])/10" office:value-type="float" office:value="0.74125" calcext:value-type="float">
            <text:p>0.7412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0.0026231927389745" calcext:value-type="float">
            <text:p>0.002623192738975</text:p>
          </table:table-cell>
          <table:table-cell office:value-type="float" office:value="0.0000039160131192144" calcext:value-type="float">
            <text:p>3.9160131192144E-06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50847133398056" calcext:value-type="float">
            <text:p>0.50847133398056</text:p>
          </table:table-cell>
          <table:table-cell/>
          <table:table-cell table:formula="of:=SUM([.C234:.C243])/10" office:value-type="float" office:value="0.0000489229828766903" calcext:value-type="float">
            <text:p>4.89229828766903E-05</text:p>
          </table:table-cell>
          <table:table-cell/>
          <table:table-cell table:formula="of:=SUM([.E234:.E243])/10" office:value-type="float" office:value="0.7709375" calcext:value-type="float">
            <text:p>0.7709375</text:p>
          </table:table-cell>
          <table:table-cell table:formula="of:=SUM([.F234:.F243])/10" office:value-type="float" office:value="0.3696875" calcext:value-type="float">
            <text:p>0.3696875</text:p>
          </table:table-cell>
          <table:table-cell table:formula="of:=SUM([.G234:.G243])/10" office:value-type="float" office:value="0.743125" calcext:value-type="float">
            <text:p>0.74312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0.0028999090398429" calcext:value-type="float">
            <text:p>0.002899909039843</text:p>
          </table:table-cell>
          <table:table-cell office:value-type="float" office:value="0.000008498553488423" calcext:value-type="float">
            <text:p>8.498553488423E-06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49597790241241" calcext:value-type="float">
            <text:p>0.49597790241241</text:p>
          </table:table-cell>
          <table:table-cell/>
          <table:table-cell table:formula="of:=SUM([.C235:.C244])/10" office:value-type="float" office:value="0.000044222114541189" calcext:value-type="float">
            <text:p>4.4222114541189E-05</text:p>
          </table:table-cell>
          <table:table-cell/>
          <table:table-cell table:formula="of:=SUM([.E235:.E244])/10" office:value-type="float" office:value="0.7946875" calcext:value-type="float">
            <text:p>0.7946875</text:p>
          </table:table-cell>
          <table:table-cell table:formula="of:=SUM([.F235:.F244])/10" office:value-type="float" office:value="0.364375" calcext:value-type="float">
            <text:p>0.364375</text:p>
          </table:table-cell>
          <table:table-cell table:formula="of:=SUM([.G235:.G244])/10" office:value-type="float" office:value="0.740625" calcext:value-type="float">
            <text:p>0.740625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0.0027906885166885" calcext:value-type="float">
            <text:p>0.002790688516689</text:p>
          </table:table-cell>
          <table:table-cell office:value-type="float" office:value="0.000072983845031733" calcext:value-type="float">
            <text:p>7.2983845031733E-05</text:p>
          </table:table-cell>
          <table:table-cell office:value-type="float" office:value="0.6984375" calcext:value-type="float">
            <text:p>0.698437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49462181329727" calcext:value-type="float">
            <text:p>0.49462181329727</text:p>
          </table:table-cell>
          <table:table-cell/>
          <table:table-cell table:formula="of:=SUM([.C236:.C245])/10" office:value-type="float" office:value="0.0000512505543699221" calcext:value-type="float">
            <text:p>5.12505543699221E-05</text:p>
          </table:table-cell>
          <table:table-cell/>
          <table:table-cell table:formula="of:=SUM([.E236:.E245])/10" office:value-type="float" office:value="0.7965625" calcext:value-type="float">
            <text:p>0.7965625</text:p>
          </table:table-cell>
          <table:table-cell table:formula="of:=SUM([.F236:.F245])/10" office:value-type="float" office:value="0.364375" calcext:value-type="float">
            <text:p>0.364375</text:p>
          </table:table-cell>
          <table:table-cell table:formula="of:=SUM([.G236:.G245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2156795054907" calcext:value-type="float">
            <text:p>0.002156795054907</text:p>
          </table:table-cell>
          <table:table-cell office:value-type="float" office:value="0.00000093231885253536" calcext:value-type="float">
            <text:p>9.3231885253536E-07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49376571178436" calcext:value-type="float">
            <text:p>0.49376571178436</text:p>
          </table:table-cell>
          <table:table-cell/>
          <table:table-cell table:formula="of:=SUM([.C237:.C246])/10" office:value-type="float" office:value="0.0000455613341607543" calcext:value-type="float">
            <text:p>4.55613341607543E-05</text:p>
          </table:table-cell>
          <table:table-cell/>
          <table:table-cell table:formula="of:=SUM([.E237:.E246])/10" office:value-type="float" office:value="0.7871875" calcext:value-type="float">
            <text:p>0.7871875</text:p>
          </table:table-cell>
          <table:table-cell table:formula="of:=SUM([.F237:.F246])/10" office:value-type="float" office:value="0.3603125" calcext:value-type="float">
            <text:p>0.3603125</text:p>
          </table:table-cell>
          <table:table-cell table:formula="of:=SUM([.G237:.G246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0.0029777107520204" calcext:value-type="float">
            <text:p>0.00297771075202</text:p>
          </table:table-cell>
          <table:table-cell office:value-type="float" office:value="0.0000020990346147109" calcext:value-type="float">
            <text:p>2.0990346147109E-06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48860961198807" calcext:value-type="float">
            <text:p>0.48860961198807</text:p>
          </table:table-cell>
          <table:table-cell/>
          <table:table-cell table:formula="of:=SUM([.C238:.C247])/10" office:value-type="float" office:value="0.0000382556217513679" calcext:value-type="float">
            <text:p>3.82556217513679E-05</text:p>
          </table:table-cell>
          <table:table-cell/>
          <table:table-cell table:formula="of:=SUM([.E238:.E247])/10" office:value-type="float" office:value="0.7784375" calcext:value-type="float">
            <text:p>0.7784375</text:p>
          </table:table-cell>
          <table:table-cell table:formula="of:=SUM([.F238:.F247])/10" office:value-type="float" office:value="0.359375" calcext:value-type="float">
            <text:p>0.359375</text:p>
          </table:table-cell>
          <table:table-cell table:formula="of:=SUM([.G238:.G247])/10" office:value-type="float" office:value="0.74375" calcext:value-type="float">
            <text:p>0.7437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0.0033947035262827" calcext:value-type="float">
            <text:p>0.003394703526283</text:p>
          </table:table-cell>
          <table:table-cell office:value-type="float" office:value="0.000024897067990934" calcext:value-type="float">
            <text:p>2.4897067990934E-0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846875" calcext:value-type="float">
            <text:p>0.8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50163447856903" calcext:value-type="float">
            <text:p>0.50163447856903</text:p>
          </table:table-cell>
          <table:table-cell/>
          <table:table-cell table:formula="of:=SUM([.C239:.C248])/10" office:value-type="float" office:value="0.0000385426778833314" calcext:value-type="float">
            <text:p>3.85426778833314E-05</text:p>
          </table:table-cell>
          <table:table-cell/>
          <table:table-cell table:formula="of:=SUM([.E239:.E248])/10" office:value-type="float" office:value="0.783125" calcext:value-type="float">
            <text:p>0.783125</text:p>
          </table:table-cell>
          <table:table-cell table:formula="of:=SUM([.F239:.F248])/10" office:value-type="float" office:value="0.356875" calcext:value-type="float">
            <text:p>0.356875</text:p>
          </table:table-cell>
          <table:table-cell table:formula="of:=SUM([.G239:.G248])/10" office:value-type="float" office:value="0.7409375" calcext:value-type="float">
            <text:p>0.7409375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0035437148326309" calcext:value-type="float">
            <text:p>0.003543714832631</text:p>
          </table:table-cell>
          <table:table-cell office:value-type="float" office:value="0.000030661909389648" calcext:value-type="float">
            <text:p>3.0661909389648E-05</text:p>
          </table:table-cell>
          <table:table-cell office:value-type="float" office:value="0.6515625" calcext:value-type="float">
            <text:p>0.65156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50146924257278" calcext:value-type="float">
            <text:p>0.50146924257278</text:p>
          </table:table-cell>
          <table:table-cell/>
          <table:table-cell table:formula="of:=SUM([.C240:.C249])/10" office:value-type="float" office:value="0.0000280705644943442" calcext:value-type="float">
            <text:p>2.80705644943442E-05</text:p>
          </table:table-cell>
          <table:table-cell/>
          <table:table-cell table:formula="of:=SUM([.E240:.E249])/10" office:value-type="float" office:value="0.7728125" calcext:value-type="float">
            <text:p>0.7728125</text:p>
          </table:table-cell>
          <table:table-cell table:formula="of:=SUM([.F240:.F249])/10" office:value-type="float" office:value="0.358125" calcext:value-type="float">
            <text:p>0.358125</text:p>
          </table:table-cell>
          <table:table-cell table:formula="of:=SUM([.G240:.G249])/10" office:value-type="float" office:value="0.7425" calcext:value-type="float">
            <text:p>0.742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0.0020533047936624" calcext:value-type="float">
            <text:p>0.002053304793662</text:p>
          </table:table-cell>
          <table:table-cell office:value-type="float" office:value="0.00013647326997279" calcext:value-type="float">
            <text:p>0.000136473269973</text:p>
          </table:table-cell>
          <table:table-cell office:value-type="float" office:value="0.6515625" calcext:value-type="float">
            <text:p>0.6515625</text:p>
          </table:table-cell>
          <table:table-cell office:value-type="float" office:value="0.815625" calcext:value-type="float">
            <text:p>0.815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54867323637009" calcext:value-type="float">
            <text:p>0.54867323637009</text:p>
          </table:table-cell>
          <table:table-cell/>
          <table:table-cell table:formula="of:=SUM([.C241:.C250])/10" office:value-type="float" office:value="0.0000406337988682036" calcext:value-type="float">
            <text:p>4.06337988682036E-05</text:p>
          </table:table-cell>
          <table:table-cell/>
          <table:table-cell table:formula="of:=SUM([.E241:.E250])/10" office:value-type="float" office:value="0.7709375" calcext:value-type="float">
            <text:p>0.7709375</text:p>
          </table:table-cell>
          <table:table-cell table:formula="of:=SUM([.F241:.F250])/10" office:value-type="float" office:value="0.35875" calcext:value-type="float">
            <text:p>0.35875</text:p>
          </table:table-cell>
          <table:table-cell table:formula="of:=SUM([.G241:.G250])/10" office:value-type="float" office:value="0.7425" calcext:value-type="float">
            <text:p>0.74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7372682350688" calcext:value-type="float">
            <text:p>0.002737268235069</text:p>
          </table:table-cell>
          <table:table-cell office:value-type="float" office:value="0.000039326363188791" calcext:value-type="float">
            <text:p>3.9326363188791E-0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2898977994919" calcext:value-type="float">
            <text:p>0.52898977994919</text:p>
          </table:table-cell>
          <table:table-cell/>
          <table:table-cell table:formula="of:=SUM([.C242:.C251])/10" office:value-type="float" office:value="0.0000400363147904794" calcext:value-type="float">
            <text:p>4.00363147904794E-05</text:p>
          </table:table-cell>
          <table:table-cell/>
          <table:table-cell table:formula="of:=SUM([.E242:.E251])/10" office:value-type="float" office:value="0.779375" calcext:value-type="float">
            <text:p>0.779375</text:p>
          </table:table-cell>
          <table:table-cell table:formula="of:=SUM([.F242:.F251])/10" office:value-type="float" office:value="0.3665625" calcext:value-type="float">
            <text:p>0.3665625</text:p>
          </table:table-cell>
          <table:table-cell table:formula="of:=SUM([.G242:.G251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0.002990364987636" calcext:value-type="float">
            <text:p>0.002990364987636</text:p>
          </table:table-cell>
          <table:table-cell office:value-type="float" office:value="0.000017555633929436" calcext:value-type="float">
            <text:p>1.7555633929436E-0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65000566244125" calcext:value-type="float">
            <text:p>0.65000566244125</text:p>
          </table:table-cell>
          <table:table-cell/>
          <table:table-cell table:formula="of:=SUM([.C243:.C252])/10" office:value-type="float" office:value="0.0000337344009578216" calcext:value-type="float">
            <text:p>3.37344009578216E-05</text:p>
          </table:table-cell>
          <table:table-cell/>
          <table:table-cell table:formula="of:=SUM([.E243:.E252])/10" office:value-type="float" office:value="0.7809375" calcext:value-type="float">
            <text:p>0.7809375</text:p>
          </table:table-cell>
          <table:table-cell table:formula="of:=SUM([.F243:.F252])/10" office:value-type="float" office:value="0.3653125" calcext:value-type="float">
            <text:p>0.3653125</text:p>
          </table:table-cell>
          <table:table-cell table:formula="of:=SUM([.G243:.G252])/10" office:value-type="float" office:value="0.746875" calcext:value-type="float">
            <text:p>0.746875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.0023378795944154" calcext:value-type="float">
            <text:p>0.002337879594415</text:p>
          </table:table-cell>
          <table:table-cell office:value-type="float" office:value="0.00015641777008738" calcext:value-type="float">
            <text:p>0.000156417770087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55584520101547" calcext:value-type="float">
            <text:p>0.55584520101547</text:p>
          </table:table-cell>
          <table:table-cell/>
          <table:table-cell table:formula="of:=SUM([.C244:.C253])/10" office:value-type="float" office:value="0.0000489845766546381" calcext:value-type="float">
            <text:p>4.89845766546381E-05</text:p>
          </table:table-cell>
          <table:table-cell/>
          <table:table-cell table:formula="of:=SUM([.E244:.E253])/10" office:value-type="float" office:value="0.77125" calcext:value-type="float">
            <text:p>0.77125</text:p>
          </table:table-cell>
          <table:table-cell table:formula="of:=SUM([.F244:.F253])/10" office:value-type="float" office:value="0.36875" calcext:value-type="float">
            <text:p>0.36875</text:p>
          </table:table-cell>
          <table:table-cell table:formula="of:=SUM([.G244:.G253])/10" office:value-type="float" office:value="0.7471875" calcext:value-type="float">
            <text:p>0.7471875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0.0031281849660445" calcext:value-type="float">
            <text:p>0.003128184966045</text:p>
          </table:table-cell>
          <table:table-cell office:value-type="float" office:value="0.0000012636689800061" calcext:value-type="float">
            <text:p>1.2636689800061E-06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3580058813095" calcext:value-type="float">
            <text:p>0.53580058813095</text:p>
          </table:table-cell>
          <table:table-cell/>
          <table:table-cell table:formula="of:=SUM([.C245:.C254])/10" office:value-type="float" office:value="0.0000482610882037964" calcext:value-type="float">
            <text:p>4.82610882037964E-05</text:p>
          </table:table-cell>
          <table:table-cell/>
          <table:table-cell table:formula="of:=SUM([.E245:.E254])/10" office:value-type="float" office:value="0.7603125" calcext:value-type="float">
            <text:p>0.7603125</text:p>
          </table:table-cell>
          <table:table-cell table:formula="of:=SUM([.F245:.F254])/10" office:value-type="float" office:value="0.3746875" calcext:value-type="float">
            <text:p>0.3746875</text:p>
          </table:table-cell>
          <table:table-cell table:formula="of:=SUM([.G245:.G254])/10" office:value-type="float" office:value="0.7503125" calcext:value-type="float">
            <text:p>0.7503125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0.0038563397072721" calcext:value-type="float">
            <text:p>0.003856339707272</text:p>
          </table:table-cell>
          <table:table-cell office:value-type="float" office:value="0.00004049948018916" calcext:value-type="float">
            <text:p>4.049948018916E-0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60239325761795" calcext:value-type="float">
            <text:p>0.60239325761795</text:p>
          </table:table-cell>
          <table:table-cell/>
          <table:table-cell table:formula="of:=SUM([.C246:.C255])/10" office:value-type="float" office:value="0.0000450126517195391" calcext:value-type="float">
            <text:p>4.50126517195391E-05</text:p>
          </table:table-cell>
          <table:table-cell/>
          <table:table-cell table:formula="of:=SUM([.E246:.E255])/10" office:value-type="float" office:value="0.7584375" calcext:value-type="float">
            <text:p>0.7584375</text:p>
          </table:table-cell>
          <table:table-cell table:formula="of:=SUM([.F246:.F255])/10" office:value-type="float" office:value="0.3765625" calcext:value-type="float">
            <text:p>0.3765625</text:p>
          </table:table-cell>
          <table:table-cell table:formula="of:=SUM([.G246:.G255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45814661280019" calcext:value-type="float">
            <text:p>0.004581466128002</text:p>
          </table:table-cell>
          <table:table-cell office:value-type="float" office:value="0.00004009655092633" calcext:value-type="float">
            <text:p>4.009655092633E-0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57278139591217" calcext:value-type="float">
            <text:p>0.57278139591217</text:p>
          </table:table-cell>
          <table:table-cell/>
          <table:table-cell table:formula="of:=SUM([.C247:.C256])/10" office:value-type="float" office:value="0.0000489290749269186" calcext:value-type="float">
            <text:p>4.89290749269186E-05</text:p>
          </table:table-cell>
          <table:table-cell/>
          <table:table-cell table:formula="of:=SUM([.E247:.E256])/10" office:value-type="float" office:value="0.769375" calcext:value-type="float">
            <text:p>0.769375</text:p>
          </table:table-cell>
          <table:table-cell table:formula="of:=SUM([.F247:.F256])/10" office:value-type="float" office:value="0.379375" calcext:value-type="float">
            <text:p>0.379375</text:p>
          </table:table-cell>
          <table:table-cell table:formula="of:=SUM([.G247:.G256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47882560582366" calcext:value-type="float">
            <text:p>0.004788256058237</text:p>
          </table:table-cell>
          <table:table-cell office:value-type="float" office:value="0.000030205835314467" calcext:value-type="float">
            <text:p>3.0205835314467E-0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56658769845963" calcext:value-type="float">
            <text:p>0.56658769845963</text:p>
          </table:table-cell>
          <table:table-cell/>
          <table:table-cell table:formula="of:=SUM([.C248:.C257])/10" office:value-type="float" office:value="0.0000517397549968942" calcext:value-type="float">
            <text:p>5.17397549968942E-05</text:p>
          </table:table-cell>
          <table:table-cell/>
          <table:table-cell table:formula="of:=SUM([.E248:.E257])/10" office:value-type="float" office:value="0.764375" calcext:value-type="float">
            <text:p>0.764375</text:p>
          </table:table-cell>
          <table:table-cell table:formula="of:=SUM([.F248:.F257])/10" office:value-type="float" office:value="0.3878125" calcext:value-type="float">
            <text:p>0.3878125</text:p>
          </table:table-cell>
          <table:table-cell table:formula="of:=SUM([.G248:.G257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0.0030090419430053" calcext:value-type="float">
            <text:p>0.003009041943005</text:p>
          </table:table-cell>
          <table:table-cell office:value-type="float" office:value="0.000015116029248857" calcext:value-type="float">
            <text:p>1.5116029248857E-05</text:p>
          </table:table-cell>
          <table:table-cell office:value-type="float" office:value="0.6421875" calcext:value-type="float">
            <text:p>0.64218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084375" calcext:value-type="float">
            <text:p>4.084375</text:p>
          </table:table-cell>
          <table:table-cell office:value-type="float" office:value="1" calcext:value-type="float">
            <text:p>1</text:p>
          </table:table-cell>
          <table:table-cell office:value-type="float" office:value="0.56399689912796" calcext:value-type="float">
            <text:p>0.56399689912796</text:p>
          </table:table-cell>
          <table:table-cell/>
          <table:table-cell table:formula="of:=SUM([.C249:.C258])/10" office:value-type="float" office:value="0.0000507616511226865" calcext:value-type="float">
            <text:p>5.07616511226865E-05</text:p>
          </table:table-cell>
          <table:table-cell/>
          <table:table-cell table:formula="of:=SUM([.E249:.E258])/10" office:value-type="float" office:value="0.7553125" calcext:value-type="float">
            <text:p>0.7553125</text:p>
          </table:table-cell>
          <table:table-cell table:formula="of:=SUM([.F249:.F258])/10" office:value-type="float" office:value="0.391875" calcext:value-type="float">
            <text:p>0.391875</text:p>
          </table:table-cell>
          <table:table-cell table:formula="of:=SUM([.G249:.G258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0.0026485417678487" calcext:value-type="float">
            <text:p>0.002648541767849</text:p>
          </table:table-cell>
          <table:table-cell office:value-type="float" office:value="0.0000038794401231002" calcext:value-type="float">
            <text:p>3.8794401231002E-06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59850726127625" calcext:value-type="float">
            <text:p>0.59850726127625</text:p>
          </table:table-cell>
          <table:table-cell/>
          <table:table-cell table:formula="of:=SUM([.C250:.C259])/10" office:value-type="float" office:value="0.0000480834041960317" calcext:value-type="float">
            <text:p>4.80834041960317E-05</text:p>
          </table:table-cell>
          <table:table-cell/>
          <table:table-cell table:formula="of:=SUM([.E250:.E259])/10" office:value-type="float" office:value="0.764375" calcext:value-type="float">
            <text:p>0.764375</text:p>
          </table:table-cell>
          <table:table-cell table:formula="of:=SUM([.F250:.F259])/10" office:value-type="float" office:value="0.3865625" calcext:value-type="float">
            <text:p>0.3865625</text:p>
          </table:table-cell>
          <table:table-cell table:formula="of:=SUM([.G250:.G259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0.0021717318071751" calcext:value-type="float">
            <text:p>0.002171731807175</text:p>
          </table:table-cell>
          <table:table-cell office:value-type="float" office:value="0.0000021306756491646" calcext:value-type="float">
            <text:p>2.1306756491646E-06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54883199930191" calcext:value-type="float">
            <text:p>0.54883199930191</text:p>
          </table:table-cell>
          <table:table-cell/>
          <table:table-cell table:formula="of:=SUM([.C251:.C260])/10" office:value-type="float" office:value="0.0000346491447636692" calcext:value-type="float">
            <text:p>3.46491447636692E-05</text:p>
          </table:table-cell>
          <table:table-cell/>
          <table:table-cell table:formula="of:=SUM([.E251:.E260])/10" office:value-type="float" office:value="0.7653125" calcext:value-type="float">
            <text:p>0.7653125</text:p>
          </table:table-cell>
          <table:table-cell table:formula="of:=SUM([.F251:.F260])/10" office:value-type="float" office:value="0.3840625" calcext:value-type="float">
            <text:p>0.3840625</text:p>
          </table:table-cell>
          <table:table-cell table:formula="of:=SUM([.G251:.G260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22144346643472" calcext:value-type="float">
            <text:p>0.002214434664347</text:p>
          </table:table-cell>
          <table:table-cell office:value-type="float" office:value="0.000043104583111664" calcext:value-type="float">
            <text:p>4.3104583111664E-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5539462685585" calcext:value-type="float">
            <text:p>0.5539462685585</text:p>
          </table:table-cell>
          <table:table-cell/>
          <table:table-cell table:formula="of:=SUM([.C252:.C261])/10" office:value-type="float" office:value="0.0000350269667559565" calcext:value-type="float">
            <text:p>3.50269667559565E-05</text:p>
          </table:table-cell>
          <table:table-cell/>
          <table:table-cell table:formula="of:=SUM([.E252:.E261])/10" office:value-type="float" office:value="0.76375" calcext:value-type="float">
            <text:p>0.76375</text:p>
          </table:table-cell>
          <table:table-cell table:formula="of:=SUM([.F252:.F261])/10" office:value-type="float" office:value="0.3790625" calcext:value-type="float">
            <text:p>0.3790625</text:p>
          </table:table-cell>
          <table:table-cell table:formula="of:=SUM([.G252:.G261])/10" office:value-type="float" office:value="0.73875" calcext:value-type="float">
            <text:p>0.73875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0.0025223992706742" calcext:value-type="float">
            <text:p>0.002522399270674</text:p>
          </table:table-cell>
          <table:table-cell office:value-type="float" office:value="0.000067937814325619" calcext:value-type="float">
            <text:p>6.7937814325619E-05</text:p>
          </table:table-cell>
          <table:table-cell office:value-type="float" office:value="0.6671875" calcext:value-type="float">
            <text:p>0.6671875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55915805101395" calcext:value-type="float">
            <text:p>0.55915805101395</text:p>
          </table:table-cell>
          <table:table-cell/>
          <table:table-cell table:formula="of:=SUM([.C253:.C262])/10" office:value-type="float" office:value="0.0000400651847955748" calcext:value-type="float">
            <text:p>4.00651847955748E-05</text:p>
          </table:table-cell>
          <table:table-cell/>
          <table:table-cell table:formula="of:=SUM([.E253:.E262])/10" office:value-type="float" office:value="0.77625" calcext:value-type="float">
            <text:p>0.77625</text:p>
          </table:table-cell>
          <table:table-cell table:formula="of:=SUM([.F253:.F262])/10" office:value-type="float" office:value="0.3784375" calcext:value-type="float">
            <text:p>0.3784375</text:p>
          </table:table-cell>
          <table:table-cell table:formula="of:=SUM([.G253:.G262])/10" office:value-type="float" office:value="0.738125" calcext:value-type="float">
            <text:p>0.738125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0.0035633872641483" calcext:value-type="float">
            <text:p>0.003563387264148</text:p>
          </table:table-cell>
          <table:table-cell office:value-type="float" office:value="0.000039660921465368" calcext:value-type="float">
            <text:p>3.9660921465368E-05</text:p>
          </table:table-cell>
          <table:table-cell office:value-type="float" office:value="0.6578125" calcext:value-type="float">
            <text:p>0.657812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25625" calcext:value-type="float">
            <text:p>4.25625</text:p>
          </table:table-cell>
          <table:table-cell office:value-type="float" office:value="1" calcext:value-type="float">
            <text:p>1</text:p>
          </table:table-cell>
          <table:table-cell office:value-type="float" office:value="0.56448847055435" calcext:value-type="float">
            <text:p>0.56448847055435</text:p>
          </table:table-cell>
          <table:table-cell/>
          <table:table-cell table:formula="of:=SUM([.C254:.C263])/10" office:value-type="float" office:value="0.0000283894999333736" calcext:value-type="float">
            <text:p>2.83894999333736E-05</text:p>
          </table:table-cell>
          <table:table-cell/>
          <table:table-cell table:formula="of:=SUM([.E254:.E263])/10" office:value-type="float" office:value="0.774375" calcext:value-type="float">
            <text:p>0.774375</text:p>
          </table:table-cell>
          <table:table-cell table:formula="of:=SUM([.F254:.F263])/10" office:value-type="float" office:value="0.38" calcext:value-type="float">
            <text:p>0.38</text:p>
          </table:table-cell>
          <table:table-cell table:formula="of:=SUM([.G254:.G263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0.0027954029646935" calcext:value-type="float">
            <text:p>0.002795402964694</text:p>
          </table:table-cell>
          <table:table-cell office:value-type="float" office:value="0.000034731040673579" calcext:value-type="float">
            <text:p>3.4731040673579E-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52936948537827" calcext:value-type="float">
            <text:p>0.52936948537827</text:p>
          </table:table-cell>
          <table:table-cell/>
          <table:table-cell table:formula="of:=SUM([.C255:.C264])/10" office:value-type="float" office:value="0.0000317362371027309" calcext:value-type="float">
            <text:p>3.17362371027309E-05</text:p>
          </table:table-cell>
          <table:table-cell/>
          <table:table-cell table:formula="of:=SUM([.E255:.E264])/10" office:value-type="float" office:value="0.7778125" calcext:value-type="float">
            <text:p>0.7778125</text:p>
          </table:table-cell>
          <table:table-cell table:formula="of:=SUM([.F255:.F264])/10" office:value-type="float" office:value="0.3803125" calcext:value-type="float">
            <text:p>0.3803125</text:p>
          </table:table-cell>
          <table:table-cell table:formula="of:=SUM([.G255:.G264])/10" office:value-type="float" office:value="0.743125" calcext:value-type="float">
            <text:p>0.743125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0.0033346310752677" calcext:value-type="float">
            <text:p>0.003334631075268</text:p>
          </table:table-cell>
          <table:table-cell office:value-type="float" office:value="0.0000058010004572246" calcext:value-type="float">
            <text:p>5.8010004572246E-06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4566780328751" calcext:value-type="float">
            <text:p>0.54566780328751</text:p>
          </table:table-cell>
          <table:table-cell/>
          <table:table-cell table:formula="of:=SUM([.C256:.C265])/10" office:value-type="float" office:value="0.0000282663891295373" calcext:value-type="float">
            <text:p>2.82663891295373E-05</text:p>
          </table:table-cell>
          <table:table-cell/>
          <table:table-cell table:formula="of:=SUM([.E256:.E265])/10" office:value-type="float" office:value="0.773125" calcext:value-type="float">
            <text:p>0.773125</text:p>
          </table:table-cell>
          <table:table-cell table:formula="of:=SUM([.F256:.F265])/10" office:value-type="float" office:value="0.38375" calcext:value-type="float">
            <text:p>0.38375</text:p>
          </table:table-cell>
          <table:table-cell table:formula="of:=SUM([.G256:.G265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29151625582017" calcext:value-type="float">
            <text:p>0.002915162558202</text:p>
          </table:table-cell>
          <table:table-cell office:value-type="float" office:value="0.0000089996440361229" calcext:value-type="float">
            <text:p>8.9996440361229E-06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40387079715729" calcext:value-type="float">
            <text:p>0.40387079715729</text:p>
          </table:table-cell>
          <table:table-cell/>
          <table:table-cell table:formula="of:=SUM([.C257:.C266])/10" office:value-type="float" office:value="0.0000251566984405166" calcext:value-type="float">
            <text:p>2.51566984405166E-05</text:p>
          </table:table-cell>
          <table:table-cell/>
          <table:table-cell table:formula="of:=SUM([.E257:.E266])/10" office:value-type="float" office:value="0.77125" calcext:value-type="float">
            <text:p>0.77125</text:p>
          </table:table-cell>
          <table:table-cell table:formula="of:=SUM([.F257:.F266])/10" office:value-type="float" office:value="0.381875" calcext:value-type="float">
            <text:p>0.381875</text:p>
          </table:table-cell>
          <table:table-cell table:formula="of:=SUM([.G257:.G266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0.0020329232080257" calcext:value-type="float">
            <text:p>0.002032923208026</text:p>
          </table:table-cell>
          <table:table-cell office:value-type="float" office:value="0.000076179813264743" calcext:value-type="float">
            <text:p>7.6179813264743E-0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853125" calcext:value-type="float">
            <text:p>0.8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2335826158524" calcext:value-type="float">
            <text:p>0.32335826158524</text:p>
          </table:table-cell>
          <table:table-cell/>
          <table:table-cell table:formula="of:=SUM([.C258:.C267])/10" office:value-type="float" office:value="0.0000297540962355442" calcext:value-type="float">
            <text:p>2.97540962355442E-05</text:p>
          </table:table-cell>
          <table:table-cell/>
          <table:table-cell table:formula="of:=SUM([.E258:.E267])/10" office:value-type="float" office:value="0.7875" calcext:value-type="float">
            <text:p>0.7875</text:p>
          </table:table-cell>
          <table:table-cell table:formula="of:=SUM([.F258:.F267])/10" office:value-type="float" office:value="0.3790625" calcext:value-type="float">
            <text:p>0.3790625</text:p>
          </table:table-cell>
          <table:table-cell table:formula="of:=SUM([.G258:.G267])/10" office:value-type="float" office:value="0.74875" calcext:value-type="float">
            <text:p>0.74875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0.0037460641178768" calcext:value-type="float">
            <text:p>0.003746064117877</text:p>
          </table:table-cell>
          <table:table-cell office:value-type="float" office:value="0.0000012629286232288" calcext:value-type="float">
            <text:p>1.2629286232288E-06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0.865625" calcext:value-type="float">
            <text:p>0.865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4.096875" calcext:value-type="float">
            <text:p>4.096875</text:p>
          </table:table-cell>
          <table:table-cell office:value-type="float" office:value="1" calcext:value-type="float">
            <text:p>1</text:p>
          </table:table-cell>
          <table:table-cell office:value-type="float" office:value="0.32057975530624" calcext:value-type="float">
            <text:p>0.32057975530624</text:p>
          </table:table-cell>
          <table:table-cell/>
          <table:table-cell table:formula="of:=SUM([.C259:.C268])/10" office:value-type="float" office:value="0.0000283687861729814" calcext:value-type="float">
            <text:p>2.83687861729814E-05</text:p>
          </table:table-cell>
          <table:table-cell/>
          <table:table-cell table:formula="of:=SUM([.E259:.E268])/10" office:value-type="float" office:value="0.7984375" calcext:value-type="float">
            <text:p>0.7984375</text:p>
          </table:table-cell>
          <table:table-cell table:formula="of:=SUM([.F259:.F268])/10" office:value-type="float" office:value="0.3753125" calcext:value-type="float">
            <text:p>0.3753125</text:p>
          </table:table-cell>
          <table:table-cell table:formula="of:=SUM([.G259:.G268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0.0027017535787309" calcext:value-type="float">
            <text:p>0.002701753578731</text:p>
          </table:table-cell>
          <table:table-cell office:value-type="float" office:value="0.000055505993223524" calcext:value-type="float">
            <text:p>5.5505993223524E-0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1731963157654" calcext:value-type="float">
            <text:p>0.31731963157654</text:p>
          </table:table-cell>
          <table:table-cell/>
          <table:table-cell table:formula="of:=SUM([.C260:.C269])/10" office:value-type="float" office:value="0.0000335314414830238" calcext:value-type="float">
            <text:p>3.35314414830238E-05</text:p>
          </table:table-cell>
          <table:table-cell/>
          <table:table-cell table:formula="of:=SUM([.E260:.E269])/10" office:value-type="float" office:value="0.7971875" calcext:value-type="float">
            <text:p>0.7971875</text:p>
          </table:table-cell>
          <table:table-cell table:formula="of:=SUM([.F260:.F269])/10" office:value-type="float" office:value="0.383125" calcext:value-type="float">
            <text:p>0.383125</text:p>
          </table:table-cell>
          <table:table-cell table:formula="of:=SUM([.G260:.G269])/10"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0.0034034067939501" calcext:value-type="float">
            <text:p>0.00340340679395</text:p>
          </table:table-cell>
          <table:table-cell office:value-type="float" office:value="0.000038131595036217" calcext:value-type="float">
            <text:p>3.8131595036217E-05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950739622116" calcext:value-type="float">
            <text:p>0.31950739622116</text:p>
          </table:table-cell>
          <table:table-cell/>
          <table:table-cell table:formula="of:=SUM([.C261:.C270])/10" office:value-type="float" office:value="0.000037131533421729" calcext:value-type="float">
            <text:p>3.7131533421729E-05</text:p>
          </table:table-cell>
          <table:table-cell/>
          <table:table-cell table:formula="of:=SUM([.E261:.E270])/10" office:value-type="float" office:value="0.784375" calcext:value-type="float">
            <text:p>0.784375</text:p>
          </table:table-cell>
          <table:table-cell table:formula="of:=SUM([.F261:.F270])/10" office:value-type="float" office:value="0.38375" calcext:value-type="float">
            <text:p>0.38375</text:p>
          </table:table-cell>
          <table:table-cell table:formula="of:=SUM([.G261:.G270])/10" office:value-type="float" office:value="0.75625" calcext:value-type="float">
            <text:p>0.7562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6805138681084" calcext:value-type="float">
            <text:p>0.002680513868108</text:p>
          </table:table-cell>
          <table:table-cell office:value-type="float" office:value="0.00013783297840914" calcext:value-type="float">
            <text:p>0.000137832978409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41370580196381" calcext:value-type="float">
            <text:p>0.41370580196381</text:p>
          </table:table-cell>
          <table:table-cell/>
          <table:table-cell table:formula="of:=SUM([.C262:.C271])/10" office:value-type="float" office:value="0.0000466043729514766" calcext:value-type="float">
            <text:p>4.66043729514766E-05</text:p>
          </table:table-cell>
          <table:table-cell/>
          <table:table-cell table:formula="of:=SUM([.E262:.E271])/10" office:value-type="float" office:value="0.78125" calcext:value-type="float">
            <text:p>0.78125</text:p>
          </table:table-cell>
          <table:table-cell table:formula="of:=SUM([.F262:.F271])/10" office:value-type="float" office:value="0.3821875" calcext:value-type="float">
            <text:p>0.3821875</text:p>
          </table:table-cell>
          <table:table-cell table:formula="of:=SUM([.G262:.G271])/10" office:value-type="float" office:value="0.7571875" calcext:value-type="float">
            <text:p>0.757187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0.0025641529704444" calcext:value-type="float">
            <text:p>0.002564152970444</text:p>
          </table:table-cell>
          <table:table-cell office:value-type="float" office:value="0.000016973819806532" calcext:value-type="float">
            <text:p>1.6973819806532E-05</text:p>
          </table:table-cell>
          <table:table-cell office:value-type="float" office:value="0.6890625" calcext:value-type="float">
            <text:p>0.6890625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9714690446854" calcext:value-type="float">
            <text:p>0.39714690446854</text:p>
          </table:table-cell>
          <table:table-cell/>
          <table:table-cell table:formula="of:=SUM([.C263:.C272])/10" office:value-type="float" office:value="0.0000415079734995679" calcext:value-type="float">
            <text:p>4.15079734995679E-05</text:p>
          </table:table-cell>
          <table:table-cell/>
          <table:table-cell table:formula="of:=SUM([.E263:.E272])/10" office:value-type="float" office:value="0.78125" calcext:value-type="float">
            <text:p>0.78125</text:p>
          </table:table-cell>
          <table:table-cell table:formula="of:=SUM([.F263:.F272])/10" office:value-type="float" office:value="0.385" calcext:value-type="float">
            <text:p>0.385</text:p>
          </table:table-cell>
          <table:table-cell table:formula="of:=SUM([.G263:.G272])/10" office:value-type="float" office:value="0.76125" calcext:value-type="float">
            <text:p>0.76125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0.0041275305877207" calcext:value-type="float">
            <text:p>0.004127530587721</text:p>
          </table:table-cell>
          <table:table-cell office:value-type="float" office:value="0.000032087626907218" calcext:value-type="float">
            <text:p>3.2087626907218E-05</text:p>
          </table:table-cell>
          <table:table-cell office:value-type="float" office:value="0.6859375" calcext:value-type="float">
            <text:p>0.6859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5243055820465" calcext:value-type="float">
            <text:p>0.55243055820465</text:p>
          </table:table-cell>
          <table:table-cell/>
          <table:table-cell table:formula="of:=SUM([.C264:.C273])/10" office:value-type="float" office:value="0.0000407506440437529" calcext:value-type="float">
            <text:p>4.07506440437529E-05</text:p>
          </table:table-cell>
          <table:table-cell/>
          <table:table-cell table:formula="of:=SUM([.E264:.E273])/10" office:value-type="float" office:value="0.7934375" calcext:value-type="float">
            <text:p>0.7934375</text:p>
          </table:table-cell>
          <table:table-cell table:formula="of:=SUM([.F264:.F273])/10" office:value-type="float" office:value="0.3853125" calcext:value-type="float">
            <text:p>0.3853125</text:p>
          </table:table-cell>
          <table:table-cell table:formula="of:=SUM([.G264:.G273])/10" office:value-type="float" office:value="0.754375" calcext:value-type="float">
            <text:p>0.754375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0.0029343211499508" calcext:value-type="float">
            <text:p>0.002934321149951</text:p>
          </table:table-cell>
          <table:table-cell office:value-type="float" office:value="0.00011045396367301" calcext:value-type="float">
            <text:p>0.000110453963673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5" calcext:value-type="float">
            <text:p>0.7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1" calcext:value-type="float">
            <text:p>1</text:p>
          </table:table-cell>
          <table:table-cell office:value-type="float" office:value="0.56615135669708" calcext:value-type="float">
            <text:p>0.56615135669708</text:p>
          </table:table-cell>
          <table:table-cell/>
          <table:table-cell table:formula="of:=SUM([.C265:.C274])/10" office:value-type="float" office:value="0.000048322936343696" calcext:value-type="float">
            <text:p>4.8322936343696E-05</text:p>
          </table:table-cell>
          <table:table-cell/>
          <table:table-cell table:formula="of:=SUM([.E265:.E274])/10" office:value-type="float" office:value="0.7909375" calcext:value-type="float">
            <text:p>0.7909375</text:p>
          </table:table-cell>
          <table:table-cell table:formula="of:=SUM([.F265:.F274])/10" office:value-type="float" office:value="0.389375" calcext:value-type="float">
            <text:p>0.389375</text:p>
          </table:table-cell>
          <table:table-cell table:formula="of:=SUM([.G265:.G274])/10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0.0037073471699841" calcext:value-type="float">
            <text:p>0.003707347169984</text:p>
          </table:table-cell>
          <table:table-cell office:value-type="float" office:value="0.000027188013197839" calcext:value-type="float">
            <text:p>2.7188013197839E-0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821875" calcext:value-type="float">
            <text:p>0.8218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55885548591614" calcext:value-type="float">
            <text:p>0.55885548591614</text:p>
          </table:table-cell>
          <table:table-cell/>
          <table:table-cell table:formula="of:=SUM([.C266:.C275])/10" office:value-type="float" office:value="0.0000504616376177575" calcext:value-type="float">
            <text:p>5.04616376177575E-05</text:p>
          </table:table-cell>
          <table:table-cell/>
          <table:table-cell table:formula="of:=SUM([.E266:.E275])/10" office:value-type="float" office:value="0.7934375" calcext:value-type="float">
            <text:p>0.7934375</text:p>
          </table:table-cell>
          <table:table-cell table:formula="of:=SUM([.F266:.F275])/10" office:value-type="float" office:value="0.3809375" calcext:value-type="float">
            <text:p>0.3809375</text:p>
          </table:table-cell>
          <table:table-cell table:formula="of:=SUM([.G266:.G275])/1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70415576803498" calcext:value-type="float">
            <text:p>0.00704155768035</text:p>
          </table:table-cell>
          <table:table-cell office:value-type="float" office:value="0.000059760435200012" calcext:value-type="float">
            <text:p>5.9760435200012E-05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284375" calcext:value-type="float">
            <text:p>4.284375</text:p>
          </table:table-cell>
          <table:table-cell office:value-type="float" office:value="1" calcext:value-type="float">
            <text:p>1</text:p>
          </table:table-cell>
          <table:table-cell office:value-type="float" office:value="0.61593687534332" calcext:value-type="float">
            <text:p>0.61593687534332</text:p>
          </table:table-cell>
          <table:table-cell/>
          <table:table-cell table:formula="of:=SUM([.C267:.C276])/10" office:value-type="float" office:value="0.0000555377167341464" calcext:value-type="float">
            <text:p>5.55377167341464E-05</text:p>
          </table:table-cell>
          <table:table-cell/>
          <table:table-cell table:formula="of:=SUM([.E267:.E276])/10" office:value-type="float" office:value="0.79625" calcext:value-type="float">
            <text:p>0.79625</text:p>
          </table:table-cell>
          <table:table-cell table:formula="of:=SUM([.F267:.F276])/10" office:value-type="float" office:value="0.3784375" calcext:value-type="float">
            <text:p>0.3784375</text:p>
          </table:table-cell>
          <table:table-cell table:formula="of:=SUM([.G267:.G276])/10" office:value-type="float" office:value="0.75375" calcext:value-type="float">
            <text:p>0.7537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0.0062103659845889" calcext:value-type="float">
            <text:p>0.006210365984589</text:p>
          </table:table-cell>
          <table:table-cell office:value-type="float" office:value="0.000016016764839769" calcext:value-type="float">
            <text:p>1.6016764839769E-0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77279191017151" calcext:value-type="float">
            <text:p>0.77279191017151</text:p>
          </table:table-cell>
          <table:table-cell/>
          <table:table-cell table:formula="of:=SUM([.C268:.C277])/10" office:value-type="float" office:value="0.000049521411891649" calcext:value-type="float">
            <text:p>4.9521411891649E-05</text:p>
          </table:table-cell>
          <table:table-cell/>
          <table:table-cell table:formula="of:=SUM([.E268:.E277])/10" office:value-type="float" office:value="0.7903125" calcext:value-type="float">
            <text:p>0.7903125</text:p>
          </table:table-cell>
          <table:table-cell table:formula="of:=SUM([.F268:.F277])/10" office:value-type="float" office:value="0.380625" calcext:value-type="float">
            <text:p>0.380625</text:p>
          </table:table-cell>
          <table:table-cell table:formula="of:=SUM([.G268:.G277])/10" office:value-type="float" office:value="0.75375" calcext:value-type="float">
            <text:p>0.75375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0.0055049760034308" calcext:value-type="float">
            <text:p>0.005504976003431</text:p>
          </table:table-cell>
          <table:table-cell office:value-type="float" office:value="0.000005459798723202" calcext:value-type="float">
            <text:p>5.459798723202E-06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70223311185837" calcext:value-type="float">
            <text:p>0.70223311185837</text:p>
          </table:table-cell>
          <table:table-cell/>
          <table:table-cell table:formula="of:=SUM([.C269:.C278])/10" office:value-type="float" office:value="0.0000499410989016463" calcext:value-type="float">
            <text:p>4.99410989016463E-05</text:p>
          </table:table-cell>
          <table:table-cell/>
          <table:table-cell table:formula="of:=SUM([.E269:.E278])/10" office:value-type="float" office:value="0.760625" calcext:value-type="float">
            <text:p>0.760625</text:p>
          </table:table-cell>
          <table:table-cell table:formula="of:=SUM([.F269:.F278])/10" office:value-type="float" office:value="0.3790625" calcext:value-type="float">
            <text:p>0.3790625</text:p>
          </table:table-cell>
          <table:table-cell table:formula="of:=SUM([.G269:.G278])/10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0.0047587890992872" calcext:value-type="float">
            <text:p>0.004758789099287</text:p>
          </table:table-cell>
          <table:table-cell office:value-type="float" office:value="0.000016328293223564" calcext:value-type="float">
            <text:p>1.6328293223564E-0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73995554447174" calcext:value-type="float">
            <text:p>0.73995554447174</text:p>
          </table:table-cell>
          <table:table-cell/>
          <table:table-cell table:formula="of:=SUM([.C270:.C279])/10" office:value-type="float" office:value="0.0000460233289016503" calcext:value-type="float">
            <text:p>4.60233289016503E-05</text:p>
          </table:table-cell>
          <table:table-cell/>
          <table:table-cell table:formula="of:=SUM([.E270:.E279])/10" office:value-type="float" office:value="0.7525" calcext:value-type="float">
            <text:p>0.7525</text:p>
          </table:table-cell>
          <table:table-cell table:formula="of:=SUM([.F270:.F279])/10" office:value-type="float" office:value="0.3709375" calcext:value-type="float">
            <text:p>0.3709375</text:p>
          </table:table-cell>
          <table:table-cell table:formula="of:=SUM([.G270:.G279])/10" office:value-type="float" office:value="0.7534375" calcext:value-type="float">
            <text:p>0.7534375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0.0038338602171279" calcext:value-type="float">
            <text:p>0.003833860217128</text:p>
          </table:table-cell>
          <table:table-cell office:value-type="float" office:value="0.00000035260058646389" calcext:value-type="float">
            <text:p>3.5260058646389E-07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51935334205627" calcext:value-type="float">
            <text:p>0.51935334205627</text:p>
          </table:table-cell>
          <table:table-cell/>
          <table:table-cell table:formula="of:=SUM([.C271:.C280])/10" office:value-type="float" office:value="0.000042245429456675" calcext:value-type="float">
            <text:p>4.2245429456675E-05</text:p>
          </table:table-cell>
          <table:table-cell/>
          <table:table-cell table:formula="of:=SUM([.E271:.E280])/10" office:value-type="float" office:value="0.753125" calcext:value-type="float">
            <text:p>0.753125</text:p>
          </table:table-cell>
          <table:table-cell table:formula="of:=SUM([.F271:.F280])/10" office:value-type="float" office:value="0.370625" calcext:value-type="float">
            <text:p>0.370625</text:p>
          </table:table-cell>
          <table:table-cell table:formula="of:=SUM([.G271:.G280])/10" office:value-type="float" office:value="0.753125" calcext:value-type="float">
            <text:p>0.75312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63738590979483" calcext:value-type="float">
            <text:p>0.006373859097948</text:p>
          </table:table-cell>
          <table:table-cell office:value-type="float" office:value="0.000075221643297962" calcext:value-type="float">
            <text:p>7.5221643297962E-05</text:p>
          </table:table-cell>
          <table:table-cell office:value-type="float" office:value="0.7015625" calcext:value-type="float">
            <text:p>0.7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53279541730881" calcext:value-type="float">
            <text:p>0.53279541730881</text:p>
          </table:table-cell>
          <table:table-cell/>
          <table:table-cell table:formula="of:=SUM([.C272:.C281])/10" office:value-type="float" office:value="0.0000359842959455572" calcext:value-type="float">
            <text:p>3.59842959455572E-05</text:p>
          </table:table-cell>
          <table:table-cell/>
          <table:table-cell table:formula="of:=SUM([.E272:.E281])/10" office:value-type="float" office:value="0.755625" calcext:value-type="float">
            <text:p>0.755625</text:p>
          </table:table-cell>
          <table:table-cell table:formula="of:=SUM([.F272:.F281])/10" office:value-type="float" office:value="0.365" calcext:value-type="float">
            <text:p>0.365</text:p>
          </table:table-cell>
          <table:table-cell table:formula="of:=SUM([.G272:.G281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0.0067086312978063" calcext:value-type="float">
            <text:p>0.006708631297806</text:p>
          </table:table-cell>
          <table:table-cell office:value-type="float" office:value="0.0000010833485991985" calcext:value-type="float">
            <text:p>1.0833485991985E-06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40335739850998" calcext:value-type="float">
            <text:p>0.40335739850998</text:p>
          </table:table-cell>
          <table:table-cell/>
          <table:table-cell table:formula="of:=SUM([.C273:.C282])/10" office:value-type="float" office:value="0.0000343952488248238" calcext:value-type="float">
            <text:p>3.43952488248238E-05</text:p>
          </table:table-cell>
          <table:table-cell/>
          <table:table-cell table:formula="of:=SUM([.E273:.E282])/10" office:value-type="float" office:value="0.7359375" calcext:value-type="float">
            <text:p>0.7359375</text:p>
          </table:table-cell>
          <table:table-cell table:formula="of:=SUM([.F273:.F282])/10" office:value-type="float" office:value="0.365" calcext:value-type="float">
            <text:p>0.365</text:p>
          </table:table-cell>
          <table:table-cell table:formula="of:=SUM([.G273:.G282])/10" office:value-type="float" office:value="0.746875" calcext:value-type="float">
            <text:p>0.746875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0.0026315705646994" calcext:value-type="float">
            <text:p>0.002631570564699</text:p>
          </table:table-cell>
          <table:table-cell office:value-type="float" office:value="0.000011094009237217" calcext:value-type="float">
            <text:p>1.1094009237217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54831686019897" calcext:value-type="float">
            <text:p>0.54831686019897</text:p>
          </table:table-cell>
          <table:table-cell/>
          <table:table-cell table:formula="of:=SUM([.C274:.C283])/10" office:value-type="float" office:value="0.0000322958870578237" calcext:value-type="float">
            <text:p>3.22958870578237E-05</text:p>
          </table:table-cell>
          <table:table-cell/>
          <table:table-cell table:formula="of:=SUM([.E274:.E283])/10" office:value-type="float" office:value="0.7178125" calcext:value-type="float">
            <text:p>0.7178125</text:p>
          </table:table-cell>
          <table:table-cell table:formula="of:=SUM([.F274:.F283])/10" office:value-type="float" office:value="0.3671875" calcext:value-type="float">
            <text:p>0.3671875</text:p>
          </table:table-cell>
          <table:table-cell table:formula="of:=SUM([.G274:.G283])/10" office:value-type="float" office:value="0.753125" calcext:value-type="float">
            <text:p>0.75312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0.0035651334386785" calcext:value-type="float">
            <text:p>0.003565133438679</text:p>
          </table:table-cell>
          <table:table-cell office:value-type="float" office:value="0.000022383240245802" calcext:value-type="float">
            <text:p>2.2383240245802E-05</text:p>
          </table:table-cell>
          <table:table-cell office:value-type="float" office:value="0.6515625" calcext:value-type="float">
            <text:p>0.65156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71699858903885" calcext:value-type="float">
            <text:p>0.71699858903885</text:p>
          </table:table-cell>
          <table:table-cell/>
          <table:table-cell table:formula="of:=SUM([.C275:.C284])/10" office:value-type="float" office:value="0.0000234888147151029" calcext:value-type="float">
            <text:p>2.34888147151029E-05</text:p>
          </table:table-cell>
          <table:table-cell/>
          <table:table-cell table:formula="of:=SUM([.E275:.E284])/10" office:value-type="float" office:value="0.720625" calcext:value-type="float">
            <text:p>0.720625</text:p>
          </table:table-cell>
          <table:table-cell table:formula="of:=SUM([.F275:.F284])/10" office:value-type="float" office:value="0.36" calcext:value-type="float">
            <text:p>0.36</text:p>
          </table:table-cell>
          <table:table-cell table:formula="of:=SUM([.G275:.G284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0.0031904375704471" calcext:value-type="float">
            <text:p>0.003190437570447</text:p>
          </table:table-cell>
          <table:table-cell office:value-type="float" office:value="0.000099185110598399" calcext:value-type="float">
            <text:p>9.9185110598399E-0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790625" calcext:value-type="float">
            <text:p>0.790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53105816841125" calcext:value-type="float">
            <text:p>0.53105816841125</text:p>
          </table:table-cell>
          <table:table-cell/>
          <table:table-cell table:formula="of:=SUM([.C276:.C285])/10" office:value-type="float" office:value="0.0000306885244551589" calcext:value-type="float">
            <text:p>3.06885244551589E-05</text:p>
          </table:table-cell>
          <table:table-cell/>
          <table:table-cell table:formula="of:=SUM([.E276:.E285])/10" office:value-type="float" office:value="0.7175" calcext:value-type="float">
            <text:p>0.7175</text:p>
          </table:table-cell>
          <table:table-cell table:formula="of:=SUM([.F276:.F285])/10" office:value-type="float" office:value="0.363125" calcext:value-type="float">
            <text:p>0.363125</text:p>
          </table:table-cell>
          <table:table-cell table:formula="of:=SUM([.G276:.G285])/10" office:value-type="float" office:value="0.7521875" calcext:value-type="float">
            <text:p>0.752187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19427661274676" calcext:value-type="float">
            <text:p>0.001942766127468</text:p>
          </table:table-cell>
          <table:table-cell office:value-type="float" office:value="0.00001566904692003" calcext:value-type="float">
            <text:p>1.566904692003E-05</text:p>
          </table:table-cell>
          <table:table-cell office:value-type="float" office:value="0.6828125" calcext:value-type="float">
            <text:p>0.6828125</text:p>
          </table:table-cell>
          <table:table-cell office:value-type="float" office:value="0.8" calcext:value-type="float">
            <text:p>0.8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53384695053101" calcext:value-type="float">
            <text:p>0.53384695053101</text:p>
          </table:table-cell>
          <table:table-cell/>
          <table:table-cell table:formula="of:=SUM([.C277:.C286])/10" office:value-type="float" office:value="0.0000262793856271607" calcext:value-type="float">
            <text:p>2.62793856271607E-05</text:p>
          </table:table-cell>
          <table:table-cell/>
          <table:table-cell table:formula="of:=SUM([.E277:.E286])/10" office:value-type="float" office:value="0.7203125" calcext:value-type="float">
            <text:p>0.7203125</text:p>
          </table:table-cell>
          <table:table-cell table:formula="of:=SUM([.F277:.F286])/10" office:value-type="float" office:value="0.3653125" calcext:value-type="float">
            <text:p>0.3653125</text:p>
          </table:table-cell>
          <table:table-cell table:formula="of:=SUM([.G277:.G286])/10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0.0025670671951957" calcext:value-type="float">
            <text:p>0.002567067195196</text:p>
          </table:table-cell>
          <table:table-cell office:value-type="float" office:value="0.000080517281962401" calcext:value-type="float">
            <text:p>8.0517281962401E-0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51325390338898" calcext:value-type="float">
            <text:p>0.51325390338898</text:p>
          </table:table-cell>
          <table:table-cell/>
          <table:table-cell table:formula="of:=SUM([.C278:.C287])/10" office:value-type="float" office:value="0.0000327294373394239" calcext:value-type="float">
            <text:p>3.27294373394239E-05</text:p>
          </table:table-cell>
          <table:table-cell/>
          <table:table-cell table:formula="of:=SUM([.E278:.E287])/10" office:value-type="float" office:value="0.708125" calcext:value-type="float">
            <text:p>0.708125</text:p>
          </table:table-cell>
          <table:table-cell table:formula="of:=SUM([.F278:.F287])/10" office:value-type="float" office:value="0.36" calcext:value-type="float">
            <text:p>0.36</text:p>
          </table:table-cell>
          <table:table-cell table:formula="of:=SUM([.G278:.G287])/10" office:value-type="float" office:value="0.7409375" calcext:value-type="float">
            <text:p>0.7409375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0.003331195685314" calcext:value-type="float">
            <text:p>0.003331195685314</text:p>
          </table:table-cell>
          <table:table-cell office:value-type="float" office:value="0.000013830977331258" calcext:value-type="float">
            <text:p>1.3830977331258E-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51840990781784" calcext:value-type="float">
            <text:p>0.51840990781784</text:p>
          </table:table-cell>
          <table:table-cell/>
          <table:table-cell table:formula="of:=SUM([.C279:.C288])/10" office:value-type="float" office:value="0.0000335665552002295" calcext:value-type="float">
            <text:p>3.35665552002295E-05</text:p>
          </table:table-cell>
          <table:table-cell/>
          <table:table-cell table:formula="of:=SUM([.E279:.E288])/10" office:value-type="float" office:value="0.7115625" calcext:value-type="float">
            <text:p>0.7115625</text:p>
          </table:table-cell>
          <table:table-cell table:formula="of:=SUM([.F279:.F288])/10" office:value-type="float" office:value="0.3615625" calcext:value-type="float">
            <text:p>0.3615625</text:p>
          </table:table-cell>
          <table:table-cell table:formula="of:=SUM([.G279:.G288])/10" office:value-type="float" office:value="0.7425" calcext:value-type="float">
            <text:p>0.7425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0.0034688812898821" calcext:value-type="float">
            <text:p>0.003468881289882</text:p>
          </table:table-cell>
          <table:table-cell office:value-type="float" office:value="0.000012478389358535" calcext:value-type="float">
            <text:p>1.2478389358535E-0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52899107933044" calcext:value-type="float">
            <text:p>0.52899107933044</text:p>
          </table:table-cell>
          <table:table-cell/>
          <table:table-cell table:formula="of:=SUM([.C280:.C289])/10" office:value-type="float" office:value="0.0000331815648137266" calcext:value-type="float">
            <text:p>3.31815648137266E-05</text:p>
          </table:table-cell>
          <table:table-cell/>
          <table:table-cell table:formula="of:=SUM([.E280:.E289])/10" office:value-type="float" office:value="0.7190625" calcext:value-type="float">
            <text:p>0.7190625</text:p>
          </table:table-cell>
          <table:table-cell table:formula="of:=SUM([.F280:.F289])/10" office:value-type="float" office:value="0.3603125" calcext:value-type="float">
            <text:p>0.3603125</text:p>
          </table:table-cell>
          <table:table-cell table:formula="of:=SUM([.G280:.G289])/10" office:value-type="float" office:value="0.740625" calcext:value-type="float">
            <text:p>0.74062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0.0033195405878359" calcext:value-type="float">
            <text:p>0.003319540587836</text:p>
          </table:table-cell>
          <table:table-cell office:value-type="float" office:value="0.000018720316747747" calcext:value-type="float">
            <text:p>1.8720316747747E-0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48022202253342" calcext:value-type="float">
            <text:p>0.48022202253342</text:p>
          </table:table-cell>
          <table:table-cell/>
          <table:table-cell table:formula="of:=SUM([.C281:.C290])/10" office:value-type="float" office:value="0.000035018336429855" calcext:value-type="float">
            <text:p>3.5018336429855E-05</text:p>
          </table:table-cell>
          <table:table-cell/>
          <table:table-cell table:formula="of:=SUM([.E281:.E290])/10" office:value-type="float" office:value="0.7153125" calcext:value-type="float">
            <text:p>0.7153125</text:p>
          </table:table-cell>
          <table:table-cell table:formula="of:=SUM([.F281:.F290])/10" office:value-type="float" office:value="0.365625" calcext:value-type="float">
            <text:p>0.365625</text:p>
          </table:table-cell>
          <table:table-cell table:formula="of:=SUM([.G281:.G290])/10" office:value-type="float" office:value="0.7390625" calcext:value-type="float">
            <text:p>0.739062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7665295318002" calcext:value-type="float">
            <text:p>0.0027665295318</text:p>
          </table:table-cell>
          <table:table-cell office:value-type="float" office:value="0.000084296838770728" calcext:value-type="float">
            <text:p>8.4296838770728E-05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73760411739349" calcext:value-type="float">
            <text:p>0.73760411739349</text:p>
          </table:table-cell>
          <table:table-cell/>
          <table:table-cell table:formula="of:=SUM([.C282:.C291])/10" office:value-type="float" office:value="0.0000359258559771315" calcext:value-type="float">
            <text:p>3.59258559771315E-05</text:p>
          </table:table-cell>
          <table:table-cell/>
          <table:table-cell table:formula="of:=SUM([.E282:.E291])/10" office:value-type="float" office:value="0.698125" calcext:value-type="float">
            <text:p>0.698125</text:p>
          </table:table-cell>
          <table:table-cell table:formula="of:=SUM([.F282:.F291])/10" office:value-type="float" office:value="0.3746875" calcext:value-type="float">
            <text:p>0.3746875</text:p>
          </table:table-cell>
          <table:table-cell table:formula="of:=SUM([.G282:.G291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0.0028895966883283" calcext:value-type="float">
            <text:p>0.002889596688328</text:p>
          </table:table-cell>
          <table:table-cell office:value-type="float" office:value="0.000019853672494905" calcext:value-type="float">
            <text:p>1.9853672494905E-0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72615888118744" calcext:value-type="float">
            <text:p>0.72615888118744</text:p>
          </table:table-cell>
          <table:table-cell/>
          <table:table-cell table:formula="of:=SUM([.C283:.C292])/10" office:value-type="float" office:value="0.0000378028883667022" calcext:value-type="float">
            <text:p>3.78028883667022E-05</text:p>
          </table:table-cell>
          <table:table-cell/>
          <table:table-cell table:formula="of:=SUM([.E283:.E292])/10" office:value-type="float" office:value="0.701875" calcext:value-type="float">
            <text:p>0.701875</text:p>
          </table:table-cell>
          <table:table-cell table:formula="of:=SUM([.F283:.F292])/10" office:value-type="float" office:value="0.375625" calcext:value-type="float">
            <text:p>0.375625</text:p>
          </table:table-cell>
          <table:table-cell table:formula="of:=SUM([.G283:.G292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0.0025521943898639" calcext:value-type="float">
            <text:p>0.002552194389864</text:p>
          </table:table-cell>
          <table:table-cell office:value-type="float" office:value="0.00000037268992151944" calcext:value-type="float">
            <text:p>3.7268992151944E-07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55148355960846" calcext:value-type="float">
            <text:p>0.55148355960846</text:p>
          </table:table-cell>
          <table:table-cell/>
          <table:table-cell table:formula="of:=SUM([.C284:.C293])/10" office:value-type="float" office:value="0.0000367307564351324" calcext:value-type="float">
            <text:p>3.67307564351324E-05</text:p>
          </table:table-cell>
          <table:table-cell/>
          <table:table-cell table:formula="of:=SUM([.E284:.E293])/10" office:value-type="float" office:value="0.6975" calcext:value-type="float">
            <text:p>0.6975</text:p>
          </table:table-cell>
          <table:table-cell table:formula="of:=SUM([.F284:.F293])/10" office:value-type="float" office:value="0.374375" calcext:value-type="float">
            <text:p>0.374375</text:p>
          </table:table-cell>
          <table:table-cell table:formula="of:=SUM([.G284:.G293])/1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0.0024138319422491" calcext:value-type="float">
            <text:p>0.002413831942249</text:p>
          </table:table-cell>
          <table:table-cell office:value-type="float" office:value="0.0000070413461156042" calcext:value-type="float">
            <text:p>7.0413461156042E-06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56161645650864" calcext:value-type="float">
            <text:p>0.56161645650864</text:p>
          </table:table-cell>
          <table:table-cell/>
          <table:table-cell table:formula="of:=SUM([.C285:.C294])/10" office:value-type="float" office:value="0.0000351965670221127" calcext:value-type="float">
            <text:p>3.51965670221127E-05</text:p>
          </table:table-cell>
          <table:table-cell/>
          <table:table-cell table:formula="of:=SUM([.E285:.E294])/10" office:value-type="float" office:value="0.6809375" calcext:value-type="float">
            <text:p>0.6809375</text:p>
          </table:table-cell>
          <table:table-cell table:formula="of:=SUM([.F285:.F294])/10" office:value-type="float" office:value="0.374375" calcext:value-type="float">
            <text:p>0.374375</text:p>
          </table:table-cell>
          <table:table-cell table:formula="of:=SUM([.G285:.G294])/10" office:value-type="float" office:value="0.738125" calcext:value-type="float">
            <text:p>0.738125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0.0027501645294251" calcext:value-type="float">
            <text:p>0.002750164529425</text:p>
          </table:table-cell>
          <table:table-cell office:value-type="float" office:value="0.0000005939843002789" calcext:value-type="float">
            <text:p>5.939843002789E-07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50975294113159" calcext:value-type="float">
            <text:p>0.50975294113159</text:p>
          </table:table-cell>
          <table:table-cell/>
          <table:table-cell table:formula="of:=SUM([.C286:.C295])/10" office:value-type="float" office:value="0.0000253374543923007" calcext:value-type="float">
            <text:p>2.53374543923007E-05</text:p>
          </table:table-cell>
          <table:table-cell/>
          <table:table-cell table:formula="of:=SUM([.E286:.E295])/10" office:value-type="float" office:value="0.66625" calcext:value-type="float">
            <text:p>0.66625</text:p>
          </table:table-cell>
          <table:table-cell table:formula="of:=SUM([.F286:.F295])/10" office:value-type="float" office:value="0.374375" calcext:value-type="float">
            <text:p>0.374375</text:p>
          </table:table-cell>
          <table:table-cell table:formula="of:=SUM([.G286:.G295])/10" office:value-type="float" office:value="0.7365625" calcext:value-type="float">
            <text:p>0.73656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23088850517524" calcext:value-type="float">
            <text:p>0.002308885051752</text:p>
          </table:table-cell>
          <table:table-cell office:value-type="float" office:value="0.000075991723910321" calcext:value-type="float">
            <text:p>7.5991723910321E-0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53604069948196" calcext:value-type="float">
            <text:p>0.53604069948196</text:p>
          </table:table-cell>
          <table:table-cell/>
          <table:table-cell table:formula="of:=SUM([.C287:.C296])/10" office:value-type="float" office:value="0.0000313697220913297" calcext:value-type="float">
            <text:p>3.13697220913297E-05</text:p>
          </table:table-cell>
          <table:table-cell/>
          <table:table-cell table:formula="of:=SUM([.E287:.E296])/10" office:value-type="float" office:value="0.6509375" calcext:value-type="float">
            <text:p>0.6509375</text:p>
          </table:table-cell>
          <table:table-cell table:formula="of:=SUM([.F287:.F296])/10" office:value-type="float" office:value="0.376875" calcext:value-type="float">
            <text:p>0.376875</text:p>
          </table:table-cell>
          <table:table-cell table:formula="of:=SUM([.G287:.G296])/10" office:value-type="float" office:value="0.73875" calcext:value-type="float">
            <text:p>0.73875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0.0025052948665689" calcext:value-type="float">
            <text:p>0.002505294866569</text:p>
          </table:table-cell>
          <table:table-cell office:value-type="float" office:value="0.000050198028848919" calcext:value-type="float">
            <text:p>5.0198028848919E-05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125" calcext:value-type="float">
            <text:p>0.71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1762081384659" calcext:value-type="float">
            <text:p>0.51762081384659</text:p>
          </table:table-cell>
          <table:table-cell/>
          <table:table-cell table:formula="of:=SUM([.C288:.C297])/10" office:value-type="float" office:value="0.0000283377967799816" calcext:value-type="float">
            <text:p>2.83377967799816E-05</text:p>
          </table:table-cell>
          <table:table-cell/>
          <table:table-cell table:formula="of:=SUM([.E288:.E297])/10" office:value-type="float" office:value="0.65125" calcext:value-type="float">
            <text:p>0.65125</text:p>
          </table:table-cell>
          <table:table-cell table:formula="of:=SUM([.F288:.F297])/10" office:value-type="float" office:value="0.3765625" calcext:value-type="float">
            <text:p>0.3765625</text:p>
          </table:table-cell>
          <table:table-cell table:formula="of:=SUM([.G288:.G297])/10" office:value-type="float" office:value="0.735625" calcext:value-type="float">
            <text:p>0.735625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002263364510145" calcext:value-type="float">
            <text:p>0.002263364510145</text:p>
          </table:table-cell>
          <table:table-cell office:value-type="float" office:value="0.000001243308772297" calcext:value-type="float">
            <text:p>1.243308772297E-06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0502294301987" calcext:value-type="float">
            <text:p>0.50502294301987</text:p>
          </table:table-cell>
          <table:table-cell/>
          <table:table-cell table:formula="of:=SUM([.C289:.C298])/10" office:value-type="float" office:value="0.0000270790299240855" calcext:value-type="float">
            <text:p>2.70790299240855E-05</text:p>
          </table:table-cell>
          <table:table-cell/>
          <table:table-cell table:formula="of:=SUM([.E289:.E298])/10" office:value-type="float" office:value="0.6625" calcext:value-type="float">
            <text:p>0.6625</text:p>
          </table:table-cell>
          <table:table-cell table:formula="of:=SUM([.F289:.F298])/10" office:value-type="float" office:value="0.375" calcext:value-type="float">
            <text:p>0.375</text:p>
          </table:table-cell>
          <table:table-cell table:formula="of:=SUM([.G289:.G298])/10"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0.0026369970000815" calcext:value-type="float">
            <text:p>0.002636997000082</text:p>
          </table:table-cell>
          <table:table-cell office:value-type="float" office:value="0.0000019664278097187" calcext:value-type="float">
            <text:p>1.9664278097187E-06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35" calcext:value-type="float">
            <text:p>0.3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48828127384186" calcext:value-type="float">
            <text:p>0.48828127384186</text:p>
          </table:table-cell>
          <table:table-cell/>
          <table:table-cell table:formula="of:=SUM([.C290:.C299])/10" office:value-type="float" office:value="0.0000260278337692038" calcext:value-type="float">
            <text:p>2.60278337692038E-05</text:p>
          </table:table-cell>
          <table:table-cell/>
          <table:table-cell table:formula="of:=SUM([.E290:.E299])/10" office:value-type="float" office:value="0.6571875" calcext:value-type="float">
            <text:p>0.6571875</text:p>
          </table:table-cell>
          <table:table-cell table:formula="of:=SUM([.F290:.F299])/10" office:value-type="float" office:value="0.375625" calcext:value-type="float">
            <text:p>0.375625</text:p>
          </table:table-cell>
          <table:table-cell table:formula="of:=SUM([.G290:.G299])/10"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0.0025096234516241" calcext:value-type="float">
            <text:p>0.002509623451624</text:p>
          </table:table-cell>
          <table:table-cell office:value-type="float" office:value="0.000022518874330188" calcext:value-type="float">
            <text:p>2.2518874330188E-05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49603759050369" calcext:value-type="float">
            <text:p>0.49603759050369</text:p>
          </table:table-cell>
          <table:table-cell/>
          <table:table-cell table:formula="of:=SUM([.C291:.C300])/10" office:value-type="float" office:value="0.0000264076895274479" calcext:value-type="float">
            <text:p>2.64076895274479E-05</text:p>
          </table:table-cell>
          <table:table-cell/>
          <table:table-cell table:formula="of:=SUM([.E291:.E300])/10" office:value-type="float" office:value="0.6546875" calcext:value-type="float">
            <text:p>0.6546875</text:p>
          </table:table-cell>
          <table:table-cell table:formula="of:=SUM([.F291:.F300])/10" office:value-type="float" office:value="0.3765625" calcext:value-type="float">
            <text:p>0.3765625</text:p>
          </table:table-cell>
          <table:table-cell table:formula="of:=SUM([.G291:.G300])/10" office:value-type="float" office:value="0.7378125" calcext:value-type="float">
            <text:p>0.73781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18382407462923" calcext:value-type="float">
            <text:p>0.001838240746292</text:p>
          </table:table-cell>
          <table:table-cell office:value-type="float" office:value="0.00010961119493354" calcext:value-type="float">
            <text:p>0.000109611194934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45487889051437" calcext:value-type="float">
            <text:p>0.45487889051437</text:p>
          </table:table-cell>
          <table:table-cell/>
          <table:table-cell table:formula="of:=SUM([.C292:.C301])/10" office:value-type="float" office:value="0.0000289391251437291" calcext:value-type="float">
            <text:p>2.89391251437291E-05</text:p>
          </table:table-cell>
          <table:table-cell/>
          <table:table-cell table:formula="of:=SUM([.E292:.E301])/10" office:value-type="float" office:value="0.6634375" calcext:value-type="float">
            <text:p>0.6634375</text:p>
          </table:table-cell>
          <table:table-cell table:formula="of:=SUM([.F292:.F301])/10" office:value-type="float" office:value="0.3746875" calcext:value-type="float">
            <text:p>0.3746875</text:p>
          </table:table-cell>
          <table:table-cell table:formula="of:=SUM([.G292:.G301])/10" office:value-type="float" office:value="0.7353125" calcext:value-type="float">
            <text:p>0.735312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0.0038638034078758" calcext:value-type="float">
            <text:p>0.003863803407876</text:p>
          </table:table-cell>
          <table:table-cell office:value-type="float" office:value="0.0000010306102093793" calcext:value-type="float">
            <text:p>1.0306102093793E-06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875" calcext:value-type="float">
            <text:p>0.78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8014289140701" calcext:value-type="float">
            <text:p>0.38014289140701</text:p>
          </table:table-cell>
          <table:table-cell/>
          <table:table-cell table:formula="of:=SUM([.C293:.C302])/10" office:value-type="float" office:value="0.0000270568189151766" calcext:value-type="float">
            <text:p>2.70568189151766E-05</text:p>
          </table:table-cell>
          <table:table-cell/>
          <table:table-cell table:formula="of:=SUM([.E293:.E302])/10" office:value-type="float" office:value="0.665625" calcext:value-type="float">
            <text:p>0.665625</text:p>
          </table:table-cell>
          <table:table-cell table:formula="of:=SUM([.F293:.F302])/10" office:value-type="float" office:value="0.3778125" calcext:value-type="float">
            <text:p>0.3778125</text:p>
          </table:table-cell>
          <table:table-cell table:formula="of:=SUM([.G293:.G302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0.0025017180014402" calcext:value-type="float">
            <text:p>0.00250171800144</text:p>
          </table:table-cell>
          <table:table-cell office:value-type="float" office:value="0.000016382086476288" calcext:value-type="float">
            <text:p>1.6382086476288E-05</text:p>
          </table:table-cell>
          <table:table-cell office:value-type="float" office:value="0.5671875" calcext:value-type="float">
            <text:p>0.56718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4343979358673" calcext:value-type="float">
            <text:p>0.34343979358673</text:p>
          </table:table-cell>
          <table:table-cell/>
          <table:table-cell table:formula="of:=SUM([.C294:.C303])/10" office:value-type="float" office:value="0.0000286577585706534" calcext:value-type="float">
            <text:p>2.86577585706534E-05</text:p>
          </table:table-cell>
          <table:table-cell/>
          <table:table-cell table:formula="of:=SUM([.E294:.E303])/10" office:value-type="float" office:value="0.6721875" calcext:value-type="float">
            <text:p>0.6721875</text:p>
          </table:table-cell>
          <table:table-cell table:formula="of:=SUM([.F294:.F303])/10" office:value-type="float" office:value="0.37375" calcext:value-type="float">
            <text:p>0.37375</text:p>
          </table:table-cell>
          <table:table-cell table:formula="of:=SUM([.G294:.G303])/10" office:value-type="float" office:value="0.7415625" calcext:value-type="float">
            <text:p>0.7415625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0.0028099044720875" calcext:value-type="float">
            <text:p>0.002809904472088</text:p>
          </table:table-cell>
          <table:table-cell office:value-type="float" office:value="0.000049909924240502" calcext:value-type="float">
            <text:p>4.9909924240502E-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32970780134201" calcext:value-type="float">
            <text:p>0.32970780134201</text:p>
          </table:table-cell>
          <table:table-cell/>
          <table:table-cell table:formula="of:=SUM([.C295:.C304])/10" office:value-type="float" office:value="0.0000329446163831432" calcext:value-type="float">
            <text:p>3.29446163831432E-05</text:p>
          </table:table-cell>
          <table:table-cell/>
          <table:table-cell table:formula="of:=SUM([.E295:.E304])/10" office:value-type="float" office:value="0.68125" calcext:value-type="float">
            <text:p>0.68125</text:p>
          </table:table-cell>
          <table:table-cell table:formula="of:=SUM([.F295:.F304])/10" office:value-type="float" office:value="0.3696875" calcext:value-type="float">
            <text:p>0.3696875</text:p>
          </table:table-cell>
          <table:table-cell table:formula="of:=SUM([.G295:.G304])/1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0.0032629223482218" calcext:value-type="float">
            <text:p>0.003262922348222</text:p>
          </table:table-cell>
          <table:table-cell office:value-type="float" office:value="0.000017685857052212" calcext:value-type="float">
            <text:p>1.7685857052212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48019517660141" calcext:value-type="float">
            <text:p>0.48019517660141</text:p>
          </table:table-cell>
          <table:table-cell/>
          <table:table-cell table:formula="of:=SUM([.C296:.C305])/10" office:value-type="float" office:value="0.0000346538036583365" calcext:value-type="float">
            <text:p>3.46538036583365E-05</text:p>
          </table:table-cell>
          <table:table-cell/>
          <table:table-cell table:formula="of:=SUM([.E296:.E305])/10" office:value-type="float" office:value="0.679375" calcext:value-type="float">
            <text:p>0.679375</text:p>
          </table:table-cell>
          <table:table-cell table:formula="of:=SUM([.F296:.F305])/10" office:value-type="float" office:value="0.3696875" calcext:value-type="float">
            <text:p>0.3696875</text:p>
          </table:table-cell>
          <table:table-cell table:formula="of:=SUM([.G296:.G305])/10" office:value-type="float" office:value="0.73875" calcext:value-type="float">
            <text:p>0.7387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27258515183348" calcext:value-type="float">
            <text:p>0.002725851518335</text:p>
          </table:table-cell>
          <table:table-cell office:value-type="float" office:value="0.000043246713197746" calcext:value-type="float">
            <text:p>4.3246713197746E-0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55903699398041" calcext:value-type="float">
            <text:p>0.55903699398041</text:p>
          </table:table-cell>
          <table:table-cell/>
          <table:table-cell table:formula="of:=SUM([.C297:.C306])/10" office:value-type="float" office:value="0.000031379302587079" calcext:value-type="float">
            <text:p>3.1379302587079E-05</text:p>
          </table:table-cell>
          <table:table-cell/>
          <table:table-cell table:formula="of:=SUM([.E297:.E306])/10" office:value-type="float" office:value="0.67625" calcext:value-type="float">
            <text:p>0.67625</text:p>
          </table:table-cell>
          <table:table-cell table:formula="of:=SUM([.F297:.F306])/10" office:value-type="float" office:value="0.3684375" calcext:value-type="float">
            <text:p>0.3684375</text:p>
          </table:table-cell>
          <table:table-cell table:formula="of:=SUM([.G297:.G306])/10" office:value-type="float" office:value="0.7434375" calcext:value-type="float">
            <text:p>0.7434375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0.0030470559169771" calcext:value-type="float">
            <text:p>0.003047055916977</text:p>
          </table:table-cell>
          <table:table-cell office:value-type="float" office:value="0.000012296387421264" calcext:value-type="float">
            <text:p>1.2296387421264E-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47666461467743" calcext:value-type="float">
            <text:p>0.47666461467743</text:p>
          </table:table-cell>
          <table:table-cell/>
          <table:table-cell table:formula="of:=SUM([.C298:.C307])/10" office:value-type="float" office:value="0.0000275891384443135" calcext:value-type="float">
            <text:p>2.75891384443135E-05</text:p>
          </table:table-cell>
          <table:table-cell/>
          <table:table-cell table:formula="of:=SUM([.E298:.E307])/10" office:value-type="float" office:value="0.67625" calcext:value-type="float">
            <text:p>0.67625</text:p>
          </table:table-cell>
          <table:table-cell table:formula="of:=SUM([.F298:.F307])/10" office:value-type="float" office:value="0.37" calcext:value-type="float">
            <text:p>0.37</text:p>
          </table:table-cell>
          <table:table-cell table:formula="of:=SUM([.G298:.G307])/10" office:value-type="float" office:value="0.748125" calcext:value-type="float">
            <text:p>0.748125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0.0039978825428989" calcext:value-type="float">
            <text:p>0.003997882542899</text:p>
          </table:table-cell>
          <table:table-cell office:value-type="float" office:value="0.000025910156569776" calcext:value-type="float">
            <text:p>2.5910156569776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367218375206" calcext:value-type="float">
            <text:p>0.3367218375206</text:p>
          </table:table-cell>
          <table:table-cell/>
          <table:table-cell table:formula="of:=SUM([.C299:.C308])/10" office:value-type="float" office:value="0.0000300558232240614" calcext:value-type="float">
            <text:p>3.00558232240614E-05</text:p>
          </table:table-cell>
          <table:table-cell/>
          <table:table-cell table:formula="of:=SUM([.E299:.E308])/10" office:value-type="float" office:value="0.665625" calcext:value-type="float">
            <text:p>0.665625</text:p>
          </table:table-cell>
          <table:table-cell table:formula="of:=SUM([.F299:.F308])/10" office:value-type="float" office:value="0.3771875" calcext:value-type="float">
            <text:p>0.3771875</text:p>
          </table:table-cell>
          <table:table-cell table:formula="of:=SUM([.G299:.G308])/10" office:value-type="float" office:value="0.7540625" calcext:value-type="float">
            <text:p>0.7540625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0047910177963786" calcext:value-type="float">
            <text:p>0.004791017796379</text:p>
          </table:table-cell>
          <table:table-cell office:value-type="float" office:value="0.00000062332802343197" calcext:value-type="float">
            <text:p>6.2332802343197E-07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078125" calcext:value-type="float">
            <text:p>4.078125</text:p>
          </table:table-cell>
          <table:table-cell office:value-type="float" office:value="1" calcext:value-type="float">
            <text:p>1</text:p>
          </table:table-cell>
          <table:table-cell office:value-type="float" office:value="0.46103526353836" calcext:value-type="float">
            <text:p>0.46103526353836</text:p>
          </table:table-cell>
          <table:table-cell/>
          <table:table-cell table:formula="of:=SUM([.C300:.C309])/10" office:value-type="float" office:value="0.0000299215132454327" calcext:value-type="float">
            <text:p>2.99215132454327E-05</text:p>
          </table:table-cell>
          <table:table-cell/>
          <table:table-cell table:formula="of:=SUM([.E300:.E309])/10" office:value-type="float" office:value="0.6615625" calcext:value-type="float">
            <text:p>0.6615625</text:p>
          </table:table-cell>
          <table:table-cell table:formula="of:=SUM([.F300:.F309])/10" office:value-type="float" office:value="0.381875" calcext:value-type="float">
            <text:p>0.381875</text:p>
          </table:table-cell>
          <table:table-cell table:formula="of:=SUM([.G300:.G309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0.0021506109958864" calcext:value-type="float">
            <text:p>0.002150610995886</text:p>
          </table:table-cell>
          <table:table-cell office:value-type="float" office:value="0.000021348786739822" calcext:value-type="float">
            <text:p>2.1348786739822E-05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2625" calcext:value-type="float">
            <text:p>4.2625</text:p>
          </table:table-cell>
          <table:table-cell office:value-type="float" office:value="1" calcext:value-type="float">
            <text:p>1</text:p>
          </table:table-cell>
          <table:table-cell office:value-type="float" office:value="0.46557720899582" calcext:value-type="float">
            <text:p>0.46557720899582</text:p>
          </table:table-cell>
          <table:table-cell/>
          <table:table-cell table:formula="of:=SUM([.C301:.C310])/10" office:value-type="float" office:value="0.0000298045044863961" calcext:value-type="float">
            <text:p>2.98045044863961E-05</text:p>
          </table:table-cell>
          <table:table-cell/>
          <table:table-cell table:formula="of:=SUM([.E301:.E310])/10" office:value-type="float" office:value="0.671875" calcext:value-type="float">
            <text:p>0.671875</text:p>
          </table:table-cell>
          <table:table-cell table:formula="of:=SUM([.F301:.F310])/10" office:value-type="float" office:value="0.3725" calcext:value-type="float">
            <text:p>0.3725</text:p>
          </table:table-cell>
          <table:table-cell table:formula="of:=SUM([.G301:.G310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29012182465522" calcext:value-type="float">
            <text:p>0.002901218246552</text:p>
          </table:table-cell>
          <table:table-cell office:value-type="float" office:value="0.00000021045050520307" calcext:value-type="float">
            <text:p>2.1045050520307E-07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5281800031662" calcext:value-type="float">
            <text:p>0.5281800031662</text:p>
          </table:table-cell>
          <table:table-cell/>
          <table:table-cell table:formula="of:=SUM([.C302:.C311])/10" office:value-type="float" office:value="0.0000188644300435624" calcext:value-type="float">
            <text:p>1.88644300435624E-05</text:p>
          </table:table-cell>
          <table:table-cell/>
          <table:table-cell table:formula="of:=SUM([.E302:.E311])/10" office:value-type="float" office:value="0.665" calcext:value-type="float">
            <text:p>0.665</text:p>
          </table:table-cell>
          <table:table-cell table:formula="of:=SUM([.F302:.F311])/10" office:value-type="float" office:value="0.3746875" calcext:value-type="float">
            <text:p>0.3746875</text:p>
          </table:table-cell>
          <table:table-cell table:formula="of:=SUM([.G302:.G311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0.0024925451391027" calcext:value-type="float">
            <text:p>0.002492545139103</text:p>
          </table:table-cell>
          <table:table-cell office:value-type="float" office:value="0.0000066333143562691" calcext:value-type="float">
            <text:p>6.6333143562691E-06</text:p>
          </table:table-cell>
          <table:table-cell office:value-type="float" office:value="0.5921875" calcext:value-type="float">
            <text:p>0.59218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45708267688751" calcext:value-type="float">
            <text:p>0.45708267688751</text:p>
          </table:table-cell>
          <table:table-cell/>
          <table:table-cell table:formula="of:=SUM([.C303:.C312])/10" office:value-type="float" office:value="0.0000194247004582514" calcext:value-type="float">
            <text:p>1.94247004582514E-05</text:p>
          </table:table-cell>
          <table:table-cell/>
          <table:table-cell table:formula="of:=SUM([.E303:.E312])/10" office:value-type="float" office:value="0.660625" calcext:value-type="float">
            <text:p>0.660625</text:p>
          </table:table-cell>
          <table:table-cell table:formula="of:=SUM([.F303:.F312])/10" office:value-type="float" office:value="0.3659375" calcext:value-type="float">
            <text:p>0.3659375</text:p>
          </table:table-cell>
          <table:table-cell table:formula="of:=SUM([.G303:.G312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0.0013818000428728" calcext:value-type="float">
            <text:p>0.001381800042873</text:p>
          </table:table-cell>
          <table:table-cell office:value-type="float" office:value="0.000059818778411314" calcext:value-type="float">
            <text:p>5.9818778411314E-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45219693183899" calcext:value-type="float">
            <text:p>0.45219693183899</text:p>
          </table:table-cell>
          <table:table-cell/>
          <table:table-cell table:formula="of:=SUM([.C304:.C313])/10" office:value-type="float" office:value="0.000023768369651754" calcext:value-type="float">
            <text:p>2.3768369651754E-05</text:p>
          </table:table-cell>
          <table:table-cell/>
          <table:table-cell table:formula="of:=SUM([.E304:.E313])/10" office:value-type="float" office:value="0.6575" calcext:value-type="float">
            <text:p>0.6575</text:p>
          </table:table-cell>
          <table:table-cell table:formula="of:=SUM([.F304:.F313])/10" office:value-type="float" office:value="0.369375" calcext:value-type="float">
            <text:p>0.369375</text:p>
          </table:table-cell>
          <table:table-cell table:formula="of:=SUM([.G304:.G313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0.003419385603047" calcext:value-type="float">
            <text:p>0.003419385603047</text:p>
          </table:table-cell>
          <table:table-cell office:value-type="float" office:value="0.00004391249798919" calcext:value-type="float">
            <text:p>4.391249798919E-05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25625" calcext:value-type="float">
            <text:p>4.25625</text:p>
          </table:table-cell>
          <table:table-cell office:value-type="float" office:value="1" calcext:value-type="float">
            <text:p>1</text:p>
          </table:table-cell>
          <table:table-cell office:value-type="float" office:value="0.4376721739769" calcext:value-type="float">
            <text:p>0.4376721739769</text:p>
          </table:table-cell>
          <table:table-cell/>
          <table:table-cell table:formula="of:=SUM([.C305:.C314])/10" office:value-type="float" office:value="0.0000231686270266228" calcext:value-type="float">
            <text:p>2.31686270266228E-05</text:p>
          </table:table-cell>
          <table:table-cell/>
          <table:table-cell table:formula="of:=SUM([.E305:.E314])/10" office:value-type="float" office:value="0.6528125" calcext:value-type="float">
            <text:p>0.6528125</text:p>
          </table:table-cell>
          <table:table-cell table:formula="of:=SUM([.F305:.F314])/10" office:value-type="float" office:value="0.3728125" calcext:value-type="float">
            <text:p>0.3728125</text:p>
          </table:table-cell>
          <table:table-cell table:formula="of:=SUM([.G305:.G314])/10" office:value-type="float" office:value="0.74875" calcext:value-type="float">
            <text:p>0.74875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0.0029117671656422" calcext:value-type="float">
            <text:p>0.002911767165642</text:p>
          </table:table-cell>
          <table:table-cell office:value-type="float" office:value="0.000035766570717383" calcext:value-type="float">
            <text:p>3.5766570717383E-05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5860371589661" calcext:value-type="float">
            <text:p>0.35860371589661</text:p>
          </table:table-cell>
          <table:table-cell/>
          <table:table-cell table:formula="of:=SUM([.C306:.C315])/10" office:value-type="float" office:value="0.0000249766983931399" calcext:value-type="float">
            <text:p>2.49766983931399E-05</text:p>
          </table:table-cell>
          <table:table-cell/>
          <table:table-cell table:formula="of:=SUM([.E306:.E315])/10" office:value-type="float" office:value="0.6578125" calcext:value-type="float">
            <text:p>0.6578125</text:p>
          </table:table-cell>
          <table:table-cell table:formula="of:=SUM([.F306:.F315])/10" office:value-type="float" office:value="0.375" calcext:value-type="float">
            <text:p>0.375</text:p>
          </table:table-cell>
          <table:table-cell table:formula="of:=SUM([.G306:.G315])/10" office:value-type="float" office:value="0.7515625" calcext:value-type="float">
            <text:p>0.751562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30952118511777" calcext:value-type="float">
            <text:p>0.003095211851178</text:p>
          </table:table-cell>
          <table:table-cell office:value-type="float" office:value="0.000080395203840536" calcext:value-type="float">
            <text:p>8.0395203840536E-05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84375" calcext:value-type="float">
            <text:p>4.284375</text:p>
          </table:table-cell>
          <table:table-cell office:value-type="float" office:value="1" calcext:value-type="float">
            <text:p>1</text:p>
          </table:table-cell>
          <table:table-cell office:value-type="float" office:value="0.35239804983139" calcext:value-type="float">
            <text:p>0.35239804983139</text:p>
          </table:table-cell>
          <table:table-cell/>
          <table:table-cell table:formula="of:=SUM([.C307:.C316])/10" office:value-type="float" office:value="0.0000286915474574189" calcext:value-type="float">
            <text:p>2.86915474574189E-05</text:p>
          </table:table-cell>
          <table:table-cell/>
          <table:table-cell table:formula="of:=SUM([.E307:.E316])/10" office:value-type="float" office:value="0.65" calcext:value-type="float">
            <text:p>0.65</text:p>
          </table:table-cell>
          <table:table-cell table:formula="of:=SUM([.F307:.F316])/10" office:value-type="float" office:value="0.3703125" calcext:value-type="float">
            <text:p>0.3703125</text:p>
          </table:table-cell>
          <table:table-cell table:formula="of:=SUM([.G307:.G316])/10" office:value-type="float" office:value="0.749375" calcext:value-type="float">
            <text:p>0.749375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0.0027861008275067" calcext:value-type="float">
            <text:p>0.002786100827507</text:p>
          </table:table-cell>
          <table:table-cell office:value-type="float" office:value="0.000065635788365484" calcext:value-type="float">
            <text:p>6.5635788365484E-0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6430826187134" calcext:value-type="float">
            <text:p>0.36430826187134</text:p>
          </table:table-cell>
          <table:table-cell/>
          <table:table-cell table:formula="of:=SUM([.C308:.C317])/10" office:value-type="float" office:value="0.0000340254875518409" calcext:value-type="float">
            <text:p>3.40254875518409E-05</text:p>
          </table:table-cell>
          <table:table-cell/>
          <table:table-cell table:formula="of:=SUM([.E308:.E317])/10" office:value-type="float" office:value="0.65" calcext:value-type="float">
            <text:p>0.65</text:p>
          </table:table-cell>
          <table:table-cell table:formula="of:=SUM([.F308:.F317])/10" office:value-type="float" office:value="0.369375" calcext:value-type="float">
            <text:p>0.369375</text:p>
          </table:table-cell>
          <table:table-cell table:formula="of:=SUM([.G308:.G317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0.0036421546014026" calcext:value-type="float">
            <text:p>0.003642154601403</text:p>
          </table:table-cell>
          <table:table-cell office:value-type="float" office:value="0.0000061750455999321" calcext:value-type="float">
            <text:p>6.1750455999321E-0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5522640943527" calcext:value-type="float">
            <text:p>0.35522640943527</text:p>
          </table:table-cell>
          <table:table-cell/>
          <table:table-cell table:formula="of:=SUM([.C309:.C318])/10" office:value-type="float" office:value="0.0000320519764548565" calcext:value-type="float">
            <text:p>3.20519764548565E-05</text:p>
          </table:table-cell>
          <table:table-cell/>
          <table:table-cell table:formula="of:=SUM([.E309:.E318])/10" office:value-type="float" office:value="0.6609375" calcext:value-type="float">
            <text:p>0.6609375</text:p>
          </table:table-cell>
          <table:table-cell table:formula="of:=SUM([.F309:.F318])/10" office:value-type="float" office:value="0.3603125" calcext:value-type="float">
            <text:p>0.3603125</text:p>
          </table:table-cell>
          <table:table-cell table:formula="of:=SUM([.G309:.G318])/10" office:value-type="float" office:value="0.7409375" calcext:value-type="float">
            <text:p>0.7409375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0.0026024458027678" calcext:value-type="float">
            <text:p>0.002602445802768</text:p>
          </table:table-cell>
          <table:table-cell office:value-type="float" office:value="0.00001384836510665" calcext:value-type="float">
            <text:p>1.384836510665E-05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4042448997498" calcext:value-type="float">
            <text:p>0.34042448997498</text:p>
          </table:table-cell>
          <table:table-cell/>
          <table:table-cell table:formula="of:=SUM([.C310:.C319])/10" office:value-type="float" office:value="0.0000333744801631783" calcext:value-type="float">
            <text:p>3.33744801631783E-05</text:p>
          </table:table-cell>
          <table:table-cell/>
          <table:table-cell table:formula="of:=SUM([.E310:.E319])/10" office:value-type="float" office:value="0.66125" calcext:value-type="float">
            <text:p>0.66125</text:p>
          </table:table-cell>
          <table:table-cell table:formula="of:=SUM([.F310:.F319])/10" office:value-type="float" office:value="0.355" calcext:value-type="float">
            <text:p>0.355</text:p>
          </table:table-cell>
          <table:table-cell table:formula="of:=SUM([.G310:.G319])/10" office:value-type="float" office:value="0.741875" calcext:value-type="float">
            <text:p>0.741875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0.0029366335249506" calcext:value-type="float">
            <text:p>0.002936633524951</text:p>
          </table:table-cell>
          <table:table-cell office:value-type="float" office:value="0.0000032325411863085" calcext:value-type="float">
            <text:p>3.2325411863085E-06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4583644866943" calcext:value-type="float">
            <text:p>0.34583644866943</text:p>
          </table:table-cell>
          <table:table-cell/>
          <table:table-cell table:formula="of:=SUM([.C311:.C320])/10" office:value-type="float" office:value="0.000031562855607827" calcext:value-type="float">
            <text:p>3.1562855607827E-05</text:p>
          </table:table-cell>
          <table:table-cell/>
          <table:table-cell table:formula="of:=SUM([.E311:.E320])/10" office:value-type="float" office:value="0.65625" calcext:value-type="float">
            <text:p>0.65625</text:p>
          </table:table-cell>
          <table:table-cell table:formula="of:=SUM([.F311:.F320])/10" office:value-type="float" office:value="0.3575" calcext:value-type="float">
            <text:p>0.3575</text:p>
          </table:table-cell>
          <table:table-cell table:formula="of:=SUM([.G311:.G320])/10" office:value-type="float" office:value="0.7471875" calcext:value-type="float">
            <text:p>0.747187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28344863065286" calcext:value-type="float">
            <text:p>0.002834486306529</text:p>
          </table:table-cell>
          <table:table-cell office:value-type="float" office:value="0.000022887934091184" calcext:value-type="float">
            <text:p>2.2887934091184E-0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2917704582214" calcext:value-type="float">
            <text:p>0.32917704582214</text:p>
          </table:table-cell>
          <table:table-cell/>
          <table:table-cell table:formula="of:=SUM([.C312:.C321])/10" office:value-type="float" office:value="0.0000338306039664251" calcext:value-type="float">
            <text:p>3.38306039664251E-05</text:p>
          </table:table-cell>
          <table:table-cell/>
          <table:table-cell table:formula="of:=SUM([.E312:.E321])/10" office:value-type="float" office:value="0.655625" calcext:value-type="float">
            <text:p>0.655625</text:p>
          </table:table-cell>
          <table:table-cell table:formula="of:=SUM([.F312:.F321])/10" office:value-type="float" office:value="0.3546875" calcext:value-type="float">
            <text:p>0.3546875</text:p>
          </table:table-cell>
          <table:table-cell table:formula="of:=SUM([.G312:.G321])/10" office:value-type="float" office:value="0.741875" calcext:value-type="float">
            <text:p>0.74187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0.0031898164888844" calcext:value-type="float">
            <text:p>0.003189816488884</text:p>
          </table:table-cell>
          <table:table-cell office:value-type="float" office:value="0.000011463841824816" calcext:value-type="float">
            <text:p>1.1463841824816E-05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2882966995239" calcext:value-type="float">
            <text:p>0.32882966995239</text:p>
          </table:table-cell>
          <table:table-cell/>
          <table:table-cell table:formula="of:=SUM([.C313:.C322])/10" office:value-type="float" office:value="0.0000343136567132798" calcext:value-type="float">
            <text:p>3.43136567132798E-05</text:p>
          </table:table-cell>
          <table:table-cell/>
          <table:table-cell table:formula="of:=SUM([.E313:.E322])/10" office:value-type="float" office:value="0.6528125" calcext:value-type="float">
            <text:p>0.6528125</text:p>
          </table:table-cell>
          <table:table-cell table:formula="of:=SUM([.F313:.F322])/10" office:value-type="float" office:value="0.3603125" calcext:value-type="float">
            <text:p>0.3603125</text:p>
          </table:table-cell>
          <table:table-cell table:formula="of:=SUM([.G313:.G322])/1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0.0024448290118016" calcext:value-type="float">
            <text:p>0.002444829011802</text:p>
          </table:table-cell>
          <table:table-cell office:value-type="float" office:value="0.00000066271666501255" calcext:value-type="float">
            <text:p>6.6271666501255E-07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7" calcext:value-type="float">
            <text:p>0.7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3875424861908" calcext:value-type="float">
            <text:p>0.33875424861908</text:p>
          </table:table-cell>
          <table:table-cell/>
          <table:table-cell table:formula="of:=SUM([.C314:.C323])/10" office:value-type="float" office:value="0.0000283980505386496" calcext:value-type="float">
            <text:p>2.83980505386496E-05</text:p>
          </table:table-cell>
          <table:table-cell/>
          <table:table-cell table:formula="of:=SUM([.E314:.E323])/10" office:value-type="float" office:value="0.660625" calcext:value-type="float">
            <text:p>0.660625</text:p>
          </table:table-cell>
          <table:table-cell table:formula="of:=SUM([.F314:.F323])/10" office:value-type="float" office:value="0.3584375" calcext:value-type="float">
            <text:p>0.3584375</text:p>
          </table:table-cell>
          <table:table-cell table:formula="of:=SUM([.G314:.G323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0.0021323104359908" calcext:value-type="float">
            <text:p>0.002132310435991</text:p>
          </table:table-cell>
          <table:table-cell office:value-type="float" office:value="0.000051553004153013" calcext:value-type="float">
            <text:p>5.1553004153013E-0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4095945358276" calcext:value-type="float">
            <text:p>0.34095945358276</text:p>
          </table:table-cell>
          <table:table-cell/>
          <table:table-cell table:formula="of:=SUM([.C315:.C324])/10" office:value-type="float" office:value="0.0000291621011550319" calcext:value-type="float">
            <text:p>2.91621011550319E-05</text:p>
          </table:table-cell>
          <table:table-cell/>
          <table:table-cell table:formula="of:=SUM([.E315:.E324])/10" office:value-type="float" office:value="0.65625" calcext:value-type="float">
            <text:p>0.65625</text:p>
          </table:table-cell>
          <table:table-cell table:formula="of:=SUM([.F315:.F324])/10" office:value-type="float" office:value="0.35875" calcext:value-type="float">
            <text:p>0.35875</text:p>
          </table:table-cell>
          <table:table-cell table:formula="of:=SUM([.G315:.G324])/10" office:value-type="float" office:value="0.749375" calcext:value-type="float">
            <text:p>0.749375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0.0024463492271025" calcext:value-type="float">
            <text:p>0.002446349227103</text:p>
          </table:table-cell>
          <table:table-cell office:value-type="float" office:value="0.000021938805758837" calcext:value-type="float">
            <text:p>2.1938805758837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3470394611359" calcext:value-type="float">
            <text:p>0.33470394611359</text:p>
          </table:table-cell>
          <table:table-cell/>
          <table:table-cell table:formula="of:=SUM([.C316:.C325])/10" office:value-type="float" office:value="0.0000277793246591773" calcext:value-type="float">
            <text:p>2.77793246591773E-05</text:p>
          </table:table-cell>
          <table:table-cell/>
          <table:table-cell table:formula="of:=SUM([.E316:.E325])/10" office:value-type="float" office:value="0.656875" calcext:value-type="float">
            <text:p>0.656875</text:p>
          </table:table-cell>
          <table:table-cell table:formula="of:=SUM([.F316:.F325])/10" office:value-type="float" office:value="0.3540625" calcext:value-type="float">
            <text:p>0.3540625</text:p>
          </table:table-cell>
          <table:table-cell table:formula="of:=SUM([.G316:.G325])/10" office:value-type="float" office:value="0.748125" calcext:value-type="float">
            <text:p>0.7481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16696244274499" calcext:value-type="float">
            <text:p>0.00166962442745</text:p>
          </table:table-cell>
          <table:table-cell office:value-type="float" office:value="0.000044699907596754" calcext:value-type="float">
            <text:p>4.4699907596754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6875" calcext:value-type="float">
            <text:p>4.26875</text:p>
          </table:table-cell>
          <table:table-cell office:value-type="float" office:value="1" calcext:value-type="float">
            <text:p>1</text:p>
          </table:table-cell>
          <table:table-cell office:value-type="float" office:value="0.35657765865326" calcext:value-type="float">
            <text:p>0.35657765865326</text:p>
          </table:table-cell>
          <table:table-cell/>
          <table:table-cell table:formula="of:=SUM([.C317:.C326])/10" office:value-type="float" office:value="0.0000242097950347991" calcext:value-type="float">
            <text:p>2.42097950347991E-05</text:p>
          </table:table-cell>
          <table:table-cell/>
          <table:table-cell table:formula="of:=SUM([.E317:.E326])/10" office:value-type="float" office:value="0.6578125" calcext:value-type="float">
            <text:p>0.6578125</text:p>
          </table:table-cell>
          <table:table-cell table:formula="of:=SUM([.F317:.F326])/10" office:value-type="float" office:value="0.353125" calcext:value-type="float">
            <text:p>0.353125</text:p>
          </table:table-cell>
          <table:table-cell table:formula="of:=SUM([.G317:.G326])/10" office:value-type="float" office:value="0.748125" calcext:value-type="float">
            <text:p>0.748125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0.0018462633161107" calcext:value-type="float">
            <text:p>0.001846263316111</text:p>
          </table:table-cell>
          <table:table-cell office:value-type="float" office:value="0.0000002281663152616" calcext:value-type="float">
            <text:p>2.281663152616E-07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5" calcext:value-type="float">
            <text:p>0.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8012802600861" calcext:value-type="float">
            <text:p>0.38012802600861</text:p>
          </table:table-cell>
          <table:table-cell/>
          <table:table-cell table:formula="of:=SUM([.C318:.C327])/10" office:value-type="float" office:value="0.0000176690328297769" calcext:value-type="float">
            <text:p>1.76690328297769E-05</text:p>
          </table:table-cell>
          <table:table-cell/>
          <table:table-cell table:formula="of:=SUM([.E318:.E327])/10" office:value-type="float" office:value="0.6553125" calcext:value-type="float">
            <text:p>0.6553125</text:p>
          </table:table-cell>
          <table:table-cell table:formula="of:=SUM([.F318:.F327])/10" office:value-type="float" office:value="0.359375" calcext:value-type="float">
            <text:p>0.359375</text:p>
          </table:table-cell>
          <table:table-cell table:formula="of:=SUM([.G318:.G327])/10" office:value-type="float" office:value="0.749375" calcext:value-type="float">
            <text:p>0.749375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0.0019141650700476" calcext:value-type="float">
            <text:p>0.001914165070048</text:p>
          </table:table-cell>
          <table:table-cell office:value-type="float" office:value="0.00014732122182924" calcext:value-type="float">
            <text:p>0.000147321221829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318131923676" calcext:value-type="float">
            <text:p>0.32318131923676</text:p>
          </table:table-cell>
          <table:table-cell/>
          <table:table-cell table:formula="of:=SUM([.C319:.C328])/10" office:value-type="float" office:value="0.0000317836504527077" calcext:value-type="float">
            <text:p>3.17836504527077E-05</text:p>
          </table:table-cell>
          <table:table-cell/>
          <table:table-cell table:formula="of:=SUM([.E319:.E328])/10" office:value-type="float" office:value="0.65125" calcext:value-type="float">
            <text:p>0.65125</text:p>
          </table:table-cell>
          <table:table-cell table:formula="of:=SUM([.F319:.F328])/10" office:value-type="float" office:value="0.365625" calcext:value-type="float">
            <text:p>0.365625</text:p>
          </table:table-cell>
          <table:table-cell table:formula="of:=SUM([.G319:.G328])/10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0.001632480090484" calcext:value-type="float">
            <text:p>0.001632480090484</text:p>
          </table:table-cell>
          <table:table-cell office:value-type="float" office:value="0.00000043322609006857" calcext:value-type="float">
            <text:p>4.3322609006857E-07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2270716428757" calcext:value-type="float">
            <text:p>0.32270716428757</text:p>
          </table:table-cell>
          <table:table-cell/>
          <table:table-cell table:formula="of:=SUM([.C320:.C329])/10" office:value-type="float" office:value="0.0000304421365510495" calcext:value-type="float">
            <text:p>3.04421365510495E-05</text:p>
          </table:table-cell>
          <table:table-cell/>
          <table:table-cell table:formula="of:=SUM([.E320:.E329])/10" office:value-type="float" office:value="0.6471875" calcext:value-type="float">
            <text:p>0.6471875</text:p>
          </table:table-cell>
          <table:table-cell table:formula="of:=SUM([.F320:.F329])/10" office:value-type="float" office:value="0.3715625" calcext:value-type="float">
            <text:p>0.3715625</text:p>
          </table:table-cell>
          <table:table-cell table:formula="of:=SUM([.G320:.G329])/10" office:value-type="float" office:value="0.7609375" calcext:value-type="float">
            <text:p>0.7609375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0.0030117447051452" calcext:value-type="float">
            <text:p>0.003011744705145</text:p>
          </table:table-cell>
          <table:table-cell office:value-type="float" office:value="0.000003127292128375" calcext:value-type="float">
            <text:p>3.127292128375E-06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2758617401123" calcext:value-type="float">
            <text:p>0.32758617401123</text:p>
          </table:table-cell>
          <table:table-cell/>
          <table:table-cell table:formula="of:=SUM([.C321:.C330])/10" office:value-type="float" office:value="0.0000304316116452562" calcext:value-type="float">
            <text:p>3.04316116452562E-05</text:p>
          </table:table-cell>
          <table:table-cell/>
          <table:table-cell table:formula="of:=SUM([.E321:.E330])/10" office:value-type="float" office:value="0.6440625" calcext:value-type="float">
            <text:p>0.6440625</text:p>
          </table:table-cell>
          <table:table-cell table:formula="of:=SUM([.F321:.F330])/10" office:value-type="float" office:value="0.37375" calcext:value-type="float">
            <text:p>0.37375</text:p>
          </table:table-cell>
          <table:table-cell table:formula="of:=SUM([.G321:.G330])/10" office:value-type="float" office:value="0.759375" calcext:value-type="float">
            <text:p>0.75937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2647289345623" calcext:value-type="float">
            <text:p>0.002647289345623</text:p>
          </table:table-cell>
          <table:table-cell office:value-type="float" office:value="0.000014445523998798" calcext:value-type="float">
            <text:p>1.4445523998798E-05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4" calcext:value-type="float">
            <text:p>0.4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2183456420898" calcext:value-type="float">
            <text:p>0.32183456420898</text:p>
          </table:table-cell>
          <table:table-cell/>
          <table:table-cell table:formula="of:=SUM([.C322:.C331])/10" office:value-type="float" office:value="0.0000295873706360176" calcext:value-type="float">
            <text:p>2.95873706360176E-05</text:p>
          </table:table-cell>
          <table:table-cell/>
          <table:table-cell table:formula="of:=SUM([.E322:.E331])/10" office:value-type="float" office:value="0.6421875" calcext:value-type="float">
            <text:p>0.6421875</text:p>
          </table:table-cell>
          <table:table-cell table:formula="of:=SUM([.F322:.F331])/10" office:value-type="float" office:value="0.376875" calcext:value-type="float">
            <text:p>0.376875</text:p>
          </table:table-cell>
          <table:table-cell table:formula="of:=SUM([.G322:.G331])/10" office:value-type="float" office:value="0.7621875" calcext:value-type="float">
            <text:p>0.7621875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0.0018034905515378" calcext:value-type="float">
            <text:p>0.001803490551538</text:p>
          </table:table-cell>
          <table:table-cell office:value-type="float" office:value="0.000020137157372288" calcext:value-type="float">
            <text:p>2.0137157372288E-0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31808662414551" calcext:value-type="float">
            <text:p>0.31808662414551</text:p>
          </table:table-cell>
          <table:table-cell/>
          <table:table-cell table:formula="of:=SUM([.C323:.C332])/10" office:value-type="float" office:value="0.0000304547021907648" calcext:value-type="float">
            <text:p>3.04547021907648E-05</text:p>
          </table:table-cell>
          <table:table-cell/>
          <table:table-cell table:formula="of:=SUM([.E323:.E332])/10" office:value-type="float" office:value="0.63875" calcext:value-type="float">
            <text:p>0.63875</text:p>
          </table:table-cell>
          <table:table-cell table:formula="of:=SUM([.F323:.F332])/10" office:value-type="float" office:value="0.3759375" calcext:value-type="float">
            <text:p>0.3759375</text:p>
          </table:table-cell>
          <table:table-cell table:formula="of:=SUM([.G323:.G332])/10" office:value-type="float" office:value="0.7578125" calcext:value-type="float">
            <text:p>0.757812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0.001978367875563" calcext:value-type="float">
            <text:p>0.001978367875563</text:p>
          </table:table-cell>
          <table:table-cell office:value-type="float" office:value="0.000043090422478196" calcext:value-type="float">
            <text:p>4.3090422478196E-0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65" calcext:value-type="float">
            <text:p>0.6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1617761850357" calcext:value-type="float">
            <text:p>0.31617761850357</text:p>
          </table:table-cell>
          <table:table-cell/>
          <table:table-cell table:formula="of:=SUM([.C324:.C333])/10" office:value-type="float" office:value="0.0000346974727720831" calcext:value-type="float">
            <text:p>3.46974727720831E-05</text:p>
          </table:table-cell>
          <table:table-cell/>
          <table:table-cell table:formula="of:=SUM([.E324:.E333])/10" office:value-type="float" office:value="0.63375" calcext:value-type="float">
            <text:p>0.63375</text:p>
          </table:table-cell>
          <table:table-cell table:formula="of:=SUM([.F324:.F333])/10" office:value-type="float" office:value="0.3803125" calcext:value-type="float">
            <text:p>0.3803125</text:p>
          </table:table-cell>
          <table:table-cell table:formula="of:=SUM([.G324:.G333])/10" office:value-type="float" office:value="0.7615625" calcext:value-type="float">
            <text:p>0.7615625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0016598889342276" calcext:value-type="float">
            <text:p>0.001659888934228</text:p>
          </table:table-cell>
          <table:table-cell office:value-type="float" office:value="0.00000067279869934572" calcext:value-type="float">
            <text:p>6.7279869934572E-07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2542972564697" calcext:value-type="float">
            <text:p>0.32542972564697</text:p>
          </table:table-cell>
          <table:table-cell/>
          <table:table-cell table:formula="of:=SUM([.C325:.C334])/10" office:value-type="float" office:value="0.0000296094522267164" calcext:value-type="float">
            <text:p>2.96094522267164E-05</text:p>
          </table:table-cell>
          <table:table-cell/>
          <table:table-cell table:formula="of:=SUM([.E325:.E334])/10" office:value-type="float" office:value="0.65" calcext:value-type="float">
            <text:p>0.65</text:p>
          </table:table-cell>
          <table:table-cell table:formula="of:=SUM([.F325:.F334])/10" office:value-type="float" office:value="0.3815625" calcext:value-type="float">
            <text:p>0.3815625</text:p>
          </table:table-cell>
          <table:table-cell table:formula="of:=SUM([.G325:.G334])/10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0.0013879019388696" calcext:value-type="float">
            <text:p>0.00138790193887</text:p>
          </table:table-cell>
          <table:table-cell office:value-type="float" office:value="0.00010168987902354" calcext:value-type="float">
            <text:p>0.000101689879024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1506468057632" calcext:value-type="float">
            <text:p>0.31506468057632</text:p>
          </table:table-cell>
          <table:table-cell/>
          <table:table-cell table:formula="of:=SUM([.C326:.C335])/10" office:value-type="float" office:value="0.0000375845595531867" calcext:value-type="float">
            <text:p>3.75845595531867E-05</text:p>
          </table:table-cell>
          <table:table-cell/>
          <table:table-cell table:formula="of:=SUM([.E326:.E335])/10" office:value-type="float" office:value="0.6515625" calcext:value-type="float">
            <text:p>0.6515625</text:p>
          </table:table-cell>
          <table:table-cell table:formula="of:=SUM([.F326:.F335])/10" office:value-type="float" office:value="0.3821875" calcext:value-type="float">
            <text:p>0.3821875</text:p>
          </table:table-cell>
          <table:table-cell table:formula="of:=SUM([.G326:.G335])/10" office:value-type="float" office:value="0.75875" calcext:value-type="float">
            <text:p>0.7587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17138875991805" calcext:value-type="float">
            <text:p>0.001713887599181</text:p>
          </table:table-cell>
          <table:table-cell office:value-type="float" office:value="0.00009551259273865" calcext:value-type="float">
            <text:p>9.551259273865E-05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1405024528503" calcext:value-type="float">
            <text:p>0.31405024528503</text:p>
          </table:table-cell>
          <table:table-cell/>
          <table:table-cell table:formula="of:=SUM([.C327:.C336])/10" office:value-type="float" office:value="0.0000426658280673763" calcext:value-type="float">
            <text:p>4.26658280673763E-05</text:p>
          </table:table-cell>
          <table:table-cell/>
          <table:table-cell table:formula="of:=SUM([.E327:.E336])/10" office:value-type="float" office:value="0.6709375" calcext:value-type="float">
            <text:p>0.6709375</text:p>
          </table:table-cell>
          <table:table-cell table:formula="of:=SUM([.F327:.F336])/10" office:value-type="float" office:value="0.3946875" calcext:value-type="float">
            <text:p>0.3946875</text:p>
          </table:table-cell>
          <table:table-cell table:formula="of:=SUM([.G327:.G336])/10"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0.0023258356406586" calcext:value-type="float">
            <text:p>0.002325835640659</text:p>
          </table:table-cell>
          <table:table-cell office:value-type="float" office:value="0.0000072578577325899" calcext:value-type="float">
            <text:p>7.2578577325899E-0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5" calcext:value-type="float">
            <text:p>0.7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2990560531616" calcext:value-type="float">
            <text:p>0.32990560531616</text:p>
          </table:table-cell>
          <table:table-cell/>
          <table:table-cell table:formula="of:=SUM([.C328:.C337])/10" office:value-type="float" office:value="0.0000433687972091091" calcext:value-type="float">
            <text:p>4.33687972091091E-05</text:p>
          </table:table-cell>
          <table:table-cell/>
          <table:table-cell table:formula="of:=SUM([.E328:.E337])/10" office:value-type="float" office:value="0.6746875" calcext:value-type="float">
            <text:p>0.6746875</text:p>
          </table:table-cell>
          <table:table-cell table:formula="of:=SUM([.F328:.F337])/10" office:value-type="float" office:value="0.3946875" calcext:value-type="float">
            <text:p>0.3946875</text:p>
          </table:table-cell>
          <table:table-cell table:formula="of:=SUM([.G328:.G337])/1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0.0014745843684068" calcext:value-type="float">
            <text:p>0.001474584368407</text:p>
          </table:table-cell>
          <table:table-cell office:value-type="float" office:value="0.000051205768043092" calcext:value-type="float">
            <text:p>5.1205768043092E-05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2677804231644" calcext:value-type="float">
            <text:p>0.32677804231644</text:p>
          </table:table-cell>
          <table:table-cell/>
          <table:table-cell table:formula="of:=SUM([.C329:.C338])/10" office:value-type="float" office:value="0.0000337572518304943" calcext:value-type="float">
            <text:p>3.37572518304943E-05</text:p>
          </table:table-cell>
          <table:table-cell/>
          <table:table-cell table:formula="of:=SUM([.E329:.E338])/10" office:value-type="float" office:value="0.6753125" calcext:value-type="float">
            <text:p>0.6753125</text:p>
          </table:table-cell>
          <table:table-cell table:formula="of:=SUM([.F329:.F338])/10" office:value-type="float" office:value="0.3896875" calcext:value-type="float">
            <text:p>0.3896875</text:p>
          </table:table-cell>
          <table:table-cell table:formula="of:=SUM([.G329:.G338])/10" office:value-type="float" office:value="0.7603125" calcext:value-type="float">
            <text:p>0.7603125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0.0020354369742563" calcext:value-type="float">
            <text:p>0.002035436974256</text:p>
          </table:table-cell>
          <table:table-cell office:value-type="float" office:value="0.0000019237444529002" calcext:value-type="float">
            <text:p>1.9237444529002E-06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5" calcext:value-type="float">
            <text:p>0.7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2559497356415" calcext:value-type="float">
            <text:p>0.32559497356415</text:p>
          </table:table-cell>
          <table:table-cell/>
          <table:table-cell table:formula="of:=SUM([.C330:.C339])/10" office:value-type="float" office:value="0.0000339063036667775" calcext:value-type="float">
            <text:p>3.39063036667775E-05</text:p>
          </table:table-cell>
          <table:table-cell/>
          <table:table-cell table:formula="of:=SUM([.E330:.E339])/10" office:value-type="float" office:value="0.6678125" calcext:value-type="float">
            <text:p>0.6678125</text:p>
          </table:table-cell>
          <table:table-cell table:formula="of:=SUM([.F330:.F339])/10" office:value-type="float" office:value="0.3840625" calcext:value-type="float">
            <text:p>0.3840625</text:p>
          </table:table-cell>
          <table:table-cell table:formula="of:=SUM([.G330:.G339])/10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0.0020920006907545" calcext:value-type="float">
            <text:p>0.002092000690755</text:p>
          </table:table-cell>
          <table:table-cell office:value-type="float" office:value="0.000067202789197544" calcext:value-type="float">
            <text:p>6.7202789197544E-0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3147739171982" calcext:value-type="float">
            <text:p>0.33147739171982</text:p>
          </table:table-cell>
          <table:table-cell/>
          <table:table-cell table:formula="of:=SUM([.C331:.C340])/10" office:value-type="float" office:value="0.0000403138533736944" calcext:value-type="float">
            <text:p>4.03138533736944E-05</text:p>
          </table:table-cell>
          <table:table-cell/>
          <table:table-cell table:formula="of:=SUM([.E331:.E340])/10" office:value-type="float" office:value="0.67" calcext:value-type="float">
            <text:p>0.67</text:p>
          </table:table-cell>
          <table:table-cell table:formula="of:=SUM([.F331:.F340])/10" office:value-type="float" office:value="0.385" calcext:value-type="float">
            <text:p>0.385</text:p>
          </table:table-cell>
          <table:table-cell table:formula="of:=SUM([.G331:.G340])/10" office:value-type="float" office:value="0.7596875" calcext:value-type="float">
            <text:p>0.759687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25950387585908" calcext:value-type="float">
            <text:p>0.002595038758591</text:p>
          </table:table-cell>
          <table:table-cell office:value-type="float" office:value="0.000066913780371151" calcext:value-type="float">
            <text:p>6.6913780371151E-05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300484418869" calcext:value-type="float">
            <text:p>0.3300484418869</text:p>
          </table:table-cell>
          <table:table-cell/>
          <table:table-cell table:formula="of:=SUM([.C332:.C341])/10" office:value-type="float" office:value="0.0000455606790109297" calcext:value-type="float">
            <text:p>4.55606790109297E-05</text:p>
          </table:table-cell>
          <table:table-cell/>
          <table:table-cell table:formula="of:=SUM([.E332:.E341])/10" office:value-type="float" office:value="0.67125" calcext:value-type="float">
            <text:p>0.67125</text:p>
          </table:table-cell>
          <table:table-cell table:formula="of:=SUM([.F332:.F341])/10" office:value-type="float" office:value="0.3834375" calcext:value-type="float">
            <text:p>0.3834375</text:p>
          </table:table-cell>
          <table:table-cell table:formula="of:=SUM([.G332:.G341])/10" office:value-type="float" office:value="0.7596875" calcext:value-type="float">
            <text:p>0.7596875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0.0022950114798732" calcext:value-type="float">
            <text:p>0.002295011479873</text:p>
          </table:table-cell>
          <table:table-cell office:value-type="float" office:value="0.0000065588182319374" calcext:value-type="float">
            <text:p>6.5588182319374E-06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2549505233765" calcext:value-type="float">
            <text:p>0.32549505233765</text:p>
          </table:table-cell>
          <table:table-cell/>
          <table:table-cell table:formula="of:=SUM([.C333:.C342])/10" office:value-type="float" office:value="0.0000442028450968946" calcext:value-type="float">
            <text:p>4.42028450968946E-05</text:p>
          </table:table-cell>
          <table:table-cell/>
          <table:table-cell table:formula="of:=SUM([.E333:.E342])/10" office:value-type="float" office:value="0.6790625" calcext:value-type="float">
            <text:p>0.6790625</text:p>
          </table:table-cell>
          <table:table-cell table:formula="of:=SUM([.F333:.F342])/10" office:value-type="float" office:value="0.3846875" calcext:value-type="float">
            <text:p>0.3846875</text:p>
          </table:table-cell>
          <table:table-cell table:formula="of:=SUM([.G333:.G342])/10" office:value-type="float" office:value="0.7603125" calcext:value-type="float">
            <text:p>0.7603125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0.0023236034990987" calcext:value-type="float">
            <text:p>0.002323603499099</text:p>
          </table:table-cell>
          <table:table-cell office:value-type="float" office:value="0.000014613568575068" calcext:value-type="float">
            <text:p>1.4613568575068E-05</text:p>
          </table:table-cell>
          <table:table-cell office:value-type="float" office:value="0.6671875" calcext:value-type="float">
            <text:p>0.66718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2475434541702" calcext:value-type="float">
            <text:p>0.32475434541702</text:p>
          </table:table-cell>
          <table:table-cell/>
          <table:table-cell table:formula="of:=SUM([.C334:.C343])/10" office:value-type="float" office:value="0.0000413551597065818" calcext:value-type="float">
            <text:p>4.13551597065818E-05</text:p>
          </table:table-cell>
          <table:table-cell/>
          <table:table-cell table:formula="of:=SUM([.E334:.E343])/10" office:value-type="float" office:value="0.69375" calcext:value-type="float">
            <text:p>0.69375</text:p>
          </table:table-cell>
          <table:table-cell table:formula="of:=SUM([.F334:.F343])/10" office:value-type="float" office:value="0.383125" calcext:value-type="float">
            <text:p>0.383125</text:p>
          </table:table-cell>
          <table:table-cell table:formula="of:=SUM([.G334:.G343])/10" office:value-type="float" office:value="0.7571875" calcext:value-type="float">
            <text:p>0.7571875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0.0035471215116559" calcext:value-type="float">
            <text:p>0.003547121511656</text:p>
          </table:table-cell>
          <table:table-cell office:value-type="float" office:value="0.000018719734070112" calcext:value-type="float">
            <text:p>1.8719734070112E-0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5" calcext:value-type="float">
            <text:p>0.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3139719963074" calcext:value-type="float">
            <text:p>0.33139719963074</text:p>
          </table:table-cell>
          <table:table-cell/>
          <table:table-cell table:formula="of:=SUM([.C335:.C344])/10" office:value-type="float" office:value="0.0000431598532436585" calcext:value-type="float">
            <text:p>4.31598532436585E-05</text:p>
          </table:table-cell>
          <table:table-cell/>
          <table:table-cell table:formula="of:=SUM([.E335:.E344])/10" office:value-type="float" office:value="0.68375" calcext:value-type="float">
            <text:p>0.68375</text:p>
          </table:table-cell>
          <table:table-cell table:formula="of:=SUM([.F335:.F344])/10" office:value-type="float" office:value="0.3821875" calcext:value-type="float">
            <text:p>0.3821875</text:p>
          </table:table-cell>
          <table:table-cell table:formula="of:=SUM([.G335:.G344])/10"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0.0029635432380019" calcext:value-type="float">
            <text:p>0.002963543238002</text:p>
          </table:table-cell>
          <table:table-cell office:value-type="float" office:value="0.000022055849926208" calcext:value-type="float">
            <text:p>2.2055849926208E-05</text:p>
          </table:table-cell>
          <table:table-cell office:value-type="float" office:value="0.5734375" calcext:value-type="float">
            <text:p>0.57343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4660114049912" calcext:value-type="float">
            <text:p>0.34660114049912</text:p>
          </table:table-cell>
          <table:table-cell/>
          <table:table-cell table:formula="of:=SUM([.C336:.C345])/10" office:value-type="float" office:value="0.0000351964503339253" calcext:value-type="float">
            <text:p>3.51964503339253E-05</text:p>
          </table:table-cell>
          <table:table-cell/>
          <table:table-cell table:formula="of:=SUM([.E336:.E345])/10" office:value-type="float" office:value="0.6821875" calcext:value-type="float">
            <text:p>0.6821875</text:p>
          </table:table-cell>
          <table:table-cell table:formula="of:=SUM([.F336:.F345])/10" office:value-type="float" office:value="0.3803125" calcext:value-type="float">
            <text:p>0.3803125</text:p>
          </table:table-cell>
          <table:table-cell table:formula="of:=SUM([.G336:.G345])/10" office:value-type="float" office:value="0.7628125" calcext:value-type="float">
            <text:p>0.762812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21230055106571" calcext:value-type="float">
            <text:p>0.002123005510657</text:p>
          </table:table-cell>
          <table:table-cell office:value-type="float" office:value="0.000013110615223862" calcext:value-type="float">
            <text:p>1.3110615223862E-05</text:p>
          </table:table-cell>
          <table:table-cell office:value-type="float" office:value="0.6" calcext:value-type="float">
            <text:p>0.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4100145101547" calcext:value-type="float">
            <text:p>0.34100145101547</text:p>
          </table:table-cell>
          <table:table-cell/>
          <table:table-cell table:formula="of:=SUM([.C337:.C346])/10" office:value-type="float" office:value="0.0000269562525824465" calcext:value-type="float">
            <text:p>2.69562525824465E-05</text:p>
          </table:table-cell>
          <table:table-cell/>
          <table:table-cell table:formula="of:=SUM([.E337:.E346])/10" office:value-type="float" office:value="0.67375" calcext:value-type="float">
            <text:p>0.67375</text:p>
          </table:table-cell>
          <table:table-cell table:formula="of:=SUM([.F337:.F346])/10" office:value-type="float" office:value="0.375625" calcext:value-type="float">
            <text:p>0.375625</text:p>
          </table:table-cell>
          <table:table-cell table:formula="of:=SUM([.G337:.G346])/10" office:value-type="float" office:value="0.7603125" calcext:value-type="float">
            <text:p>0.7603125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0.0027349931915523" calcext:value-type="float">
            <text:p>0.002734993191552</text:p>
          </table:table-cell>
          <table:table-cell office:value-type="float" office:value="0.000027356474246935" calcext:value-type="float">
            <text:p>2.7356474246935E-05</text:p>
          </table:table-cell>
          <table:table-cell office:value-type="float" office:value="0.5921875" calcext:value-type="float">
            <text:p>0.59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75" calcext:value-type="float">
            <text:p>0.7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2433512210846" calcext:value-type="float">
            <text:p>0.32433512210846</text:p>
          </table:table-cell>
          <table:table-cell/>
          <table:table-cell table:formula="of:=SUM([.C338:.C347])/10" office:value-type="float" office:value="0.000028966114233881" calcext:value-type="float">
            <text:p>2.8966114233881E-05</text:p>
          </table:table-cell>
          <table:table-cell/>
          <table:table-cell table:formula="of:=SUM([.E338:.E347])/10" office:value-type="float" office:value="0.6675" calcext:value-type="float">
            <text:p>0.6675</text:p>
          </table:table-cell>
          <table:table-cell table:formula="of:=SUM([.F338:.F347])/10" office:value-type="float" office:value="0.3721875" calcext:value-type="float">
            <text:p>0.3721875</text:p>
          </table:table-cell>
          <table:table-cell table:formula="of:=SUM([.G338:.G347])/10" office:value-type="float" office:value="0.7628125" calcext:value-type="float">
            <text:p>0.7628125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0.0019866925751558" calcext:value-type="float">
            <text:p>0.001986692575156</text:p>
          </table:table-cell>
          <table:table-cell office:value-type="float" office:value="0.000000084516120135193" calcext:value-type="float">
            <text:p>8.4516120135193E-08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323533654213" calcext:value-type="float">
            <text:p>0.3323533654213</text:p>
          </table:table-cell>
          <table:table-cell/>
          <table:table-cell table:formula="of:=SUM([.C339:.C348])/10" office:value-type="float" office:value="0.0000238539890415853" calcext:value-type="float">
            <text:p>2.38539890415853E-05</text:p>
          </table:table-cell>
          <table:table-cell/>
          <table:table-cell table:formula="of:=SUM([.E339:.E348])/10" office:value-type="float" office:value="0.65875" calcext:value-type="float">
            <text:p>0.65875</text:p>
          </table:table-cell>
          <table:table-cell table:formula="of:=SUM([.F339:.F348])/10" office:value-type="float" office:value="0.3703125" calcext:value-type="float">
            <text:p>0.3703125</text:p>
          </table:table-cell>
          <table:table-cell table:formula="of:=SUM([.G339:.G348])/10" office:value-type="float" office:value="0.7615625" calcext:value-type="float">
            <text:p>0.7615625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0.001899833130301" calcext:value-type="float">
            <text:p>0.001899833130301</text:p>
          </table:table-cell>
          <table:table-cell office:value-type="float" office:value="0.0000011830551919798" calcext:value-type="float">
            <text:p>1.1830551919798E-06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2375" calcext:value-type="float">
            <text:p>4.2375</text:p>
          </table:table-cell>
          <table:table-cell office:value-type="float" office:value="1" calcext:value-type="float">
            <text:p>1</text:p>
          </table:table-cell>
          <table:table-cell office:value-type="float" office:value="0.31822102069855" calcext:value-type="float">
            <text:p>0.31822102069855</text:p>
          </table:table-cell>
          <table:table-cell/>
          <table:table-cell table:formula="of:=SUM([.C340:.C349])/10" office:value-type="float" office:value="0.0000237799201154932" calcext:value-type="float">
            <text:p>2.37799201154932E-05</text:p>
          </table:table-cell>
          <table:table-cell/>
          <table:table-cell table:formula="of:=SUM([.E340:.E349])/10" office:value-type="float" office:value="0.6696875" calcext:value-type="float">
            <text:p>0.6696875</text:p>
          </table:table-cell>
          <table:table-cell table:formula="of:=SUM([.F340:.F349])/10" office:value-type="float" office:value="0.3678125" calcext:value-type="float">
            <text:p>0.3678125</text:p>
          </table:table-cell>
          <table:table-cell table:formula="of:=SUM([.G340:.G349])/10" office:value-type="float" office:value="0.76125" calcext:value-type="float">
            <text:p>0.7612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0.0019221922324505" calcext:value-type="float">
            <text:p>0.001922192232451</text:p>
          </table:table-cell>
          <table:table-cell office:value-type="float" office:value="0.000000021544246137355" calcext:value-type="float">
            <text:p>2.1544246137355E-08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769999265671" calcext:value-type="float">
            <text:p>0.31769999265671</text:p>
          </table:table-cell>
          <table:table-cell/>
          <table:table-cell table:formula="of:=SUM([.C341:.C350])/10" office:value-type="float" office:value="0.0000170617956203526" calcext:value-type="float">
            <text:p>1.70617956203526E-05</text:p>
          </table:table-cell>
          <table:table-cell/>
          <table:table-cell table:formula="of:=SUM([.E341:.E350])/10" office:value-type="float" office:value="0.661875" calcext:value-type="float">
            <text:p>0.661875</text:p>
          </table:table-cell>
          <table:table-cell table:formula="of:=SUM([.F341:.F350])/10" office:value-type="float" office:value="0.3678125" calcext:value-type="float">
            <text:p>0.3678125</text:p>
          </table:table-cell>
          <table:table-cell table:formula="of:=SUM([.G341:.G350])/10" office:value-type="float" office:value="0.7615625" calcext:value-type="float">
            <text:p>0.7615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20791130824364" calcext:value-type="float">
            <text:p>0.002079113082436</text:p>
          </table:table-cell>
          <table:table-cell office:value-type="float" office:value="0.000059991842241285" calcext:value-type="float">
            <text:p>5.9991842241285E-0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5" calcext:value-type="float">
            <text:p>0.7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3199698805809" calcext:value-type="float">
            <text:p>0.3199698805809</text:p>
          </table:table-cell>
          <table:table-cell/>
          <table:table-cell table:formula="of:=SUM([.C342:.C351])/10" office:value-type="float" office:value="0.000016369601807366" calcext:value-type="float">
            <text:p>1.6369601807366E-05</text:p>
          </table:table-cell>
          <table:table-cell/>
          <table:table-cell table:formula="of:=SUM([.E342:.E351])/10" office:value-type="float" office:value="0.6753125" calcext:value-type="float">
            <text:p>0.6753125</text:p>
          </table:table-cell>
          <table:table-cell table:formula="of:=SUM([.F342:.F351])/10" office:value-type="float" office:value="0.37125" calcext:value-type="float">
            <text:p>0.37125</text:p>
          </table:table-cell>
          <table:table-cell table:formula="of:=SUM([.G342:.G351])/10" office:value-type="float" office:value="0.759375" calcext:value-type="float">
            <text:p>0.759375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0.0017466965073254" calcext:value-type="float">
            <text:p>0.001746696507325</text:p>
          </table:table-cell>
          <table:table-cell office:value-type="float" office:value="0.00012215287539424" calcext:value-type="float">
            <text:p>0.000122152875394</text:p>
          </table:table-cell>
          <table:table-cell office:value-type="float" office:value="0.55" calcext:value-type="float">
            <text:p>0.5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8988980054855" calcext:value-type="float">
            <text:p>0.38988980054855</text:p>
          </table:table-cell>
          <table:table-cell/>
          <table:table-cell table:formula="of:=SUM([.C343:.C352])/10" office:value-type="float" office:value="0.0000279290075235962" calcext:value-type="float">
            <text:p>2.79290075235962E-05</text:p>
          </table:table-cell>
          <table:table-cell/>
          <table:table-cell table:formula="of:=SUM([.E343:.E352])/10" office:value-type="float" office:value="0.6753125" calcext:value-type="float">
            <text:p>0.6753125</text:p>
          </table:table-cell>
          <table:table-cell table:formula="of:=SUM([.F343:.F352])/10" office:value-type="float" office:value="0.3703125" calcext:value-type="float">
            <text:p>0.3703125</text:p>
          </table:table-cell>
          <table:table-cell table:formula="of:=SUM([.G343:.G352])/10" office:value-type="float" office:value="0.7565625" calcext:value-type="float">
            <text:p>0.7565625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0.001528726919787" calcext:value-type="float">
            <text:p>0.001528726919787</text:p>
          </table:table-cell>
          <table:table-cell office:value-type="float" office:value="0.000022938877799738" calcext:value-type="float">
            <text:p>2.2938877799738E-05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37045494318008" calcext:value-type="float">
            <text:p>0.37045494318008</text:p>
          </table:table-cell>
          <table:table-cell/>
          <table:table-cell table:formula="of:=SUM([.C344:.C353])/10" office:value-type="float" office:value="0.0000287615384460632" calcext:value-type="float">
            <text:p>2.87615384460632E-05</text:p>
          </table:table-cell>
          <table:table-cell/>
          <table:table-cell table:formula="of:=SUM([.E344:.E353])/10" office:value-type="float" office:value="0.6590625" calcext:value-type="float">
            <text:p>0.6590625</text:p>
          </table:table-cell>
          <table:table-cell table:formula="of:=SUM([.F344:.F353])/10" office:value-type="float" office:value="0.3646875" calcext:value-type="float">
            <text:p>0.3646875</text:p>
          </table:table-cell>
          <table:table-cell table:formula="of:=SUM([.G344:.G353])/10" office:value-type="float" office:value="0.7546875" calcext:value-type="float">
            <text:p>0.7546875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0.0010050633805804" calcext:value-type="float">
            <text:p>0.00100506338058</text:p>
          </table:table-cell>
          <table:table-cell office:value-type="float" office:value="0.00000033182099611964" calcext:value-type="float">
            <text:p>3.3182099611964E-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2930942773819" calcext:value-type="float">
            <text:p>0.32930942773819</text:p>
          </table:table-cell>
          <table:table-cell/>
          <table:table-cell table:formula="of:=SUM([.C345:.C354])/10" office:value-type="float" office:value="0.000026922747138664" calcext:value-type="float">
            <text:p>2.6922747138664E-05</text:p>
          </table:table-cell>
          <table:table-cell/>
          <table:table-cell table:formula="of:=SUM([.E345:.E354])/10" office:value-type="float" office:value="0.670625" calcext:value-type="float">
            <text:p>0.670625</text:p>
          </table:table-cell>
          <table:table-cell table:formula="of:=SUM([.F345:.F354])/10" office:value-type="float" office:value="0.366875" calcext:value-type="float">
            <text:p>0.366875</text:p>
          </table:table-cell>
          <table:table-cell table:formula="of:=SUM([.G345:.G354])/10" office:value-type="float" office:value="0.7509375" calcext:value-type="float">
            <text:p>0.7509375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0.0017359342455165" calcext:value-type="float">
            <text:p>0.001735934245517</text:p>
          </table:table-cell>
          <table:table-cell office:value-type="float" office:value="0.0000046523873822327" calcext:value-type="float">
            <text:p>4.6523873822327E-06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395681142807" calcext:value-type="float">
            <text:p>0.3395681142807</text:p>
          </table:table-cell>
          <table:table-cell/>
          <table:table-cell table:formula="of:=SUM([.C346:.C355])/10" office:value-type="float" office:value="0.0000251824008842665" calcext:value-type="float">
            <text:p>2.51824008842665E-05</text:p>
          </table:table-cell>
          <table:table-cell/>
          <table:table-cell table:formula="of:=SUM([.E346:.E355])/10" office:value-type="float" office:value="0.671875" calcext:value-type="float">
            <text:p>0.671875</text:p>
          </table:table-cell>
          <table:table-cell table:formula="of:=SUM([.F346:.F355])/10" office:value-type="float" office:value="0.3728125" calcext:value-type="float">
            <text:p>0.3728125</text:p>
          </table:table-cell>
          <table:table-cell table:formula="of:=SUM([.G346:.G355])/10"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17270308715524" calcext:value-type="float">
            <text:p>0.001727030871552</text:p>
          </table:table-cell>
          <table:table-cell office:value-type="float" office:value="0.00014956522634262" calcext:value-type="float">
            <text:p>0.000149565226343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5628299713135" calcext:value-type="float">
            <text:p>0.35628299713135</text:p>
          </table:table-cell>
          <table:table-cell/>
          <table:table-cell table:formula="of:=SUM([.C347:.C356])/10" office:value-type="float" office:value="0.0000388278619961423" calcext:value-type="float">
            <text:p>3.88278619961423E-05</text:p>
          </table:table-cell>
          <table:table-cell/>
          <table:table-cell table:formula="of:=SUM([.E347:.E356])/10" office:value-type="float" office:value="0.6725" calcext:value-type="float">
            <text:p>0.6725</text:p>
          </table:table-cell>
          <table:table-cell table:formula="of:=SUM([.F347:.F356])/10" office:value-type="float" office:value="0.3696875" calcext:value-type="float">
            <text:p>0.3696875</text:p>
          </table:table-cell>
          <table:table-cell table:formula="of:=SUM([.G347:.G356])/10" office:value-type="float" office:value="0.7484375" calcext:value-type="float">
            <text:p>0.7484375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0.0019051505048992" calcext:value-type="float">
            <text:p>0.001905150504899</text:p>
          </table:table-cell>
          <table:table-cell office:value-type="float" office:value="0.000048122407523044" calcext:value-type="float">
            <text:p>4.8122407523044E-05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376745223999" calcext:value-type="float">
            <text:p>0.3376745223999</text:p>
          </table:table-cell>
          <table:table-cell/>
          <table:table-cell table:formula="of:=SUM([.C348:.C357])/10" office:value-type="float" office:value="0.0000409044553237532" calcext:value-type="float">
            <text:p>4.09044553237532E-05</text:p>
          </table:table-cell>
          <table:table-cell/>
          <table:table-cell table:formula="of:=SUM([.E348:.E357])/10" office:value-type="float" office:value="0.6771875" calcext:value-type="float">
            <text:p>0.6771875</text:p>
          </table:table-cell>
          <table:table-cell table:formula="of:=SUM([.F348:.F357])/10" office:value-type="float" office:value="0.3690625" calcext:value-type="float">
            <text:p>0.3690625</text:p>
          </table:table-cell>
          <table:table-cell table:formula="of:=SUM([.G348:.G357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0.002096440945752" calcext:value-type="float">
            <text:p>0.002096440945752</text:p>
          </table:table-cell>
          <table:table-cell office:value-type="float" office:value="0.0000044422937655657" calcext:value-type="float">
            <text:p>4.4422937655657E-06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1" calcext:value-type="float">
            <text:p>1</text:p>
          </table:table-cell>
          <table:table-cell office:value-type="float" office:value="0.31476069688797" calcext:value-type="float">
            <text:p>0.31476069688797</text:p>
          </table:table-cell>
          <table:table-cell/>
          <table:table-cell table:formula="of:=SUM([.C349:.C358])/10" office:value-type="float" office:value="0.0000413402330882962" calcext:value-type="float">
            <text:p>4.13402330882962E-05</text:p>
          </table:table-cell>
          <table:table-cell/>
          <table:table-cell table:formula="of:=SUM([.E349:.E358])/10" office:value-type="float" office:value="0.683125" calcext:value-type="float">
            <text:p>0.683125</text:p>
          </table:table-cell>
          <table:table-cell table:formula="of:=SUM([.F349:.F358])/10" office:value-type="float" office:value="0.3740625" calcext:value-type="float">
            <text:p>0.3740625</text:p>
          </table:table-cell>
          <table:table-cell table:formula="of:=SUM([.G349:.G358])/10" office:value-type="float" office:value="0.7440625" calcext:value-type="float">
            <text:p>0.7440625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0.0021241958020255" calcext:value-type="float">
            <text:p>0.002124195802026</text:p>
          </table:table-cell>
          <table:table-cell office:value-type="float" office:value="0.0000010016468175217" calcext:value-type="float">
            <text:p>1.0016468175217E-06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1440659761429" calcext:value-type="float">
            <text:p>0.31440659761429</text:p>
          </table:table-cell>
          <table:table-cell/>
          <table:table-cell table:formula="of:=SUM([.C350:.C359])/10" office:value-type="float" office:value="0.0000413220922508504" calcext:value-type="float">
            <text:p>4.13220922508504E-05</text:p>
          </table:table-cell>
          <table:table-cell/>
          <table:table-cell table:formula="of:=SUM([.E350:.E359])/10" office:value-type="float" office:value="0.6896875" calcext:value-type="float">
            <text:p>0.6896875</text:p>
          </table:table-cell>
          <table:table-cell table:formula="of:=SUM([.F350:.F359])/10" office:value-type="float" office:value="0.3796875" calcext:value-type="float">
            <text:p>0.3796875</text:p>
          </table:table-cell>
          <table:table-cell table:formula="of:=SUM([.G350:.G359])/10" office:value-type="float" office:value="0.74125" calcext:value-type="float">
            <text:p>0.74125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0.0029726748733083" calcext:value-type="float">
            <text:p>0.002972674873308</text:p>
          </table:table-cell>
          <table:table-cell office:value-type="float" office:value="0.000036189422496902" calcext:value-type="float">
            <text:p>3.6189422496902E-05</text:p>
          </table:table-cell>
          <table:table-cell office:value-type="float" office:value="0.5328125" calcext:value-type="float">
            <text:p>0.5328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4.259375" calcext:value-type="float">
            <text:p>4.259375</text:p>
          </table:table-cell>
          <table:table-cell office:value-type="float" office:value="1" calcext:value-type="float">
            <text:p>1</text:p>
          </table:table-cell>
          <table:table-cell office:value-type="float" office:value="0.31667004823685" calcext:value-type="float">
            <text:p>0.31667004823685</text:p>
          </table:table-cell>
          <table:table-cell/>
          <table:table-cell table:formula="of:=SUM([.C351:.C360])/10" office:value-type="float" office:value="0.0000449388800759269" calcext:value-type="float">
            <text:p>4.49388800759269E-05</text:p>
          </table:table-cell>
          <table:table-cell/>
          <table:table-cell table:formula="of:=SUM([.E351:.E360])/10" office:value-type="float" office:value="0.684375" calcext:value-type="float">
            <text:p>0.684375</text:p>
          </table:table-cell>
          <table:table-cell table:formula="of:=SUM([.F351:.F360])/10" office:value-type="float" office:value="0.3790625" calcext:value-type="float">
            <text:p>0.3790625</text:p>
          </table:table-cell>
          <table:table-cell table:formula="of:=SUM([.G351:.G360])/10" office:value-type="float" office:value="0.7434375" calcext:value-type="float">
            <text:p>0.743437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23339620223851" calcext:value-type="float">
            <text:p>0.002333962022385</text:p>
          </table:table-cell>
          <table:table-cell office:value-type="float" office:value="0.000098961725097821" calcext:value-type="float">
            <text:p>9.8961725097821E-05</text:p>
          </table:table-cell>
          <table:table-cell office:value-type="float" office:value="0.5" calcext:value-type="float">
            <text:p>0.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25" calcext:value-type="float">
            <text:p>0.72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2282735109329" calcext:value-type="float">
            <text:p>0.32282735109329</text:p>
          </table:table-cell>
          <table:table-cell/>
          <table:table-cell table:formula="of:=SUM([.C352:.C361])/10" office:value-type="float" office:value="0.0000488358683615805" calcext:value-type="float">
            <text:p>4.88358683615805E-05</text:p>
          </table:table-cell>
          <table:table-cell/>
          <table:table-cell table:formula="of:=SUM([.E352:.E361])/10" office:value-type="float" office:value="0.6690625" calcext:value-type="float">
            <text:p>0.6690625</text:p>
          </table:table-cell>
          <table:table-cell table:formula="of:=SUM([.F352:.F361])/10" office:value-type="float" office:value="0.375" calcext:value-type="float">
            <text:p>0.375</text:p>
          </table:table-cell>
          <table:table-cell table:formula="of:=SUM([.G352:.G361])/10" office:value-type="float" office:value="0.7409375" calcext:value-type="float">
            <text:p>0.7409375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0.0023509840393672" calcext:value-type="float">
            <text:p>0.002350984039367</text:p>
          </table:table-cell>
          <table:table-cell office:value-type="float" office:value="0.000041181481338776" calcext:value-type="float">
            <text:p>4.1181481338776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844066619873" calcext:value-type="float">
            <text:p>0.32844066619873</text:p>
          </table:table-cell>
          <table:table-cell/>
          <table:table-cell table:formula="of:=SUM([.C353:.C362])/10" office:value-type="float" office:value="0.0000407387289560341" calcext:value-type="float">
            <text:p>4.07387289560341E-05</text:p>
          </table:table-cell>
          <table:table-cell/>
          <table:table-cell table:formula="of:=SUM([.E353:.E362])/10" office:value-type="float" office:value="0.6571875" calcext:value-type="float">
            <text:p>0.6571875</text:p>
          </table:table-cell>
          <table:table-cell table:formula="of:=SUM([.F353:.F362])/10" office:value-type="float" office:value="0.3690625" calcext:value-type="float">
            <text:p>0.3690625</text:p>
          </table:table-cell>
          <table:table-cell table:formula="of:=SUM([.G353:.G362])/10" office:value-type="float" office:value="0.736875" calcext:value-type="float">
            <text:p>0.736875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0.0017422181525035" calcext:value-type="float">
            <text:p>0.001742218152504</text:p>
          </table:table-cell>
          <table:table-cell office:value-type="float" office:value="0.0000086927612369163" calcext:value-type="float">
            <text:p>8.6927612369163E-06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2479146718979" calcext:value-type="float">
            <text:p>0.32479146718979</text:p>
          </table:table-cell>
          <table:table-cell/>
          <table:table-cell table:formula="of:=SUM([.C354:.C363])/10" office:value-type="float" office:value="0.0000393141172997519" calcext:value-type="float">
            <text:p>3.93141172997519E-05</text:p>
          </table:table-cell>
          <table:table-cell/>
          <table:table-cell table:formula="of:=SUM([.E354:.E363])/10" office:value-type="float" office:value="0.65125" calcext:value-type="float">
            <text:p>0.65125</text:p>
          </table:table-cell>
          <table:table-cell table:formula="of:=SUM([.F354:.F363])/10" office:value-type="float" office:value="0.3734375" calcext:value-type="float">
            <text:p>0.3734375</text:p>
          </table:table-cell>
          <table:table-cell table:formula="of:=SUM([.G354:.G363])/10" office:value-type="float" office:value="0.738125" calcext:value-type="float">
            <text:p>0.738125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0.0027218994655414" calcext:value-type="float">
            <text:p>0.002721899465541</text:p>
          </table:table-cell>
          <table:table-cell office:value-type="float" office:value="0.000007569349738823" calcext:value-type="float">
            <text:p>7.569349738823E-06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" calcext:value-type="float">
            <text:p>0.4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9130692481995" calcext:value-type="float">
            <text:p>0.39130692481995</text:p>
          </table:table-cell>
          <table:table-cell/>
          <table:table-cell table:formula="of:=SUM([.C355:.C364])/10" office:value-type="float" office:value="0.0000400378701740222" calcext:value-type="float">
            <text:p>4.00378701740222E-05</text:p>
          </table:table-cell>
          <table:table-cell/>
          <table:table-cell table:formula="of:=SUM([.E355:.E364])/10" office:value-type="float" office:value="0.636875" calcext:value-type="float">
            <text:p>0.636875</text:p>
          </table:table-cell>
          <table:table-cell table:formula="of:=SUM([.F355:.F364])/10" office:value-type="float" office:value="0.3765625" calcext:value-type="float">
            <text:p>0.3765625</text:p>
          </table:table-cell>
          <table:table-cell table:formula="of:=SUM([.G355:.G364])/10" office:value-type="float" office:value="0.7425" calcext:value-type="float">
            <text:p>0.7425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0.0012293209700147" calcext:value-type="float">
            <text:p>0.001229320970015</text:p>
          </table:table-cell>
          <table:table-cell office:value-type="float" office:value="0.000029113602839825" calcext:value-type="float">
            <text:p>2.9113602839825E-0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096875" calcext:value-type="float">
            <text:p>4.096875</text:p>
          </table:table-cell>
          <table:table-cell office:value-type="float" office:value="1" calcext:value-type="float">
            <text:p>1</text:p>
          </table:table-cell>
          <table:table-cell office:value-type="float" office:value="0.38105931282043" calcext:value-type="float">
            <text:p>0.38105931282043</text:p>
          </table:table-cell>
          <table:table-cell/>
          <table:table-cell table:formula="of:=SUM([.C356:.C365])/10" office:value-type="float" office:value="0.0000424839917197815" calcext:value-type="float">
            <text:p>4.24839917197815E-05</text:p>
          </table:table-cell>
          <table:table-cell/>
          <table:table-cell table:formula="of:=SUM([.E356:.E365])/10" office:value-type="float" office:value="0.6446875" calcext:value-type="float">
            <text:p>0.6446875</text:p>
          </table:table-cell>
          <table:table-cell table:formula="of:=SUM([.F356:.F365])/10" office:value-type="float" office:value="0.3809375" calcext:value-type="float">
            <text:p>0.3809375</text:p>
          </table:table-cell>
          <table:table-cell table:formula="of:=SUM([.G356:.G365])/10" office:value-type="float" office:value="0.7440625" calcext:value-type="float">
            <text:p>0.744062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14012698549777" calcext:value-type="float">
            <text:p>0.001401269854978</text:p>
          </table:table-cell>
          <table:table-cell office:value-type="float" office:value="0.000017801108683115" calcext:value-type="float">
            <text:p>1.7801108683115E-05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2144402265549" calcext:value-type="float">
            <text:p>0.32144402265549</text:p>
          </table:table-cell>
          <table:table-cell/>
          <table:table-cell table:formula="of:=SUM([.C357:.C366])/10" office:value-type="float" office:value="0.000029307579953831" calcext:value-type="float">
            <text:p>2.9307579953831E-05</text:p>
          </table:table-cell>
          <table:table-cell/>
          <table:table-cell table:formula="of:=SUM([.E357:.E366])/10" office:value-type="float" office:value="0.64875" calcext:value-type="float">
            <text:p>0.64875</text:p>
          </table:table-cell>
          <table:table-cell table:formula="of:=SUM([.F357:.F366])/10" office:value-type="float" office:value="0.3865625" calcext:value-type="float">
            <text:p>0.3865625</text:p>
          </table:table-cell>
          <table:table-cell table:formula="of:=SUM([.G357:.G366])/10" office:value-type="float" office:value="0.74625" calcext:value-type="float">
            <text:p>0.74625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.0017546631512232" calcext:value-type="float">
            <text:p>0.001754663151223</text:p>
          </table:table-cell>
          <table:table-cell office:value-type="float" office:value="0.00000076539344601254" calcext:value-type="float">
            <text:p>7.6539344601254E-07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587511539459" calcext:value-type="float">
            <text:p>0.32587511539459</text:p>
          </table:table-cell>
          <table:table-cell/>
          <table:table-cell table:formula="of:=SUM([.C358:.C367])/10" office:value-type="float" office:value="0.0000245718785461278" calcext:value-type="float">
            <text:p>2.45718785461278E-05</text:p>
          </table:table-cell>
          <table:table-cell/>
          <table:table-cell table:formula="of:=SUM([.E358:.E367])/10" office:value-type="float" office:value="0.6471875" calcext:value-type="float">
            <text:p>0.6471875</text:p>
          </table:table-cell>
          <table:table-cell table:formula="of:=SUM([.F358:.F367])/10" office:value-type="float" office:value="0.386875" calcext:value-type="float">
            <text:p>0.386875</text:p>
          </table:table-cell>
          <table:table-cell table:formula="of:=SUM([.G358:.G367])/10" office:value-type="float" office:value="0.744375" calcext:value-type="float">
            <text:p>0.744375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0.0020928181882482" calcext:value-type="float">
            <text:p>0.002092818188248</text:p>
          </table:table-cell>
          <table:table-cell office:value-type="float" office:value="0.000035004073538727" calcext:value-type="float">
            <text:p>3.5004073538727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2325332164764" calcext:value-type="float">
            <text:p>0.32325332164764</text:p>
          </table:table-cell>
          <table:table-cell/>
          <table:table-cell table:formula="of:=SUM([.C359:.C368])/10" office:value-type="float" office:value="0.000027628056523444" calcext:value-type="float">
            <text:p>2.7628056523444E-05</text:p>
          </table:table-cell>
          <table:table-cell/>
          <table:table-cell table:formula="of:=SUM([.E359:.E368])/10" office:value-type="float" office:value="0.6459375" calcext:value-type="float">
            <text:p>0.6459375</text:p>
          </table:table-cell>
          <table:table-cell table:formula="of:=SUM([.F359:.F368])/10" office:value-type="float" office:value="0.386875" calcext:value-type="float">
            <text:p>0.386875</text:p>
          </table:table-cell>
          <table:table-cell table:formula="of:=SUM([.G359:.G368])/10" office:value-type="float" office:value="0.7446875" calcext:value-type="float">
            <text:p>0.7446875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0.0017354327457724" calcext:value-type="float">
            <text:p>0.001735432745772</text:p>
          </table:table-cell>
          <table:table-cell office:value-type="float" office:value="0.00000069182390227737" calcext:value-type="float">
            <text:p>6.9182390227737E-07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5" calcext:value-type="float">
            <text:p>0.3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2579379081726" calcext:value-type="float">
            <text:p>0.32579379081726</text:p>
          </table:table-cell>
          <table:table-cell/>
          <table:table-cell table:formula="of:=SUM([.C360:.C369])/10" office:value-type="float" office:value="0.0000275970742319195" calcext:value-type="float">
            <text:p>2.75970742319195E-05</text:p>
          </table:table-cell>
          <table:table-cell/>
          <table:table-cell table:formula="of:=SUM([.E360:.E369])/10" office:value-type="float" office:value="0.6340625" calcext:value-type="float">
            <text:p>0.6340625</text:p>
          </table:table-cell>
          <table:table-cell table:formula="of:=SUM([.F360:.F369])/10" office:value-type="float" office:value="0.3840625" calcext:value-type="float">
            <text:p>0.3840625</text:p>
          </table:table-cell>
          <table:table-cell table:formula="of:=SUM([.G360:.G369])/10" office:value-type="float" office:value="0.74375" calcext:value-type="float">
            <text:p>0.74375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.0019275430400739" calcext:value-type="float">
            <text:p>0.001927543040074</text:p>
          </table:table-cell>
          <table:table-cell office:value-type="float" office:value="0.0000012309364450746" calcext:value-type="float">
            <text:p>1.2309364450746E-06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2448819875717" calcext:value-type="float">
            <text:p>0.32448819875717</text:p>
          </table:table-cell>
          <table:table-cell/>
          <table:table-cell table:formula="of:=SUM([.C361:.C370])/10" office:value-type="float" office:value="0.0000241012256267368" calcext:value-type="float">
            <text:p>2.41012256267368E-05</text:p>
          </table:table-cell>
          <table:table-cell/>
          <table:table-cell table:formula="of:=SUM([.E361:.E370])/10" office:value-type="float" office:value="0.6403125" calcext:value-type="float">
            <text:p>0.6403125</text:p>
          </table:table-cell>
          <table:table-cell table:formula="of:=SUM([.F361:.F370])/10" office:value-type="float" office:value="0.389375" calcext:value-type="float">
            <text:p>0.389375</text:p>
          </table:table-cell>
          <table:table-cell table:formula="of:=SUM([.G361:.G370])/10" office:value-type="float" office:value="0.7403125" calcext:value-type="float">
            <text:p>0.740312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34169823004049" calcext:value-type="float">
            <text:p>0.003416982300405</text:p>
          </table:table-cell>
          <table:table-cell office:value-type="float" office:value="0.000026976687825936" calcext:value-type="float">
            <text:p>2.6976687825936E-05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251248717308" calcext:value-type="float">
            <text:p>0.3251248717308</text:p>
          </table:table-cell>
          <table:table-cell/>
          <table:table-cell table:formula="of:=SUM([.C362:.C371])/10" office:value-type="float" office:value="0.0000169027218995483" calcext:value-type="float">
            <text:p>1.69027218995483E-05</text:p>
          </table:table-cell>
          <table:table-cell/>
          <table:table-cell table:formula="of:=SUM([.E362:.E371])/10" office:value-type="float" office:value="0.6465625" calcext:value-type="float">
            <text:p>0.6465625</text:p>
          </table:table-cell>
          <table:table-cell table:formula="of:=SUM([.F362:.F371])/10" office:value-type="float" office:value="0.3875" calcext:value-type="float">
            <text:p>0.3875</text:p>
          </table:table-cell>
          <table:table-cell table:formula="of:=SUM([.G362:.G371])/10" office:value-type="float" office:value="0.7390625" calcext:value-type="float">
            <text:p>0.7390625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0.0032969577732729" calcext:value-type="float">
            <text:p>0.003296957773273</text:p>
          </table:table-cell>
          <table:table-cell office:value-type="float" office:value="0.000056163101320233" calcext:value-type="float">
            <text:p>5.6163101320233E-0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5871293544769" calcext:value-type="float">
            <text:p>0.35871293544769</text:p>
          </table:table-cell>
          <table:table-cell/>
          <table:table-cell table:formula="of:=SUM([.C363:.C372])/10" office:value-type="float" office:value="0.000018400883897694" calcext:value-type="float">
            <text:p>1.8400883897694E-05</text:p>
          </table:table-cell>
          <table:table-cell/>
          <table:table-cell table:formula="of:=SUM([.E363:.E372])/10" office:value-type="float" office:value="0.646875" calcext:value-type="float">
            <text:p>0.646875</text:p>
          </table:table-cell>
          <table:table-cell table:formula="of:=SUM([.F363:.F372])/10" office:value-type="float" office:value="0.393125" calcext:value-type="float">
            <text:p>0.393125</text:p>
          </table:table-cell>
          <table:table-cell table:formula="of:=SUM([.G363:.G372])/10" office:value-type="float" office:value="0.7478125" calcext:value-type="float">
            <text:p>0.7478125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0.0027374770928873" calcext:value-type="float">
            <text:p>0.002737477092887</text:p>
          </table:table-cell>
          <table:table-cell office:value-type="float" office:value="0.000016371705735858" calcext:value-type="float">
            <text:p>1.6371705735858E-0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3309503793716" calcext:value-type="float">
            <text:p>0.33309503793716</text:p>
          </table:table-cell>
          <table:table-cell/>
          <table:table-cell table:formula="of:=SUM([.C364:.C373])/10" office:value-type="float" office:value="0.0000191687783475881" calcext:value-type="float">
            <text:p>1.91687783475881E-05</text:p>
          </table:table-cell>
          <table:table-cell/>
          <table:table-cell table:formula="of:=SUM([.E364:.E373])/10" office:value-type="float" office:value="0.6528125" calcext:value-type="float">
            <text:p>0.6528125</text:p>
          </table:table-cell>
          <table:table-cell table:formula="of:=SUM([.F364:.F373])/10" office:value-type="float" office:value="0.3975" calcext:value-type="float">
            <text:p>0.3975</text:p>
          </table:table-cell>
          <table:table-cell table:formula="of:=SUM([.G364:.G373])/10" office:value-type="float" office:value="0.7509375" calcext:value-type="float">
            <text:p>0.7509375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0.0023040606814902" calcext:value-type="float">
            <text:p>0.00230406068149</text:p>
          </table:table-cell>
          <table:table-cell office:value-type="float" office:value="0.000056415968047547" calcext:value-type="float">
            <text:p>5.6415968047547E-0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5522644519806" calcext:value-type="float">
            <text:p>0.35522644519806</text:p>
          </table:table-cell>
          <table:table-cell/>
          <table:table-cell table:formula="of:=SUM([.C365:.C374])/10" office:value-type="float" office:value="0.0000240534401784605" calcext:value-type="float">
            <text:p>2.40534401784605E-05</text:p>
          </table:table-cell>
          <table:table-cell/>
          <table:table-cell table:formula="of:=SUM([.E365:.E374])/10" office:value-type="float" office:value="0.655" calcext:value-type="float">
            <text:p>0.655</text:p>
          </table:table-cell>
          <table:table-cell table:formula="of:=SUM([.F365:.F374])/10" office:value-type="float" office:value="0.3965625" calcext:value-type="float">
            <text:p>0.3965625</text:p>
          </table:table-cell>
          <table:table-cell table:formula="of:=SUM([.G365:.G374])/10" office:value-type="float" office:value="0.7446875" calcext:value-type="float">
            <text:p>0.7446875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0.0024260058475193" calcext:value-type="float">
            <text:p>0.002426005847519</text:p>
          </table:table-cell>
          <table:table-cell office:value-type="float" office:value="0.0000011240014944507" calcext:value-type="float">
            <text:p>1.1240014944507E-06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3484233617783" calcext:value-type="float">
            <text:p>0.33484233617783</text:p>
          </table:table-cell>
          <table:table-cell/>
          <table:table-cell table:formula="of:=SUM([.C366:.C375])/10" office:value-type="float" office:value="0.0000212544800439231" calcext:value-type="float">
            <text:p>2.12544800439231E-05</text:p>
          </table:table-cell>
          <table:table-cell/>
          <table:table-cell table:formula="of:=SUM([.E366:.E375])/10" office:value-type="float" office:value="0.6365625" calcext:value-type="float">
            <text:p>0.6365625</text:p>
          </table:table-cell>
          <table:table-cell table:formula="of:=SUM([.F366:.F375])/10" office:value-type="float" office:value="0.3953125" calcext:value-type="float">
            <text:p>0.3953125</text:p>
          </table:table-cell>
          <table:table-cell table:formula="of:=SUM([.G366:.G375])/10" office:value-type="float" office:value="0.745625" calcext:value-type="float">
            <text:p>0.7456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23541798640508" calcext:value-type="float">
            <text:p>0.002354179864051</text:p>
          </table:table-cell>
          <table:table-cell office:value-type="float" office:value="0.000058701661166671" calcext:value-type="float">
            <text:p>5.8701661166671E-05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38185778856277" calcext:value-type="float">
            <text:p>0.38185778856277</text:p>
          </table:table-cell>
          <table:table-cell/>
          <table:table-cell table:formula="of:=SUM([.C367:.C376])/10" office:value-type="float" office:value="0.0000253445352922787" calcext:value-type="float">
            <text:p>2.53445352922787E-05</text:p>
          </table:table-cell>
          <table:table-cell/>
          <table:table-cell table:formula="of:=SUM([.E367:.E376])/10" office:value-type="float" office:value="0.630625" calcext:value-type="float">
            <text:p>0.630625</text:p>
          </table:table-cell>
          <table:table-cell table:formula="of:=SUM([.F367:.F376])/10" office:value-type="float" office:value="0.3871875" calcext:value-type="float">
            <text:p>0.3871875</text:p>
          </table:table-cell>
          <table:table-cell table:formula="of:=SUM([.G367:.G376])/10" office:value-type="float" office:value="0.7465625" calcext:value-type="float">
            <text:p>0.7465625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0.0023957727389643" calcext:value-type="float">
            <text:p>0.002395772738964</text:p>
          </table:table-cell>
          <table:table-cell office:value-type="float" office:value="0.000022743397408807" calcext:value-type="float">
            <text:p>2.2743397408807E-0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7788931131363" calcext:value-type="float">
            <text:p>0.37788931131363</text:p>
          </table:table-cell>
          <table:table-cell/>
          <table:table-cell table:formula="of:=SUM([.C368:.C377])/10" office:value-type="float" office:value="0.0000275423356885582" calcext:value-type="float">
            <text:p>2.75423356885582E-05</text:p>
          </table:table-cell>
          <table:table-cell/>
          <table:table-cell table:formula="of:=SUM([.E368:.E377])/10" office:value-type="float" office:value="0.63875" calcext:value-type="float">
            <text:p>0.63875</text:p>
          </table:table-cell>
          <table:table-cell table:formula="of:=SUM([.F368:.F377])/10" office:value-type="float" office:value="0.38625" calcext:value-type="float">
            <text:p>0.38625</text:p>
          </table:table-cell>
          <table:table-cell table:formula="of:=SUM([.G368:.G377])/10" office:value-type="float" office:value="0.7496875" calcext:value-type="float">
            <text:p>0.7496875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.0028552170551848" calcext:value-type="float">
            <text:p>0.002855217055185</text:p>
          </table:table-cell>
          <table:table-cell office:value-type="float" office:value="0.000015411611392114" calcext:value-type="float">
            <text:p>1.5411611392114E-0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2507063150406" calcext:value-type="float">
            <text:p>0.32507063150406</text:p>
          </table:table-cell>
          <table:table-cell/>
          <table:table-cell table:formula="of:=SUM([.C369:.C378])/10" office:value-type="float" office:value="0.0000255830894738969" calcext:value-type="float">
            <text:p>2.55830894738969E-05</text:p>
          </table:table-cell>
          <table:table-cell/>
          <table:table-cell table:formula="of:=SUM([.E369:.E378])/10" office:value-type="float" office:value="0.6359375" calcext:value-type="float">
            <text:p>0.6359375</text:p>
          </table:table-cell>
          <table:table-cell table:formula="of:=SUM([.F369:.F378])/10" office:value-type="float" office:value="0.38625" calcext:value-type="float">
            <text:p>0.38625</text:p>
          </table:table-cell>
          <table:table-cell table:formula="of:=SUM([.G369:.G378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.0030638298310805" calcext:value-type="float">
            <text:p>0.003063829831081</text:p>
          </table:table-cell>
          <table:table-cell office:value-type="float" office:value="0.000053940935161259" calcext:value-type="float">
            <text:p>5.3940935161259E-05</text:p>
          </table:table-cell>
          <table:table-cell office:value-type="float" office:value="0.5734375" calcext:value-type="float">
            <text:p>0.573437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2315689325333" calcext:value-type="float">
            <text:p>0.32315689325333</text:p>
          </table:table-cell>
          <table:table-cell/>
          <table:table-cell table:formula="of:=SUM([.C370:.C379])/10" office:value-type="float" office:value="0.000030908000599795" calcext:value-type="float">
            <text:p>3.0908000599795E-05</text:p>
          </table:table-cell>
          <table:table-cell/>
          <table:table-cell table:formula="of:=SUM([.E370:.E379])/10" office:value-type="float" office:value="0.6365625" calcext:value-type="float">
            <text:p>0.6365625</text:p>
          </table:table-cell>
          <table:table-cell table:formula="of:=SUM([.F370:.F379])/10" office:value-type="float" office:value="0.38875" calcext:value-type="float">
            <text:p>0.38875</text:p>
          </table:table-cell>
          <table:table-cell table:formula="of:=SUM([.G370:.G379])/10" office:value-type="float" office:value="0.7565625" calcext:value-type="float">
            <text:p>0.7565625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0.0023801376635674" calcext:value-type="float">
            <text:p>0.002380137663567</text:p>
          </table:table-cell>
          <table:table-cell office:value-type="float" office:value="0.000054120701621638" calcext:value-type="float">
            <text:p>5.4120701621638E-0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34997400045395" calcext:value-type="float">
            <text:p>0.34997400045395</text:p>
          </table:table-cell>
          <table:table-cell/>
          <table:table-cell table:formula="of:=SUM([.C371:.C380])/10" office:value-type="float" office:value="0.0000361969771174514" calcext:value-type="float">
            <text:p>3.61969771174514E-05</text:p>
          </table:table-cell>
          <table:table-cell/>
          <table:table-cell table:formula="of:=SUM([.E371:.E380])/10" office:value-type="float" office:value="0.653125" calcext:value-type="float">
            <text:p>0.653125</text:p>
          </table:table-cell>
          <table:table-cell table:formula="of:=SUM([.F371:.F380])/10" office:value-type="float" office:value="0.3865625" calcext:value-type="float">
            <text:p>0.3865625</text:p>
          </table:table-cell>
          <table:table-cell table:formula="of:=SUM([.G371:.G380])/10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18971506971866" calcext:value-type="float">
            <text:p>0.001897150697187</text:p>
          </table:table-cell>
          <table:table-cell office:value-type="float" office:value="0.000000047266588562578" calcext:value-type="float">
            <text:p>4.7266588562578E-08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3446094989777" calcext:value-type="float">
            <text:p>0.33446094989777</text:p>
          </table:table-cell>
          <table:table-cell/>
          <table:table-cell table:formula="of:=SUM([.C372:.C381])/10" office:value-type="float" office:value="0.000033504034993714" calcext:value-type="float">
            <text:p>3.3504034993714E-05</text:p>
          </table:table-cell>
          <table:table-cell/>
          <table:table-cell table:formula="of:=SUM([.E372:.E381])/10" office:value-type="float" office:value="0.658125" calcext:value-type="float">
            <text:p>0.658125</text:p>
          </table:table-cell>
          <table:table-cell table:formula="of:=SUM([.F372:.F381])/10" office:value-type="float" office:value="0.3909375" calcext:value-type="float">
            <text:p>0.3909375</text:p>
          </table:table-cell>
          <table:table-cell table:formula="of:=SUM([.G372:.G381])/10" office:value-type="float" office:value="0.7659375" calcext:value-type="float">
            <text:p>0.7659375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.0024412461658358" calcext:value-type="float">
            <text:p>0.002441246165836</text:p>
          </table:table-cell>
          <table:table-cell office:value-type="float" office:value="0.000022263010225915" calcext:value-type="float">
            <text:p>2.2263010225915E-05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4389477968216" calcext:value-type="float">
            <text:p>0.34389477968216</text:p>
          </table:table-cell>
          <table:table-cell/>
          <table:table-cell table:formula="of:=SUM([.C373:.C382])/10" office:value-type="float" office:value="0.0000301140258842822" calcext:value-type="float">
            <text:p>3.01140258842822E-05</text:p>
          </table:table-cell>
          <table:table-cell/>
          <table:table-cell table:formula="of:=SUM([.E373:.E382])/10" office:value-type="float" office:value="0.6696875" calcext:value-type="float">
            <text:p>0.6696875</text:p>
          </table:table-cell>
          <table:table-cell table:formula="of:=SUM([.F373:.F382])/10" office:value-type="float" office:value="0.386875" calcext:value-type="float">
            <text:p>0.386875</text:p>
          </table:table-cell>
          <table:table-cell table:formula="of:=SUM([.G373:.G382])/10" office:value-type="float" office:value="0.7628125" calcext:value-type="float">
            <text:p>0.7628125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0.0021482928088517" calcext:value-type="float">
            <text:p>0.002148292808852</text:p>
          </table:table-cell>
          <table:table-cell office:value-type="float" office:value="0.00010286525639814" calcext:value-type="float">
            <text:p>0.000102865256398</text:p>
          </table:table-cell>
          <table:table-cell office:value-type="float" office:value="0.5734375" calcext:value-type="float">
            <text:p>0.57343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5670521259308" calcext:value-type="float">
            <text:p>0.35670521259308</text:p>
          </table:table-cell>
          <table:table-cell/>
          <table:table-cell table:formula="of:=SUM([.C374:.C383])/10" office:value-type="float" office:value="0.0000387633809505104" calcext:value-type="float">
            <text:p>3.87633809505104E-05</text:p>
          </table:table-cell>
          <table:table-cell/>
          <table:table-cell table:formula="of:=SUM([.E374:.E383])/10" office:value-type="float" office:value="0.670625" calcext:value-type="float">
            <text:p>0.670625</text:p>
          </table:table-cell>
          <table:table-cell table:formula="of:=SUM([.F374:.F383])/10" office:value-type="float" office:value="0.386875" calcext:value-type="float">
            <text:p>0.386875</text:p>
          </table:table-cell>
          <table:table-cell table:formula="of:=SUM([.G374:.G383])/10" office:value-type="float" office:value="0.764375" calcext:value-type="float">
            <text:p>0.764375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0.0022683061164571" calcext:value-type="float">
            <text:p>0.002268306116457</text:p>
          </table:table-cell>
          <table:table-cell office:value-type="float" office:value="0.000040246865604091" calcext:value-type="float">
            <text:p>4.0246865604091E-05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3740662336349" calcext:value-type="float">
            <text:p>0.33740662336349</text:p>
          </table:table-cell>
          <table:table-cell/>
          <table:table-cell table:formula="of:=SUM([.C375:.C384])/10" office:value-type="float" office:value="0.0000371464707061648" calcext:value-type="float">
            <text:p>3.71464707061648E-05</text:p>
          </table:table-cell>
          <table:table-cell/>
          <table:table-cell table:formula="of:=SUM([.E375:.E384])/10" office:value-type="float" office:value="0.6640625" calcext:value-type="float">
            <text:p>0.6640625</text:p>
          </table:table-cell>
          <table:table-cell table:formula="of:=SUM([.F375:.F384])/10" office:value-type="float" office:value="0.3834375" calcext:value-type="float">
            <text:p>0.3834375</text:p>
          </table:table-cell>
          <table:table-cell table:formula="of:=SUM([.G375:.G384])/10" office:value-type="float" office:value="0.77125" calcext:value-type="float">
            <text:p>0.77125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.0023082037339918" calcext:value-type="float">
            <text:p>0.002308203733992</text:p>
          </table:table-cell>
          <table:table-cell office:value-type="float" office:value="0.0000075483903049159" calcext:value-type="float">
            <text:p>7.5483903049159E-06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4357016086578" calcext:value-type="float">
            <text:p>0.34357016086578</text:p>
          </table:table-cell>
          <table:table-cell/>
          <table:table-cell table:formula="of:=SUM([.C376:.C385])/10" office:value-type="float" office:value="0.0000377889095872113" calcext:value-type="float">
            <text:p>3.77889095872113E-05</text:p>
          </table:table-cell>
          <table:table-cell/>
          <table:table-cell table:formula="of:=SUM([.E376:.E385])/10" office:value-type="float" office:value="0.6778125" calcext:value-type="float">
            <text:p>0.6778125</text:p>
          </table:table-cell>
          <table:table-cell table:formula="of:=SUM([.F376:.F385])/10" office:value-type="float" office:value="0.37875" calcext:value-type="float">
            <text:p>0.37875</text:p>
          </table:table-cell>
          <table:table-cell table:formula="of:=SUM([.G376:.G385])/10" office:value-type="float" office:value="0.7696875" calcext:value-type="float">
            <text:p>0.769687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23964578052983" calcext:value-type="float">
            <text:p>0.002396457805298</text:p>
          </table:table-cell>
          <table:table-cell office:value-type="float" office:value="0.000029389365085291" calcext:value-type="float">
            <text:p>2.9389365085291E-0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3255906105042" calcext:value-type="float">
            <text:p>0.33255906105042</text:p>
          </table:table-cell>
          <table:table-cell/>
          <table:table-cell table:formula="of:=SUM([.C377:.C386])/10" office:value-type="float" office:value="0.0000348576799790733" calcext:value-type="float">
            <text:p>3.48576799790733E-05</text:p>
          </table:table-cell>
          <table:table-cell/>
          <table:table-cell table:formula="of:=SUM([.E377:.E386])/10" office:value-type="float" office:value="0.68125" calcext:value-type="float">
            <text:p>0.68125</text:p>
          </table:table-cell>
          <table:table-cell table:formula="of:=SUM([.F377:.F386])/10" office:value-type="float" office:value="0.3778125" calcext:value-type="float">
            <text:p>0.3778125</text:p>
          </table:table-cell>
          <table:table-cell table:formula="of:=SUM([.G377:.G386])/10"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0.0024013171132538" calcext:value-type="float">
            <text:p>0.002401317113254</text:p>
          </table:table-cell>
          <table:table-cell office:value-type="float" office:value="0.00000024410090802354" calcext:value-type="float">
            <text:p>2.4410090802354E-07</text:p>
          </table:table-cell>
          <table:table-cell office:value-type="float" office:value="0.5765625" calcext:value-type="float">
            <text:p>0.57656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2087306976318" calcext:value-type="float">
            <text:p>0.32087306976318</text:p>
          </table:table-cell>
          <table:table-cell/>
          <table:table-cell table:formula="of:=SUM([.C378:.C387])/10" office:value-type="float" office:value="0.000032607750328995" calcext:value-type="float">
            <text:p>3.2607750328995E-05</text:p>
          </table:table-cell>
          <table:table-cell/>
          <table:table-cell table:formula="of:=SUM([.E378:.E387])/10" office:value-type="float" office:value="0.669375" calcext:value-type="float">
            <text:p>0.669375</text:p>
          </table:table-cell>
          <table:table-cell table:formula="of:=SUM([.F378:.F387])/10" office:value-type="float" office:value="0.3784375" calcext:value-type="float">
            <text:p>0.3784375</text:p>
          </table:table-cell>
          <table:table-cell table:formula="of:=SUM([.G378:.G387])/10" office:value-type="float" office:value="0.7646875" calcext:value-type="float">
            <text:p>0.7646875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.0018866815807996" calcext:value-type="float">
            <text:p>0.0018866815808</text:p>
          </table:table-cell>
          <table:table-cell office:value-type="float" office:value="0.000066088823175933" calcext:value-type="float">
            <text:p>6.6088823175933E-0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8" calcext:value-type="float">
            <text:p>0.8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3714402914047" calcext:value-type="float">
            <text:p>0.33714402914047</text:p>
          </table:table-cell>
          <table:table-cell/>
          <table:table-cell table:formula="of:=SUM([.C379:.C388])/10" office:value-type="float" office:value="0.0000376754715073769" calcext:value-type="float">
            <text:p>3.76754715073769E-05</text:p>
          </table:table-cell>
          <table:table-cell/>
          <table:table-cell table:formula="of:=SUM([.E379:.E388])/10" office:value-type="float" office:value="0.6771875" calcext:value-type="float">
            <text:p>0.6771875</text:p>
          </table:table-cell>
          <table:table-cell table:formula="of:=SUM([.F379:.F388])/10" office:value-type="float" office:value="0.380625" calcext:value-type="float">
            <text:p>0.380625</text:p>
          </table:table-cell>
          <table:table-cell table:formula="of:=SUM([.G379:.G388])/10" office:value-type="float" office:value="0.7684375" calcext:value-type="float">
            <text:p>0.7684375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0.0025351753749419" calcext:value-type="float">
            <text:p>0.002535175374942</text:p>
          </table:table-cell>
          <table:table-cell office:value-type="float" office:value="0.000059983695516544" calcext:value-type="float">
            <text:p>5.9983695516544E-05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0.7" calcext:value-type="float">
            <text:p>0.7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492244243622" calcext:value-type="float">
            <text:p>0.32492244243622</text:p>
          </table:table-cell>
          <table:table-cell/>
          <table:table-cell table:formula="of:=SUM([.C380:.C389])/10" office:value-type="float" office:value="0.0000382797475429054" calcext:value-type="float">
            <text:p>3.82797475429054E-05</text:p>
          </table:table-cell>
          <table:table-cell/>
          <table:table-cell table:formula="of:=SUM([.E380:.E389])/10" office:value-type="float" office:value="0.68375" calcext:value-type="float">
            <text:p>0.68375</text:p>
          </table:table-cell>
          <table:table-cell table:formula="of:=SUM([.F380:.F389])/10" office:value-type="float" office:value="0.3796875" calcext:value-type="float">
            <text:p>0.3796875</text:p>
          </table:table-cell>
          <table:table-cell table:formula="of:=SUM([.G380:.G389])/10" office:value-type="float" office:value="0.765625" calcext:value-type="float">
            <text:p>0.765625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0.0021254375460558" calcext:value-type="float">
            <text:p>0.002125437546056</text:p>
          </table:table-cell>
          <table:table-cell office:value-type="float" office:value="0.000000066331404333098" calcext:value-type="float">
            <text:p>6.6331404333098E-08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37414659261703" calcext:value-type="float">
            <text:p>0.37414659261703</text:p>
          </table:table-cell>
          <table:table-cell/>
          <table:table-cell table:formula="of:=SUM([.C381:.C390])/10" office:value-type="float" office:value="0.0000328743105211749" calcext:value-type="float">
            <text:p>3.28743105211749E-05</text:p>
          </table:table-cell>
          <table:table-cell/>
          <table:table-cell table:formula="of:=SUM([.E381:.E390])/10" office:value-type="float" office:value="0.68" calcext:value-type="float">
            <text:p>0.68</text:p>
          </table:table-cell>
          <table:table-cell table:formula="of:=SUM([.F381:.F390])/10" office:value-type="float" office:value="0.3803125" calcext:value-type="float">
            <text:p>0.3803125</text:p>
          </table:table-cell>
          <table:table-cell table:formula="of:=SUM([.G381:.G390])/10" office:value-type="float" office:value="0.760625" calcext:value-type="float">
            <text:p>0.76062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20302277756855" calcext:value-type="float">
            <text:p>0.002030227775686</text:p>
          </table:table-cell>
          <table:table-cell office:value-type="float" office:value="0.0000003635769837404" calcext:value-type="float">
            <text:p>3.635769837404E-07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6363962888718" calcext:value-type="float">
            <text:p>0.36363962888718</text:p>
          </table:table-cell>
          <table:table-cell/>
          <table:table-cell table:formula="of:=SUM([.C382:.C391])/10" office:value-type="float" office:value="0.0000329059415606927" calcext:value-type="float">
            <text:p>3.29059415606927E-05</text:p>
          </table:table-cell>
          <table:table-cell/>
          <table:table-cell table:formula="of:=SUM([.E382:.E391])/10" office:value-type="float" office:value="0.6784375" calcext:value-type="float">
            <text:p>0.6784375</text:p>
          </table:table-cell>
          <table:table-cell table:formula="of:=SUM([.F382:.F391])/10" office:value-type="float" office:value="0.3778125" calcext:value-type="float">
            <text:p>0.3778125</text:p>
          </table:table-cell>
          <table:table-cell table:formula="of:=SUM([.G382:.G391])/10" office:value-type="float" office:value="0.7578125" calcext:value-type="float">
            <text:p>0.7578125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0.0025552633276675" calcext:value-type="float">
            <text:p>0.002555263327668</text:p>
          </table:table-cell>
          <table:table-cell office:value-type="float" office:value="0.000076406555279431" calcext:value-type="float">
            <text:p>7.6406555279431E-05</text:p>
          </table:table-cell>
          <table:table-cell office:value-type="float" office:value="0.5921875" calcext:value-type="float">
            <text:p>0.592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2345337867737" calcext:value-type="float">
            <text:p>0.32345337867737</text:p>
          </table:table-cell>
          <table:table-cell/>
          <table:table-cell table:formula="of:=SUM([.C383:.C392])/10" office:value-type="float" office:value="0.0000383202960660443" calcext:value-type="float">
            <text:p>3.83202960660443E-05</text:p>
          </table:table-cell>
          <table:table-cell/>
          <table:table-cell table:formula="of:=SUM([.E383:.E392])/10" office:value-type="float" office:value="0.6734375" calcext:value-type="float">
            <text:p>0.6734375</text:p>
          </table:table-cell>
          <table:table-cell table:formula="of:=SUM([.F383:.F392])/10" office:value-type="float" office:value="0.3815625" calcext:value-type="float">
            <text:p>0.3815625</text:p>
          </table:table-cell>
          <table:table-cell table:formula="of:=SUM([.G383:.G392])/10" office:value-type="float" office:value="0.7596875" calcext:value-type="float">
            <text:p>0.7596875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.0024759234656813" calcext:value-type="float">
            <text:p>0.002475923465681</text:p>
          </table:table-cell>
          <table:table-cell office:value-type="float" office:value="0.00000033933058436464" calcext:value-type="float">
            <text:p>3.3933058436464E-07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3790982961655" calcext:value-type="float">
            <text:p>0.33790982961655</text:p>
          </table:table-cell>
          <table:table-cell/>
          <table:table-cell table:formula="of:=SUM([.C384:.C393])/10" office:value-type="float" office:value="0.0000280677034846668" calcext:value-type="float">
            <text:p>2.80677034846668E-05</text:p>
          </table:table-cell>
          <table:table-cell/>
          <table:table-cell table:formula="of:=SUM([.E384:.E393])/10" office:value-type="float" office:value="0.6734375" calcext:value-type="float">
            <text:p>0.6734375</text:p>
          </table:table-cell>
          <table:table-cell table:formula="of:=SUM([.F384:.F393])/10" office:value-type="float" office:value="0.37875" calcext:value-type="float">
            <text:p>0.37875</text:p>
          </table:table-cell>
          <table:table-cell table:formula="of:=SUM([.G384:.G393])/10" office:value-type="float" office:value="0.7565625" calcext:value-type="float">
            <text:p>0.7565625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0.0018774799827952" calcext:value-type="float">
            <text:p>0.001877479982795</text:p>
          </table:table-cell>
          <table:table-cell office:value-type="float" office:value="0.000013711469383104" calcext:value-type="float">
            <text:p>1.3711469383104E-05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5" calcext:value-type="float">
            <text:p>0.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3858122825623" calcext:value-type="float">
            <text:p>0.33858122825623</text:p>
          </table:table-cell>
          <table:table-cell/>
          <table:table-cell table:formula="of:=SUM([.C385:.C394])/10" office:value-type="float" office:value="0.0000254141638625681" calcext:value-type="float">
            <text:p>2.54141638625681E-05</text:p>
          </table:table-cell>
          <table:table-cell/>
          <table:table-cell table:formula="of:=SUM([.E385:.E394])/10" office:value-type="float" office:value="0.679375" calcext:value-type="float">
            <text:p>0.679375</text:p>
          </table:table-cell>
          <table:table-cell table:formula="of:=SUM([.F385:.F394])/10" office:value-type="float" office:value="0.38" calcext:value-type="float">
            <text:p>0.38</text:p>
          </table:table-cell>
          <table:table-cell table:formula="of:=SUM([.G385:.G394])/10" office:value-type="float" office:value="0.7553125" calcext:value-type="float">
            <text:p>0.7553125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0.0020112488447921" calcext:value-type="float">
            <text:p>0.002011248844792</text:p>
          </table:table-cell>
          <table:table-cell office:value-type="float" office:value="0.000026365170965709" calcext:value-type="float">
            <text:p>2.6365170965709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3998715877533" calcext:value-type="float">
            <text:p>0.33998715877533</text:p>
          </table:table-cell>
          <table:table-cell/>
          <table:table-cell table:formula="of:=SUM([.C386:.C395])/10" office:value-type="float" office:value="0.0000272958419286474" calcext:value-type="float">
            <text:p>2.72958419286474E-05</text:p>
          </table:table-cell>
          <table:table-cell/>
          <table:table-cell table:formula="of:=SUM([.E386:.E395])/10" office:value-type="float" office:value="0.6828125" calcext:value-type="float">
            <text:p>0.6828125</text:p>
          </table:table-cell>
          <table:table-cell table:formula="of:=SUM([.F386:.F395])/10" office:value-type="float" office:value="0.3790625" calcext:value-type="float">
            <text:p>0.3790625</text:p>
          </table:table-cell>
          <table:table-cell table:formula="of:=SUM([.G386:.G395])/10" office:value-type="float" office:value="0.7484375" calcext:value-type="float">
            <text:p>0.748437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16704940033378" calcext:value-type="float">
            <text:p>0.001670494003338</text:p>
          </table:table-cell>
          <table:table-cell office:value-type="float" office:value="0.000030674954194247" calcext:value-type="float">
            <text:p>3.0674954194247E-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.078125" calcext:value-type="float">
            <text:p>4.078125</text:p>
          </table:table-cell>
          <table:table-cell office:value-type="float" office:value="1" calcext:value-type="float">
            <text:p>1</text:p>
          </table:table-cell>
          <table:table-cell office:value-type="float" office:value="0.34555569887161" calcext:value-type="float">
            <text:p>0.34555569887161</text:p>
          </table:table-cell>
          <table:table-cell/>
          <table:table-cell table:formula="of:=SUM([.C387:.C396])/10" office:value-type="float" office:value="0.000027424400839543" calcext:value-type="float">
            <text:p>2.7424400839543E-05</text:p>
          </table:table-cell>
          <table:table-cell/>
          <table:table-cell table:formula="of:=SUM([.E387:.E396])/10" office:value-type="float" office:value="0.6878125" calcext:value-type="float">
            <text:p>0.6878125</text:p>
          </table:table-cell>
          <table:table-cell table:formula="of:=SUM([.F387:.F396])/10" office:value-type="float" office:value="0.3896875" calcext:value-type="float">
            <text:p>0.3896875</text:p>
          </table:table-cell>
          <table:table-cell table:formula="of:=SUM([.G387:.G396])/10" office:value-type="float" office:value="0.75125" calcext:value-type="float">
            <text:p>0.75125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.0014972830394981" calcext:value-type="float">
            <text:p>0.001497283039498</text:p>
          </table:table-cell>
          <table:table-cell office:value-type="float" office:value="0.000016827707603041" calcext:value-type="float">
            <text:p>1.6827707603041E-0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5658544301987" calcext:value-type="float">
            <text:p>0.35658544301987</text:p>
          </table:table-cell>
          <table:table-cell/>
          <table:table-cell table:formula="of:=SUM([.C388:.C397])/10" office:value-type="float" office:value="0.0000290827615090447" calcext:value-type="float">
            <text:p>2.90827615090447E-05</text:p>
          </table:table-cell>
          <table:table-cell/>
          <table:table-cell table:formula="of:=SUM([.E388:.E397])/10" office:value-type="float" office:value="0.6934375" calcext:value-type="float">
            <text:p>0.6934375</text:p>
          </table:table-cell>
          <table:table-cell table:formula="of:=SUM([.F388:.F397])/10" office:value-type="float" office:value="0.3859375" calcext:value-type="float">
            <text:p>0.3859375</text:p>
          </table:table-cell>
          <table:table-cell table:formula="of:=SUM([.G388:.G397])/10" office:value-type="float" office:value="0.7509375" calcext:value-type="float">
            <text:p>0.7509375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0.0022423139336752" calcext:value-type="float">
            <text:p>0.002242313933675</text:p>
          </table:table-cell>
          <table:table-cell office:value-type="float" office:value="0.000014987876807922" calcext:value-type="float">
            <text:p>1.4987876807922E-05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6273965835571" calcext:value-type="float">
            <text:p>0.36273965835571</text:p>
          </table:table-cell>
          <table:table-cell/>
          <table:table-cell table:formula="of:=SUM([.C389:.C398])/10" office:value-type="float" office:value="0.0000239726668722436" calcext:value-type="float">
            <text:p>2.39726668722436E-05</text:p>
          </table:table-cell>
          <table:table-cell/>
          <table:table-cell table:formula="of:=SUM([.E389:.E398])/10" office:value-type="float" office:value="0.6825" calcext:value-type="float">
            <text:p>0.6825</text:p>
          </table:table-cell>
          <table:table-cell table:formula="of:=SUM([.F389:.F398])/10" office:value-type="float" office:value="0.3821875" calcext:value-type="float">
            <text:p>0.3821875</text:p>
          </table:table-cell>
          <table:table-cell table:formula="of:=SUM([.G389:.G398])/10" office:value-type="float" office:value="0.7440625" calcext:value-type="float">
            <text:p>0.7440625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.0024246669054264" calcext:value-type="float">
            <text:p>0.002424666905426</text:p>
          </table:table-cell>
          <table:table-cell office:value-type="float" office:value="0.000060430780827726" calcext:value-type="float">
            <text:p>6.0430780827726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3842788934708" calcext:value-type="float">
            <text:p>0.33842788934708</text:p>
          </table:table-cell>
          <table:table-cell/>
          <table:table-cell table:formula="of:=SUM([.C390:.C399])/10" office:value-type="float" office:value="0.0000240173754033618" calcext:value-type="float">
            <text:p>2.40173754033618E-05</text:p>
          </table:table-cell>
          <table:table-cell/>
          <table:table-cell table:formula="of:=SUM([.E390:.E399])/10" office:value-type="float" office:value="0.6778125" calcext:value-type="float">
            <text:p>0.6778125</text:p>
          </table:table-cell>
          <table:table-cell table:formula="of:=SUM([.F390:.F399])/10" office:value-type="float" office:value="0.3825" calcext:value-type="float">
            <text:p>0.3825</text:p>
          </table:table-cell>
          <table:table-cell table:formula="of:=SUM([.G390:.G399])/10" office:value-type="float" office:value="0.7446875" calcext:value-type="float">
            <text:p>0.7446875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.0022514235461131" calcext:value-type="float">
            <text:p>0.002251423546113</text:p>
          </table:table-cell>
          <table:table-cell office:value-type="float" office:value="0.000015521701198436" calcext:value-type="float">
            <text:p>1.5521701198436E-0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7625" calcext:value-type="float">
            <text:p>0.7625</text:p>
          </table:table-cell>
          <table:table-cell office:value-type="float" office:value="4.278125" calcext:value-type="float">
            <text:p>4.278125</text:p>
          </table:table-cell>
          <table:table-cell office:value-type="float" office:value="1" calcext:value-type="float">
            <text:p>1</text:p>
          </table:table-cell>
          <table:table-cell office:value-type="float" office:value="0.32498257160187" calcext:value-type="float">
            <text:p>0.32498257160187</text:p>
          </table:table-cell>
          <table:table-cell/>
          <table:table-cell table:formula="of:=SUM([.C391:.C400])/10" office:value-type="float" office:value="0.0000255629123827721" calcext:value-type="float">
            <text:p>2.55629123827721E-05</text:p>
          </table:table-cell>
          <table:table-cell/>
          <table:table-cell table:formula="of:=SUM([.E391:.E400])/10" office:value-type="float" office:value="0.675625" calcext:value-type="float">
            <text:p>0.675625</text:p>
          </table:table-cell>
          <table:table-cell table:formula="of:=SUM([.F391:.F400])/10" office:value-type="float" office:value="0.376875" calcext:value-type="float">
            <text:p>0.376875</text:p>
          </table:table-cell>
          <table:table-cell table:formula="of:=SUM([.G391:.G400])/10" office:value-type="float" office:value="0.7490625" calcext:value-type="float">
            <text:p>0.74906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23320399195654" calcext:value-type="float">
            <text:p>0.002332039919565</text:p>
          </table:table-cell>
          <table:table-cell office:value-type="float" office:value="0.0000025267651828025" calcext:value-type="float">
            <text:p>2.5267651828025E-06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2621195316315" calcext:value-type="float">
            <text:p>0.32621195316315</text:p>
          </table:table-cell>
          <table:table-cell/>
          <table:table-cell table:formula="of:=SUM([.C392:.C401])/10" office:value-type="float" office:value="0.0000257792312026783" calcext:value-type="float">
            <text:p>2.57792312026783E-05</text:p>
          </table:table-cell>
          <table:table-cell/>
          <table:table-cell table:formula="of:=SUM([.E392:.E401])/10" office:value-type="float" office:value="0.6778125" calcext:value-type="float">
            <text:p>0.6778125</text:p>
          </table:table-cell>
          <table:table-cell table:formula="of:=SUM([.F392:.F401])/10" office:value-type="float" office:value="0.3759375" calcext:value-type="float">
            <text:p>0.3759375</text:p>
          </table:table-cell>
          <table:table-cell table:formula="of:=SUM([.G392:.G401])/10" office:value-type="float" office:value="0.7478125" calcext:value-type="float">
            <text:p>0.74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1:50:02.981418327</dc:date>
    <meta:editing-duration>PT9M9S</meta:editing-duration>
    <meta:editing-cycles>1</meta:editing-cycles>
    <meta:document-statistic meta:table-count="1" meta:cell-count="5614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3.249cm" svg:y="4.203cm" style:legend-expansion="high" chart:style-name="ch2"/>
        <chart:plot-area chart:style-name="ch3" table:cell-range-address="stats.A1:stats.A401 stats.C1:stats.C401" chart:data-source-has-labels="row" svg:x="0.32cm" svg:y="0.18cm" svg:width="12.609cm" svg:height="8.645cm">
          <chartooo:coordinate-region svg:x="1.603cm" svg:y="0.379cm" svg:width="10.9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C2:stats.C401" chart:label-cell-address="stats.C1:stats.C1" chart:class="chart:scatter">
            <chart:domain table:cell-range-address="stats.A2:stats.A401"/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d_comm</text:p>
                <draw:g>
                  <svg:desc>stats.C1:sta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401</svg:desc>
                </draw:g>
              </table:table-cell>
              <table:table-cell office:value-type="float" office:value="0.00000053769557923355">
                <text:p>0.00000053769557923355</text:p>
                <draw:g>
                  <svg:desc>stats.C2:stats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0014804398750314">
                <text:p>0.0000014804398750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0010978257069031">
                <text:p>0.0000010978257069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0074176909510837">
                <text:p>0.00000074176909510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00020308670392599">
                <text:p>0.00000020308670392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00053872104341934">
                <text:p>0.00000053872104341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00021806549938219">
                <text:p>0.0000021806549938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0016679712530276">
                <text:p>0.000016679712530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0053793075585418">
                <text:p>0.000053793075585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026366883721494">
                <text:p>0.00026366883721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00024325069935003">
                <text:p>0.00024325069935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00018782937313517">
                <text:p>0.00018782937313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0014631245876444">
                <text:p>0.00014631245876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00013272324858917">
                <text:p>0.00013272324858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00018513529648772">
                <text:p>0.00018513529648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00041277445016021">
                <text:p>0.00041277445016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00048273573429469">
                <text:p>0.00048273573429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00045707454846706">
                <text:p>0.00045707454846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0004152108078415">
                <text:p>0.0004152108078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00041085168231803">
                <text:p>0.00041085168231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0052619385241997">
                <text:p>0.00052619385241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00036776480783374">
                <text:p>0.00036776480783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00048063400836327">
                <text:p>0.00048063400836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040311499469681">
                <text:p>0.0004031149946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0036282217379267">
                <text:p>0.00036282217379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00028848047986685">
                <text:p>0.00028848047986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00040597836523375">
                <text:p>0.00040597836523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00043822135053233">
                <text:p>0.00043822135053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00046069705304035">
                <text:p>0.00046069705304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0053519964931183">
                <text:p>0.00053519964931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00051755371896434">
                <text:p>0.00051755371896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00052032414077985">
                <text:p>0.00052032414077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00030298104202302">
                <text:p>0.00030298104202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00046260590456768">
                <text:p>0.00046260590456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00050206240525768">
                <text:p>0.00050206240525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00050621392742869">
                <text:p>0.00050621392742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00031312939490817">
                <text:p>0.00031312939490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00049416435335843">
                <text:p>0.00049416435335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00048624612791173">
                <text:p>0.00048624612791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00037889423283559">
                <text:p>0.00037889423283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00035043996495006">
                <text:p>0.00035043996495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00030814306228422">
                <text:p>0.00030814306228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00046763980108153">
                <text:p>0.00046763980108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00048078553413688">
                <text:p>0.00048078553413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0063595123483537">
                <text:p>0.00063595123483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00051983310368087">
                <text:p>0.00051983310368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00055845491710897">
                <text:p>0.00055845491710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00038434091354702">
                <text:p>0.00038434091354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00033886225335209">
                <text:p>0.00033886225335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00066637125983107">
                <text:p>0.00066637125983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00054852158887115">
                <text:p>0.00054852158887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00040188036125528">
                <text:p>0.00040188036125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00036683854157218">
                <text:p>0.00036683854157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00042505499659455">
                <text:p>0.00042505499659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00037754122240585">
                <text:p>0.00037754122240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00036288767664701">
                <text:p>0.00036288767664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00040131961468433">
                <text:p>0.00040131961468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00029123737674581">
                <text:p>0.00029123737674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00034301169724813">
                <text:p>0.00034301169724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00041687509610711">
                <text:p>0.00041687509610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00020986390023445">
                <text:p>0.00020986390023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00030549912274207">
                <text:p>0.00030549912274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00027498394476542">
                <text:p>0.00027498394476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00029644680218688">
                <text:p>0.0002964468021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00014899062211882">
                <text:p>0.00014899062211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000037904897123653">
                <text:p>0.000037904897123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000090316980612171">
                <text:p>0.000090316980612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00022358164020835">
                <text:p>0.0002235816402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0000437735932028">
                <text:p>0.0000437735932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000076839897325698">
                <text:p>0.000076839897325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000091438808367306">
                <text:p>0.000091438808367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000020449157740532">
                <text:p>0.0000204491577405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000018937226711613">
                <text:p>0.000018937226711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000048662127088406">
                <text:p>0.000048662127088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0000022440300394555">
                <text:p>0.0000022440300394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000045814688451795">
                <text:p>0.0000458146884517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00015830090464204">
                <text:p>0.00015830090464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000096990661161035">
                <text:p>0.000096990661161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000019417441558964">
                <text:p>0.000019417441558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00000021819607215826">
                <text:p>0.00000021819607215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00006508458179339">
                <text:p>0.00006508458179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000065224660497389">
                <text:p>0.000065224660497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000026050216038348">
                <text:p>0.000026050216038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000019523628407427">
                <text:p>0.000019523628407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000016054722558011">
                <text:p>0.000016054722558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000081976968667935">
                <text:p>0.0000819769686679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000070288630541453">
                <text:p>0.000070288630541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000056094871059968">
                <text:p>0.000056094871059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000065168392170416">
                <text:p>0.000065168392170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000044932029172601">
                <text:p>0.0000449320291726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000024852720309776">
                <text:p>0.000024852720309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00007437896054121">
                <text:p>0.00007437896054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0000506276172309">
                <text:p>0.0000506276172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000079567098128176">
                <text:p>0.000079567098128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00009393350876139">
                <text:p>0.000093933508761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0000024203860294919">
                <text:p>0.0000024203860294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000030262095002079">
                <text:p>0.000030262095002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000034397608059036">
                <text:p>0.000034397608059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00012901311230833">
                <text:p>0.000129013112308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000036364141523788">
                <text:p>0.0000363641415237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0000085842995148854">
                <text:p>0.00000858429951488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000052241446725021">
                <text:p>0.000052241446725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0000018438893700269">
                <text:p>0.0000018438893700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000089740610815423">
                <text:p>0.0000897406108154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0000021604398653716">
                <text:p>0.0000021604398653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00000067019235510113">
                <text:p>0.00000067019235510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00009811499948041">
                <text:p>0.000098114999480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000018143967271731">
                <text:p>0.0000181439672717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0000096343049921094">
                <text:p>0.0000096343049921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000046149593032343">
                <text:p>0.000046149593032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000055987259034527">
                <text:p>0.0000559872590345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0000045464411560253">
                <text:p>0.00000454644115602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0000036351945429489">
                <text:p>0.0000036351945429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0000024378582079154">
                <text:p>0.0000024378582079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000022371339982609">
                <text:p>0.000022371339982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0000095316115691968">
                <text:p>0.00000953161156919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00016340099023817">
                <text:p>0.000163400990238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00013577426420675">
                <text:p>0.00013577426420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000017133088493223">
                <text:p>0.0000171330884932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000011658324352749">
                <text:p>0.0000116583243527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000075795658829859">
                <text:p>0.0000757956588298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000043632414632198">
                <text:p>0.0000436324146321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0000012742999130344">
                <text:p>0.00000127429991303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000084262582912636">
                <text:p>0.000084262582912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000002666894547082">
                <text:p>0.000002666894547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00004787426973356">
                <text:p>0.00004787426973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000071560534614309">
                <text:p>0.0000715605346143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0000018647129540167">
                <text:p>0.00000186471295401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000010744986081881">
                <text:p>0.000010744986081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000095676514317422">
                <text:p>0.0000956765143174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0000070217993730748">
                <text:p>0.0000070217993730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000036841649468078">
                <text:p>0.000036841649468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000038836058751218">
                <text:p>0.000038836058751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0000094009050936081">
                <text:p>0.00000940090509360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000053999164704679">
                <text:p>0.000053999164704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0000058874738544133">
                <text:p>0.0000058874738544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000041418245534257">
                <text:p>0.0000414182455342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0000019046790451283">
                <text:p>0.00000190467904512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000082448337170071">
                <text:p>0.0000824483371700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000058969834495201">
                <text:p>0.000058969834495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000059238332590461">
                <text:p>0.0000592383325904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000057403124138841">
                <text:p>0.0000574031241388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000040268167624685">
                <text:p>0.0000402681676246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000015493433885452">
                <text:p>0.0000154934338854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000023693417866535">
                <text:p>0.0000236934178665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000052991884989744">
                <text:p>0.000052991884989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000013141388213428">
                <text:p>0.0000131413882134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000070739161263419">
                <text:p>0.0000707391612634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000037043541240282">
                <text:p>0.0000370435412402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0000016989476355977">
                <text:p>0.00000169894763559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000064384574613599">
                <text:p>0.0000643845746135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00008042752266459">
                <text:p>0.000080427522664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00008330154630035">
                <text:p>0.000083301546300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0000813920181575">
                <text:p>0.00008139201815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000013764939613514">
                <text:p>0.0000137649396135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000063369118897327">
                <text:p>0.000063369118897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00000017428327280071">
                <text:p>0.00000017428327280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000050221966295639">
                <text:p>0.0000502219662956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00000013132106636699">
                <text:p>0.000000131321066366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000001094908460636">
                <text:p>0.000001094908460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000096282008147123">
                <text:p>0.0000962820081471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0000000555419564785">
                <text:p>0.0000000555419564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000068997951510297">
                <text:p>0.0000689979515102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000077604349436633">
                <text:p>0.0000776043494366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000044641598419573">
                <text:p>0.0000446415984195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00000081094459242204">
                <text:p>0.00000081094459242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000018102797588845">
                <text:p>0.0000181027975888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0000019148241776581">
                <text:p>0.00000191482417765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000047894045276424">
                <text:p>0.000047894045276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000029845779513715">
                <text:p>0.000029845779513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00005987462242988">
                <text:p>0.000059874622429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000043025671357674">
                <text:p>0.0000430256713576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0000012178256149242">
                <text:p>0.00000121782561492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0000087486053057181">
                <text:p>0.00000874860530571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000057457303524067">
                <text:p>0.000057457303524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0000027707077518292">
                <text:p>0.0000027707077518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000012693517583154">
                <text:p>0.000012693517583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0000016836711824147">
                <text:p>0.00000168367118241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000061071817204994">
                <text:p>0.0000610718172049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000076468111904093">
                <text:p>0.0000764681119040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00001495042900268">
                <text:p>0.00001495042900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000017619717248189">
                <text:p>0.000017619717248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000047964556013086">
                <text:p>0.000047964556013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0000006168357740477">
                <text:p>0.00000061683577404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00000012535742381983">
                <text:p>0.00000012535742381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00007485890523202">
                <text:p>0.00007485890523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00003824053456233">
                <text:p>0.00003824053456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000059748882907204">
                <text:p>0.0000597488829072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00000050150398054893">
                <text:p>0.000000501503980548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000038215083971722">
                <text:p>0.000038215083971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000054405554565468">
                <text:p>0.0000544055545654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00011639428945464">
                <text:p>0.00011639428945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0000085451160578044">
                <text:p>0.00000854511605780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0000082758632122402">
                <text:p>0.00000827586321224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0000020431574150173">
                <text:p>0.0000020431574150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000034734803766978">
                <text:p>0.0000347348037669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000037598074155371">
                <text:p>0.000037598074155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000076552207482927">
                <text:p>0.0000765522074829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000031288027324511">
                <text:p>0.000031288027324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000067471667065787">
                <text:p>0.000067471667065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00001445232635755">
                <text:p>0.000014452326357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0.00000771781760871">
                <text:p>0.000007717817608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0.000048509388360356">
                <text:p>0.0000485093883603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0.000040703664841876">
                <text:p>0.0000407036648418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0.000066838273316241">
                <text:p>0.000066838273316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0.000000027079623632267">
                <text:p>0.0000000270796236322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0.000060104867043773">
                <text:p>0.0000601048670437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0.00005985239512367">
                <text:p>0.000059852395123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0.000023609963937455">
                <text:p>0.000023609963937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0.00011498107700983">
                <text:p>0.000114981077009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0.000010871973904655">
                <text:p>0.0000108719739046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0.000001100956987625">
                <text:p>0.000001100956987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0.0000048899626884768">
                <text:p>0.00000488996268847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0.000022438679139689">
                <text:p>0.0000224386791396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0.00010280867851848">
                <text:p>0.000102808678518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0.000039695139743327">
                <text:p>0.0000396951397433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0.000012506800272403">
                <text:p>0.000012506800272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0.000034175071328638">
                <text:p>0.0000341750713286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0.000023923159364841">
                <text:p>0.000023923159364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0.000079623493226415">
                <text:p>0.0000796234932264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0.000052667286178051">
                <text:p>0.0000526672861780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0.0000021430231132044">
                <text:p>0.00000214302311320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0.000090021532608826">
                <text:p>0.0000900215326088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0.000080802517178977">
                <text:p>0.0000808025171789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0.000068053860893213">
                <text:p>0.0000680538608932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0.00000058654182431041">
                <text:p>0.000000586541824310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0.0000077168783258634">
                <text:p>0.0000077168783258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0.000068726842599782">
                <text:p>0.0000687268425997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0.00001734832631326">
                <text:p>0.000017348326313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0.00002883444653225">
                <text:p>0.00002883444653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0.00000041286073827473">
                <text:p>0.00000041286073827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0.0000082622822794857">
                <text:p>0.00000826228227948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0.000055507236843436">
                <text:p>0.0000555072368434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0.0000026994467444016">
                <text:p>0.00000269944674440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0.000057824520944214">
                <text:p>0.0000578245209442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0.000075156158708575">
                <text:p>0.000075156158708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0.000022026506671299">
                <text:p>0.0000220265066712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0.00013538304327952">
                <text:p>0.000135383043279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0.000010840926234196">
                <text:p>0.0000108409262341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0.000045301203966033">
                <text:p>0.0000453012039660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0.000080574772256014">
                <text:p>0.000080574772256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0.0000039160131192144">
                <text:p>0.0000039160131192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0.000008498553488423">
                <text:p>0.000008498553488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0.000072983845031733">
                <text:p>0.000072983845031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0.00000093231885253536">
                <text:p>0.000000932318852535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0.0000020990346147109">
                <text:p>0.00000209903461471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0.000024897067990934">
                <text:p>0.0000248970679909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0.000030661909389648">
                <text:p>0.000030661909389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0.00013647326997279">
                <text:p>0.000136473269972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0.000039326363188791">
                <text:p>0.0000393263631887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0.000017555633929436">
                <text:p>0.0000175556339294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0.00015641777008738">
                <text:p>0.000156417770087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0.0000012636689800061">
                <text:p>0.00000126366898000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0.00004049948018916">
                <text:p>0.000040499480189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0.00004009655092633">
                <text:p>0.000040096550926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0.000030205835314467">
                <text:p>0.0000302058353144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0.000015116029248857">
                <text:p>0.0000151160292488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0.0000038794401231002">
                <text:p>0.0000038794401231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0.0000021306756491646">
                <text:p>0.00000213067564916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0.000043104583111664">
                <text:p>0.0000431045831116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0.000067937814325619">
                <text:p>0.0000679378143256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0.000039660921465368">
                <text:p>0.0000396609214653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0.000034731040673579">
                <text:p>0.0000347310406735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0.0000058010004572246">
                <text:p>0.00000580100045722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0.0000089996440361229">
                <text:p>0.00000899964403612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0.000076179813264743">
                <text:p>0.000076179813264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0.0000012629286232288">
                <text:p>0.00000126292862322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0.000055505993223524">
                <text:p>0.0000555059932235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0.000038131595036217">
                <text:p>0.0000381315950362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0.00013783297840914">
                <text:p>0.000137832978409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0.000016973819806532">
                <text:p>0.000016973819806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0.000032087626907218">
                <text:p>0.0000320876269072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0.00011045396367301">
                <text:p>0.000110453963673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0.000027188013197839">
                <text:p>0.0000271880131978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0.000059760435200012">
                <text:p>0.0000597604352000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0.000016016764839769">
                <text:p>0.000016016764839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0.000005459798723202">
                <text:p>0.0000054597987232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0.000016328293223564">
                <text:p>0.0000163282932235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0.00000035260058646389">
                <text:p>0.00000035260058646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0.000075221643297962">
                <text:p>0.0000752216432979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0.0000010833485991985">
                <text:p>0.00000108334859919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0.000011094009237217">
                <text:p>0.0000110940092372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0.000022383240245802">
                <text:p>0.0000223832402458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0.000099185110598399">
                <text:p>0.0000991851105983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0.00001566904692003">
                <text:p>0.00001566904692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0.000080517281962401">
                <text:p>0.0000805172819624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0.000013830977331258">
                <text:p>0.0000138309773312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0.000012478389358535">
                <text:p>0.0000124783893585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0.000018720316747747">
                <text:p>0.0000187203167477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0.000084296838770728">
                <text:p>0.0000842968387707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0.000019853672494905">
                <text:p>0.0000198536724949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0.00000037268992151944">
                <text:p>0.000000372689921519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0.0000070413461156042">
                <text:p>0.00000704134611560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0.0000005939843002789">
                <text:p>0.00000059398430027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0.000075991723910321">
                <text:p>0.0000759917239103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0.000050198028848919">
                <text:p>0.0000501980288489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0.000001243308772297">
                <text:p>0.000001243308772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0.0000019664278097187">
                <text:p>0.00000196642780971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0.000022518874330188">
                <text:p>0.000022518874330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0.00010961119493354">
                <text:p>0.000109611194933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0.0000010306102093793">
                <text:p>0.00000103061020937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0.000016382086476288">
                <text:p>0.0000163820864762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0.000049909924240502">
                <text:p>0.0000499099242405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0.000017685857052212">
                <text:p>0.0000176858570522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0.000043246713197746">
                <text:p>0.000043246713197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0.000012296387421264">
                <text:p>0.000012296387421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0.000025910156569776">
                <text:p>0.0000259101565697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0.00000062332802343197">
                <text:p>0.000000623328023431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0.000021348786739822">
                <text:p>0.0000213487867398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0.00000021045050520307">
                <text:p>0.00000021045050520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0.0000066333143562691">
                <text:p>0.00000663331435626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0.000059818778411314">
                <text:p>0.0000598187784113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0.00004391249798919">
                <text:p>0.000043912497989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0.000035766570717383">
                <text:p>0.000035766570717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0.000080395203840536">
                <text:p>0.0000803952038405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0.000065635788365484">
                <text:p>0.000065635788365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0.0000061750455999321">
                <text:p>0.00000617504559993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0.00001384836510665">
                <text:p>0.000013848365106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0.0000032325411863085">
                <text:p>0.00000323254118630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0.000022887934091184">
                <text:p>0.0000228879340911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0.000011463841824816">
                <text:p>0.0000114638418248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0.00000066271666501255">
                <text:p>0.000000662716665012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0.000051553004153013">
                <text:p>0.000051553004153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0.000021938805758837">
                <text:p>0.0000219388057588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0.000044699907596754">
                <text:p>0.0000446999075967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0.0000002281663152616">
                <text:p>0.00000022816631526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0.00014732122182924">
                <text:p>0.000147321221829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0.00000043322609006857">
                <text:p>0.000000433226090068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0.000003127292128375">
                <text:p>0.000003127292128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0.000014445523998798">
                <text:p>0.0000144455239987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0.000020137157372288">
                <text:p>0.0000201371573722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0.000043090422478196">
                <text:p>0.000043090422478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0.00000067279869934572">
                <text:p>0.000000672798699345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0.00010168987902354">
                <text:p>0.000101689879023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0.00009551259273865">
                <text:p>0.000095512592738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0.0000072578577325899">
                <text:p>0.00000725785773258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0.000051205768043092">
                <text:p>0.0000512057680430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0.0000019237444529002">
                <text:p>0.00000192374445290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0.000067202789197544">
                <text:p>0.0000672027891975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0.000066913780371151">
                <text:p>0.0000669137803711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0.0000065588182319374">
                <text:p>0.00000655881823193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0.000014613568575068">
                <text:p>0.0000146135685750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0.000018719734070112">
                <text:p>0.000018719734070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0.000022055849926208">
                <text:p>0.000022055849926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0.000013110615223862">
                <text:p>0.0000131106152238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0.000027356474246935">
                <text:p>0.0000273564742469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0.000000084516120135193">
                <text:p>0.0000000845161201351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0.0000011830551919798">
                <text:p>0.00000118305519197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0.000000021544246137355">
                <text:p>0.0000000215442461373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0.000059991842241285">
                <text:p>0.0000599918422412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0.00012215287539424">
                <text:p>0.000122152875394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0.000022938877799738">
                <text:p>0.0000229388777997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0.00000033182099611964">
                <text:p>0.000000331820996119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0.0000046523873822327">
                <text:p>0.0000046523873822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0.00014956522634262">
                <text:p>0.000149565226342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0.000048122407523044">
                <text:p>0.0000481224075230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0.0000044422937655657">
                <text:p>0.00000444229376556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0.0000010016468175217">
                <text:p>0.00000100164681752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0.000036189422496902">
                <text:p>0.0000361894224969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0.000098961725097821">
                <text:p>0.0000989617250978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0.000041181481338776">
                <text:p>0.0000411814813387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0.0000086927612369163">
                <text:p>0.00000869276123691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0.000007569349738823">
                <text:p>0.0000075693497388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0.000029113602839825">
                <text:p>0.0000291136028398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0.000017801108683115">
                <text:p>0.0000178011086831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0.00000076539344601254">
                <text:p>0.000000765393446012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0.000035004073538727">
                <text:p>0.0000350040735387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0.00000069182390227737">
                <text:p>0.000000691823902277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0.0000012309364450746">
                <text:p>0.0000012309364450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0.000026976687825936">
                <text:p>0.0000269766878259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0.000056163101320233">
                <text:p>0.0000561631013202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0.000016371705735858">
                <text:p>0.0000163717057358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0.000056415968047547">
                <text:p>0.0000564159680475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0.0000011240014944507">
                <text:p>0.00000112400149445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0.000058701661166671">
                <text:p>0.0000587016611666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0.000022743397408807">
                <text:p>0.0000227433974088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0.000015411611392114">
                <text:p>0.0000154116113921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0.000053940935161259">
                <text:p>0.0000539409351612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0.000054120701621638">
                <text:p>0.0000541207016216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0.000000047266588562578">
                <text:p>0.0000000472665885625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0.000022263010225915">
                <text:p>0.0000222630102259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0.00010286525639814">
                <text:p>0.000102865256398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0.000040246865604091">
                <text:p>0.0000402468656040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0.0000075483903049159">
                <text:p>0.00000754839030491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0.000029389365085291">
                <text:p>0.0000293893650852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0.00000024410090802354">
                <text:p>0.000000244100908023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0.000066088823175933">
                <text:p>0.0000660888231759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0.000059983695516544">
                <text:p>0.0000599836955165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0.000000066331404333098">
                <text:p>0.0000000663314043330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0.0000003635769837404">
                <text:p>0.00000036357698374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0.000076406555279431">
                <text:p>0.0000764065552794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0.00000033933058436464">
                <text:p>0.000000339330584364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0.000013711469383104">
                <text:p>0.000013711469383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0.000026365170965709">
                <text:p>0.0000263651709657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0.000030674954194247">
                <text:p>0.0000306749541942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0.000016827707603041">
                <text:p>0.0000168277076030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0.000014987876807922">
                <text:p>0.0000149878768079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0.000060430780827726">
                <text:p>0.0000604307808277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0.000015521701198436">
                <text:p>0.0000155217011984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0.0000025267651828025">
                <text:p>0.0000025267651828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327cm" svg:y="3.705cm" style:legend-expansion="high" chart:style-name="ch2"/>
        <chart:plot-area chart:style-name="ch3" table:cell-range-address="stats.A1:stats.A401 stats.E1:stats.G401" chart:data-source-has-labels="row" svg:x="0.944cm" svg:y="0.179cm" svg:width="12.063cm" svg:height="8.645cm">
          <chartooo:coordinate-region svg:x="1.671cm" svg:y="0.379cm" svg:width="10.96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E2:stats.E401" chart:label-cell-address="stats.E1:stats.E1" chart:class="chart:scatter">
            <chart:domain table:cell-range-address="stats.A2:stats.A401"/>
            <chart:data-point chart:repeated="400"/>
          </chart:series>
          <chart:series chart:style-name="ch7" chart:values-cell-range-address="stats.F2:stats.F401" chart:label-cell-address="stats.F1:stats.F1" chart:class="chart:scatter">
            <chart:data-point chart:repeated="400"/>
          </chart:series>
          <chart:series chart:style-name="ch8" chart:values-cell-range-address="stats.G2:stats.G401" chart:label-cell-address="stats.G1:stats.G1" chart:class="chart:scatte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_r</text:p>
                <draw:g>
                  <svg:desc>stats.E1:stats.E1</svg:desc>
                </draw:g>
              </table:table-cell>
              <table:table-cell office:value-type="string">
                <text:p>test_opt</text:p>
                <draw:g>
                  <svg:desc>stats.F1:stats.F1</svg:desc>
                </draw:g>
              </table:table-cell>
              <table:table-cell office:value-type="string">
                <text:p>test_god</text:p>
                <draw:g>
                  <svg:desc>stats.G1:sta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401</svg:desc>
                </draw:g>
              </table:table-cell>
              <table:table-cell office:value-type="float" office:value="0.240625">
                <text:p>0.240625</text:p>
                <draw:g>
                  <svg:desc>stats.E2:stats.E401</svg:desc>
                </draw:g>
              </table:table-cell>
              <table:table-cell office:value-type="float" office:value="0.4">
                <text:p>0.4</text:p>
                <draw:g>
                  <svg:desc>stats.F2:stats.F401</svg:desc>
                </draw:g>
              </table:table-cell>
              <table:table-cell office:value-type="float" office:value="0.740625">
                <text:p>0.740625</text:p>
                <draw:g>
                  <svg:desc>stats.G2:stats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15625">
                <text:p>0.215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3125">
                <text:p>0.13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78125">
                <text:p>0.278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0625">
                <text:p>0.30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33125">
                <text:p>0.33125</text:p>
              </table:table-cell>
              <table:table-cell office:value-type="float" office:value="0.371875">
                <text:p>0.37187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365625">
                <text:p>0.365625</text:p>
              </table:table-cell>
              <table:table-cell office:value-type="float" office:value="0.403125">
                <text:p>0.4031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59375">
                <text:p>0.259375</text:p>
              </table:table-cell>
              <table:table-cell office:value-type="float" office:value="0.415625">
                <text:p>0.415625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31875">
                <text:p>0.31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378125">
                <text:p>0.378125</text:p>
              </table:table-cell>
              <table:table-cell office:value-type="float" office:value="0.353125">
                <text:p>0.3531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453125">
                <text:p>0.453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521875">
                <text:p>0.521875</text:p>
              </table:table-cell>
              <table:table-cell office:value-type="float" office:value="0.3875">
                <text:p>0.3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515625">
                <text:p>0.515625</text:p>
              </table:table-cell>
              <table:table-cell office:value-type="float" office:value="0.3875">
                <text:p>0.387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453125">
                <text:p>0.4531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43125">
                <text:p>0.43125</text:p>
              </table:table-cell>
              <table:table-cell office:value-type="float" office:value="0.38125">
                <text:p>0.3812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434375">
                <text:p>0.434375</text:p>
              </table:table-cell>
              <table:table-cell office:value-type="float" office:value="0.38125">
                <text:p>0.3812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384375">
                <text:p>0.384375</text:p>
              </table:table-cell>
              <table:table-cell office:value-type="float" office:value="0.35">
                <text:p>0.3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409375">
                <text:p>0.409375</text:p>
              </table:table-cell>
              <table:table-cell office:value-type="float" office:value="0.35625">
                <text:p>0.3562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41875">
                <text:p>0.41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440625">
                <text:p>0.440625</text:p>
              </table:table-cell>
              <table:table-cell office:value-type="float" office:value="0.403125">
                <text:p>0.403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521875">
                <text:p>0.521875</text:p>
              </table:table-cell>
              <table:table-cell office:value-type="float" office:value="0.36875">
                <text:p>0.36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31875">
                <text:p>0.31875</text:p>
              </table:table-cell>
              <table:table-cell office:value-type="float" office:value="0.34375">
                <text:p>0.34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425">
                <text:p>0.425</text:p>
              </table:table-cell>
              <table:table-cell office:value-type="float" office:value="0.371875">
                <text:p>0.3718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478125">
                <text:p>0.478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15625">
                <text:p>0.71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43125">
                <text:p>0.43125</text:p>
              </table:table-cell>
              <table:table-cell office:value-type="float" office:value="0.4">
                <text:p>0.4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35625">
                <text:p>0.3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51875">
                <text:p>0.51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36875">
                <text:p>0.36875</text:p>
              </table:table-cell>
              <table:table-cell office:value-type="float" office:value="0.3375">
                <text:p>0.3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28125">
                <text:p>0.28125</text:p>
              </table:table-cell>
              <table:table-cell office:value-type="float" office:value="0.36875">
                <text:p>0.368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4">
                <text:p>0.4</text:p>
              </table:table-cell>
              <table:table-cell office:value-type="float" office:value="0.403125">
                <text:p>0.403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5125">
                <text:p>0.5125</text:p>
              </table:table-cell>
              <table:table-cell office:value-type="float" office:value="0.403125">
                <text:p>0.403125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390625">
                <text:p>0.390625</text:p>
              </table:table-cell>
              <table:table-cell office:value-type="float" office:value="0.428125">
                <text:p>0.42812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409375">
                <text:p>0.409375</text:p>
              </table:table-cell>
              <table:table-cell office:value-type="float" office:value="0.375">
                <text:p>0.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465625">
                <text:p>0.465625</text:p>
              </table:table-cell>
              <table:table-cell office:value-type="float" office:value="0.340625">
                <text:p>0.3406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56875">
                <text:p>0.56875</text:p>
              </table:table-cell>
              <table:table-cell office:value-type="float" office:value="0.353125">
                <text:p>0.3531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525">
                <text:p>0.5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56875">
                <text:p>0.56875</text:p>
              </table:table-cell>
              <table:table-cell office:value-type="float" office:value="0.35625">
                <text:p>0.356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48125">
                <text:p>0.48125</text:p>
              </table:table-cell>
              <table:table-cell office:value-type="float" office:value="0.340625">
                <text:p>0.3406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55">
                <text:p>0.55</text:p>
              </table:table-cell>
              <table:table-cell office:value-type="float" office:value="0.415625">
                <text:p>0.4156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49375">
                <text:p>0.49375</text:p>
              </table:table-cell>
              <table:table-cell office:value-type="float" office:value="0.36875">
                <text:p>0.3687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503125">
                <text:p>0.503125</text:p>
              </table:table-cell>
              <table:table-cell office:value-type="float" office:value="0.35">
                <text:p>0.3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459375">
                <text:p>0.459375</text:p>
              </table:table-cell>
              <table:table-cell office:value-type="float" office:value="0.3375">
                <text:p>0.3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49375">
                <text:p>0.49375</text:p>
              </table:table-cell>
              <table:table-cell office:value-type="float" office:value="0.3375">
                <text:p>0.33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525">
                <text:p>0.525</text:p>
              </table:table-cell>
              <table:table-cell office:value-type="float" office:value="0.409375">
                <text:p>0.409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55">
                <text:p>0.55</text:p>
              </table:table-cell>
              <table:table-cell office:value-type="float" office:value="0.409375">
                <text:p>0.40937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51875">
                <text:p>0.51875</text:p>
              </table:table-cell>
              <table:table-cell office:value-type="float" office:value="0.33125">
                <text:p>0.3312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475">
                <text:p>0.475</text:p>
              </table:table-cell>
              <table:table-cell office:value-type="float" office:value="0.36875">
                <text:p>0.368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515625">
                <text:p>0.515625</text:p>
              </table:table-cell>
              <table:table-cell office:value-type="float" office:value="0.359375">
                <text:p>0.359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48125">
                <text:p>0.48125</text:p>
              </table:table-cell>
              <table:table-cell office:value-type="float" office:value="0.3375">
                <text:p>0.3375</text:p>
              </table:table-cell>
              <table:table-cell office:value-type="float" office:value="0.68125">
                <text:p>0.6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5875">
                <text:p>0.5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559375">
                <text:p>0.559375</text:p>
              </table:table-cell>
              <table:table-cell office:value-type="float" office:value="0.390625">
                <text:p>0.3906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603125">
                <text:p>0.603125</text:p>
              </table:table-cell>
              <table:table-cell office:value-type="float" office:value="0.375">
                <text:p>0.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659375">
                <text:p>0.659375</text:p>
              </table:table-cell>
              <table:table-cell office:value-type="float" office:value="0.4">
                <text:p>0.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60625">
                <text:p>0.60625</text:p>
              </table:table-cell>
              <table:table-cell office:value-type="float" office:value="0.35625">
                <text:p>0.356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528125">
                <text:p>0.528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553125">
                <text:p>0.553125</text:p>
              </table:table-cell>
              <table:table-cell office:value-type="float" office:value="0.428125">
                <text:p>0.428125</text:p>
              </table:table-cell>
              <table:table-cell office:value-type="float" office:value="0.790625">
                <text:p>0.7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71875">
                <text:p>0.718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671875">
                <text:p>0.671875</text:p>
              </table:table-cell>
              <table:table-cell office:value-type="float" office:value="0.415625">
                <text:p>0.4156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703125">
                <text:p>0.7031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69375">
                <text:p>0.69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584375">
                <text:p>0.584375</text:p>
              </table:table-cell>
              <table:table-cell office:value-type="float" office:value="0.38125">
                <text:p>0.3812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615625">
                <text:p>0.61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578125">
                <text:p>0.578125</text:p>
              </table:table-cell>
              <table:table-cell office:value-type="float" office:value="0.36875">
                <text:p>0.36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640625">
                <text:p>0.640625</text:p>
              </table:table-cell>
              <table:table-cell office:value-type="float" office:value="0.4">
                <text:p>0.4</text:p>
              </table:table-cell>
              <table:table-cell office:value-type="float" office:value="0.715625">
                <text:p>0.7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65625">
                <text:p>0.65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59375">
                <text:p>0.593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565625">
                <text:p>0.565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6125">
                <text:p>0.6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646875">
                <text:p>0.646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64375">
                <text:p>0.64375</text:p>
              </table:table-cell>
              <table:table-cell office:value-type="float" office:value="0.34375">
                <text:p>0.34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684375">
                <text:p>0.68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66875">
                <text:p>0.66875</text:p>
              </table:table-cell>
              <table:table-cell office:value-type="float" office:value="0.396875">
                <text:p>0.3968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621875">
                <text:p>0.621875</text:p>
              </table:table-cell>
              <table:table-cell office:value-type="float" office:value="0.375">
                <text:p>0.3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603125">
                <text:p>0.603125</text:p>
              </table:table-cell>
              <table:table-cell office:value-type="float" office:value="0.3375">
                <text:p>0.3375</text:p>
              </table:table-cell>
              <table:table-cell office:value-type="float" office:value="0.69375">
                <text:p>0.6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5875">
                <text:p>0.5875</text:p>
              </table:table-cell>
              <table:table-cell office:value-type="float" office:value="0.421875">
                <text:p>0.42187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703125">
                <text:p>0.703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6625">
                <text:p>0.6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60625">
                <text:p>0.60625</text:p>
              </table:table-cell>
              <table:table-cell office:value-type="float" office:value="0.38125">
                <text:p>0.38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628125">
                <text:p>0.628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5375">
                <text:p>0.5375</text:p>
              </table:table-cell>
              <table:table-cell office:value-type="float" office:value="0.39375">
                <text:p>0.393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7375">
                <text:p>0.7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634375">
                <text:p>0.634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665625">
                <text:p>0.6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665625">
                <text:p>0.665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659375">
                <text:p>0.659375</text:p>
              </table:table-cell>
              <table:table-cell office:value-type="float" office:value="0.434375">
                <text:p>0.434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63125">
                <text:p>0.63125</text:p>
              </table:table-cell>
              <table:table-cell office:value-type="float" office:value="0.38125">
                <text:p>0.3812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590625">
                <text:p>0.590625</text:p>
              </table:table-cell>
              <table:table-cell office:value-type="float" office:value="0.353125">
                <text:p>0.353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553125">
                <text:p>0.553125</text:p>
              </table:table-cell>
              <table:table-cell office:value-type="float" office:value="0.3875">
                <text:p>0.3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575">
                <text:p>0.5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659375">
                <text:p>0.659375</text:p>
              </table:table-cell>
              <table:table-cell office:value-type="float" office:value="0.428125">
                <text:p>0.428125</text:p>
              </table:table-cell>
              <table:table-cell office:value-type="float" office:value="0.79375">
                <text:p>0.7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603125">
                <text:p>0.603125</text:p>
              </table:table-cell>
              <table:table-cell office:value-type="float" office:value="0.353125">
                <text:p>0.3531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59375">
                <text:p>0.59375</text:p>
              </table:table-cell>
              <table:table-cell office:value-type="float" office:value="0.35">
                <text:p>0.3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5625">
                <text:p>0.5625</text:p>
              </table:table-cell>
              <table:table-cell office:value-type="float" office:value="0.34375">
                <text:p>0.34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60625">
                <text:p>0.60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55625">
                <text:p>0.55625</text:p>
              </table:table-cell>
              <table:table-cell office:value-type="float" office:value="0.31875">
                <text:p>0.31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559375">
                <text:p>0.5593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671875">
                <text:p>0.67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603125">
                <text:p>0.603125</text:p>
              </table:table-cell>
              <table:table-cell office:value-type="float" office:value="0.3875">
                <text:p>0.38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59375">
                <text:p>0.59375</text:p>
              </table:table-cell>
              <table:table-cell office:value-type="float" office:value="0.35">
                <text:p>0.3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58125">
                <text:p>0.58125</text:p>
              </table:table-cell>
              <table:table-cell office:value-type="float" office:value="0.3375">
                <text:p>0.337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5875">
                <text:p>0.5875</text:p>
              </table:table-cell>
              <table:table-cell office:value-type="float" office:value="0.3375">
                <text:p>0.337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54375">
                <text:p>0.54375</text:p>
              </table:table-cell>
              <table:table-cell office:value-type="float" office:value="0.375">
                <text:p>0.37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665625">
                <text:p>0.665625</text:p>
              </table:table-cell>
              <table:table-cell office:value-type="float" office:value="0.35625">
                <text:p>0.3562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6125">
                <text:p>0.6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634375">
                <text:p>0.634375</text:p>
              </table:table-cell>
              <table:table-cell office:value-type="float" office:value="0.421875">
                <text:p>0.42187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5125">
                <text:p>0.5125</text:p>
              </table:table-cell>
              <table:table-cell office:value-type="float" office:value="0.309375">
                <text:p>0.309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6">
                <text:p>0.6</text:p>
              </table:table-cell>
              <table:table-cell office:value-type="float" office:value="0.38125">
                <text:p>0.381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609375">
                <text:p>0.609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621875">
                <text:p>0.621875</text:p>
              </table:table-cell>
              <table:table-cell office:value-type="float" office:value="0.425">
                <text:p>0.4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578125">
                <text:p>0.578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6">
                <text:p>0.6</text:p>
              </table:table-cell>
              <table:table-cell office:value-type="float" office:value="0.365625">
                <text:p>0.3656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578125">
                <text:p>0.578125</text:p>
              </table:table-cell>
              <table:table-cell office:value-type="float" office:value="0.36875">
                <text:p>0.368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6375">
                <text:p>0.63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675">
                <text:p>0.675</text:p>
              </table:table-cell>
              <table:table-cell office:value-type="float" office:value="0.421875">
                <text:p>0.421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596875">
                <text:p>0.596875</text:p>
              </table:table-cell>
              <table:table-cell office:value-type="float" office:value="0.40625">
                <text:p>0.406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525">
                <text:p>0.525</text:p>
              </table:table-cell>
              <table:table-cell office:value-type="float" office:value="0.31875">
                <text:p>0.318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6375">
                <text:p>0.6375</text:p>
              </table:table-cell>
              <table:table-cell office:value-type="float" office:value="0.334375">
                <text:p>0.3343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6875">
                <text:p>0.6875</text:p>
              </table:table-cell>
              <table:table-cell office:value-type="float" office:value="0.334375">
                <text:p>0.334375</text:p>
              </table:table-cell>
              <table:table-cell office:value-type="float" office:value="0.790625">
                <text:p>0.7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553125">
                <text:p>0.553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578125">
                <text:p>0.578125</text:p>
              </table:table-cell>
              <table:table-cell office:value-type="float" office:value="0.34375">
                <text:p>0.34375</text:p>
              </table:table-cell>
              <table:table-cell office:value-type="float" office:value="0.715625">
                <text:p>0.71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540625">
                <text:p>0.540625</text:p>
              </table:table-cell>
              <table:table-cell office:value-type="float" office:value="0.30625">
                <text:p>0.3062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640625">
                <text:p>0.640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609375">
                <text:p>0.609375</text:p>
              </table:table-cell>
              <table:table-cell office:value-type="float" office:value="0.390625">
                <text:p>0.390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7125">
                <text:p>0.7125</text:p>
              </table:table-cell>
              <table:table-cell office:value-type="float" office:value="0.4">
                <text:p>0.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68125">
                <text:p>0.68125</text:p>
              </table:table-cell>
              <table:table-cell office:value-type="float" office:value="0.39375">
                <text:p>0.3937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625">
                <text:p>0.625</text:p>
              </table:table-cell>
              <table:table-cell office:value-type="float" office:value="0.35">
                <text:p>0.3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590625">
                <text:p>0.590625</text:p>
              </table:table-cell>
              <table:table-cell office:value-type="float" office:value="0.3375">
                <text:p>0.33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546875">
                <text:p>0.546875</text:p>
              </table:table-cell>
              <table:table-cell office:value-type="float" office:value="0.41875">
                <text:p>0.4187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615625">
                <text:p>0.615625</text:p>
              </table:table-cell>
              <table:table-cell office:value-type="float" office:value="0.428125">
                <text:p>0.4281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740625">
                <text:p>0.740625</text:p>
              </table:table-cell>
              <table:table-cell office:value-type="float" office:value="0.4">
                <text:p>0.4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725">
                <text:p>0.7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0625">
                <text:p>0.7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540625">
                <text:p>0.540625</text:p>
              </table:table-cell>
              <table:table-cell office:value-type="float" office:value="0.31875">
                <text:p>0.31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603125">
                <text:p>0.603125</text:p>
              </table:table-cell>
              <table:table-cell office:value-type="float" office:value="0.35">
                <text:p>0.3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528125">
                <text:p>0.528125</text:p>
              </table:table-cell>
              <table:table-cell office:value-type="float" office:value="0.309375">
                <text:p>0.30937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578125">
                <text:p>0.578125</text:p>
              </table:table-cell>
              <table:table-cell office:value-type="float" office:value="0.375">
                <text:p>0.3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584375">
                <text:p>0.5843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559375">
                <text:p>0.559375</text:p>
              </table:table-cell>
              <table:table-cell office:value-type="float" office:value="0.36875">
                <text:p>0.36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571875">
                <text:p>0.571875</text:p>
              </table:table-cell>
              <table:table-cell office:value-type="float" office:value="0.365625">
                <text:p>0.36562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58125">
                <text:p>0.581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659375">
                <text:p>0.659375</text:p>
              </table:table-cell>
              <table:table-cell office:value-type="float" office:value="0.421875">
                <text:p>0.4218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5625">
                <text:p>0.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63125">
                <text:p>0.63125</text:p>
              </table:table-cell>
              <table:table-cell office:value-type="float" office:value="0.4125">
                <text:p>0.4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578125">
                <text:p>0.578125</text:p>
              </table:table-cell>
              <table:table-cell office:value-type="float" office:value="0.353125">
                <text:p>0.353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596875">
                <text:p>0.596875</text:p>
              </table:table-cell>
              <table:table-cell office:value-type="float" office:value="0.3625">
                <text:p>0.3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565625">
                <text:p>0.565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61875">
                <text:p>0.6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66875">
                <text:p>0.66875</text:p>
              </table:table-cell>
              <table:table-cell office:value-type="float" office:value="0.340625">
                <text:p>0.3406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6875">
                <text:p>0.6875</text:p>
              </table:table-cell>
              <table:table-cell office:value-type="float" office:value="0.34375">
                <text:p>0.34375</text:p>
              </table:table-cell>
              <table:table-cell office:value-type="float" office:value="0.696875">
                <text:p>0.69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603125">
                <text:p>0.603125</text:p>
              </table:table-cell>
              <table:table-cell office:value-type="float" office:value="0.3625">
                <text:p>0.36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596875">
                <text:p>0.596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659375">
                <text:p>0.659375</text:p>
              </table:table-cell>
              <table:table-cell office:value-type="float" office:value="0.40625">
                <text:p>0.406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65">
                <text:p>0.6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6625">
                <text:p>0.6625</text:p>
              </table:table-cell>
              <table:table-cell office:value-type="float" office:value="0.41875">
                <text:p>0.41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684375">
                <text:p>0.684375</text:p>
              </table:table-cell>
              <table:table-cell office:value-type="float" office:value="0.35">
                <text:p>0.3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665625">
                <text:p>0.665625</text:p>
              </table:table-cell>
              <table:table-cell office:value-type="float" office:value="0.3875">
                <text:p>0.38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671875">
                <text:p>0.671875</text:p>
              </table:table-cell>
              <table:table-cell office:value-type="float" office:value="0.4">
                <text:p>0.4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65625">
                <text:p>0.65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634375">
                <text:p>0.634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61875">
                <text:p>0.61875</text:p>
              </table:table-cell>
              <table:table-cell office:value-type="float" office:value="0.3625">
                <text:p>0.3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65">
                <text:p>0.65</text:p>
              </table:table-cell>
              <table:table-cell office:value-type="float" office:value="0.384375">
                <text:p>0.3843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634375">
                <text:p>0.634375</text:p>
              </table:table-cell>
              <table:table-cell office:value-type="float" office:value="0.425">
                <text:p>0.4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659375">
                <text:p>0.659375</text:p>
              </table:table-cell>
              <table:table-cell office:value-type="float" office:value="0.3875">
                <text:p>0.38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55625">
                <text:p>0.55625</text:p>
              </table:table-cell>
              <table:table-cell office:value-type="float" office:value="0.3125">
                <text:p>0.3125</text:p>
              </table:table-cell>
              <table:table-cell office:value-type="float" office:value="0.715625">
                <text:p>0.71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70625">
                <text:p>0.70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74375">
                <text:p>0.74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7">
                <text:p>0.7</text:p>
              </table:table-cell>
              <table:table-cell office:value-type="float" office:value="0.384375">
                <text:p>0.3843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55">
                <text:p>0.55</text:p>
              </table:table-cell>
              <table:table-cell office:value-type="float" office:value="0.346875">
                <text:p>0.3468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5625">
                <text:p>0.5625</text:p>
              </table:table-cell>
              <table:table-cell office:value-type="float" office:value="0.359375">
                <text:p>0.359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646875">
                <text:p>0.646875</text:p>
              </table:table-cell>
              <table:table-cell office:value-type="float" office:value="0.340625">
                <text:p>0.34062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6875">
                <text:p>0.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60625">
                <text:p>0.60625</text:p>
              </table:table-cell>
              <table:table-cell office:value-type="float" office:value="0.325">
                <text:p>0.3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578125">
                <text:p>0.578125</text:p>
              </table:table-cell>
              <table:table-cell office:value-type="float" office:value="0.321875">
                <text:p>0.321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625">
                <text:p>0.625</text:p>
              </table:table-cell>
              <table:table-cell office:value-type="float" office:value="0.4125">
                <text:p>0.412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76875">
                <text:p>0.76875</text:p>
              </table:table-cell>
              <table:table-cell office:value-type="float" office:value="0.353125">
                <text:p>0.3531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696875">
                <text:p>0.696875</text:p>
              </table:table-cell>
              <table:table-cell office:value-type="float" office:value="0.428125">
                <text:p>0.4281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596875">
                <text:p>0.596875</text:p>
              </table:table-cell>
              <table:table-cell office:value-type="float" office:value="0.353125">
                <text:p>0.3531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70625">
                <text:p>0.70625</text:p>
              </table:table-cell>
              <table:table-cell office:value-type="float" office:value="0.4125">
                <text:p>0.41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68125">
                <text:p>0.68125</text:p>
              </table:table-cell>
              <table:table-cell office:value-type="float" office:value="0.409375">
                <text:p>0.4093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58125">
                <text:p>0.58125</text:p>
              </table:table-cell>
              <table:table-cell office:value-type="float" office:value="0.41875">
                <text:p>0.4187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6625">
                <text:p>0.6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634375">
                <text:p>0.634375</text:p>
              </table:table-cell>
              <table:table-cell office:value-type="float" office:value="0.38125">
                <text:p>0.3812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678125">
                <text:p>0.678125</text:p>
              </table:table-cell>
              <table:table-cell office:value-type="float" office:value="0.340625">
                <text:p>0.3406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6375">
                <text:p>0.6375</text:p>
              </table:table-cell>
              <table:table-cell office:value-type="float" office:value="0.38125">
                <text:p>0.38125</text:p>
              </table:table-cell>
              <table:table-cell office:value-type="float" office:value="0.803125">
                <text:p>0.80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65625">
                <text:p>0.6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775">
                <text:p>0.775</text:p>
              </table:table-cell>
              <table:table-cell office:value-type="float" office:value="0.3625">
                <text:p>0.36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8625">
                <text:p>0.8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728125">
                <text:p>0.728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825">
                <text:p>0.825</text:p>
              </table:table-cell>
              <table:table-cell office:value-type="float" office:value="0.4125">
                <text:p>0.41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74375">
                <text:p>0.74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803125">
                <text:p>0.80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778125">
                <text:p>0.778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8375">
                <text:p>0.8375</text:p>
              </table:table-cell>
              <table:table-cell office:value-type="float" office:value="0.33125">
                <text:p>0.331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678125">
                <text:p>0.678125</text:p>
              </table:table-cell>
              <table:table-cell office:value-type="float" office:value="0.375">
                <text:p>0.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825">
                <text:p>0.825</text:p>
              </table:table-cell>
              <table:table-cell office:value-type="float" office:value="0.38125">
                <text:p>0.381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834375">
                <text:p>0.834375</text:p>
              </table:table-cell>
              <table:table-cell office:value-type="float" office:value="0.425">
                <text:p>0.42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803125">
                <text:p>0.803125</text:p>
              </table:table-cell>
              <table:table-cell office:value-type="float" office:value="0.4">
                <text:p>0.4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828125">
                <text:p>0.828125</text:p>
              </table:table-cell>
              <table:table-cell office:value-type="float" office:value="0.36875">
                <text:p>0.368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803125">
                <text:p>0.803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8125">
                <text:p>0.8125</text:p>
              </table:table-cell>
              <table:table-cell office:value-type="float" office:value="0.3875">
                <text:p>0.387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89375">
                <text:p>0.89375</text:p>
              </table:table-cell>
              <table:table-cell office:value-type="float" office:value="0.4125">
                <text:p>0.41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81875">
                <text:p>0.81875</text:p>
              </table:table-cell>
              <table:table-cell office:value-type="float" office:value="0.3375">
                <text:p>0.3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7625">
                <text:p>0.7625</text:p>
              </table:table-cell>
              <table:table-cell office:value-type="float" office:value="0.353125">
                <text:p>0.35312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0.834375">
                <text:p>0.834375</text:p>
              </table:table-cell>
              <table:table-cell office:value-type="float" office:value="0.334375">
                <text:p>0.33437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0.753125">
                <text:p>0.7531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0.75">
                <text:p>0.75</text:p>
              </table:table-cell>
              <table:table-cell office:value-type="float" office:value="0.378125">
                <text:p>0.3781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0.859375">
                <text:p>0.85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0.70625">
                <text:p>0.70625</text:p>
              </table:table-cell>
              <table:table-cell office:value-type="float" office:value="0.4">
                <text:p>0.4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0.7125">
                <text:p>0.7125</text:p>
              </table:table-cell>
              <table:table-cell office:value-type="float" office:value="0.35">
                <text:p>0.3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0.78125">
                <text:p>0.78125</text:p>
              </table:table-cell>
              <table:table-cell office:value-type="float" office:value="0.371875">
                <text:p>0.3718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0.840625">
                <text:p>0.840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0.796875">
                <text:p>0.796875</text:p>
              </table:table-cell>
              <table:table-cell office:value-type="float" office:value="0.35">
                <text:p>0.3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0.703125">
                <text:p>0.703125</text:p>
              </table:table-cell>
              <table:table-cell office:value-type="float" office:value="0.3625">
                <text:p>0.36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0.828125">
                <text:p>0.828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0.79375">
                <text:p>0.79375</text:p>
              </table:table-cell>
              <table:table-cell office:value-type="float" office:value="0.38125">
                <text:p>0.3812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0.78125">
                <text:p>0.78125</text:p>
              </table:table-cell>
              <table:table-cell office:value-type="float" office:value="0.375">
                <text:p>0.37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0.834375">
                <text:p>0.834375</text:p>
              </table:table-cell>
              <table:table-cell office:value-type="float" office:value="0.3">
                <text:p>0.3</text:p>
              </table:table-cell>
              <table:table-cell office:value-type="float" office:value="0.69375">
                <text:p>0.69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0.784375">
                <text:p>0.784375</text:p>
              </table:table-cell>
              <table:table-cell office:value-type="float" office:value="0.4">
                <text:p>0.4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0.93125">
                <text:p>0.93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0.7375">
                <text:p>0.7375</text:p>
              </table:table-cell>
              <table:table-cell office:value-type="float" office:value="0.36875">
                <text:p>0.36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0.809375">
                <text:p>0.809375</text:p>
              </table:table-cell>
              <table:table-cell office:value-type="float" office:value="0.40625">
                <text:p>0.406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0.765625">
                <text:p>0.765625</text:p>
              </table:table-cell>
              <table:table-cell office:value-type="float" office:value="0.415625">
                <text:p>0.41562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0.64375">
                <text:p>0.64375</text:p>
              </table:table-cell>
              <table:table-cell office:value-type="float" office:value="0.36875">
                <text:p>0.36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0.778125">
                <text:p>0.77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0.8">
                <text:p>0.8</text:p>
              </table:table-cell>
              <table:table-cell office:value-type="float" office:value="0.346875">
                <text:p>0.346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0.8375">
                <text:p>0.8375</text:p>
              </table:table-cell>
              <table:table-cell office:value-type="float" office:value="0.375">
                <text:p>0.37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0.728125">
                <text:p>0.728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0.815625">
                <text:p>0.815625</text:p>
              </table:table-cell>
              <table:table-cell office:value-type="float" office:value="0.36875">
                <text:p>0.3687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0.9">
                <text:p>0.9</text:p>
              </table:table-cell>
              <table:table-cell office:value-type="float" office:value="0.371875">
                <text:p>0.3718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0.740625">
                <text:p>0.740625</text:p>
              </table:table-cell>
              <table:table-cell office:value-type="float" office:value="0.38125">
                <text:p>0.3812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0.68125">
                <text:p>0.68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69375">
                <text:p>0.69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0.68125">
                <text:p>0.68125</text:p>
              </table:table-cell>
              <table:table-cell office:value-type="float" office:value="0.425">
                <text:p>0.42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0.8625">
                <text:p>0.8625</text:p>
              </table:table-cell>
              <table:table-cell office:value-type="float" office:value="0.30625">
                <text:p>0.3062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0.590625">
                <text:p>0.590625</text:p>
              </table:table-cell>
              <table:table-cell office:value-type="float" office:value="0.36875">
                <text:p>0.36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0.84375">
                <text:p>0.84375</text:p>
              </table:table-cell>
              <table:table-cell office:value-type="float" office:value="0.3625">
                <text:p>0.3625</text:p>
              </table:table-cell>
              <table:table-cell office:value-type="float" office:value="0.696875">
                <text:p>0.696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0.746875">
                <text:p>0.74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0.828125">
                <text:p>0.828125</text:p>
              </table:table-cell>
              <table:table-cell office:value-type="float" office:value="0.34375">
                <text:p>0.343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0.809375">
                <text:p>0.809375</text:p>
              </table:table-cell>
              <table:table-cell office:value-type="float" office:value="0.4">
                <text:p>0.4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0.834375">
                <text:p>0.834375</text:p>
              </table:table-cell>
              <table:table-cell office:value-type="float" office:value="0.375">
                <text:p>0.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0.734375">
                <text:p>0.7343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0.715625">
                <text:p>0.715625</text:p>
              </table:table-cell>
              <table:table-cell office:value-type="float" office:value="0.375">
                <text:p>0.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0.80625">
                <text:p>0.80625</text:p>
              </table:table-cell>
              <table:table-cell office:value-type="float" office:value="0.321875">
                <text:p>0.32187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0.828125">
                <text:p>0.828125</text:p>
              </table:table-cell>
              <table:table-cell office:value-type="float" office:value="0.315625">
                <text:p>0.3156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0.8625">
                <text:p>0.8625</text:p>
              </table:table-cell>
              <table:table-cell office:value-type="float" office:value="0.3625">
                <text:p>0.362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0.653125">
                <text:p>0.653125</text:p>
              </table:table-cell>
              <table:table-cell office:value-type="float" office:value="0.3625">
                <text:p>0.36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0.740625">
                <text:p>0.740625</text:p>
              </table:table-cell>
              <table:table-cell office:value-type="float" office:value="0.334375">
                <text:p>0.33437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0.846875">
                <text:p>0.846875</text:p>
              </table:table-cell>
              <table:table-cell office:value-type="float" office:value="0.375">
                <text:p>0.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0.70625">
                <text:p>0.70625</text:p>
              </table:table-cell>
              <table:table-cell office:value-type="float" office:value="0.4125">
                <text:p>0.41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0.815625">
                <text:p>0.815625</text:p>
              </table:table-cell>
              <table:table-cell office:value-type="float" office:value="0.38125">
                <text:p>0.381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0.81875">
                <text:p>0.81875</text:p>
              </table:table-cell>
              <table:table-cell office:value-type="float" office:value="0.425">
                <text:p>0.425</text:p>
              </table:table-cell>
              <table:table-cell office:value-type="float" office:value="0.803125">
                <text:p>0.80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0.73125">
                <text:p>0.73125</text:p>
              </table:table-cell>
              <table:table-cell office:value-type="float" office:value="0.3625">
                <text:p>0.36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0.709375">
                <text:p>0.709375</text:p>
              </table:table-cell>
              <table:table-cell office:value-type="float" office:value="0.35625">
                <text:p>0.356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0.71875">
                <text:p>0.71875</text:p>
              </table:table-cell>
              <table:table-cell office:value-type="float" office:value="0.375">
                <text:p>0.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0.84375">
                <text:p>0.84375</text:p>
              </table:table-cell>
              <table:table-cell office:value-type="float" office:value="0.38125">
                <text:p>0.381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0.7625">
                <text:p>0.7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0.690625">
                <text:p>0.690625</text:p>
              </table:table-cell>
              <table:table-cell office:value-type="float" office:value="0.41875">
                <text:p>0.41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0.75625">
                <text:p>0.75625</text:p>
              </table:table-cell>
              <table:table-cell office:value-type="float" office:value="0.415625">
                <text:p>0.41562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0.796875">
                <text:p>0.796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0.825">
                <text:p>0.825</text:p>
              </table:table-cell>
              <table:table-cell office:value-type="float" office:value="0.35625">
                <text:p>0.3562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0.803125">
                <text:p>0.803125</text:p>
              </table:table-cell>
              <table:table-cell office:value-type="float" office:value="0.375">
                <text:p>0.3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0.85625">
                <text:p>0.85625</text:p>
              </table:table-cell>
              <table:table-cell office:value-type="float" office:value="0.35625">
                <text:p>0.3562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0.690625">
                <text:p>0.690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0.753125">
                <text:p>0.753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0.796875">
                <text:p>0.796875</text:p>
              </table:table-cell>
              <table:table-cell office:value-type="float" office:value="0.415625">
                <text:p>0.41562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0.74375">
                <text:p>0.74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0.853125">
                <text:p>0.853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0.865625">
                <text:p>0.8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0625">
                <text:p>0.70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0.784375">
                <text:p>0.784375</text:p>
              </table:table-cell>
              <table:table-cell office:value-type="float" office:value="0.4375">
                <text:p>0.437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0.696875">
                <text:p>0.696875</text:p>
              </table:table-cell>
              <table:table-cell office:value-type="float" office:value="0.3625">
                <text:p>0.36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0.771875">
                <text:p>0.77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0.85625">
                <text:p>0.8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0.8125">
                <text:p>0.8125</text:p>
              </table:table-cell>
              <table:table-cell office:value-type="float" office:value="0.375">
                <text:p>0.3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0.728125">
                <text:p>0.728125</text:p>
              </table:table-cell>
              <table:table-cell office:value-type="float" office:value="0.41875">
                <text:p>0.41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0.821875">
                <text:p>0.821875</text:p>
              </table:table-cell>
              <table:table-cell office:value-type="float" office:value="0.33125">
                <text:p>0.3312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0.771875">
                <text:p>0.7718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0.79375">
                <text:p>0.79375</text:p>
              </table:table-cell>
              <table:table-cell office:value-type="float" office:value="0.4125">
                <text:p>0.412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0.56875">
                <text:p>0.56875</text:p>
              </table:table-cell>
              <table:table-cell office:value-type="float" office:value="0.3625">
                <text:p>0.36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0.703125">
                <text:p>0.703125</text:p>
              </table:table-cell>
              <table:table-cell office:value-type="float" office:value="0.35625">
                <text:p>0.35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0.703125">
                <text:p>0.703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0.796875">
                <text:p>0.796875</text:p>
              </table:table-cell>
              <table:table-cell office:value-type="float" office:value="0.303125">
                <text:p>0.30312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0.659375">
                <text:p>0.659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0.63125">
                <text:p>0.631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0.75625">
                <text:p>0.75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0.790625">
                <text:p>0.790625</text:p>
              </table:table-cell>
              <table:table-cell office:value-type="float" office:value="0.3625">
                <text:p>0.36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0.8">
                <text:p>0.8</text:p>
              </table:table-cell>
              <table:table-cell office:value-type="float" office:value="0.36875">
                <text:p>0.36875</text:p>
              </table:table-cell>
              <table:table-cell office:value-type="float" office:value="0.715625">
                <text:p>0.71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0.671875">
                <text:p>0.67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0.603125">
                <text:p>0.603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0.778125">
                <text:p>0.778125</text:p>
              </table:table-cell>
              <table:table-cell office:value-type="float" office:value="0.34375">
                <text:p>0.34375</text:p>
              </table:table-cell>
              <table:table-cell office:value-type="float" office:value="0.728125">
                <text:p>0.728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0.665625">
                <text:p>0.665625</text:p>
              </table:table-cell>
              <table:table-cell office:value-type="float" office:value="0.4125">
                <text:p>0.41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0.625">
                <text:p>0.625</text:p>
              </table:table-cell>
              <table:table-cell office:value-type="float" office:value="0.39375">
                <text:p>0.393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0.696875">
                <text:p>0.696875</text:p>
              </table:table-cell>
              <table:table-cell office:value-type="float" office:value="0.39375">
                <text:p>0.39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0.5875">
                <text:p>0.5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0.590625">
                <text:p>0.590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0.64375">
                <text:p>0.64375</text:p>
              </table:table-cell>
              <table:table-cell office:value-type="float" office:value="0.3625">
                <text:p>0.362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0.646875">
                <text:p>0.646875</text:p>
              </table:table-cell>
              <table:table-cell office:value-type="float" office:value="0.39375">
                <text:p>0.39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0.675">
                <text:p>0.675</text:p>
              </table:table-cell>
              <table:table-cell office:value-type="float" office:value="0.35625">
                <text:p>0.3562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0.715625">
                <text:p>0.715625</text:p>
              </table:table-cell>
              <table:table-cell office:value-type="float" office:value="0.3625">
                <text:p>0.3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0.725">
                <text:p>0.725</text:p>
              </table:table-cell>
              <table:table-cell office:value-type="float" office:value="0.35">
                <text:p>0.3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0.640625">
                <text:p>0.640625</text:p>
              </table:table-cell>
              <table:table-cell office:value-type="float" office:value="0.421875">
                <text:p>0.42187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0.7125">
                <text:p>0.7125</text:p>
              </table:table-cell>
              <table:table-cell office:value-type="float" office:value="0.375">
                <text:p>0.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0.71875">
                <text:p>0.71875</text:p>
              </table:table-cell>
              <table:table-cell office:value-type="float" office:value="0.425">
                <text:p>0.42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0.653125">
                <text:p>0.653125</text:p>
              </table:table-cell>
              <table:table-cell office:value-type="float" office:value="0.34375">
                <text:p>0.34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0.68125">
                <text:p>0.68125</text:p>
              </table:table-cell>
              <table:table-cell office:value-type="float" office:value="0.30625">
                <text:p>0.30625</text:p>
              </table:table-cell>
              <table:table-cell office:value-type="float" office:value="0.696875">
                <text:p>0.696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0.625">
                <text:p>0.625</text:p>
              </table:table-cell>
              <table:table-cell office:value-type="float" office:value="0.3625">
                <text:p>0.362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0.615625">
                <text:p>0.615625</text:p>
              </table:table-cell>
              <table:table-cell office:value-type="float" office:value="0.38125">
                <text:p>0.38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0.675">
                <text:p>0.6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0.609375">
                <text:p>0.609375</text:p>
              </table:table-cell>
              <table:table-cell office:value-type="float" office:value="0.434375">
                <text:p>0.434375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0.684375">
                <text:p>0.68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0.74375">
                <text:p>0.74375</text:p>
              </table:table-cell>
              <table:table-cell office:value-type="float" office:value="0.328125">
                <text:p>0.32812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0.64375">
                <text:p>0.6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0.675">
                <text:p>0.675</text:p>
              </table:table-cell>
              <table:table-cell office:value-type="float" office:value="0.3375">
                <text:p>0.3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0.621875">
                <text:p>0.62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0.634375">
                <text:p>0.634375</text:p>
              </table:table-cell>
              <table:table-cell office:value-type="float" office:value="0.340625">
                <text:p>0.3406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0.675">
                <text:p>0.6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0.5375">
                <text:p>0.5375</text:p>
              </table:table-cell>
              <table:table-cell office:value-type="float" office:value="0.334375">
                <text:p>0.3343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0.675">
                <text:p>0.675</text:p>
              </table:table-cell>
              <table:table-cell office:value-type="float" office:value="0.3625">
                <text:p>0.36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0.71875">
                <text:p>0.71875</text:p>
              </table:table-cell>
              <table:table-cell office:value-type="float" office:value="0.34375">
                <text:p>0.343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0.6875">
                <text:p>0.6875</text:p>
              </table:table-cell>
              <table:table-cell office:value-type="float" office:value="0.34375">
                <text:p>0.343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0.69375">
                <text:p>0.69375</text:p>
              </table:table-cell>
              <table:table-cell office:value-type="float" office:value="0.353125">
                <text:p>0.3531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0.6375">
                <text:p>0.6375</text:p>
              </table:table-cell>
              <table:table-cell office:value-type="float" office:value="0.36875">
                <text:p>0.368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0.646875">
                <text:p>0.646875</text:p>
              </table:table-cell>
              <table:table-cell office:value-type="float" office:value="0.39375">
                <text:p>0.39375</text:p>
              </table:table-cell>
              <table:table-cell office:value-type="float" office:value="0.803125">
                <text:p>0.803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0.7">
                <text:p>0.7</text:p>
              </table:table-cell>
              <table:table-cell office:value-type="float" office:value="0.359375">
                <text:p>0.359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0.590625">
                <text:p>0.590625</text:p>
              </table:table-cell>
              <table:table-cell office:value-type="float" office:value="0.34375">
                <text:p>0.34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0.68125">
                <text:p>0.68125</text:p>
              </table:table-cell>
              <table:table-cell office:value-type="float" office:value="0.3375">
                <text:p>0.3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0.546875">
                <text:p>0.546875</text:p>
              </table:table-cell>
              <table:table-cell office:value-type="float" office:value="0.325">
                <text:p>0.3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0.65">
                <text:p>0.65</text:p>
              </table:table-cell>
              <table:table-cell office:value-type="float" office:value="0.425">
                <text:p>0.4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0.678125">
                <text:p>0.678125</text:p>
              </table:table-cell>
              <table:table-cell office:value-type="float" office:value="0.40625">
                <text:p>0.406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0.646875">
                <text:p>0.64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0.6625">
                <text:p>0.6625</text:p>
              </table:table-cell>
              <table:table-cell office:value-type="float" office:value="0.375">
                <text:p>0.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0.61875">
                <text:p>0.61875</text:p>
              </table:table-cell>
              <table:table-cell office:value-type="float" office:value="0.4">
                <text:p>0.4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0.6125">
                <text:p>0.6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0.65">
                <text:p>0.65</text:p>
              </table:table-cell>
              <table:table-cell office:value-type="float" office:value="0.403125">
                <text:p>0.40312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0.753125">
                <text:p>0.753125</text:p>
              </table:table-cell>
              <table:table-cell office:value-type="float" office:value="0.35625">
                <text:p>0.35625</text:p>
              </table:table-cell>
              <table:table-cell office:value-type="float" office:value="0.696875">
                <text:p>0.696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0.696875">
                <text:p>0.696875</text:p>
              </table:table-cell>
              <table:table-cell office:value-type="float" office:value="0.34375">
                <text:p>0.343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0.740625">
                <text:p>0.740625</text:p>
              </table:table-cell>
              <table:table-cell office:value-type="float" office:value="0.45">
                <text:p>0.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0.6875">
                <text:p>0.6875</text:p>
              </table:table-cell>
              <table:table-cell office:value-type="float" office:value="0.425">
                <text:p>0.4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0.684375">
                <text:p>0.684375</text:p>
              </table:table-cell>
              <table:table-cell office:value-type="float" office:value="0.35625">
                <text:p>0.3562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0.571875">
                <text:p>0.5718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0.684375">
                <text:p>0.684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0.63125">
                <text:p>0.63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0.690625">
                <text:p>0.690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0.796875">
                <text:p>0.796875</text:p>
              </table:table-cell>
              <table:table-cell office:value-type="float" office:value="0.3875">
                <text:p>0.38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0.653125">
                <text:p>0.653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0.68125">
                <text:p>0.68125</text:p>
              </table:table-cell>
              <table:table-cell office:value-type="float" office:value="0.325">
                <text:p>0.3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0.65625">
                <text:p>0.65625</text:p>
              </table:table-cell>
              <table:table-cell office:value-type="float" office:value="0.403125">
                <text:p>0.4031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0.625">
                <text:p>0.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0.596875">
                <text:p>0.596875</text:p>
              </table:table-cell>
              <table:table-cell office:value-type="float" office:value="0.3375">
                <text:p>0.3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0.68125">
                <text:p>0.68125</text:p>
              </table:table-cell>
              <table:table-cell office:value-type="float" office:value="0.321875">
                <text:p>0.321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0.60625">
                <text:p>0.60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0.765625">
                <text:p>0.765625</text:p>
              </table:table-cell>
              <table:table-cell office:value-type="float" office:value="0.41875">
                <text:p>0.41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0.690625">
                <text:p>0.690625</text:p>
              </table:table-cell>
              <table:table-cell office:value-type="float" office:value="0.3875">
                <text:p>0.387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0.634375">
                <text:p>0.634375</text:p>
              </table:table-cell>
              <table:table-cell office:value-type="float" office:value="0.33125">
                <text:p>0.3312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0.76875">
                <text:p>0.76875</text:p>
              </table:table-cell>
              <table:table-cell office:value-type="float" office:value="0.36875">
                <text:p>0.368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0.69375">
                <text:p>0.69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0.6625">
                <text:p>0.6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0.671875">
                <text:p>0.671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0.65625">
                <text:p>0.65625</text:p>
              </table:table-cell>
              <table:table-cell office:value-type="float" office:value="0.3875">
                <text:p>0.38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0.746875">
                <text:p>0.746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0.553125">
                <text:p>0.553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9375">
                <text:p>0.79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0.6125">
                <text:p>0.6125</text:p>
              </table:table-cell>
              <table:table-cell office:value-type="float" office:value="0.378125">
                <text:p>0.3781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0.571875">
                <text:p>0.571875</text:p>
              </table:table-cell>
              <table:table-cell office:value-type="float" office:value="0.328125">
                <text:p>0.328125</text:p>
              </table:table-cell>
              <table:table-cell office:value-type="float" office:value="0.696875">
                <text:p>0.696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0.575">
                <text:p>0.575</text:p>
              </table:table-cell>
              <table:table-cell office:value-type="float" office:value="0.375">
                <text:p>0.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0.771875">
                <text:p>0.771875</text:p>
              </table:table-cell>
              <table:table-cell office:value-type="float" office:value="0.428125">
                <text:p>0.42812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0.703125">
                <text:p>0.703125</text:p>
              </table:table-cell>
              <table:table-cell office:value-type="float" office:value="0.428125">
                <text:p>0.4281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0.65625">
                <text:p>0.65625</text:p>
              </table:table-cell>
              <table:table-cell office:value-type="float" office:value="0.3875">
                <text:p>0.38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0.64375">
                <text:p>0.64375</text:p>
              </table:table-cell>
              <table:table-cell office:value-type="float" office:value="0.3875">
                <text:p>0.3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0.628125">
                <text:p>0.628125</text:p>
              </table:table-cell>
              <table:table-cell office:value-type="float" office:value="0.35">
                <text:p>0.35</text:p>
              </table:table-cell>
              <table:table-cell office:value-type="float" office:value="0.709375">
                <text:p>0.709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0.615625">
                <text:p>0.615625</text:p>
              </table:table-cell>
              <table:table-cell office:value-type="float" office:value="0.43125">
                <text:p>0.431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0.675">
                <text:p>0.6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0.575">
                <text:p>0.5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84375">
                <text:p>0.784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0.634375">
                <text:p>0.634375</text:p>
              </table:table-cell>
              <table:table-cell office:value-type="float" office:value="0.41875">
                <text:p>0.41875</text:p>
              </table:table-cell>
              <table:table-cell office:value-type="float" office:value="0.778125">
                <text:p>0.778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0.646875">
                <text:p>0.646875</text:p>
              </table:table-cell>
              <table:table-cell office:value-type="float" office:value="0.390625">
                <text:p>0.390625</text:p>
              </table:table-cell>
              <table:table-cell office:value-type="float" office:value="0.69375">
                <text:p>0.693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0.5875">
                <text:p>0.5875</text:p>
              </table:table-cell>
              <table:table-cell office:value-type="float" office:value="0.415625">
                <text:p>0.41562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0.64375">
                <text:p>0.643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0.7375">
                <text:p>0.73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0.615625">
                <text:p>0.615625</text:p>
              </table:table-cell>
              <table:table-cell office:value-type="float" office:value="0.3875">
                <text:p>0.38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0.634375">
                <text:p>0.634375</text:p>
              </table:table-cell>
              <table:table-cell office:value-type="float" office:value="0.375">
                <text:p>0.3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0.78125">
                <text:p>0.78125</text:p>
              </table:table-cell>
              <table:table-cell office:value-type="float" office:value="0.409375">
                <text:p>0.40937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0.725">
                <text:p>0.725</text:p>
              </table:table-cell>
              <table:table-cell office:value-type="float" office:value="0.403125">
                <text:p>0.40312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0.690625">
                <text:p>0.690625</text:p>
              </table:table-cell>
              <table:table-cell office:value-type="float" office:value="0.34375">
                <text:p>0.34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0.64375">
                <text:p>0.64375</text:p>
              </table:table-cell>
              <table:table-cell office:value-type="float" office:value="0.41875">
                <text:p>0.41875</text:p>
              </table:table-cell>
              <table:table-cell office:value-type="float" office:value="0.79375">
                <text:p>0.79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0.58125">
                <text:p>0.58125</text:p>
              </table:table-cell>
              <table:table-cell office:value-type="float" office:value="0.35625">
                <text:p>0.356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0.725">
                <text:p>0.725</text:p>
              </table:table-cell>
              <table:table-cell office:value-type="float" office:value="0.36875">
                <text:p>0.36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0.678125">
                <text:p>0.678125</text:p>
              </table:table-cell>
              <table:table-cell office:value-type="float" office:value="0.3375">
                <text:p>0.33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0.61875">
                <text:p>0.61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0.69375">
                <text:p>0.69375</text:p>
              </table:table-cell>
              <table:table-cell office:value-type="float" office:value="0.409375">
                <text:p>0.4093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0.7">
                <text:p>0.7</text:p>
              </table:table-cell>
              <table:table-cell office:value-type="float" office:value="0.365625">
                <text:p>0.36562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0.74375">
                <text:p>0.74375</text:p>
              </table:table-cell>
              <table:table-cell office:value-type="float" office:value="0.415625">
                <text:p>0.41562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0.709375">
                <text:p>0.7093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0.640625">
                <text:p>0.640625</text:p>
              </table:table-cell>
              <table:table-cell office:value-type="float" office:value="0.38125">
                <text:p>0.38125</text:p>
              </table:table-cell>
              <table:table-cell office:value-type="float" office:value="0.771875">
                <text:p>0.771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0.64375">
                <text:p>0.64375</text:p>
              </table:table-cell>
              <table:table-cell office:value-type="float" office:value="0.390625">
                <text:p>0.3906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0.640625">
                <text:p>0.640625</text:p>
              </table:table-cell>
              <table:table-cell office:value-type="float" office:value="0.36875">
                <text:p>0.36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0.759375">
                <text:p>0.75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696875">
                <text:p>0.6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0.728125">
                <text:p>0.728125</text:p>
              </table:table-cell>
              <table:table-cell office:value-type="float" office:value="0.44375">
                <text:p>0.443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0.675">
                <text:p>0.675</text:p>
              </table:table-cell>
              <table:table-cell office:value-type="float" office:value="0.346875">
                <text:p>0.3468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0.584375">
                <text:p>0.584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3125">
                <text:p>0.73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0.653125">
                <text:p>0.653125</text:p>
              </table:table-cell>
              <table:table-cell office:value-type="float" office:value="0.36875">
                <text:p>0.368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0.721875">
                <text:p>0.72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0.73125">
                <text:p>0.73125</text:p>
              </table:table-cell>
              <table:table-cell office:value-type="float" office:value="0.36875">
                <text:p>0.36875</text:p>
              </table:table-cell>
              <table:table-cell office:value-type="float" office:value="0.75625">
                <text:p>0.7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2.189cm" svg:y="4.204cm" style:legend-expansion="high" chart:style-name="ch2"/>
        <chart:plot-area chart:style-name="ch3" table:cell-range-address="stats.A1:stats.A401 stats.L1:stats.L401" chart:data-source-has-labels="row" svg:x="0.319cm" svg:y="0.18cm" svg:width="11.551cm" svg:height="8.646cm">
          <chartooo:coordinate-region svg:x="1.602cm" svg:y="0.379cm" svg:width="9.89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L2:stats.L401" chart:label-cell-address="stats.L1:stats.L1" chart:class="chart:scatter">
            <chart:domain table:cell-range-address="stats.A2:stats.A401"/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d_comm_mean</text:p>
                <draw:g>
                  <svg:desc>stats.L1:stat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401</svg:desc>
                </draw:g>
              </table:table-cell>
              <table:table-cell office:value-type="float" office:value="0.00000053769557923355">
                <text:p>0.00000053769557923355</text:p>
                <draw:g>
                  <svg:desc>stats.L2:stats.L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00100906772713248">
                <text:p>0.00000100906772713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00103865372038935">
                <text:p>0.00000103865372038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00964432564069105">
                <text:p>0.000000964432564069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000812163392040482">
                <text:p>0.000000812163392040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000766589667270292">
                <text:p>0.000000766589667270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0000968598999634807">
                <text:p>0.000000968598999634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000293248819096496">
                <text:p>0.00000293248819096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000858366456812641">
                <text:p>0.00000858366456812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00340921818328078">
                <text:p>0.0000340921818328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0000583634822098874">
                <text:p>0.0000583634822098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0000769983755359013">
                <text:p>0.0000769983755359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00091519838841655">
                <text:p>0.000091519838841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000104717986791061">
                <text:p>0.000104717986791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000123211207769441">
                <text:p>0.000123211207769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00016443478068112">
                <text:p>0.00016443478068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000212490288611206">
                <text:p>0.000212490288611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000256529772204885">
                <text:p>0.000256529772204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000292671545430493">
                <text:p>0.000292671545430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000307389829940802">
                <text:p>0.000307389829940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00335684145247796">
                <text:p>0.000335684145247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000353677688717653">
                <text:p>0.00035367768871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000387109843677536">
                <text:p>0.000387109843677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04141490182883">
                <text:p>0.0004141490182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00431917706018795">
                <text:p>0.00043191770601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000419488308989459">
                <text:p>0.000419488308989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000411812572083365">
                <text:p>0.000411812572083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000409927252289892">
                <text:p>0.00040992725228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000414475876809777">
                <text:p>0.000414475876809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00426910673509157">
                <text:p>0.0004269106735091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000426046660163594">
                <text:p>0.000426046660163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000441302593458205">
                <text:p>0.000441302593458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00042353729682418">
                <text:p>0.00042353729682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000429486387811267">
                <text:p>0.000429486387811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000443410410957768">
                <text:p>0.000443410410957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000465183755713952">
                <text:p>0.000465183755713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000455898858681394">
                <text:p>0.000455898858681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000461493158964004">
                <text:p>0.000461493158964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000464048066451142">
                <text:p>0.000464048066451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000448417524803518">
                <text:p>0.000448417524803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00043170614940209">
                <text:p>0.00043170614940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000410488041552527">
                <text:p>0.000410488041552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000426953917458378">
                <text:p>0.0004269539174583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000428771880415298">
                <text:p>0.0004287718804152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00442160763373067">
                <text:p>0.0004421607633730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000443522680998285">
                <text:p>0.000443522680998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000468055233218365">
                <text:p>0.000468055233218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000457072889237224">
                <text:p>0.000457072889237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00044233450178126">
                <text:p>0.00044233450178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000471082204480808">
                <text:p>0.000471082204480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000490890366872917">
                <text:p>0.0004908903668729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000500264096770023">
                <text:p>0.000500264096770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000490183970819088">
                <text:p>0.000490183970819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000484610917064855">
                <text:p>0.000484610917064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000458769915821903">
                <text:p>0.000458769915821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000443075373118517">
                <text:p>0.000443075373118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000427361842876053">
                <text:p>0.000427361842876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000418051489195932">
                <text:p>0.000418051489195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000418466433585536">
                <text:p>0.000418466433585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00039351681721314">
                <text:p>0.0003935168172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00035965104834947">
                <text:p>0.0003596510483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000350012924498149">
                <text:p>0.000350012924498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000340827464817473">
                <text:p>0.000340827464817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000327966645376706">
                <text:p>0.000327966645376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000305111585348003">
                <text:p>0.000305111585348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000272613307395667">
                <text:p>0.000272613307395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000241513043988451">
                <text:p>0.000241513043988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000234747470334705">
                <text:p>0.000234747470334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000204823659930172">
                <text:p>0.000204823659930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000170820140052031">
                <text:p>0.000170820140052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000158977630865317">
                <text:p>0.0001589776308653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000130472634365163">
                <text:p>0.000130472634365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000104867962559782">
                <text:p>0.0001048679625597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0000800894950499349">
                <text:p>0.0000800894950499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0000654148358419985">
                <text:p>0.00006541483584199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0000662058149748127">
                <text:p>0.0000662058149748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0000730042073777995">
                <text:p>0.00007300420737779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0000603451094730681">
                <text:p>0.00006034510947306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0000579094943086845">
                <text:p>0.0000579094943086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0000502473241833305">
                <text:p>0.0000502473241833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0000476119015259389">
                <text:p>0.0000476119015259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0000520894518016246">
                <text:p>0.00005208945180162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0000528007507342981">
                <text:p>0.00005280075073429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0000498869008662002">
                <text:p>0.0000498869008662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0000512679701180557">
                <text:p>0.0000512679701180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0000548841981396697">
                <text:p>0.0000548841981396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000046082970729611">
                <text:p>0.000046082970729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0000419933917195043">
                <text:p>0.0000419933917195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0000465684867806495">
                <text:p>0.0000465684867806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0000510398700906938">
                <text:p>0.0000510398700906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0000470166839423324">
                <text:p>0.0000470166839423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0000479321139467145">
                <text:p>0.0000479321139467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0000503898540659697">
                <text:p>0.0000503898540659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0000563942010380446">
                <text:p>0.00005639420103804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0000641820796583825">
                <text:p>0.0000641820796583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0000562264213945382">
                <text:p>0.0000562264213945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0000522237678406008">
                <text:p>0.0000522237678406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0000500540415405076">
                <text:p>0.0000500540415405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000056438513554299">
                <text:p>0.000056438513554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0000555817247894177">
                <text:p>0.0000555817247894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0000539548827099286">
                <text:p>0.0000539548827099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0000517411313283097">
                <text:p>0.0000517411313283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0000468627585422224">
                <text:p>0.0000468627585422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0000478801098109471">
                <text:p>0.00004788010981094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0000387028029213453">
                <text:p>0.0000387028029213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0000385277835539062">
                <text:p>0.00003852778355390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0000453130740017393">
                <text:p>0.0000453130740017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0000436877099230088">
                <text:p>0.00004368770992300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0000317498291913867">
                <text:p>0.00003174982919138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0000327283743422422">
                <text:p>0.0000327283743422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0000374686702942064">
                <text:p>0.0000374686702942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0000326991697373068">
                <text:p>0.00003269916973730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000032878300254599">
                <text:p>0.000032878300254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0000241480249938483">
                <text:p>0.0000241480249938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000026169115005572">
                <text:p>0.000026169115005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0000270552569269816">
                <text:p>0.00002705525692698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0000335838560027576">
                <text:p>0.00003358385600275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0000453468856962595">
                <text:p>0.0000453468856962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0000460967640463708">
                <text:p>0.00004609676404637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0000426476371784114">
                <text:p>0.0000426476371784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0000446284771579446">
                <text:p>0.00004462847715794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0000485370745055619">
                <text:p>0.0000485370745055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0000483009850425705">
                <text:p>0.00004830098504257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0000564834575130425">
                <text:p>0.0000564834575130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0000545130129694898">
                <text:p>0.0000545130129694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0000583472787859261">
                <text:p>0.00005834727878592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00004916323322354">
                <text:p>0.00004916323322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0000357722780982667">
                <text:p>0.0000357722780982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0000351334678571325">
                <text:p>0.0000351334678571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0000435352868535998">
                <text:p>0.0000435352868535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0000366579009079214">
                <text:p>0.00003665790090792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0000359788243915094">
                <text:p>0.00003597882439150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0000397350002753278">
                <text:p>0.00003973500027532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000032248832493425">
                <text:p>0.0000322488324934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0000373820595091847">
                <text:p>0.00003738205950918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00003318337992127">
                <text:p>0.00003318337992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0000301691510132648">
                <text:p>0.00003016915101326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000030173147622376">
                <text:p>0.000030173147622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000037343482731195">
                <text:p>0.000037343482731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0000336728147489729">
                <text:p>0.00003367281474897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0000388944680707115">
                <text:p>0.0000388944680707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0000409506155377878">
                <text:p>0.00004095061553778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0000410938264251345">
                <text:p>0.00004109382642513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0000417030793043189">
                <text:p>0.0000417030793043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0000386725046205045">
                <text:p>0.0000386725046205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0000433829457340375">
                <text:p>0.0000433829457340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0000405552600019546">
                <text:p>0.00004055526000195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0000474387082237837">
                <text:p>0.0000474387082237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0000428982286308048">
                <text:p>0.00004289822863080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0000371711399448445">
                <text:p>0.0000371711399448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0000376857641471583">
                <text:p>0.0000376857641471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0000399882039997332">
                <text:p>0.0000399882039997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0000442915418672997">
                <text:p>0.00004429154186729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0000508814002945045">
                <text:p>0.0000508814002945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0000498885524692024">
                <text:p>0.0000498885524692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0000509262758599607">
                <text:p>0.00005092627585996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0000496295653658979">
                <text:p>0.0000496295653658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0000475778458691199">
                <text:p>0.00004757784586911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0000438866238517284">
                <text:p>0.00004388662385172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0000438262199342323">
                <text:p>0.00004382621993423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0000470159632875847">
                <text:p>0.00004701596328758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0000389787652167735">
                <text:p>0.0000389787652167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0000375484057377682">
                <text:p>0.00003754840573776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0000371696388656815">
                <text:p>0.0000371696388656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0000402573047462874">
                <text:p>0.00004025730474628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0000340014873157969">
                <text:p>0.0000340014873157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0000357943387474014">
                <text:p>0.0000357943387474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0000309636245356033">
                <text:p>0.0000309636245356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000035739896956609">
                <text:p>0.000035739896956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0000386149840619169">
                <text:p>0.00003861498406191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0000349742454901926">
                <text:p>0.0000349742454901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0000392712584303121">
                <text:p>0.00003927125843031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0000324932458407748">
                <text:p>0.0000324932458407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0000256076714276833">
                <text:p>0.00002560767142768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0000268892419381327">
                <text:p>0.00002688924193813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0000270852182540735">
                <text:p>0.0000270852182540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0000265442902535044">
                <text:p>0.00002654429025350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00002652117495398">
                <text:p>0.000026521174953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000027838952146837">
                <text:p>0.0000278389521468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0000325011853858748">
                <text:p>0.0000325011853858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0000280087660431548">
                <text:p>0.00002800876604315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0000254681706322063">
                <text:p>0.00002546817063220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0000301428436720225">
                <text:p>0.00003014284367202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0000293296667188555">
                <text:p>0.00002932966671885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0000235964721088307">
                <text:p>0.0000235964721088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0000308052918568498">
                <text:p>0.00003080529185684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0000333599935547674">
                <text:p>0.00003335999355476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0000391665147272464">
                <text:p>0.0000391665147272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0000331094834048019">
                <text:p>0.00003310948340480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0000292841806115647">
                <text:p>0.00002928418061156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0000332296931678435">
                <text:p>0.00003322969316784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0000431071503884886">
                <text:p>0.0000431071503884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0000391652063929605">
                <text:p>0.00003916520639296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0000399311091367797">
                <text:p>0.00003993110913677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0000401228891358995">
                <text:p>0.00004012288913589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0000361104789893953">
                <text:p>0.0000361104789893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0000360462329486994">
                <text:p>0.00003604623294869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0000377265654062717">
                <text:p>0.00003772656540627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0000408052177406679">
                <text:p>0.00004080521774066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0000437308760500744">
                <text:p>0.00004373087605007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0000397355532292826">
                <text:p>0.00003973555322928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0.0000288679060446896">
                <text:p>0.0000288679060446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0.0000328643332749448">
                <text:p>0.00003286433327494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0.0000361071134379083">
                <text:p>0.00003610711343790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0.0000425866250280307">
                <text:p>0.00004258662502803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0.0000391158526136961">
                <text:p>0.00003911585261369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0.0000413665319025363">
                <text:p>0.00004136653190253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0.0000396965506666106">
                <text:p>0.0000396965506666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0.000038928744327905">
                <text:p>0.0000389287443279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0.0000436796853223093">
                <text:p>0.00004367968532230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0.0000433216500770198">
                <text:p>0.0000433216500770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0.0000426599640149113">
                <text:p>0.00004265996401491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0.0000382980214477234">
                <text:p>0.00003829802144772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0.0000364715228775047">
                <text:p>0.00003647152287750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0.0000400685633977286">
                <text:p>0.0000400685633977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0.0000440353694096981">
                <text:p>0.00004403536940969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0.0000392755627325611">
                <text:p>0.0000392755627325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0.0000367078303530579">
                <text:p>0.00003670783035305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0.0000367391498957965">
                <text:p>0.00003673914989579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0.000033203391517455">
                <text:p>0.000033203391517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0.0000373829227447946">
                <text:p>0.00003738292274479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0.0000374871293573525">
                <text:p>0.00003748712935735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0.0000460002863493874">
                <text:p>0.00004600028634938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0.0000518366701533162">
                <text:p>0.00005183667015331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0.0000483611883907896">
                <text:p>0.0000483611883907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0.0000444503285988879">
                <text:p>0.00004445032859888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0.0000439713364042339">
                <text:p>0.0000439713364042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0.0000474265135313483">
                <text:p>0.00004742651353134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0.0000467690302261902">
                <text:p>0.00004676903022619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0.0000416901255567737">
                <text:p>0.0000416901255567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0.0000364646830127961">
                <text:p>0.00003646468301279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0.0000370766089294242">
                <text:p>0.0000370766089294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0.0000336251793528852">
                <text:p>0.00003362517935288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0.0000258148723094277">
                <text:p>0.0000258148723094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0.0000247919383145278">
                <text:p>0.00002479193831452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0.0000322489000029542">
                <text:p>0.00003224890000295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0.0000336798628374978">
                <text:p>0.00003367986283749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0.0000403454829054716">
                <text:p>0.0000403454829054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0.0000396947428975652">
                <text:p>0.00003969474289756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0.0000413414186409435">
                <text:p>0.00004134141864094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0.0000493576097927174">
                <text:p>0.00004935760979271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0.0000489229828766903">
                <text:p>0.00004892298287669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0.000044222114541189">
                <text:p>0.0000442221145411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0.0000512505543699221">
                <text:p>0.00005125055436992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0.0000455613341607543">
                <text:p>0.0000455613341607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0.0000382556217513679">
                <text:p>0.00003825562175136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0.0000385426778833314">
                <text:p>0.00003854267788333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0.0000280705644943442">
                <text:p>0.00002807056449434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0.0000406337988682036">
                <text:p>0.00004063379886820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0.0000400363147904794">
                <text:p>0.00004003631479047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0.0000337344009578216">
                <text:p>0.00003373440095782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0.0000489845766546381">
                <text:p>0.00004898457665463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0.0000482610882037964">
                <text:p>0.00004826108820379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0.0000450126517195391">
                <text:p>0.00004501265171953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0.0000489290749269186">
                <text:p>0.00004892907492691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0.0000517397549968942">
                <text:p>0.00005173975499689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0.0000507616511226865">
                <text:p>0.00005076165112268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0.0000480834041960317">
                <text:p>0.00004808340419603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0.0000346491447636692">
                <text:p>0.00003464914476366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0.0000350269667559565">
                <text:p>0.00003502696675595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0.0000400651847955748">
                <text:p>0.00004006518479557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0.0000283894999333736">
                <text:p>0.00002838949993337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0.0000317362371027309">
                <text:p>0.00003173623710273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0.0000282663891295373">
                <text:p>0.0000282663891295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0.0000251566984405166">
                <text:p>0.00002515669844051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0.0000297540962355442">
                <text:p>0.00002975409623554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0.0000283687861729814">
                <text:p>0.00002836878617298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0.0000335314414830238">
                <text:p>0.00003353144148302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0.000037131533421729">
                <text:p>0.0000371315334217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0.0000466043729514766">
                <text:p>0.00004660437295147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0.0000415079734995679">
                <text:p>0.00004150797349956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0.0000407506440437529">
                <text:p>0.00004075064404375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0.000048322936343696">
                <text:p>0.000048322936343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0.0000504616376177575">
                <text:p>0.00005046163761775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0.0000555377167341464">
                <text:p>0.00005553771673414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0.000049521411891649">
                <text:p>0.0000495214118916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0.0000499410989016463">
                <text:p>0.0000499410989016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0.0000460233289016503">
                <text:p>0.00004602332890165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0.000042245429456675">
                <text:p>0.0000422454294566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0.0000359842959455572">
                <text:p>0.0000359842959455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0.0000343952488248238">
                <text:p>0.0000343952488248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0.0000322958870578237">
                <text:p>0.00003229588705782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0.0000234888147151029">
                <text:p>0.00002348881471510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0.0000306885244551589">
                <text:p>0.00003068852445515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0.0000262793856271607">
                <text:p>0.0000262793856271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0.0000327294373394239">
                <text:p>0.00003272943733942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0.0000335665552002295">
                <text:p>0.00003356655520022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0.0000331815648137266">
                <text:p>0.00003318156481372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0.000035018336429855">
                <text:p>0.0000350183364298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0.0000359258559771315">
                <text:p>0.00003592585597713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0.0000378028883667022">
                <text:p>0.0000378028883667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0.0000367307564351324">
                <text:p>0.0000367307564351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0.0000351965670221127">
                <text:p>0.00003519656702211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0.0000253374543923007">
                <text:p>0.00002533745439230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0.0000313697220913297">
                <text:p>0.00003136972209132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0.0000283377967799816">
                <text:p>0.00002833779677998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0.0000270790299240855">
                <text:p>0.00002707902992408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0.0000260278337692038">
                <text:p>0.00002602783376920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0.0000264076895274479">
                <text:p>0.00002640768952744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0.0000289391251437291">
                <text:p>0.00002893912514372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0.0000270568189151766">
                <text:p>0.00002705681891517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0.0000286577585706534">
                <text:p>0.00002865775857065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0.0000329446163831432">
                <text:p>0.00003294461638314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0.0000346538036583365">
                <text:p>0.00003465380365833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0.000031379302587079">
                <text:p>0.0000313793025870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0.0000275891384443135">
                <text:p>0.00002758913844431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0.0000300558232240614">
                <text:p>0.00003005582322406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0.0000299215132454327">
                <text:p>0.0000299215132454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0.0000298045044863961">
                <text:p>0.00002980450448639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0.0000188644300435624">
                <text:p>0.00001886443004356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0.0000194247004582514">
                <text:p>0.00001942470045825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0.000023768369651754">
                <text:p>0.000023768369651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0.0000231686270266228">
                <text:p>0.00002316862702662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0.0000249766983931399">
                <text:p>0.00002497669839313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0.0000286915474574189">
                <text:p>0.00002869154745741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0.0000340254875518409">
                <text:p>0.0000340254875518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0.0000320519764548565">
                <text:p>0.00003205197645485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0.0000333744801631783">
                <text:p>0.00003337448016317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0.000031562855607827">
                <text:p>0.0000315628556078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0.0000338306039664251">
                <text:p>0.00003383060396642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0.0000343136567132798">
                <text:p>0.00003431365671327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0.0000283980505386496">
                <text:p>0.0000283980505386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0.0000291621011550319">
                <text:p>0.0000291621011550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0.0000277793246591773">
                <text:p>0.00002777932465917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0.0000242097950347991">
                <text:p>0.0000242097950347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0.0000176690328297769">
                <text:p>0.00001766903282977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0.0000317836504527077">
                <text:p>0.00003178365045270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0.0000304421365510495">
                <text:p>0.00003044213655104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0.0000304316116452562">
                <text:p>0.00003043161164525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0.0000295873706360176">
                <text:p>0.00002958737063601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0.0000304547021907648">
                <text:p>0.00003045470219076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0.0000346974727720831">
                <text:p>0.00003469747277208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0.0000296094522267164">
                <text:p>0.00002960945222671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0.0000375845595531867">
                <text:p>0.00003758455955318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0.0000426658280673763">
                <text:p>0.0000426658280673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0.0000433687972091091">
                <text:p>0.00004336879720910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0.0000337572518304943">
                <text:p>0.00003375725183049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0.0000339063036667775">
                <text:p>0.00003390630366677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0.0000403138533736944">
                <text:p>0.00004031385337369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0.0000455606790109297">
                <text:p>0.00004556067901092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0.0000442028450968946">
                <text:p>0.00004420284509689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0.0000413551597065818">
                <text:p>0.00004135515970658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0.0000431598532436585">
                <text:p>0.00004315985324365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0.0000351964503339253">
                <text:p>0.0000351964503339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0.0000269562525824465">
                <text:p>0.00002695625258244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0.000028966114233881">
                <text:p>0.0000289661142338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0.0000238539890415853">
                <text:p>0.00002385398904158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0.0000237799201154932">
                <text:p>0.00002377992011549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0.0000170617956203526">
                <text:p>0.00001706179562035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0.000016369601807366">
                <text:p>0.0000163696018073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0.0000279290075235962">
                <text:p>0.00002792900752359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0.0000287615384460632">
                <text:p>0.00002876153844606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0.000026922747138664">
                <text:p>0.0000269227471386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0.0000251824008842665">
                <text:p>0.00002518240088426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0.0000388278619961423">
                <text:p>0.00003882786199614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0.0000409044553237532">
                <text:p>0.00004090445532375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0.0000413402330882962">
                <text:p>0.00004134023308829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0.0000413220922508504">
                <text:p>0.00004132209225085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0.0000449388800759269">
                <text:p>0.0000449388800759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0.0000488358683615805">
                <text:p>0.00004883586836158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0.0000407387289560341">
                <text:p>0.00004073872895603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0.0000393141172997519">
                <text:p>0.0000393141172997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0.0000400378701740222">
                <text:p>0.00004003787017402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0.0000424839917197815">
                <text:p>0.00004248399171978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0.000029307579953831">
                <text:p>0.0000293075799538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0.0000245718785461278">
                <text:p>0.00002457187854612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0.000027628056523444">
                <text:p>0.0000276280565234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0.0000275970742319195">
                <text:p>0.0000275970742319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0.0000241012256267368">
                <text:p>0.00002410122562673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0.0000169027218995483">
                <text:p>0.00001690272189954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0.000018400883897694">
                <text:p>0.0000184008838976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0.0000191687783475881">
                <text:p>0.00001916877834758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0.0000240534401784605">
                <text:p>0.00002405344017846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0.0000212544800439231">
                <text:p>0.00002125448004392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0.0000253445352922787">
                <text:p>0.00002534453529227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0.0000275423356885582">
                <text:p>0.00002754233568855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0.0000255830894738969">
                <text:p>0.00002558308947389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0.000030908000599795">
                <text:p>0.0000309080005997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0.0000361969771174514">
                <text:p>0.00003619697711745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0.000033504034993714">
                <text:p>0.0000335040349937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0.0000301140258842822">
                <text:p>0.00003011402588428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0.0000387633809505104">
                <text:p>0.0000387633809505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0.0000371464707061648">
                <text:p>0.00003714647070616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0.0000377889095872113">
                <text:p>0.00003778890958721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0.0000348576799790733">
                <text:p>0.00003485767997907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0.000032607750328995">
                <text:p>0.0000326077503289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0.0000376754715073769">
                <text:p>0.00003767547150737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0.0000382797475429054">
                <text:p>0.00003827974754290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0.0000328743105211749">
                <text:p>0.00003287431052117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0.0000329059415606927">
                <text:p>0.00003290594156069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0.0000383202960660443">
                <text:p>0.00003832029606604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0.0000280677034846668">
                <text:p>0.00002806770348466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0.0000254141638625681">
                <text:p>0.00002541416386256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0.0000272958419286474">
                <text:p>0.00002729584192864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0.000027424400839543">
                <text:p>0.0000274244008395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0.0000290827615090447">
                <text:p>0.0000290827615090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0.0000239726668722436">
                <text:p>0.00002397266687224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0.0000240173754033618">
                <text:p>0.00002401737540336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0.0000255629123827721">
                <text:p>0.00002556291238277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0.0000257792312026783">
                <text:p>0.0000257792312026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2.19cm" svg:y="3.705cm" style:legend-expansion="high" chart:style-name="ch2"/>
        <chart:plot-area chart:style-name="ch3" table:cell-range-address="stats.A1:stats.A401 stats.N1:stats.P401" chart:data-source-has-labels="row" svg:x="0.835cm" svg:y="0.18cm" svg:width="11.035cm" svg:height="8.643cm">
          <chartooo:coordinate-region svg:x="1.562cm" svg:y="0.379cm" svg:width="9.936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N2:stats.N401" chart:label-cell-address="stats.N1:stats.N1" chart:class="chart:scatter">
            <chart:domain table:cell-range-address="stats.A2:stats.A401"/>
            <chart:data-point chart:repeated="400"/>
          </chart:series>
          <chart:series chart:style-name="ch7" chart:values-cell-range-address="stats.O2:stats.O401" chart:label-cell-address="stats.O1:stats.O1" chart:class="chart:scatter">
            <chart:data-point chart:repeated="400"/>
          </chart:series>
          <chart:series chart:style-name="ch8" chart:values-cell-range-address="stats.P2:stats.P401" chart:label-cell-address="stats.P1:stats.P1" chart:class="chart:scatte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_r_mean</text:p>
                <draw:g>
                  <svg:desc>stats.N1:stats.N1</svg:desc>
                </draw:g>
              </table:table-cell>
              <table:table-cell office:value-type="string">
                <text:p>test_opt_mean</text:p>
                <draw:g>
                  <svg:desc>stats.O1:stats.O1</svg:desc>
                </draw:g>
              </table:table-cell>
              <table:table-cell office:value-type="string">
                <text:p>test_opt2_mean</text:p>
                <draw:g>
                  <svg:desc>stats.P1:stat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401</svg:desc>
                </draw:g>
              </table:table-cell>
              <table:table-cell office:value-type="float" office:value="0.240625">
                <text:p>0.240625</text:p>
                <draw:g>
                  <svg:desc>stats.N2:stats.N401</svg:desc>
                </draw:g>
              </table:table-cell>
              <table:table-cell office:value-type="float" office:value="0.4">
                <text:p>0.4</text:p>
                <draw:g>
                  <svg:desc>stats.O2:stats.O401</svg:desc>
                </draw:g>
              </table:table-cell>
              <table:table-cell office:value-type="float" office:value="0.740625">
                <text:p>0.740625</text:p>
                <draw:g>
                  <svg:desc>stats.P2:stats.P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28125">
                <text:p>0.228125</text:p>
              </table:table-cell>
              <table:table-cell office:value-type="float" office:value="0.3953125">
                <text:p>0.395312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748958333333333">
                <text:p>0.7489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1640625">
                <text:p>0.21640625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7484375">
                <text:p>0.74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234375">
                <text:p>0.234375</text:p>
              </table:table-cell>
              <table:table-cell office:value-type="float" office:value="0.37625">
                <text:p>0.376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250520833333333">
                <text:p>0.250520833333333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0.752604166666667">
                <text:p>0.752604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266964285714286">
                <text:p>0.266964285714286</text:p>
              </table:table-cell>
              <table:table-cell office:value-type="float" office:value="0.379464285714286">
                <text:p>0.379464285714286</text:p>
              </table:table-cell>
              <table:table-cell office:value-type="float" office:value="0.755803571428571">
                <text:p>0.755803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66015625">
                <text:p>0.266015625</text:p>
              </table:table-cell>
              <table:table-cell office:value-type="float" office:value="0.383984375">
                <text:p>0.383984375</text:p>
              </table:table-cell>
              <table:table-cell office:value-type="float" office:value="0.762109375">
                <text:p>0.7621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271875">
                <text:p>0.271875</text:p>
              </table:table-cell>
              <table:table-cell office:value-type="float" office:value="0.384027777777778">
                <text:p>0.384027777777778</text:p>
              </table:table-cell>
              <table:table-cell office:value-type="float" office:value="0.760069444444444">
                <text:p>0.760069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2825">
                <text:p>0.282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7603125">
                <text:p>0.76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30375">
                <text:p>0.30375</text:p>
              </table:table-cell>
              <table:table-cell office:value-type="float" office:value="0.37875">
                <text:p>0.37875</text:p>
              </table:table-cell>
              <table:table-cell office:value-type="float" office:value="0.7646875">
                <text:p>0.76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334375">
                <text:p>0.3343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7621875">
                <text:p>0.762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3728125">
                <text:p>0.3728125</text:p>
              </table:table-cell>
              <table:table-cell office:value-type="float" office:value="0.380625">
                <text:p>0.380625</text:p>
              </table:table-cell>
              <table:table-cell office:value-type="float" office:value="0.7646875">
                <text:p>0.76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3903125">
                <text:p>0.3903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4028125">
                <text:p>0.4028125</text:p>
              </table:table-cell>
              <table:table-cell office:value-type="float" office:value="0.3859375">
                <text:p>0.3859375</text:p>
              </table:table-cell>
              <table:table-cell office:value-type="float" office:value="0.7640625">
                <text:p>0.7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413125">
                <text:p>0.413125</text:p>
              </table:table-cell>
              <table:table-cell office:value-type="float" office:value="0.386875">
                <text:p>0.386875</text:p>
              </table:table-cell>
              <table:table-cell office:value-type="float" office:value="0.76375">
                <text:p>0.76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415">
                <text:p>0.41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61875">
                <text:p>0.76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43">
                <text:p>0.43</text:p>
              </table:table-cell>
              <table:table-cell office:value-type="float" office:value="0.375625">
                <text:p>0.375625</text:p>
              </table:table-cell>
              <table:table-cell office:value-type="float" office:value="0.7546875">
                <text:p>0.75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44">
                <text:p>0.44</text:p>
              </table:table-cell>
              <table:table-cell office:value-type="float" office:value="0.3775">
                <text:p>0.377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44625">
                <text:p>0.44625</text:p>
              </table:table-cell>
              <table:table-cell office:value-type="float" office:value="0.3825">
                <text:p>0.382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453125">
                <text:p>0.45312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50625">
                <text:p>0.75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4328125">
                <text:p>0.43281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0625">
                <text:p>0.75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42375">
                <text:p>0.42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42625">
                <text:p>0.42625</text:p>
              </table:table-cell>
              <table:table-cell office:value-type="float" office:value="0.3725">
                <text:p>0.372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42625">
                <text:p>0.42625</text:p>
              </table:table-cell>
              <table:table-cell office:value-type="float" office:value="0.374375">
                <text:p>0.374375</text:p>
              </table:table-cell>
              <table:table-cell office:value-type="float" office:value="0.748125">
                <text:p>0.74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4184375">
                <text:p>0.418437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431875">
                <text:p>0.43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74125">
                <text:p>0.74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4278125">
                <text:p>0.4278125</text:p>
              </table:table-cell>
              <table:table-cell office:value-type="float" office:value="0.37625">
                <text:p>0.37625</text:p>
              </table:table-cell>
              <table:table-cell office:value-type="float" office:value="0.7403125">
                <text:p>0.74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4140625">
                <text:p>0.414062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41">
                <text:p>0.41</text:p>
              </table:table-cell>
              <table:table-cell office:value-type="float" office:value="0.3728125">
                <text:p>0.372812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4090625">
                <text:p>0.4090625</text:p>
              </table:table-cell>
              <table:table-cell office:value-type="float" office:value="0.37625">
                <text:p>0.37625</text:p>
              </table:table-cell>
              <table:table-cell office:value-type="float" office:value="0.7503125">
                <text:p>0.75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41625">
                <text:p>0.4162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4146875">
                <text:p>0.4146875</text:p>
              </table:table-cell>
              <table:table-cell office:value-type="float" office:value="0.385">
                <text:p>0.385</text:p>
              </table:table-cell>
              <table:table-cell office:value-type="float" office:value="0.7559375">
                <text:p>0.755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4134375">
                <text:p>0.4134375</text:p>
              </table:table-cell>
              <table:table-cell office:value-type="float" office:value="0.3825">
                <text:p>0.3825</text:p>
              </table:table-cell>
              <table:table-cell office:value-type="float" office:value="0.758125">
                <text:p>0.75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4271875">
                <text:p>0.427187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7571875">
                <text:p>0.757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4440625">
                <text:p>0.4440625</text:p>
              </table:table-cell>
              <table:table-cell office:value-type="float" office:value="0.3740625">
                <text:p>0.3740625</text:p>
              </table:table-cell>
              <table:table-cell office:value-type="float" office:value="0.7559375">
                <text:p>0.75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4490625">
                <text:p>0.4490625</text:p>
              </table:table-cell>
              <table:table-cell office:value-type="float" office:value="0.37125">
                <text:p>0.37125</text:p>
              </table:table-cell>
              <table:table-cell office:value-type="float" office:value="0.7615625">
                <text:p>0.761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4603125">
                <text:p>0.460312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4871875">
                <text:p>0.4871875</text:p>
              </table:table-cell>
              <table:table-cell office:value-type="float" office:value="0.37625">
                <text:p>0.37625</text:p>
              </table:table-cell>
              <table:table-cell office:value-type="float" office:value="0.7628125">
                <text:p>0.762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4965625">
                <text:p>0.496562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7553125">
                <text:p>0.75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495625">
                <text:p>0.495625</text:p>
              </table:table-cell>
              <table:table-cell office:value-type="float" office:value="0.3675">
                <text:p>0.367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5025">
                <text:p>0.5025</text:p>
              </table:table-cell>
              <table:table-cell office:value-type="float" office:value="0.3584375">
                <text:p>0.358437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5109375">
                <text:p>0.5109375</text:p>
              </table:table-cell>
              <table:table-cell office:value-type="float" office:value="0.3546875">
                <text:p>0.354687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516875">
                <text:p>0.516875</text:p>
              </table:table-cell>
              <table:table-cell office:value-type="float" office:value="0.3615625">
                <text:p>0.36156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515">
                <text:p>0.51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514375">
                <text:p>0.514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743125">
                <text:p>0.74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505">
                <text:p>0.505</text:p>
              </table:table-cell>
              <table:table-cell office:value-type="float" office:value="0.366875">
                <text:p>0.366875</text:p>
              </table:table-cell>
              <table:table-cell office:value-type="float" office:value="0.7428125">
                <text:p>0.742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5084375">
                <text:p>0.5084375</text:p>
              </table:table-cell>
              <table:table-cell office:value-type="float" office:value="0.36875">
                <text:p>0.3687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5015625">
                <text:p>0.501562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7359375">
                <text:p>0.7359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5109375">
                <text:p>0.5109375</text:p>
              </table:table-cell>
              <table:table-cell office:value-type="float" office:value="0.36">
                <text:p>0.36</text:p>
              </table:table-cell>
              <table:table-cell office:value-type="float" office:value="0.73875">
                <text:p>0.73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5165625">
                <text:p>0.5165625</text:p>
              </table:table-cell>
              <table:table-cell office:value-type="float" office:value="0.3640625">
                <text:p>0.364062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5309375">
                <text:p>0.530937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5475">
                <text:p>0.5475</text:p>
              </table:table-cell>
              <table:table-cell office:value-type="float" office:value="0.3740625">
                <text:p>0.37406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555625">
                <text:p>0.555625</text:p>
              </table:table-cell>
              <table:table-cell office:value-type="float" office:value="0.36875">
                <text:p>0.36875</text:p>
              </table:table-cell>
              <table:table-cell office:value-type="float" office:value="0.7409375">
                <text:p>0.74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5534375">
                <text:p>0.5534375</text:p>
              </table:table-cell>
              <table:table-cell office:value-type="float" office:value="0.36625">
                <text:p>0.3662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556875">
                <text:p>0.55687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7471875">
                <text:p>0.74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58125">
                <text:p>0.58125</text:p>
              </table:table-cell>
              <table:table-cell office:value-type="float" office:value="0.37375">
                <text:p>0.3737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596875">
                <text:p>0.596875</text:p>
              </table:table-cell>
              <table:table-cell office:value-type="float" office:value="0.379375">
                <text:p>0.379375</text:p>
              </table:table-cell>
              <table:table-cell office:value-type="float" office:value="0.7484375">
                <text:p>0.7484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6190625">
                <text:p>0.6190625</text:p>
              </table:table-cell>
              <table:table-cell office:value-type="float" office:value="0.3853125">
                <text:p>0.3853125</text:p>
              </table:table-cell>
              <table:table-cell office:value-type="float" office:value="0.75375">
                <text:p>0.75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6296875">
                <text:p>0.6296875</text:p>
              </table:table-cell>
              <table:table-cell office:value-type="float" office:value="0.3859375">
                <text:p>0.3859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6321875">
                <text:p>0.6321875</text:p>
              </table:table-cell>
              <table:table-cell office:value-type="float" office:value="0.385">
                <text:p>0.38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6334375">
                <text:p>0.6334375</text:p>
              </table:table-cell>
              <table:table-cell office:value-type="float" office:value="0.3853125">
                <text:p>0.3853125</text:p>
              </table:table-cell>
              <table:table-cell office:value-type="float" office:value="0.75375">
                <text:p>0.75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6253125">
                <text:p>0.625312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62875">
                <text:p>0.6287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7528125">
                <text:p>0.752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6415625">
                <text:p>0.6415625</text:p>
              </table:table-cell>
              <table:table-cell office:value-type="float" office:value="0.3878125">
                <text:p>0.3878125</text:p>
              </table:table-cell>
              <table:table-cell office:value-type="float" office:value="0.751875">
                <text:p>0.75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645625">
                <text:p>0.64562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6303125">
                <text:p>0.6303125</text:p>
              </table:table-cell>
              <table:table-cell office:value-type="float" office:value="0.3878125">
                <text:p>0.3878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624375">
                <text:p>0.62437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61875">
                <text:p>0.618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61375">
                <text:p>0.61375</text:p>
              </table:table-cell>
              <table:table-cell office:value-type="float" office:value="0.379375">
                <text:p>0.37937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62375">
                <text:p>0.623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6290625">
                <text:p>0.629062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6334375">
                <text:p>0.6334375</text:p>
              </table:table-cell>
              <table:table-cell office:value-type="float" office:value="0.3834375">
                <text:p>0.3834375</text:p>
              </table:table-cell>
              <table:table-cell office:value-type="float" office:value="0.74125">
                <text:p>0.74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6296875">
                <text:p>0.62968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390625">
                <text:p>0.7390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6228125">
                <text:p>0.622812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63375">
                <text:p>0.633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6434375">
                <text:p>0.64343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41875">
                <text:p>0.74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6428125">
                <text:p>0.6428125</text:p>
              </table:table-cell>
              <table:table-cell office:value-type="float" office:value="0.3775">
                <text:p>0.377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6409375">
                <text:p>0.6409375</text:p>
              </table:table-cell>
              <table:table-cell office:value-type="float" office:value="0.37875">
                <text:p>0.37875</text:p>
              </table:table-cell>
              <table:table-cell office:value-type="float" office:value="0.751875">
                <text:p>0.75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6303125">
                <text:p>0.6303125</text:p>
              </table:table-cell>
              <table:table-cell office:value-type="float" office:value="0.38375">
                <text:p>0.38375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635625">
                <text:p>0.635625</text:p>
              </table:table-cell>
              <table:table-cell office:value-type="float" office:value="0.38375">
                <text:p>0.383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6321875">
                <text:p>0.6321875</text:p>
              </table:table-cell>
              <table:table-cell office:value-type="float" office:value="0.38125">
                <text:p>0.38125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6365625">
                <text:p>0.636562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61875">
                <text:p>0.76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6428125">
                <text:p>0.6428125</text:p>
              </table:table-cell>
              <table:table-cell office:value-type="float" office:value="0.386875">
                <text:p>0.386875</text:p>
              </table:table-cell>
              <table:table-cell office:value-type="float" office:value="0.7671875">
                <text:p>0.767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65">
                <text:p>0.65</text:p>
              </table:table-cell>
              <table:table-cell office:value-type="float" office:value="0.388125">
                <text:p>0.388125</text:p>
              </table:table-cell>
              <table:table-cell office:value-type="float" office:value="0.7628125">
                <text:p>0.762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6428125">
                <text:p>0.6428125</text:p>
              </table:table-cell>
              <table:table-cell office:value-type="float" office:value="0.3896875">
                <text:p>0.3896875</text:p>
              </table:table-cell>
              <table:table-cell office:value-type="float" office:value="0.761875">
                <text:p>0.76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635625">
                <text:p>0.63562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75875">
                <text:p>0.75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6303125">
                <text:p>0.6303125</text:p>
              </table:table-cell>
              <table:table-cell office:value-type="float" office:value="0.3871875">
                <text:p>0.3871875</text:p>
              </table:table-cell>
              <table:table-cell office:value-type="float" office:value="0.756875">
                <text:p>0.756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625">
                <text:p>0.625</text:p>
              </table:table-cell>
              <table:table-cell office:value-type="float" office:value="0.3859375">
                <text:p>0.3859375</text:p>
              </table:table-cell>
              <table:table-cell office:value-type="float" office:value="0.7546875">
                <text:p>0.754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6371875">
                <text:p>0.6371875</text:p>
              </table:table-cell>
              <table:table-cell office:value-type="float" office:value="0.389375">
                <text:p>0.389375</text:p>
              </table:table-cell>
              <table:table-cell office:value-type="float" office:value="0.7540625">
                <text:p>0.754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62375">
                <text:p>0.62375</text:p>
              </table:table-cell>
              <table:table-cell office:value-type="float" office:value="0.385">
                <text:p>0.38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6196875">
                <text:p>0.619687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75375">
                <text:p>0.75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609375">
                <text:p>0.609375</text:p>
              </table:table-cell>
              <table:table-cell office:value-type="float" office:value="0.379375">
                <text:p>0.379375</text:p>
              </table:table-cell>
              <table:table-cell office:value-type="float" office:value="0.755625">
                <text:p>0.75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6034375">
                <text:p>0.6034375</text:p>
              </table:table-cell>
              <table:table-cell office:value-type="float" office:value="0.3775">
                <text:p>0.3775</text:p>
              </table:table-cell>
              <table:table-cell office:value-type="float" office:value="0.75875">
                <text:p>0.75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593125">
                <text:p>0.593125</text:p>
              </table:table-cell>
              <table:table-cell office:value-type="float" office:value="0.3659375">
                <text:p>0.3659375</text:p>
              </table:table-cell>
              <table:table-cell office:value-type="float" office:value="0.758125">
                <text:p>0.75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625">
                <text:p>0.3625</text:p>
              </table:table-cell>
              <table:table-cell office:value-type="float" office:value="0.7615625">
                <text:p>0.761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5940625">
                <text:p>0.5940625</text:p>
              </table:table-cell>
              <table:table-cell office:value-type="float" office:value="0.365">
                <text:p>0.365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5990625">
                <text:p>0.5990625</text:p>
              </table:table-cell>
              <table:table-cell office:value-type="float" office:value="0.365">
                <text:p>0.365</text:p>
              </table:table-cell>
              <table:table-cell office:value-type="float" office:value="0.760625">
                <text:p>0.76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6009375">
                <text:p>0.6009375</text:p>
              </table:table-cell>
              <table:table-cell office:value-type="float" office:value="0.3628125">
                <text:p>0.3628125</text:p>
              </table:table-cell>
              <table:table-cell office:value-type="float" office:value="0.7640625">
                <text:p>0.764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593125">
                <text:p>0.593125</text:p>
              </table:table-cell>
              <table:table-cell office:value-type="float" office:value="0.35375">
                <text:p>0.35375</text:p>
              </table:table-cell>
              <table:table-cell office:value-type="float" office:value="0.7578125">
                <text:p>0.757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5915625">
                <text:p>0.5915625</text:p>
              </table:table-cell>
              <table:table-cell office:value-type="float" office:value="0.3521875">
                <text:p>0.3521875</text:p>
              </table:table-cell>
              <table:table-cell office:value-type="float" office:value="0.7571875">
                <text:p>0.757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5865625">
                <text:p>0.5865625</text:p>
              </table:table-cell>
              <table:table-cell office:value-type="float" office:value="0.3546875">
                <text:p>0.3546875</text:p>
              </table:table-cell>
              <table:table-cell office:value-type="float" office:value="0.758125">
                <text:p>0.758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596875">
                <text:p>0.596875</text:p>
              </table:table-cell>
              <table:table-cell office:value-type="float" office:value="0.3559375">
                <text:p>0.3559375</text:p>
              </table:table-cell>
              <table:table-cell office:value-type="float" office:value="0.7534375">
                <text:p>0.7534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5975">
                <text:p>0.5975</text:p>
              </table:table-cell>
              <table:table-cell office:value-type="float" office:value="0.3571875">
                <text:p>0.3571875</text:p>
              </table:table-cell>
              <table:table-cell office:value-type="float" office:value="0.7490625">
                <text:p>0.74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6053125">
                <text:p>0.6053125</text:p>
              </table:table-cell>
              <table:table-cell office:value-type="float" office:value="0.3675">
                <text:p>0.3675</text:p>
              </table:table-cell>
              <table:table-cell office:value-type="float" office:value="0.751875">
                <text:p>0.75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600625">
                <text:p>0.600625</text:p>
              </table:table-cell>
              <table:table-cell office:value-type="float" office:value="0.36375">
                <text:p>0.36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5934375">
                <text:p>0.5934375</text:p>
              </table:table-cell>
              <table:table-cell office:value-type="float" office:value="0.3640625">
                <text:p>0.3640625</text:p>
              </table:table-cell>
              <table:table-cell office:value-type="float" office:value="0.7528125">
                <text:p>0.752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5940625">
                <text:p>0.5940625</text:p>
              </table:table-cell>
              <table:table-cell office:value-type="float" office:value="0.3625">
                <text:p>0.362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596875">
                <text:p>0.596875</text:p>
              </table:table-cell>
              <table:table-cell office:value-type="float" office:value="0.37">
                <text:p>0.37</text:p>
              </table:table-cell>
              <table:table-cell office:value-type="float" office:value="0.7459375">
                <text:p>0.7459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5965625">
                <text:p>0.596562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5978125">
                <text:p>0.5978125</text:p>
              </table:table-cell>
              <table:table-cell office:value-type="float" office:value="0.375625">
                <text:p>0.375625</text:p>
              </table:table-cell>
              <table:table-cell office:value-type="float" office:value="0.7503125">
                <text:p>0.75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60125">
                <text:p>0.60125</text:p>
              </table:table-cell>
              <table:table-cell office:value-type="float" office:value="0.375">
                <text:p>0.37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5984375">
                <text:p>0.59843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6046875">
                <text:p>0.60468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7459375">
                <text:p>0.745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6009375">
                <text:p>0.6009375</text:p>
              </table:table-cell>
              <table:table-cell office:value-type="float" office:value="0.379375">
                <text:p>0.37937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6021875">
                <text:p>0.602187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6059375">
                <text:p>0.6059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739375">
                <text:p>0.73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61375">
                <text:p>0.61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606875">
                <text:p>0.60687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606875">
                <text:p>0.606875</text:p>
              </table:table-cell>
              <table:table-cell office:value-type="float" office:value="0.363125">
                <text:p>0.363125</text:p>
              </table:table-cell>
              <table:table-cell office:value-type="float" office:value="0.7434375">
                <text:p>0.743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6009375">
                <text:p>0.6009375</text:p>
              </table:table-cell>
              <table:table-cell office:value-type="float" office:value="0.3571875">
                <text:p>0.3571875</text:p>
              </table:table-cell>
              <table:table-cell office:value-type="float" office:value="0.7378125">
                <text:p>0.7378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6071875">
                <text:p>0.6071875</text:p>
              </table:table-cell>
              <table:table-cell office:value-type="float" office:value="0.356875">
                <text:p>0.356875</text:p>
              </table:table-cell>
              <table:table-cell office:value-type="float" office:value="0.7434375">
                <text:p>0.743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604375">
                <text:p>0.604375</text:p>
              </table:table-cell>
              <table:table-cell office:value-type="float" office:value="0.358125">
                <text:p>0.35812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608125">
                <text:p>0.608125</text:p>
              </table:table-cell>
              <table:table-cell office:value-type="float" office:value="0.3559375">
                <text:p>0.355937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6165625">
                <text:p>0.6165625</text:p>
              </table:table-cell>
              <table:table-cell office:value-type="float" office:value="0.3546875">
                <text:p>0.3546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6265625">
                <text:p>0.6265625</text:p>
              </table:table-cell>
              <table:table-cell office:value-type="float" office:value="0.3578125">
                <text:p>0.35781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621875">
                <text:p>0.621875</text:p>
              </table:table-cell>
              <table:table-cell office:value-type="float" office:value="0.358125">
                <text:p>0.35812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6078125">
                <text:p>0.607812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6140625">
                <text:p>0.6140625</text:p>
              </table:table-cell>
              <table:table-cell office:value-type="float" office:value="0.3734375">
                <text:p>0.373437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6303125">
                <text:p>0.63031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51875">
                <text:p>0.751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64875">
                <text:p>0.64875</text:p>
              </table:table-cell>
              <table:table-cell office:value-type="float" office:value="0.38625">
                <text:p>0.3862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63875">
                <text:p>0.638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638125">
                <text:p>0.638125</text:p>
              </table:table-cell>
              <table:table-cell office:value-type="float" office:value="0.3775">
                <text:p>0.377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6196875">
                <text:p>0.6196875</text:p>
              </table:table-cell>
              <table:table-cell office:value-type="float" office:value="0.3684375">
                <text:p>0.3684375</text:p>
              </table:table-cell>
              <table:table-cell office:value-type="float" office:value="0.7428125">
                <text:p>0.74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609375">
                <text:p>0.60937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7384375">
                <text:p>0.738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6053125">
                <text:p>0.6053125</text:p>
              </table:table-cell>
              <table:table-cell office:value-type="float" office:value="0.369375">
                <text:p>0.369375</text:p>
              </table:table-cell>
              <table:table-cell office:value-type="float" office:value="0.736875">
                <text:p>0.73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6021875">
                <text:p>0.6021875</text:p>
              </table:table-cell>
              <table:table-cell office:value-type="float" office:value="0.3725">
                <text:p>0.3725</text:p>
              </table:table-cell>
              <table:table-cell office:value-type="float" office:value="0.73875">
                <text:p>0.73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6046875">
                <text:p>0.604687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73625">
                <text:p>0.73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60125">
                <text:p>0.60125</text:p>
              </table:table-cell>
              <table:table-cell office:value-type="float" office:value="0.3640625">
                <text:p>0.3640625</text:p>
              </table:table-cell>
              <table:table-cell office:value-type="float" office:value="0.7371875">
                <text:p>0.737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593125">
                <text:p>0.593125</text:p>
              </table:table-cell>
              <table:table-cell office:value-type="float" office:value="0.36625">
                <text:p>0.36625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576875">
                <text:p>0.576875</text:p>
              </table:table-cell>
              <table:table-cell office:value-type="float" office:value="0.365">
                <text:p>0.365</text:p>
              </table:table-cell>
              <table:table-cell office:value-type="float" office:value="0.7365625">
                <text:p>0.736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74375">
                <text:p>0.374375</text:p>
              </table:table-cell>
              <table:table-cell office:value-type="float" office:value="0.74125">
                <text:p>0.74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5834375">
                <text:p>0.583437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5903125">
                <text:p>0.5903125</text:p>
              </table:table-cell>
              <table:table-cell office:value-type="float" office:value="0.38">
                <text:p>0.38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5890625">
                <text:p>0.58906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03125">
                <text:p>0.75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5925">
                <text:p>0.59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59375">
                <text:p>0.755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6034375">
                <text:p>0.6034375</text:p>
              </table:table-cell>
              <table:table-cell office:value-type="float" office:value="0.374375">
                <text:p>0.374375</text:p>
              </table:table-cell>
              <table:table-cell office:value-type="float" office:value="0.7553125">
                <text:p>0.75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615">
                <text:p>0.61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6875">
                <text:p>0.36875</text:p>
              </table:table-cell>
              <table:table-cell office:value-type="float" office:value="0.7484375">
                <text:p>0.7484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6109375">
                <text:p>0.6109375</text:p>
              </table:table-cell>
              <table:table-cell office:value-type="float" office:value="0.365">
                <text:p>0.36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620625">
                <text:p>0.6206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7559375">
                <text:p>0.7559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6225">
                <text:p>0.62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6309375">
                <text:p>0.63093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74875">
                <text:p>0.74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6396875">
                <text:p>0.63968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6496875">
                <text:p>0.6496875</text:p>
              </table:table-cell>
              <table:table-cell office:value-type="float" office:value="0.375">
                <text:p>0.375</text:p>
              </table:table-cell>
              <table:table-cell office:value-type="float" office:value="0.7546875">
                <text:p>0.754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655">
                <text:p>0.65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65375">
                <text:p>0.6537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6484375">
                <text:p>0.6484375</text:p>
              </table:table-cell>
              <table:table-cell office:value-type="float" office:value="0.38375">
                <text:p>0.38375</text:p>
              </table:table-cell>
              <table:table-cell office:value-type="float" office:value="0.7540625">
                <text:p>0.7540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65">
                <text:p>0.65</text:p>
              </table:table-cell>
              <table:table-cell office:value-type="float" office:value="0.38375">
                <text:p>0.383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6553125">
                <text:p>0.6553125</text:p>
              </table:table-cell>
              <table:table-cell office:value-type="float" office:value="0.38375">
                <text:p>0.38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6528125">
                <text:p>0.6528125</text:p>
              </table:table-cell>
              <table:table-cell office:value-type="float" office:value="0.385625">
                <text:p>0.385625</text:p>
              </table:table-cell>
              <table:table-cell office:value-type="float" office:value="0.748125">
                <text:p>0.748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65375">
                <text:p>0.6537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643125">
                <text:p>0.64312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7428125">
                <text:p>0.7428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6453125">
                <text:p>0.6453125</text:p>
              </table:table-cell>
              <table:table-cell office:value-type="float" office:value="0.38">
                <text:p>0.38</text:p>
              </table:table-cell>
              <table:table-cell office:value-type="float" office:value="0.7390625">
                <text:p>0.739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653125">
                <text:p>0.6531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3375">
                <text:p>0.73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6559375">
                <text:p>0.6559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7396875">
                <text:p>0.739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6453125">
                <text:p>0.6453125</text:p>
              </table:table-cell>
              <table:table-cell office:value-type="float" office:value="0.37125">
                <text:p>0.37125</text:p>
              </table:table-cell>
              <table:table-cell office:value-type="float" office:value="0.739375">
                <text:p>0.739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638125">
                <text:p>0.638125</text:p>
              </table:table-cell>
              <table:table-cell office:value-type="float" office:value="0.37125">
                <text:p>0.3712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6409375">
                <text:p>0.640937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7403125">
                <text:p>0.740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6446875">
                <text:p>0.64468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641875">
                <text:p>0.64187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738125">
                <text:p>0.738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63375">
                <text:p>0.63375</text:p>
              </table:table-cell>
              <table:table-cell office:value-type="float" office:value="0.354375">
                <text:p>0.354375</text:p>
              </table:table-cell>
              <table:table-cell office:value-type="float" office:value="0.7390625">
                <text:p>0.7390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640625">
                <text:p>0.640625</text:p>
              </table:table-cell>
              <table:table-cell office:value-type="float" office:value="0.364375">
                <text:p>0.364375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646875">
                <text:p>0.646875</text:p>
              </table:table-cell>
              <table:table-cell office:value-type="float" office:value="0.360625">
                <text:p>0.360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6421875">
                <text:p>0.6421875</text:p>
              </table:table-cell>
              <table:table-cell office:value-type="float" office:value="0.3675">
                <text:p>0.367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631875">
                <text:p>0.631875</text:p>
              </table:table-cell>
              <table:table-cell office:value-type="float" office:value="0.364375">
                <text:p>0.36437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6475">
                <text:p>0.64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48125">
                <text:p>0.748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659375">
                <text:p>0.65937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6528125">
                <text:p>0.6528125</text:p>
              </table:table-cell>
              <table:table-cell office:value-type="float" office:value="0.38375">
                <text:p>0.38375</text:p>
              </table:table-cell>
              <table:table-cell office:value-type="float" office:value="0.756875">
                <text:p>0.75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6503125">
                <text:p>0.6503125</text:p>
              </table:table-cell>
              <table:table-cell office:value-type="float" office:value="0.38">
                <text:p>0.38</text:p>
              </table:table-cell>
              <table:table-cell office:value-type="float" office:value="0.75875">
                <text:p>0.75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653125">
                <text:p>0.653125</text:p>
              </table:table-cell>
              <table:table-cell office:value-type="float" office:value="0.385625">
                <text:p>0.385625</text:p>
              </table:table-cell>
              <table:table-cell office:value-type="float" office:value="0.7659375">
                <text:p>0.7659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663125">
                <text:p>0.663125</text:p>
              </table:table-cell>
              <table:table-cell office:value-type="float" office:value="0.3875">
                <text:p>0.3875</text:p>
              </table:table-cell>
              <table:table-cell office:value-type="float" office:value="0.7678125">
                <text:p>0.7678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664375">
                <text:p>0.664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7703125">
                <text:p>0.770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653125">
                <text:p>0.653125</text:p>
              </table:table-cell>
              <table:table-cell office:value-type="float" office:value="0.385625">
                <text:p>0.385625</text:p>
              </table:table-cell>
              <table:table-cell office:value-type="float" office:value="0.7684375">
                <text:p>0.7684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6609375">
                <text:p>0.66093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66875">
                <text:p>0.76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6875">
                <text:p>0.68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646875">
                <text:p>0.764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6896875">
                <text:p>0.6896875</text:p>
              </table:table-cell>
              <table:table-cell office:value-type="float" office:value="0.376875">
                <text:p>0.376875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7040625">
                <text:p>0.70406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875">
                <text:p>0.75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7203125">
                <text:p>0.7203125</text:p>
              </table:table-cell>
              <table:table-cell office:value-type="float" office:value="0.37375">
                <text:p>0.37375</text:p>
              </table:table-cell>
              <table:table-cell office:value-type="float" office:value="0.7603125">
                <text:p>0.760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731875">
                <text:p>0.731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7521875">
                <text:p>0.7521875</text:p>
              </table:table-cell>
              <table:table-cell office:value-type="float" office:value="0.366875">
                <text:p>0.36687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7521875">
                <text:p>0.7521875</text:p>
              </table:table-cell>
              <table:table-cell office:value-type="float" office:value="0.3703125">
                <text:p>0.370312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7709375">
                <text:p>0.7709375</text:p>
              </table:table-cell>
              <table:table-cell office:value-type="float" office:value="0.3703125">
                <text:p>0.370312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78875">
                <text:p>0.78875</text:p>
              </table:table-cell>
              <table:table-cell office:value-type="float" office:value="0.37625">
                <text:p>0.376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7915625">
                <text:p>0.7915625</text:p>
              </table:table-cell>
              <table:table-cell office:value-type="float" office:value="0.38">
                <text:p>0.38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788125">
                <text:p>0.7881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55625">
                <text:p>0.75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795625">
                <text:p>0.7956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6875">
                <text:p>0.75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794375">
                <text:p>0.79437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809375">
                <text:p>0.809375</text:p>
              </table:table-cell>
              <table:table-cell office:value-type="float" office:value="0.3775">
                <text:p>0.3775</text:p>
              </table:table-cell>
              <table:table-cell office:value-type="float" office:value="0.7503125">
                <text:p>0.750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8134375">
                <text:p>0.81343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8059375">
                <text:p>0.8059375</text:p>
              </table:table-cell>
              <table:table-cell office:value-type="float" office:value="0.37875">
                <text:p>0.3787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0.818125">
                <text:p>0.818125</text:p>
              </table:table-cell>
              <table:table-cell office:value-type="float" office:value="0.37625">
                <text:p>0.37625</text:p>
              </table:table-cell>
              <table:table-cell office:value-type="float" office:value="0.74875">
                <text:p>0.74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0.8190625">
                <text:p>0.819062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0.8109375">
                <text:p>0.8109375</text:p>
              </table:table-cell>
              <table:table-cell office:value-type="float" office:value="0.36875">
                <text:p>0.36875</text:p>
              </table:table-cell>
              <table:table-cell office:value-type="float" office:value="0.74125">
                <text:p>0.74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0.805625">
                <text:p>0.80562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7459375">
                <text:p>0.7459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0.80875">
                <text:p>0.80875</text:p>
              </table:table-cell>
              <table:table-cell office:value-type="float" office:value="0.365625">
                <text:p>0.3656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0.7990625">
                <text:p>0.799062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503125">
                <text:p>0.750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0.7890625">
                <text:p>0.789062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0.7778125">
                <text:p>0.7778125</text:p>
              </table:table-cell>
              <table:table-cell office:value-type="float" office:value="0.363125">
                <text:p>0.36312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0.78">
                <text:p>0.78</text:p>
              </table:table-cell>
              <table:table-cell office:value-type="float" office:value="0.3690625">
                <text:p>0.369062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0.7834375">
                <text:p>0.7834375</text:p>
              </table:table-cell>
              <table:table-cell office:value-type="float" office:value="0.36875">
                <text:p>0.3687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0.77375">
                <text:p>0.77375</text:p>
              </table:table-cell>
              <table:table-cell office:value-type="float" office:value="0.37">
                <text:p>0.37</text:p>
              </table:table-cell>
              <table:table-cell office:value-type="float" office:value="0.7528125">
                <text:p>0.7528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0.773125">
                <text:p>0.773125</text:p>
              </table:table-cell>
              <table:table-cell office:value-type="float" office:value="0.375">
                <text:p>0.375</text:p>
              </table:table-cell>
              <table:table-cell office:value-type="float" office:value="0.7571875">
                <text:p>0.757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0.7771875">
                <text:p>0.7771875</text:p>
              </table:table-cell>
              <table:table-cell office:value-type="float" office:value="0.3734375">
                <text:p>0.3734375</text:p>
              </table:table-cell>
              <table:table-cell office:value-type="float" office:value="0.7559375">
                <text:p>0.7559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0.7803125">
                <text:p>0.7803125</text:p>
              </table:table-cell>
              <table:table-cell office:value-type="float" office:value="0.373125">
                <text:p>0.373125</text:p>
              </table:table-cell>
              <table:table-cell office:value-type="float" office:value="0.75375">
                <text:p>0.75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0.7778125">
                <text:p>0.777812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0.785625">
                <text:p>0.78562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0.8075">
                <text:p>0.8075</text:p>
              </table:table-cell>
              <table:table-cell office:value-type="float" office:value="0.37125">
                <text:p>0.37125</text:p>
              </table:table-cell>
              <table:table-cell office:value-type="float" office:value="0.7459375">
                <text:p>0.7459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0.803125">
                <text:p>0.80312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0.8">
                <text:p>0.8</text:p>
              </table:table-cell>
              <table:table-cell office:value-type="float" office:value="0.371875">
                <text:p>0.371875</text:p>
              </table:table-cell>
              <table:table-cell office:value-type="float" office:value="0.7546875">
                <text:p>0.7546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0.796875">
                <text:p>0.7968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7565625">
                <text:p>0.7565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0.7909375">
                <text:p>0.79093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0.7859375">
                <text:p>0.785937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0.7865625">
                <text:p>0.7865625</text:p>
              </table:table-cell>
              <table:table-cell office:value-type="float" office:value="0.37625">
                <text:p>0.37625</text:p>
              </table:table-cell>
              <table:table-cell office:value-type="float" office:value="0.750625">
                <text:p>0.750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0.7921875">
                <text:p>0.7921875</text:p>
              </table:table-cell>
              <table:table-cell office:value-type="float" office:value="0.37625">
                <text:p>0.37625</text:p>
              </table:table-cell>
              <table:table-cell office:value-type="float" office:value="0.750625">
                <text:p>0.75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0.7815625">
                <text:p>0.78156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755625">
                <text:p>0.75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0.7846875">
                <text:p>0.78468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7490625">
                <text:p>0.7490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0.7815625">
                <text:p>0.78156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490625">
                <text:p>0.7490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0.781875">
                <text:p>0.78187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0.7690625">
                <text:p>0.7690625</text:p>
              </table:table-cell>
              <table:table-cell office:value-type="float" office:value="0.374375">
                <text:p>0.374375</text:p>
              </table:table-cell>
              <table:table-cell office:value-type="float" office:value="0.7390625">
                <text:p>0.7390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0.760625">
                <text:p>0.760625</text:p>
              </table:table-cell>
              <table:table-cell office:value-type="float" office:value="0.3753125">
                <text:p>0.3753125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0.7825">
                <text:p>0.78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739375">
                <text:p>0.739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0.76375">
                <text:p>0.76375</text:p>
              </table:table-cell>
              <table:table-cell office:value-type="float" office:value="0.366875">
                <text:p>0.366875</text:p>
              </table:table-cell>
              <table:table-cell office:value-type="float" office:value="0.7434375">
                <text:p>0.7434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0.768125">
                <text:p>0.768125</text:p>
              </table:table-cell>
              <table:table-cell office:value-type="float" office:value="0.3684375">
                <text:p>0.3684375</text:p>
              </table:table-cell>
              <table:table-cell office:value-type="float" office:value="0.7396875">
                <text:p>0.7396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0.7590625">
                <text:p>0.7590625</text:p>
              </table:table-cell>
              <table:table-cell office:value-type="float" office:value="0.37125">
                <text:p>0.37125</text:p>
              </table:table-cell>
              <table:table-cell office:value-type="float" office:value="0.739375">
                <text:p>0.739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0.7690625">
                <text:p>0.769062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7384375">
                <text:p>0.738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0.7675">
                <text:p>0.76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428125">
                <text:p>0.742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0.7584375">
                <text:p>0.7584375</text:p>
              </table:table-cell>
              <table:table-cell office:value-type="float" office:value="0.37375">
                <text:p>0.3737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0.7678125">
                <text:p>0.7678125</text:p>
              </table:table-cell>
              <table:table-cell office:value-type="float" office:value="0.373125">
                <text:p>0.37312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0.773125">
                <text:p>0.773125</text:p>
              </table:table-cell>
              <table:table-cell office:value-type="float" office:value="0.373125">
                <text:p>0.373125</text:p>
              </table:table-cell>
              <table:table-cell office:value-type="float" office:value="0.7459375">
                <text:p>0.745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0.7765625">
                <text:p>0.7765625</text:p>
              </table:table-cell>
              <table:table-cell office:value-type="float" office:value="0.368125">
                <text:p>0.368125</text:p>
              </table:table-cell>
              <table:table-cell office:value-type="float" office:value="0.74125">
                <text:p>0.74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0.7709375">
                <text:p>0.770937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743125">
                <text:p>0.74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0.7946875">
                <text:p>0.7946875</text:p>
              </table:table-cell>
              <table:table-cell office:value-type="float" office:value="0.364375">
                <text:p>0.36437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0.7965625">
                <text:p>0.7965625</text:p>
              </table:table-cell>
              <table:table-cell office:value-type="float" office:value="0.364375">
                <text:p>0.36437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0.7871875">
                <text:p>0.7871875</text:p>
              </table:table-cell>
              <table:table-cell office:value-type="float" office:value="0.3603125">
                <text:p>0.36031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0.7784375">
                <text:p>0.7784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0.783125">
                <text:p>0.783125</text:p>
              </table:table-cell>
              <table:table-cell office:value-type="float" office:value="0.356875">
                <text:p>0.356875</text:p>
              </table:table-cell>
              <table:table-cell office:value-type="float" office:value="0.7409375">
                <text:p>0.740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0.7728125">
                <text:p>0.7728125</text:p>
              </table:table-cell>
              <table:table-cell office:value-type="float" office:value="0.358125">
                <text:p>0.358125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0.7709375">
                <text:p>0.7709375</text:p>
              </table:table-cell>
              <table:table-cell office:value-type="float" office:value="0.35875">
                <text:p>0.35875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0.779375">
                <text:p>0.77937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0.7809375">
                <text:p>0.780937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0.77125">
                <text:p>0.77125</text:p>
              </table:table-cell>
              <table:table-cell office:value-type="float" office:value="0.36875">
                <text:p>0.36875</text:p>
              </table:table-cell>
              <table:table-cell office:value-type="float" office:value="0.7471875">
                <text:p>0.747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0.7603125">
                <text:p>0.760312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503125">
                <text:p>0.7503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0.7584375">
                <text:p>0.75843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0.769375">
                <text:p>0.769375</text:p>
              </table:table-cell>
              <table:table-cell office:value-type="float" office:value="0.379375">
                <text:p>0.37937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0.764375">
                <text:p>0.764375</text:p>
              </table:table-cell>
              <table:table-cell office:value-type="float" office:value="0.3878125">
                <text:p>0.387812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0.7553125">
                <text:p>0.7553125</text:p>
              </table:table-cell>
              <table:table-cell office:value-type="float" office:value="0.391875">
                <text:p>0.39187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0.764375">
                <text:p>0.76437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0.7653125">
                <text:p>0.76531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0.76375">
                <text:p>0.763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3875">
                <text:p>0.73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0.77625">
                <text:p>0.7762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738125">
                <text:p>0.738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0.774375">
                <text:p>0.774375</text:p>
              </table:table-cell>
              <table:table-cell office:value-type="float" office:value="0.38">
                <text:p>0.38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0.7778125">
                <text:p>0.777812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743125">
                <text:p>0.743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0.773125">
                <text:p>0.773125</text:p>
              </table:table-cell>
              <table:table-cell office:value-type="float" office:value="0.38375">
                <text:p>0.3837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0.77125">
                <text:p>0.77125</text:p>
              </table:table-cell>
              <table:table-cell office:value-type="float" office:value="0.381875">
                <text:p>0.38187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0.7875">
                <text:p>0.78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4875">
                <text:p>0.74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0.7984375">
                <text:p>0.7984375</text:p>
              </table:table-cell>
              <table:table-cell office:value-type="float" office:value="0.3753125">
                <text:p>0.37531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0.7971875">
                <text:p>0.7971875</text:p>
              </table:table-cell>
              <table:table-cell office:value-type="float" office:value="0.383125">
                <text:p>0.383125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0.784375">
                <text:p>0.784375</text:p>
              </table:table-cell>
              <table:table-cell office:value-type="float" office:value="0.38375">
                <text:p>0.38375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0.78125">
                <text:p>0.7812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7571875">
                <text:p>0.7571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0.78125">
                <text:p>0.78125</text:p>
              </table:table-cell>
              <table:table-cell office:value-type="float" office:value="0.385">
                <text:p>0.385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0.7934375">
                <text:p>0.7934375</text:p>
              </table:table-cell>
              <table:table-cell office:value-type="float" office:value="0.3853125">
                <text:p>0.3853125</text:p>
              </table:table-cell>
              <table:table-cell office:value-type="float" office:value="0.754375">
                <text:p>0.754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0.7909375">
                <text:p>0.7909375</text:p>
              </table:table-cell>
              <table:table-cell office:value-type="float" office:value="0.389375">
                <text:p>0.38937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0.7934375">
                <text:p>0.79343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0.79625">
                <text:p>0.7962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75375">
                <text:p>0.75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0.7903125">
                <text:p>0.7903125</text:p>
              </table:table-cell>
              <table:table-cell office:value-type="float" office:value="0.380625">
                <text:p>0.380625</text:p>
              </table:table-cell>
              <table:table-cell office:value-type="float" office:value="0.75375">
                <text:p>0.75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0.760625">
                <text:p>0.7606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0.7525">
                <text:p>0.752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7534375">
                <text:p>0.753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0.753125">
                <text:p>0.753125</text:p>
              </table:table-cell>
              <table:table-cell office:value-type="float" office:value="0.370625">
                <text:p>0.37062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0.755625">
                <text:p>0.755625</text:p>
              </table:table-cell>
              <table:table-cell office:value-type="float" office:value="0.365">
                <text:p>0.36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0.7359375">
                <text:p>0.7359375</text:p>
              </table:table-cell>
              <table:table-cell office:value-type="float" office:value="0.365">
                <text:p>0.365</text:p>
              </table:table-cell>
              <table:table-cell office:value-type="float" office:value="0.746875">
                <text:p>0.746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0.7178125">
                <text:p>0.717812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753125">
                <text:p>0.75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0.720625">
                <text:p>0.720625</text:p>
              </table:table-cell>
              <table:table-cell office:value-type="float" office:value="0.36">
                <text:p>0.36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0.7175">
                <text:p>0.7175</text:p>
              </table:table-cell>
              <table:table-cell office:value-type="float" office:value="0.363125">
                <text:p>0.363125</text:p>
              </table:table-cell>
              <table:table-cell office:value-type="float" office:value="0.7521875">
                <text:p>0.7521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0.7203125">
                <text:p>0.720312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0.708125">
                <text:p>0.708125</text:p>
              </table:table-cell>
              <table:table-cell office:value-type="float" office:value="0.36">
                <text:p>0.36</text:p>
              </table:table-cell>
              <table:table-cell office:value-type="float" office:value="0.7409375">
                <text:p>0.740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0.7115625">
                <text:p>0.7115625</text:p>
              </table:table-cell>
              <table:table-cell office:value-type="float" office:value="0.3615625">
                <text:p>0.3615625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0.7190625">
                <text:p>0.7190625</text:p>
              </table:table-cell>
              <table:table-cell office:value-type="float" office:value="0.3603125">
                <text:p>0.3603125</text:p>
              </table:table-cell>
              <table:table-cell office:value-type="float" office:value="0.740625">
                <text:p>0.74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0.7153125">
                <text:p>0.7153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390625">
                <text:p>0.7390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0.698125">
                <text:p>0.69812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0.701875">
                <text:p>0.701875</text:p>
              </table:table-cell>
              <table:table-cell office:value-type="float" office:value="0.375625">
                <text:p>0.37562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0.6975">
                <text:p>0.6975</text:p>
              </table:table-cell>
              <table:table-cell office:value-type="float" office:value="0.374375">
                <text:p>0.3743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0.6809375">
                <text:p>0.6809375</text:p>
              </table:table-cell>
              <table:table-cell office:value-type="float" office:value="0.374375">
                <text:p>0.374375</text:p>
              </table:table-cell>
              <table:table-cell office:value-type="float" office:value="0.738125">
                <text:p>0.738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0.66625">
                <text:p>0.66625</text:p>
              </table:table-cell>
              <table:table-cell office:value-type="float" office:value="0.374375">
                <text:p>0.374375</text:p>
              </table:table-cell>
              <table:table-cell office:value-type="float" office:value="0.7365625">
                <text:p>0.7365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0.6509375">
                <text:p>0.6509375</text:p>
              </table:table-cell>
              <table:table-cell office:value-type="float" office:value="0.376875">
                <text:p>0.376875</text:p>
              </table:table-cell>
              <table:table-cell office:value-type="float" office:value="0.73875">
                <text:p>0.73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0.65125">
                <text:p>0.6512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735625">
                <text:p>0.735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0.6625">
                <text:p>0.6625</text:p>
              </table:table-cell>
              <table:table-cell office:value-type="float" office:value="0.375">
                <text:p>0.37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0.6571875">
                <text:p>0.6571875</text:p>
              </table:table-cell>
              <table:table-cell office:value-type="float" office:value="0.375625">
                <text:p>0.375625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0.6546875">
                <text:p>0.65468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7378125">
                <text:p>0.7378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0.6634375">
                <text:p>0.663437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353125">
                <text:p>0.7353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0.665625">
                <text:p>0.6656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0.6721875">
                <text:p>0.6721875</text:p>
              </table:table-cell>
              <table:table-cell office:value-type="float" office:value="0.37375">
                <text:p>0.37375</text:p>
              </table:table-cell>
              <table:table-cell office:value-type="float" office:value="0.7415625">
                <text:p>0.7415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0.68125">
                <text:p>0.6812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0.679375">
                <text:p>0.67937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73875">
                <text:p>0.73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0.67625">
                <text:p>0.67625</text:p>
              </table:table-cell>
              <table:table-cell office:value-type="float" office:value="0.3684375">
                <text:p>0.3684375</text:p>
              </table:table-cell>
              <table:table-cell office:value-type="float" office:value="0.7434375">
                <text:p>0.743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0.67625">
                <text:p>0.67625</text:p>
              </table:table-cell>
              <table:table-cell office:value-type="float" office:value="0.37">
                <text:p>0.37</text:p>
              </table:table-cell>
              <table:table-cell office:value-type="float" office:value="0.748125">
                <text:p>0.748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0.665625">
                <text:p>0.6656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7540625">
                <text:p>0.754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0.6615625">
                <text:p>0.6615625</text:p>
              </table:table-cell>
              <table:table-cell office:value-type="float" office:value="0.381875">
                <text:p>0.38187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0.671875">
                <text:p>0.671875</text:p>
              </table:table-cell>
              <table:table-cell office:value-type="float" office:value="0.3725">
                <text:p>0.372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0.665">
                <text:p>0.66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0.660625">
                <text:p>0.660625</text:p>
              </table:table-cell>
              <table:table-cell office:value-type="float" office:value="0.3659375">
                <text:p>0.365937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0.6575">
                <text:p>0.6575</text:p>
              </table:table-cell>
              <table:table-cell office:value-type="float" office:value="0.369375">
                <text:p>0.36937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0.6528125">
                <text:p>0.652812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74875">
                <text:p>0.74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0.6578125">
                <text:p>0.6578125</text:p>
              </table:table-cell>
              <table:table-cell office:value-type="float" office:value="0.375">
                <text:p>0.375</text:p>
              </table:table-cell>
              <table:table-cell office:value-type="float" office:value="0.7515625">
                <text:p>0.751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0.65">
                <text:p>0.65</text:p>
              </table:table-cell>
              <table:table-cell office:value-type="float" office:value="0.3703125">
                <text:p>0.3703125</text:p>
              </table:table-cell>
              <table:table-cell office:value-type="float" office:value="0.749375">
                <text:p>0.749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0.65">
                <text:p>0.65</text:p>
              </table:table-cell>
              <table:table-cell office:value-type="float" office:value="0.369375">
                <text:p>0.36937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0.6609375">
                <text:p>0.6609375</text:p>
              </table:table-cell>
              <table:table-cell office:value-type="float" office:value="0.3603125">
                <text:p>0.3603125</text:p>
              </table:table-cell>
              <table:table-cell office:value-type="float" office:value="0.7409375">
                <text:p>0.74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0.66125">
                <text:p>0.66125</text:p>
              </table:table-cell>
              <table:table-cell office:value-type="float" office:value="0.355">
                <text:p>0.355</text:p>
              </table:table-cell>
              <table:table-cell office:value-type="float" office:value="0.741875">
                <text:p>0.741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0.65625">
                <text:p>0.65625</text:p>
              </table:table-cell>
              <table:table-cell office:value-type="float" office:value="0.3575">
                <text:p>0.3575</text:p>
              </table:table-cell>
              <table:table-cell office:value-type="float" office:value="0.7471875">
                <text:p>0.747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0.655625">
                <text:p>0.655625</text:p>
              </table:table-cell>
              <table:table-cell office:value-type="float" office:value="0.3546875">
                <text:p>0.3546875</text:p>
              </table:table-cell>
              <table:table-cell office:value-type="float" office:value="0.741875">
                <text:p>0.741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0.6528125">
                <text:p>0.6528125</text:p>
              </table:table-cell>
              <table:table-cell office:value-type="float" office:value="0.3603125">
                <text:p>0.360312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0.660625">
                <text:p>0.660625</text:p>
              </table:table-cell>
              <table:table-cell office:value-type="float" office:value="0.3584375">
                <text:p>0.358437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0.65625">
                <text:p>0.65625</text:p>
              </table:table-cell>
              <table:table-cell office:value-type="float" office:value="0.35875">
                <text:p>0.35875</text:p>
              </table:table-cell>
              <table:table-cell office:value-type="float" office:value="0.749375">
                <text:p>0.749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0.656875">
                <text:p>0.656875</text:p>
              </table:table-cell>
              <table:table-cell office:value-type="float" office:value="0.3540625">
                <text:p>0.3540625</text:p>
              </table:table-cell>
              <table:table-cell office:value-type="float" office:value="0.748125">
                <text:p>0.748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0.6578125">
                <text:p>0.6578125</text:p>
              </table:table-cell>
              <table:table-cell office:value-type="float" office:value="0.353125">
                <text:p>0.353125</text:p>
              </table:table-cell>
              <table:table-cell office:value-type="float" office:value="0.748125">
                <text:p>0.74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0.6553125">
                <text:p>0.6553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749375">
                <text:p>0.7493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0.65125">
                <text:p>0.65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0.6471875">
                <text:p>0.647187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7609375">
                <text:p>0.76093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0.6440625">
                <text:p>0.6440625</text:p>
              </table:table-cell>
              <table:table-cell office:value-type="float" office:value="0.37375">
                <text:p>0.3737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0.6421875">
                <text:p>0.6421875</text:p>
              </table:table-cell>
              <table:table-cell office:value-type="float" office:value="0.376875">
                <text:p>0.376875</text:p>
              </table:table-cell>
              <table:table-cell office:value-type="float" office:value="0.7621875">
                <text:p>0.76218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0.63875">
                <text:p>0.6387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7578125">
                <text:p>0.7578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0.63375">
                <text:p>0.6337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7615625">
                <text:p>0.761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0.65">
                <text:p>0.6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0.6515625">
                <text:p>0.651562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75875">
                <text:p>0.758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0.6709375">
                <text:p>0.6709375</text:p>
              </table:table-cell>
              <table:table-cell office:value-type="float" office:value="0.3946875">
                <text:p>0.39468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0.6746875">
                <text:p>0.6746875</text:p>
              </table:table-cell>
              <table:table-cell office:value-type="float" office:value="0.3946875">
                <text:p>0.39468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0.6753125">
                <text:p>0.6753125</text:p>
              </table:table-cell>
              <table:table-cell office:value-type="float" office:value="0.3896875">
                <text:p>0.3896875</text:p>
              </table:table-cell>
              <table:table-cell office:value-type="float" office:value="0.7603125">
                <text:p>0.7603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0.6678125">
                <text:p>0.66781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0.67">
                <text:p>0.67</text:p>
              </table:table-cell>
              <table:table-cell office:value-type="float" office:value="0.385">
                <text:p>0.385</text:p>
              </table:table-cell>
              <table:table-cell office:value-type="float" office:value="0.7596875">
                <text:p>0.7596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0.67125">
                <text:p>0.67125</text:p>
              </table:table-cell>
              <table:table-cell office:value-type="float" office:value="0.3834375">
                <text:p>0.3834375</text:p>
              </table:table-cell>
              <table:table-cell office:value-type="float" office:value="0.7596875">
                <text:p>0.759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0.6790625">
                <text:p>0.679062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7603125">
                <text:p>0.7603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0.69375">
                <text:p>0.69375</text:p>
              </table:table-cell>
              <table:table-cell office:value-type="float" office:value="0.383125">
                <text:p>0.383125</text:p>
              </table:table-cell>
              <table:table-cell office:value-type="float" office:value="0.7571875">
                <text:p>0.75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0.68375">
                <text:p>0.6837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0.6821875">
                <text:p>0.682187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7628125">
                <text:p>0.762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0.67375">
                <text:p>0.67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7603125">
                <text:p>0.7603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0.6675">
                <text:p>0.66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7628125">
                <text:p>0.7628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0.65875">
                <text:p>0.65875</text:p>
              </table:table-cell>
              <table:table-cell office:value-type="float" office:value="0.3703125">
                <text:p>0.3703125</text:p>
              </table:table-cell>
              <table:table-cell office:value-type="float" office:value="0.7615625">
                <text:p>0.761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0.6696875">
                <text:p>0.669687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0.661875">
                <text:p>0.66187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7615625">
                <text:p>0.7615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0.6753125">
                <text:p>0.6753125</text:p>
              </table:table-cell>
              <table:table-cell office:value-type="float" office:value="0.37125">
                <text:p>0.37125</text:p>
              </table:table-cell>
              <table:table-cell office:value-type="float" office:value="0.759375">
                <text:p>0.759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0.6753125">
                <text:p>0.6753125</text:p>
              </table:table-cell>
              <table:table-cell office:value-type="float" office:value="0.3703125">
                <text:p>0.3703125</text:p>
              </table:table-cell>
              <table:table-cell office:value-type="float" office:value="0.7565625">
                <text:p>0.7565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0.6590625">
                <text:p>0.6590625</text:p>
              </table:table-cell>
              <table:table-cell office:value-type="float" office:value="0.3646875">
                <text:p>0.3646875</text:p>
              </table:table-cell>
              <table:table-cell office:value-type="float" office:value="0.7546875">
                <text:p>0.754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0.670625">
                <text:p>0.670625</text:p>
              </table:table-cell>
              <table:table-cell office:value-type="float" office:value="0.366875">
                <text:p>0.366875</text:p>
              </table:table-cell>
              <table:table-cell office:value-type="float" office:value="0.7509375">
                <text:p>0.7509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0.671875">
                <text:p>0.67187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0.6725">
                <text:p>0.672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7484375">
                <text:p>0.74843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0.6771875">
                <text:p>0.677187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0.683125">
                <text:p>0.683125</text:p>
              </table:table-cell>
              <table:table-cell office:value-type="float" office:value="0.3740625">
                <text:p>0.3740625</text:p>
              </table:table-cell>
              <table:table-cell office:value-type="float" office:value="0.7440625">
                <text:p>0.7440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0.6896875">
                <text:p>0.689687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74125">
                <text:p>0.74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0.684375">
                <text:p>0.6843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434375">
                <text:p>0.7434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0.6690625">
                <text:p>0.6690625</text:p>
              </table:table-cell>
              <table:table-cell office:value-type="float" office:value="0.375">
                <text:p>0.375</text:p>
              </table:table-cell>
              <table:table-cell office:value-type="float" office:value="0.7409375">
                <text:p>0.7409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0.6571875">
                <text:p>0.657187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736875">
                <text:p>0.736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0.65125">
                <text:p>0.65125</text:p>
              </table:table-cell>
              <table:table-cell office:value-type="float" office:value="0.3734375">
                <text:p>0.3734375</text:p>
              </table:table-cell>
              <table:table-cell office:value-type="float" office:value="0.738125">
                <text:p>0.738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0.636875">
                <text:p>0.6368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0.6446875">
                <text:p>0.64468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7440625">
                <text:p>0.74406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0.64875">
                <text:p>0.6487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74625">
                <text:p>0.746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0.6471875">
                <text:p>0.6471875</text:p>
              </table:table-cell>
              <table:table-cell office:value-type="float" office:value="0.386875">
                <text:p>0.38687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0.6459375">
                <text:p>0.6459375</text:p>
              </table:table-cell>
              <table:table-cell office:value-type="float" office:value="0.386875">
                <text:p>0.386875</text:p>
              </table:table-cell>
              <table:table-cell office:value-type="float" office:value="0.7446875">
                <text:p>0.74468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0.6340625">
                <text:p>0.63406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0.6403125">
                <text:p>0.6403125</text:p>
              </table:table-cell>
              <table:table-cell office:value-type="float" office:value="0.389375">
                <text:p>0.389375</text:p>
              </table:table-cell>
              <table:table-cell office:value-type="float" office:value="0.7403125">
                <text:p>0.74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0.6465625">
                <text:p>0.6465625</text:p>
              </table:table-cell>
              <table:table-cell office:value-type="float" office:value="0.3875">
                <text:p>0.3875</text:p>
              </table:table-cell>
              <table:table-cell office:value-type="float" office:value="0.7390625">
                <text:p>0.7390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0.646875">
                <text:p>0.646875</text:p>
              </table:table-cell>
              <table:table-cell office:value-type="float" office:value="0.393125">
                <text:p>0.393125</text:p>
              </table:table-cell>
              <table:table-cell office:value-type="float" office:value="0.7478125">
                <text:p>0.7478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0.6528125">
                <text:p>0.6528125</text:p>
              </table:table-cell>
              <table:table-cell office:value-type="float" office:value="0.3975">
                <text:p>0.3975</text:p>
              </table:table-cell>
              <table:table-cell office:value-type="float" office:value="0.7509375">
                <text:p>0.75093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0.655">
                <text:p>0.655</text:p>
              </table:table-cell>
              <table:table-cell office:value-type="float" office:value="0.3965625">
                <text:p>0.3965625</text:p>
              </table:table-cell>
              <table:table-cell office:value-type="float" office:value="0.7446875">
                <text:p>0.7446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0.6365625">
                <text:p>0.6365625</text:p>
              </table:table-cell>
              <table:table-cell office:value-type="float" office:value="0.3953125">
                <text:p>0.3953125</text:p>
              </table:table-cell>
              <table:table-cell office:value-type="float" office:value="0.745625">
                <text:p>0.74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0.630625">
                <text:p>0.630625</text:p>
              </table:table-cell>
              <table:table-cell office:value-type="float" office:value="0.3871875">
                <text:p>0.3871875</text:p>
              </table:table-cell>
              <table:table-cell office:value-type="float" office:value="0.7465625">
                <text:p>0.7465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0.63875">
                <text:p>0.63875</text:p>
              </table:table-cell>
              <table:table-cell office:value-type="float" office:value="0.38625">
                <text:p>0.38625</text:p>
              </table:table-cell>
              <table:table-cell office:value-type="float" office:value="0.7496875">
                <text:p>0.74968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0.6359375">
                <text:p>0.6359375</text:p>
              </table:table-cell>
              <table:table-cell office:value-type="float" office:value="0.38625">
                <text:p>0.3862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0.6365625">
                <text:p>0.6365625</text:p>
              </table:table-cell>
              <table:table-cell office:value-type="float" office:value="0.38875">
                <text:p>0.38875</text:p>
              </table:table-cell>
              <table:table-cell office:value-type="float" office:value="0.7565625">
                <text:p>0.756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0.653125">
                <text:p>0.65312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0.658125">
                <text:p>0.658125</text:p>
              </table:table-cell>
              <table:table-cell office:value-type="float" office:value="0.3909375">
                <text:p>0.3909375</text:p>
              </table:table-cell>
              <table:table-cell office:value-type="float" office:value="0.7659375">
                <text:p>0.76593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0.6696875">
                <text:p>0.6696875</text:p>
              </table:table-cell>
              <table:table-cell office:value-type="float" office:value="0.386875">
                <text:p>0.386875</text:p>
              </table:table-cell>
              <table:table-cell office:value-type="float" office:value="0.7628125">
                <text:p>0.7628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0.670625">
                <text:p>0.670625</text:p>
              </table:table-cell>
              <table:table-cell office:value-type="float" office:value="0.386875">
                <text:p>0.386875</text:p>
              </table:table-cell>
              <table:table-cell office:value-type="float" office:value="0.764375">
                <text:p>0.764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0.6640625">
                <text:p>0.6640625</text:p>
              </table:table-cell>
              <table:table-cell office:value-type="float" office:value="0.3834375">
                <text:p>0.3834375</text:p>
              </table:table-cell>
              <table:table-cell office:value-type="float" office:value="0.77125">
                <text:p>0.77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0.6778125">
                <text:p>0.6778125</text:p>
              </table:table-cell>
              <table:table-cell office:value-type="float" office:value="0.37875">
                <text:p>0.37875</text:p>
              </table:table-cell>
              <table:table-cell office:value-type="float" office:value="0.7696875">
                <text:p>0.7696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0.68125">
                <text:p>0.681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0.669375">
                <text:p>0.6693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7646875">
                <text:p>0.7646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0.6771875">
                <text:p>0.6771875</text:p>
              </table:table-cell>
              <table:table-cell office:value-type="float" office:value="0.380625">
                <text:p>0.380625</text:p>
              </table:table-cell>
              <table:table-cell office:value-type="float" office:value="0.7684375">
                <text:p>0.7684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0.68375">
                <text:p>0.6837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0.68">
                <text:p>0.68</text:p>
              </table:table-cell>
              <table:table-cell office:value-type="float" office:value="0.3803125">
                <text:p>0.3803125</text:p>
              </table:table-cell>
              <table:table-cell office:value-type="float" office:value="0.760625">
                <text:p>0.760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0.6784375">
                <text:p>0.678437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7578125">
                <text:p>0.75781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0.6734375">
                <text:p>0.67343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7596875">
                <text:p>0.7596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0.6734375">
                <text:p>0.6734375</text:p>
              </table:table-cell>
              <table:table-cell office:value-type="float" office:value="0.37875">
                <text:p>0.37875</text:p>
              </table:table-cell>
              <table:table-cell office:value-type="float" office:value="0.7565625">
                <text:p>0.7565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0.679375">
                <text:p>0.679375</text:p>
              </table:table-cell>
              <table:table-cell office:value-type="float" office:value="0.38">
                <text:p>0.38</text:p>
              </table:table-cell>
              <table:table-cell office:value-type="float" office:value="0.7553125">
                <text:p>0.755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0.6828125">
                <text:p>0.68281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7484375">
                <text:p>0.74843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0.6878125">
                <text:p>0.6878125</text:p>
              </table:table-cell>
              <table:table-cell office:value-type="float" office:value="0.3896875">
                <text:p>0.389687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0.6934375">
                <text:p>0.6934375</text:p>
              </table:table-cell>
              <table:table-cell office:value-type="float" office:value="0.3859375">
                <text:p>0.3859375</text:p>
              </table:table-cell>
              <table:table-cell office:value-type="float" office:value="0.7509375">
                <text:p>0.7509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0.6825">
                <text:p>0.682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7440625">
                <text:p>0.7440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0.6778125">
                <text:p>0.6778125</text:p>
              </table:table-cell>
              <table:table-cell office:value-type="float" office:value="0.3825">
                <text:p>0.3825</text:p>
              </table:table-cell>
              <table:table-cell office:value-type="float" office:value="0.7446875">
                <text:p>0.7446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0.675625">
                <text:p>0.675625</text:p>
              </table:table-cell>
              <table:table-cell office:value-type="float" office:value="0.376875">
                <text:p>0.376875</text:p>
              </table:table-cell>
              <table:table-cell office:value-type="float" office:value="0.7490625">
                <text:p>0.7490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0.6778125">
                <text:p>0.677812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7478125">
                <text:p>0.7478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